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4ea" officeooo:paragraph-rsid="001144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S</text:p>
      <text:p text:style-name="P1">0.0 , 0.0 , -9999</text:p>
      <text:p text:style-name="P1">0.0 , 0.505 , -9999</text:p>
      <text:p text:style-name="P1">0.0 , 1.01 , -9999</text:p>
      <text:p text:style-name="P1">0.0 , 1.515 , -9999</text:p>
      <text:p text:style-name="P1">0.0 , 2.02 , -9999</text:p>
      <text:p text:style-name="P1">0.0 , 2.525 , -9999</text:p>
      <text:p text:style-name="P1">0.0 , 3.03 , -9999</text:p>
      <text:p text:style-name="P1">0.0 , 3.535 , -9999</text:p>
      <text:p text:style-name="P1">0.0 , 4.04 , -9999</text:p>
      <text:p text:style-name="P1">0.0 , 4.545 , -9999</text:p>
      <text:p text:style-name="P1">0.0 , 5.05 , -9999</text:p>
      <text:p text:style-name="P1">0.0 , 5.555 , -9999</text:p>
      <text:p text:style-name="P1">0.0 , 6.06 , -9999</text:p>
      <text:p text:style-name="P1">0.0 , 6.565 , -9999</text:p>
      <text:p text:style-name="P1">0.0 , 7.07 , -9999</text:p>
      <text:p text:style-name="P1">0.0 , 7.575 , -9999</text:p>
      <text:p text:style-name="P1">0.0 , 8.08 , -9999</text:p>
      <text:p text:style-name="P1">0.0 , 8.585 , -9999</text:p>
      <text:p text:style-name="P1">0.0 , 9.09 , -9999</text:p>
      <text:p text:style-name="P1">0.0 , 9.595 , -9999</text:p>
      <text:p text:style-name="P1">0.0 , 10.1 , -9999</text:p>
      <text:p text:style-name="P1">0.0 , 10.605 , -9999</text:p>
      <text:p text:style-name="P1">0.0 , 11.11 , -9999</text:p>
      <text:p text:style-name="P1">0.0 , 11.615 , -9999</text:p>
      <text:p text:style-name="P1">0.0 , 12.12 , -9999</text:p>
      <text:p text:style-name="P1">0.0 , 12.625 , -9999</text:p>
      <text:p text:style-name="P1">0.0 , 13.13 , -9999</text:p>
      <text:p text:style-name="P1">0.0 , 13.635 , -9999</text:p>
      <text:p text:style-name="P1">0.0 , 14.14 , -9999</text:p>
      <text:p text:style-name="P1">0.0 , 14.645 , -9999</text:p>
      <text:p text:style-name="P1">0.0 , 15.15 , -9999</text:p>
      <text:p text:style-name="P1">0.0 , 15.655 , -9999</text:p>
      <text:p text:style-name="P1">0.0 , 16.16 , -9999</text:p>
      <text:p text:style-name="P1">0.0 , 16.665 , -9999</text:p>
      <text:p text:style-name="P1">0.0 , 17.17 , -9999</text:p>
      <text:p text:style-name="P1">0.0 , 17.675 , -9999</text:p>
      <text:p text:style-name="P1">0.0 , 18.18 , -9999</text:p>
      <text:p text:style-name="P1">0.0 , 18.685 , -9999</text:p>
      <text:p text:style-name="P1">0.0 , 19.19 , -9999</text:p>
      <text:p text:style-name="P1">0.0 , 19.695 , -9999</text:p>
      <text:p text:style-name="P1">0.0 , 20.2 , -9999</text:p>
      <text:p text:style-name="P1">0.0 , 20.705 , 26.875</text:p>
      <text:p text:style-name="P1">0.0 , 21.21 , 26.75</text:p>
      <text:p text:style-name="P1">0.0 , 21.715 , 26.625</text:p>
      <text:p text:style-name="P1">0.0 , 22.22 , 26.5</text:p>
      <text:p text:style-name="P1">0.0 , 22.725 , 26.375</text:p>
      <text:p text:style-name="P1">0.0 , 23.23 , 26.25</text:p>
      <text:p text:style-name="P1">0.0 , 23.735 , 26.125</text:p>
      <text:p text:style-name="P1">0.0 , 24.24 , 26</text:p>
      <text:p text:style-name="P1">0.0 , 24.745 , 25.875</text:p>
      <text:p text:style-name="P1">0.0 , 25.25 , 25.75</text:p>
      <text:p text:style-name="P1"><text:soft-page-break/>0.0 , 25.755 , 25.625</text:p>
      <text:p text:style-name="P1">0.0 , 26.26 , 25.5</text:p>
      <text:p text:style-name="P1">0.0 , 26.765 , 25.375</text:p>
      <text:p text:style-name="P1">0.0 , 27.27 , 25.25</text:p>
      <text:p text:style-name="P1">0.0 , 27.775 , 25.125</text:p>
      <text:p text:style-name="P1">0.0 , 28.28 , 25</text:p>
      <text:p text:style-name="P1">0.0 , 28.785 , 24.875</text:p>
      <text:p text:style-name="P1">0.0 , 29.29 , 24.75</text:p>
      <text:p text:style-name="P1">0.0 , 29.795 , 24.625</text:p>
      <text:p text:style-name="P1">0.0 , 30.3 , 24.5</text:p>
      <text:p text:style-name="P1">0.0 , 30.805 , 24.375</text:p>
      <text:p text:style-name="P1">0.0 , 31.31 , 24.25</text:p>
      <text:p text:style-name="P1">0.0 , 31.815 , 24.125</text:p>
      <text:p text:style-name="P1">0.0 , 32.32 , 24</text:p>
      <text:p text:style-name="P1">0.0 , 32.825 , 24</text:p>
      <text:p text:style-name="P1">0.0 , 33.33 , 24</text:p>
      <text:p text:style-name="P1">0.0 , 33.835 , 24</text:p>
      <text:p text:style-name="P1">0.0 , 34.34 , 24</text:p>
      <text:p text:style-name="P1">0.0 , 34.845 , 24</text:p>
      <text:p text:style-name="P1">0.0 , 35.35 , 24</text:p>
      <text:p text:style-name="P1">0.0 , 35.855 , 24</text:p>
      <text:p text:style-name="P1">0.0 , 36.36 , 24</text:p>
      <text:p text:style-name="P1">0.0 , 36.865 , 24</text:p>
      <text:p text:style-name="P1">0.0 , 37.37 , 24</text:p>
      <text:p text:style-name="P1">0.0 , 37.875 , 24</text:p>
      <text:p text:style-name="P1">0.0 , 38.38 , 24</text:p>
      <text:p text:style-name="P1">0.0 , 38.885 , 24</text:p>
      <text:p text:style-name="P1">0.0 , 39.39 , 24</text:p>
      <text:p text:style-name="P1">0.0 , 39.895 , 24</text:p>
      <text:p text:style-name="P1">0.0 , 40.4 , 24</text:p>
      <text:p text:style-name="P1">0.0 , 40.905 , 24</text:p>
      <text:p text:style-name="P1">0.0 , 41.41 , 24</text:p>
      <text:p text:style-name="P1">0.0 , 41.915 , 24</text:p>
      <text:p text:style-name="P1">0.0 , 42.42 , 24</text:p>
      <text:p text:style-name="P1">0.0 , 42.925 , 24</text:p>
      <text:p text:style-name="P1">0.0 , 43.43 , 24</text:p>
      <text:p text:style-name="P1">0.0 , 43.935 , 24</text:p>
      <text:p text:style-name="P1">0.0 , 44.44 , 24</text:p>
      <text:p text:style-name="P1">0.0 , 44.945 , 24</text:p>
      <text:p text:style-name="P1">0.0 , 45.45 , 24</text:p>
      <text:p text:style-name="P1">0.0 , 45.955 , 24</text:p>
      <text:p text:style-name="P1">0.0 , 46.46 , 24</text:p>
      <text:p text:style-name="P1">0.0 , 46.965 , 24</text:p>
      <text:p text:style-name="P1">0.0 , 47.47 , 24</text:p>
      <text:p text:style-name="P1">0.0 , 47.975 , 24</text:p>
      <text:p text:style-name="P1">0.0 , 48.48 , 24</text:p>
      <text:p text:style-name="P1">0.0 , 48.985 , 24</text:p>
      <text:p text:style-name="P1">0.0 , 49.49 , 24</text:p>
      <text:p text:style-name="P1">0.0 , 49.995 , 24</text:p>
      <text:p text:style-name="P1">0.0 , 50.5 , 24</text:p>
      <text:p text:style-name="P1">0.505 , 0.0 , -9999</text:p>
      <text:p text:style-name="P1">0.505 , 0.505 , -9999</text:p>
      <text:p text:style-name="P1"><text:soft-page-break/>0.505 , 1.01 , -9999</text:p>
      <text:p text:style-name="P1">0.505 , 1.515 , -9999</text:p>
      <text:p text:style-name="P1">0.505 , 2.02 , -9999</text:p>
      <text:p text:style-name="P1">0.505 , 2.525 , -9999</text:p>
      <text:p text:style-name="P1">0.505 , 3.03 , -9999</text:p>
      <text:p text:style-name="P1">0.505 , 3.535 , -9999</text:p>
      <text:p text:style-name="P1">0.505 , 4.04 , -9999</text:p>
      <text:p text:style-name="P1">0.505 , 4.545 , -9999</text:p>
      <text:p text:style-name="P1">0.505 , 5.05 , -9999</text:p>
      <text:p text:style-name="P1">0.505 , 5.555 , -9999</text:p>
      <text:p text:style-name="P1">0.505 , 6.06 , -9999</text:p>
      <text:p text:style-name="P1">0.505 , 6.565 , -9999</text:p>
      <text:p text:style-name="P1">0.505 , 7.07 , -9999</text:p>
      <text:p text:style-name="P1">0.505 , 7.575 , -9999</text:p>
      <text:p text:style-name="P1">0.505 , 8.08 , -9999</text:p>
      <text:p text:style-name="P1">0.505 , 8.585 , -9999</text:p>
      <text:p text:style-name="P1">0.505 , 9.09 , -9999</text:p>
      <text:p text:style-name="P1">0.505 , 9.595 , -9999</text:p>
      <text:p text:style-name="P1">0.505 , 10.1 , -9999</text:p>
      <text:p text:style-name="P1">0.505 , 10.605 , -9999</text:p>
      <text:p text:style-name="P1">0.505 , 11.11 , -9999</text:p>
      <text:p text:style-name="P1">0.505 , 11.615 , -9999</text:p>
      <text:p text:style-name="P1">0.505 , 12.12 , -9999</text:p>
      <text:p text:style-name="P1">0.505 , 12.625 , -9999</text:p>
      <text:p text:style-name="P1">0.505 , 13.13 , -9999</text:p>
      <text:p text:style-name="P1">0.505 , 13.635 , -9999</text:p>
      <text:p text:style-name="P1">0.505 , 14.14 , -9999</text:p>
      <text:p text:style-name="P1">0.505 , 14.645 , -9999</text:p>
      <text:p text:style-name="P1">0.505 , 15.15 , -9999</text:p>
      <text:p text:style-name="P1">0.505 , 15.655 , -9999</text:p>
      <text:p text:style-name="P1">0.505 , 16.16 , -9999</text:p>
      <text:p text:style-name="P1">0.505 , 16.665 , -9999</text:p>
      <text:p text:style-name="P1">0.505 , 17.17 , -9999</text:p>
      <text:p text:style-name="P1">0.505 , 17.675 , -9999</text:p>
      <text:p text:style-name="P1">0.505 , 18.18 , -9999</text:p>
      <text:p text:style-name="P1">0.505 , 18.685 , -9999</text:p>
      <text:p text:style-name="P1">0.505 , 19.19 , -9999</text:p>
      <text:p text:style-name="P1">0.505 , 19.695 , -9999</text:p>
      <text:p text:style-name="P1">0.505 , 20.2 , -9999</text:p>
      <text:p text:style-name="P1">0.505 , 20.705 , 26.875</text:p>
      <text:p text:style-name="P1">0.505 , 21.21 , 26.75</text:p>
      <text:p text:style-name="P1">0.505 , 21.715 , 26.625</text:p>
      <text:p text:style-name="P1">0.505 , 22.22 , 26.5</text:p>
      <text:p text:style-name="P1">0.505 , 22.725 , 26.375</text:p>
      <text:p text:style-name="P1">0.505 , 23.23 , 26.25</text:p>
      <text:p text:style-name="P1">0.505 , 23.735 , 26.125</text:p>
      <text:p text:style-name="P1">0.505 , 24.24 , 26</text:p>
      <text:p text:style-name="P1">0.505 , 24.745 , 25.875</text:p>
      <text:p text:style-name="P1">0.505 , 25.25 , 25.75</text:p>
      <text:p text:style-name="P1">0.505 , 25.755 , 25.625</text:p>
      <text:p text:style-name="P1">0.505 , 26.26 , 25.5</text:p>
      <text:p text:style-name="P1">0.505 , 26.765 , 25.375</text:p>
      <text:p text:style-name="P1"><text:soft-page-break/>0.505 , 27.27 , 25.25</text:p>
      <text:p text:style-name="P1">0.505 , 27.775 , 25.125</text:p>
      <text:p text:style-name="P1">0.505 , 28.28 , 25</text:p>
      <text:p text:style-name="P1">0.505 , 28.785 , 24.875</text:p>
      <text:p text:style-name="P1">0.505 , 29.29 , 24.75</text:p>
      <text:p text:style-name="P1">0.505 , 29.795 , 24.625</text:p>
      <text:p text:style-name="P1">0.505 , 30.3 , 24.5</text:p>
      <text:p text:style-name="P1">0.505 , 30.805 , 24.375</text:p>
      <text:p text:style-name="P1">0.505 , 31.31 , 24.25</text:p>
      <text:p text:style-name="P1">0.505 , 31.815 , 24.125</text:p>
      <text:p text:style-name="P1">0.505 , 32.32 , 24</text:p>
      <text:p text:style-name="P1">0.505 , 32.825 , 24</text:p>
      <text:p text:style-name="P1">0.505 , 33.33 , 24</text:p>
      <text:p text:style-name="P1">0.505 , 33.835 , 24</text:p>
      <text:p text:style-name="P1">0.505 , 34.34 , 24</text:p>
      <text:p text:style-name="P1">0.505 , 34.845 , 24</text:p>
      <text:p text:style-name="P1">0.505 , 35.35 , 24</text:p>
      <text:p text:style-name="P1">0.505 , 35.855 , 24</text:p>
      <text:p text:style-name="P1">0.505 , 36.36 , 24</text:p>
      <text:p text:style-name="P1">0.505 , 36.865 , 24</text:p>
      <text:p text:style-name="P1">0.505 , 37.37 , 24</text:p>
      <text:p text:style-name="P1">0.505 , 37.875 , 24</text:p>
      <text:p text:style-name="P1">0.505 , 38.38 , 24</text:p>
      <text:p text:style-name="P1">0.505 , 38.885 , 24</text:p>
      <text:p text:style-name="P1">0.505 , 39.39 , 24</text:p>
      <text:p text:style-name="P1">0.505 , 39.895 , 24</text:p>
      <text:p text:style-name="P1">0.505 , 40.4 , 24</text:p>
      <text:p text:style-name="P1">0.505 , 40.905 , 24</text:p>
      <text:p text:style-name="P1">0.505 , 41.41 , 24</text:p>
      <text:p text:style-name="P1">0.505 , 41.915 , 24</text:p>
      <text:p text:style-name="P1">0.505 , 42.42 , 24</text:p>
      <text:p text:style-name="P1">0.505 , 42.925 , 24</text:p>
      <text:p text:style-name="P1">0.505 , 43.43 , 24</text:p>
      <text:p text:style-name="P1">0.505 , 43.935 , 24</text:p>
      <text:p text:style-name="P1">0.505 , 44.44 , 24</text:p>
      <text:p text:style-name="P1">0.505 , 44.945 , 24</text:p>
      <text:p text:style-name="P1">0.505 , 45.45 , 24</text:p>
      <text:p text:style-name="P1">0.505 , 45.955 , 24</text:p>
      <text:p text:style-name="P1">0.505 , 46.46 , 24</text:p>
      <text:p text:style-name="P1">0.505 , 46.965 , 24</text:p>
      <text:p text:style-name="P1">0.505 , 47.47 , 24</text:p>
      <text:p text:style-name="P1">0.505 , 47.975 , 24</text:p>
      <text:p text:style-name="P1">0.505 , 48.48 , 24</text:p>
      <text:p text:style-name="P1">0.505 , 48.985 , 24</text:p>
      <text:p text:style-name="P1">0.505 , 49.49 , 24</text:p>
      <text:p text:style-name="P1">0.505 , 49.995 , 24</text:p>
      <text:p text:style-name="P1">0.505 , 50.5 , 24</text:p>
      <text:p text:style-name="P1">1.01 , 0.0 , -9999</text:p>
      <text:p text:style-name="P1">1.01 , 0.505 , -9999</text:p>
      <text:p text:style-name="P1">1.01 , 1.01 , -9999</text:p>
      <text:p text:style-name="P1">1.01 , 1.515 , -9999</text:p>
      <text:p text:style-name="P1">1.01 , 2.02 , -9999</text:p>
      <text:p text:style-name="P1"><text:soft-page-break/>1.01 , 2.525 , -9999</text:p>
      <text:p text:style-name="P1">1.01 , 3.03 , -9999</text:p>
      <text:p text:style-name="P1">1.01 , 3.535 , -9999</text:p>
      <text:p text:style-name="P1">1.01 , 4.04 , -9999</text:p>
      <text:p text:style-name="P1">1.01 , 4.545 , -9999</text:p>
      <text:p text:style-name="P1">1.01 , 5.05 , -9999</text:p>
      <text:p text:style-name="P1">1.01 , 5.555 , -9999</text:p>
      <text:p text:style-name="P1">1.01 , 6.06 , -9999</text:p>
      <text:p text:style-name="P1">1.01 , 6.565 , -9999</text:p>
      <text:p text:style-name="P1">1.01 , 7.07 , -9999</text:p>
      <text:p text:style-name="P1">1.01 , 7.575 , -9999</text:p>
      <text:p text:style-name="P1">1.01 , 8.08 , -9999</text:p>
      <text:p text:style-name="P1">1.01 , 8.585 , -9999</text:p>
      <text:p text:style-name="P1">1.01 , 9.09 , -9999</text:p>
      <text:p text:style-name="P1">1.01 , 9.595 , -9999</text:p>
      <text:p text:style-name="P1">1.01 , 10.1 , -9999</text:p>
      <text:p text:style-name="P1">1.01 , 10.605 , -9999</text:p>
      <text:p text:style-name="P1">1.01 , 11.11 , -9999</text:p>
      <text:p text:style-name="P1">1.01 , 11.615 , -9999</text:p>
      <text:p text:style-name="P1">1.01 , 12.12 , -9999</text:p>
      <text:p text:style-name="P1">1.01 , 12.625 , -9999</text:p>
      <text:p text:style-name="P1">1.01 , 13.13 , -9999</text:p>
      <text:p text:style-name="P1">1.01 , 13.635 , -9999</text:p>
      <text:p text:style-name="P1">1.01 , 14.14 , -9999</text:p>
      <text:p text:style-name="P1">1.01 , 14.645 , -9999</text:p>
      <text:p text:style-name="P1">1.01 , 15.15 , -9999</text:p>
      <text:p text:style-name="P1">1.01 , 15.655 , -9999</text:p>
      <text:p text:style-name="P1">1.01 , 16.16 , -9999</text:p>
      <text:p text:style-name="P1">1.01 , 16.665 , -9999</text:p>
      <text:p text:style-name="P1">1.01 , 17.17 , -9999</text:p>
      <text:p text:style-name="P1">1.01 , 17.675 , -9999</text:p>
      <text:p text:style-name="P1">1.01 , 18.18 , -9999</text:p>
      <text:p text:style-name="P1">1.01 , 18.685 , -9999</text:p>
      <text:p text:style-name="P1">1.01 , 19.19 , -9999</text:p>
      <text:p text:style-name="P1">1.01 , 19.695 , -9999</text:p>
      <text:p text:style-name="P1">1.01 , 20.2 , -9999</text:p>
      <text:p text:style-name="P1">1.01 , 20.705 , 26.875</text:p>
      <text:p text:style-name="P1">1.01 , 21.21 , 26.75</text:p>
      <text:p text:style-name="P1">1.01 , 21.715 , 26.625</text:p>
      <text:p text:style-name="P1">1.01 , 22.22 , 26.5</text:p>
      <text:p text:style-name="P1">1.01 , 22.725 , 26.375</text:p>
      <text:p text:style-name="P1">1.01 , 23.23 , 26.25</text:p>
      <text:p text:style-name="P1">1.01 , 23.735 , 26.125</text:p>
      <text:p text:style-name="P1">1.01 , 24.24 , 26</text:p>
      <text:p text:style-name="P1">1.01 , 24.745 , 25.875</text:p>
      <text:p text:style-name="P1">1.01 , 25.25 , 25.75</text:p>
      <text:p text:style-name="P1">1.01 , 25.755 , 25.625</text:p>
      <text:p text:style-name="P1">1.01 , 26.26 , 25.5</text:p>
      <text:p text:style-name="P1">1.01 , 26.765 , 25.375</text:p>
      <text:p text:style-name="P1">1.01 , 27.27 , 25.25</text:p>
      <text:p text:style-name="P1">1.01 , 27.775 , 25.125</text:p>
      <text:p text:style-name="P1">1.01 , 28.28 , 25</text:p>
      <text:p text:style-name="P1"><text:soft-page-break/>1.01 , 28.785 , 24.875</text:p>
      <text:p text:style-name="P1">1.01 , 29.29 , 24.75</text:p>
      <text:p text:style-name="P1">1.01 , 29.795 , 24.625</text:p>
      <text:p text:style-name="P1">1.01 , 30.3 , 24.5</text:p>
      <text:p text:style-name="P1">1.01 , 30.805 , 24.375</text:p>
      <text:p text:style-name="P1">1.01 , 31.31 , 24.25</text:p>
      <text:p text:style-name="P1">1.01 , 31.815 , 24.125</text:p>
      <text:p text:style-name="P1">1.01 , 32.32 , 24</text:p>
      <text:p text:style-name="P1">1.01 , 32.825 , 24</text:p>
      <text:p text:style-name="P1">1.01 , 33.33 , 24</text:p>
      <text:p text:style-name="P1">1.01 , 33.835 , 24</text:p>
      <text:p text:style-name="P1">1.01 , 34.34 , 24</text:p>
      <text:p text:style-name="P1">1.01 , 34.845 , 24</text:p>
      <text:p text:style-name="P1">1.01 , 35.35 , 24</text:p>
      <text:p text:style-name="P1">1.01 , 35.855 , 24</text:p>
      <text:p text:style-name="P1">1.01 , 36.36 , 24</text:p>
      <text:p text:style-name="P1">1.01 , 36.865 , 24</text:p>
      <text:p text:style-name="P1">1.01 , 37.37 , 24</text:p>
      <text:p text:style-name="P1">1.01 , 37.875 , 24</text:p>
      <text:p text:style-name="P1">1.01 , 38.38 , 24</text:p>
      <text:p text:style-name="P1">1.01 , 38.885 , 24</text:p>
      <text:p text:style-name="P1">1.01 , 39.39 , 24</text:p>
      <text:p text:style-name="P1">1.01 , 39.895 , 24</text:p>
      <text:p text:style-name="P1">1.01 , 40.4 , 24</text:p>
      <text:p text:style-name="P1">1.01 , 40.905 , 24</text:p>
      <text:p text:style-name="P1">1.01 , 41.41 , 24</text:p>
      <text:p text:style-name="P1">1.01 , 41.915 , 24</text:p>
      <text:p text:style-name="P1">1.01 , 42.42 , 24</text:p>
      <text:p text:style-name="P1">1.01 , 42.925 , 24</text:p>
      <text:p text:style-name="P1">1.01 , 43.43 , 24</text:p>
      <text:p text:style-name="P1">1.01 , 43.935 , 24</text:p>
      <text:p text:style-name="P1">1.01 , 44.44 , 24</text:p>
      <text:p text:style-name="P1">1.01 , 44.945 , 24</text:p>
      <text:p text:style-name="P1">1.01 , 45.45 , 24</text:p>
      <text:p text:style-name="P1">1.01 , 45.955 , 24</text:p>
      <text:p text:style-name="P1">1.01 , 46.46 , 24</text:p>
      <text:p text:style-name="P1">1.01 , 46.965 , 24</text:p>
      <text:p text:style-name="P1">1.01 , 47.47 , 24</text:p>
      <text:p text:style-name="P1">1.01 , 47.975 , 24</text:p>
      <text:p text:style-name="P1">1.01 , 48.48 , 24</text:p>
      <text:p text:style-name="P1">1.01 , 48.985 , 24</text:p>
      <text:p text:style-name="P1">1.01 , 49.49 , 24</text:p>
      <text:p text:style-name="P1">1.01 , 49.995 , 24</text:p>
      <text:p text:style-name="P1">1.01 , 50.5 , 24</text:p>
      <text:p text:style-name="P1">1.515 , 0.0 , -9999</text:p>
      <text:p text:style-name="P1">1.515 , 0.505 , -9999</text:p>
      <text:p text:style-name="P1">1.515 , 1.01 , -9999</text:p>
      <text:p text:style-name="P1">1.515 , 1.515 , -9999</text:p>
      <text:p text:style-name="P1">1.515 , 2.02 , -9999</text:p>
      <text:p text:style-name="P1">1.515 , 2.525 , -9999</text:p>
      <text:p text:style-name="P1">1.515 , 3.03 , -9999</text:p>
      <text:p text:style-name="P1">1.515 , 3.535 , -9999</text:p>
      <text:p text:style-name="P1"><text:soft-page-break/>1.515 , 4.04 , -9999</text:p>
      <text:p text:style-name="P1">1.515 , 4.545 , -9999</text:p>
      <text:p text:style-name="P1">1.515 , 5.05 , -9999</text:p>
      <text:p text:style-name="P1">1.515 , 5.555 , -9999</text:p>
      <text:p text:style-name="P1">1.515 , 6.06 , -9999</text:p>
      <text:p text:style-name="P1">1.515 , 6.565 , -9999</text:p>
      <text:p text:style-name="P1">1.515 , 7.07 , -9999</text:p>
      <text:p text:style-name="P1">1.515 , 7.575 , -9999</text:p>
      <text:p text:style-name="P1">1.515 , 8.08 , -9999</text:p>
      <text:p text:style-name="P1">1.515 , 8.585 , -9999</text:p>
      <text:p text:style-name="P1">1.515 , 9.09 , -9999</text:p>
      <text:p text:style-name="P1">1.515 , 9.595 , -9999</text:p>
      <text:p text:style-name="P1">1.515 , 10.1 , -9999</text:p>
      <text:p text:style-name="P1">1.515 , 10.605 , -9999</text:p>
      <text:p text:style-name="P1">1.515 , 11.11 , -9999</text:p>
      <text:p text:style-name="P1">1.515 , 11.615 , -9999</text:p>
      <text:p text:style-name="P1">1.515 , 12.12 , -9999</text:p>
      <text:p text:style-name="P1">1.515 , 12.625 , -9999</text:p>
      <text:p text:style-name="P1">1.515 , 13.13 , -9999</text:p>
      <text:p text:style-name="P1">1.515 , 13.635 , -9999</text:p>
      <text:p text:style-name="P1">1.515 , 14.14 , -9999</text:p>
      <text:p text:style-name="P1">1.515 , 14.645 , -9999</text:p>
      <text:p text:style-name="P1">1.515 , 15.15 , -9999</text:p>
      <text:p text:style-name="P1">1.515 , 15.655 , -9999</text:p>
      <text:p text:style-name="P1">1.515 , 16.16 , -9999</text:p>
      <text:p text:style-name="P1">1.515 , 16.665 , -9999</text:p>
      <text:p text:style-name="P1">1.515 , 17.17 , -9999</text:p>
      <text:p text:style-name="P1">1.515 , 17.675 , -9999</text:p>
      <text:p text:style-name="P1">1.515 , 18.18 , -9999</text:p>
      <text:p text:style-name="P1">1.515 , 18.685 , -9999</text:p>
      <text:p text:style-name="P1">1.515 , 19.19 , -9999</text:p>
      <text:p text:style-name="P1">1.515 , 19.695 , -9999</text:p>
      <text:p text:style-name="P1">1.515 , 20.2 , -9999</text:p>
      <text:p text:style-name="P1">1.515 , 20.705 , 26.875</text:p>
      <text:p text:style-name="P1">1.515 , 21.21 , 26.75</text:p>
      <text:p text:style-name="P1">1.515 , 21.715 , 26.625</text:p>
      <text:p text:style-name="P1">1.515 , 22.22 , 26.5</text:p>
      <text:p text:style-name="P1">1.515 , 22.725 , 26.375</text:p>
      <text:p text:style-name="P1">1.515 , 23.23 , 26.25</text:p>
      <text:p text:style-name="P1">1.515 , 23.735 , 26.125</text:p>
      <text:p text:style-name="P1">1.515 , 24.24 , 26</text:p>
      <text:p text:style-name="P1">1.515 , 24.745 , 25.875</text:p>
      <text:p text:style-name="P1">1.515 , 25.25 , 25.75</text:p>
      <text:p text:style-name="P1">1.515 , 25.755 , 25.625</text:p>
      <text:p text:style-name="P1">1.515 , 26.26 , 25.5</text:p>
      <text:p text:style-name="P1">1.515 , 26.765 , 25.375</text:p>
      <text:p text:style-name="P1">1.515 , 27.27 , 25.25</text:p>
      <text:p text:style-name="P1">1.515 , 27.775 , 25.125</text:p>
      <text:p text:style-name="P1">1.515 , 28.28 , 25</text:p>
      <text:p text:style-name="P1">1.515 , 28.785 , 24.875</text:p>
      <text:p text:style-name="P1">1.515 , 29.29 , 24.75</text:p>
      <text:p text:style-name="P1">1.515 , 29.795 , 24.625</text:p>
      <text:p text:style-name="P1"><text:soft-page-break/>1.515 , 30.3 , 24.5</text:p>
      <text:p text:style-name="P1">1.515 , 30.805 , 24.375</text:p>
      <text:p text:style-name="P1">1.515 , 31.31 , 24.25</text:p>
      <text:p text:style-name="P1">1.515 , 31.815 , 24.125</text:p>
      <text:p text:style-name="P1">1.515 , 32.32 , 24</text:p>
      <text:p text:style-name="P1">1.515 , 32.825 , 24</text:p>
      <text:p text:style-name="P1">1.515 , 33.33 , 24</text:p>
      <text:p text:style-name="P1">1.515 , 33.835 , 24</text:p>
      <text:p text:style-name="P1">1.515 , 34.34 , 24</text:p>
      <text:p text:style-name="P1">1.515 , 34.845 , 24</text:p>
      <text:p text:style-name="P1">1.515 , 35.35 , 24</text:p>
      <text:p text:style-name="P1">1.515 , 35.855 , 24</text:p>
      <text:p text:style-name="P1">1.515 , 36.36 , 24</text:p>
      <text:p text:style-name="P1">1.515 , 36.865 , 24</text:p>
      <text:p text:style-name="P1">1.515 , 37.37 , 24</text:p>
      <text:p text:style-name="P1">1.515 , 37.875 , 24</text:p>
      <text:p text:style-name="P1">1.515 , 38.38 , 24</text:p>
      <text:p text:style-name="P1">1.515 , 38.885 , 24</text:p>
      <text:p text:style-name="P1">1.515 , 39.39 , 24</text:p>
      <text:p text:style-name="P1">1.515 , 39.895 , 24</text:p>
      <text:p text:style-name="P1">1.515 , 40.4 , 24</text:p>
      <text:p text:style-name="P1">1.515 , 40.905 , 24</text:p>
      <text:p text:style-name="P1">1.515 , 41.41 , 24</text:p>
      <text:p text:style-name="P1">1.515 , 41.915 , 24</text:p>
      <text:p text:style-name="P1">1.515 , 42.42 , 24</text:p>
      <text:p text:style-name="P1">1.515 , 42.925 , 24</text:p>
      <text:p text:style-name="P1">1.515 , 43.43 , 24</text:p>
      <text:p text:style-name="P1">1.515 , 43.935 , 24</text:p>
      <text:p text:style-name="P1">1.515 , 44.44 , 24</text:p>
      <text:p text:style-name="P1">1.515 , 44.945 , 24</text:p>
      <text:p text:style-name="P1">1.515 , 45.45 , 24</text:p>
      <text:p text:style-name="P1">1.515 , 45.955 , 24</text:p>
      <text:p text:style-name="P1">1.515 , 46.46 , 24</text:p>
      <text:p text:style-name="P1">1.515 , 46.965 , 24</text:p>
      <text:p text:style-name="P1">1.515 , 47.47 , 24</text:p>
      <text:p text:style-name="P1">1.515 , 47.975 , 24</text:p>
      <text:p text:style-name="P1">1.515 , 48.48 , 24</text:p>
      <text:p text:style-name="P1">1.515 , 48.985 , 24</text:p>
      <text:p text:style-name="P1">1.515 , 49.49 , 24</text:p>
      <text:p text:style-name="P1">1.515 , 49.995 , 24</text:p>
      <text:p text:style-name="P1">1.515 , 50.5 , 24</text:p>
      <text:p text:style-name="P1">2.02 , 0.0 , -9999</text:p>
      <text:p text:style-name="P1">2.02 , 0.505 , -9999</text:p>
      <text:p text:style-name="P1">2.02 , 1.01 , -9999</text:p>
      <text:p text:style-name="P1">2.02 , 1.515 , -9999</text:p>
      <text:p text:style-name="P1">2.02 , 2.02 , -9999</text:p>
      <text:p text:style-name="P1">2.02 , 2.525 , -9999</text:p>
      <text:p text:style-name="P1">2.02 , 3.03 , -9999</text:p>
      <text:p text:style-name="P1">2.02 , 3.535 , -9999</text:p>
      <text:p text:style-name="P1">2.02 , 4.04 , -9999</text:p>
      <text:p text:style-name="P1">2.02 , 4.545 , -9999</text:p>
      <text:p text:style-name="P1">2.02 , 5.05 , -9999</text:p>
      <text:p text:style-name="P1"><text:soft-page-break/>2.02 , 5.555 , -9999</text:p>
      <text:p text:style-name="P1">2.02 , 6.06 , -9999</text:p>
      <text:p text:style-name="P1">2.02 , 6.565 , -9999</text:p>
      <text:p text:style-name="P1">2.02 , 7.07 , -9999</text:p>
      <text:p text:style-name="P1">2.02 , 7.575 , -9999</text:p>
      <text:p text:style-name="P1">2.02 , 8.08 , -9999</text:p>
      <text:p text:style-name="P1">2.02 , 8.585 , -9999</text:p>
      <text:p text:style-name="P1">2.02 , 9.09 , -9999</text:p>
      <text:p text:style-name="P1">2.02 , 9.595 , -9999</text:p>
      <text:p text:style-name="P1">2.02 , 10.1 , -9999</text:p>
      <text:p text:style-name="P1">2.02 , 10.605 , -9999</text:p>
      <text:p text:style-name="P1">2.02 , 11.11 , -9999</text:p>
      <text:p text:style-name="P1">2.02 , 11.615 , -9999</text:p>
      <text:p text:style-name="P1">2.02 , 12.12 , -9999</text:p>
      <text:p text:style-name="P1">2.02 , 12.625 , -9999</text:p>
      <text:p text:style-name="P1">2.02 , 13.13 , -9999</text:p>
      <text:p text:style-name="P1">2.02 , 13.635 , -9999</text:p>
      <text:p text:style-name="P1">2.02 , 14.14 , -9999</text:p>
      <text:p text:style-name="P1">2.02 , 14.645 , -9999</text:p>
      <text:p text:style-name="P1">2.02 , 15.15 , -9999</text:p>
      <text:p text:style-name="P1">2.02 , 15.655 , -9999</text:p>
      <text:p text:style-name="P1">2.02 , 16.16 , -9999</text:p>
      <text:p text:style-name="P1">2.02 , 16.665 , -9999</text:p>
      <text:p text:style-name="P1">2.02 , 17.17 , -9999</text:p>
      <text:p text:style-name="P1">2.02 , 17.675 , -9999</text:p>
      <text:p text:style-name="P1">2.02 , 18.18 , -9999</text:p>
      <text:p text:style-name="P1">2.02 , 18.685 , -9999</text:p>
      <text:p text:style-name="P1">2.02 , 19.19 , -9999</text:p>
      <text:p text:style-name="P1">2.02 , 19.695 , -9999</text:p>
      <text:p text:style-name="P1">2.02 , 20.2 , -9999</text:p>
      <text:p text:style-name="P1">2.02 , 20.705 , 26.875</text:p>
      <text:p text:style-name="P1">2.02 , 21.21 , 26.75</text:p>
      <text:p text:style-name="P1">2.02 , 21.715 , 26.625</text:p>
      <text:p text:style-name="P1">2.02 , 22.22 , 26.5</text:p>
      <text:p text:style-name="P1">2.02 , 22.725 , 26.375</text:p>
      <text:p text:style-name="P1">2.02 , 23.23 , 26.25</text:p>
      <text:p text:style-name="P1">2.02 , 23.735 , 26.125</text:p>
      <text:p text:style-name="P1">2.02 , 24.24 , 26</text:p>
      <text:p text:style-name="P1">2.02 , 24.745 , 25.875</text:p>
      <text:p text:style-name="P1">2.02 , 25.25 , 25.75</text:p>
      <text:p text:style-name="P1">2.02 , 25.755 , 25.625</text:p>
      <text:p text:style-name="P1">2.02 , 26.26 , 25.5</text:p>
      <text:p text:style-name="P1">2.02 , 26.765 , 25.375</text:p>
      <text:p text:style-name="P1">2.02 , 27.27 , 25.25</text:p>
      <text:p text:style-name="P1">2.02 , 27.775 , 25.125</text:p>
      <text:p text:style-name="P1">2.02 , 28.28 , 25</text:p>
      <text:p text:style-name="P1">2.02 , 28.785 , 24.875</text:p>
      <text:p text:style-name="P1">2.02 , 29.29 , 24.75</text:p>
      <text:p text:style-name="P1">2.02 , 29.795 , 24.625</text:p>
      <text:p text:style-name="P1">2.02 , 30.3 , 24.5</text:p>
      <text:p text:style-name="P1">2.02 , 30.805 , 24.375</text:p>
      <text:p text:style-name="P1">2.02 , 31.31 , 24.25</text:p>
      <text:p text:style-name="P1"><text:soft-page-break/>2.02 , 31.815 , 24.125</text:p>
      <text:p text:style-name="P1">2.02 , 32.32 , 24</text:p>
      <text:p text:style-name="P1">2.02 , 32.825 , 24</text:p>
      <text:p text:style-name="P1">2.02 , 33.33 , 24</text:p>
      <text:p text:style-name="P1">2.02 , 33.835 , 24</text:p>
      <text:p text:style-name="P1">2.02 , 34.34 , 24</text:p>
      <text:p text:style-name="P1">2.02 , 34.845 , 24</text:p>
      <text:p text:style-name="P1">2.02 , 35.35 , 24</text:p>
      <text:p text:style-name="P1">2.02 , 35.855 , 24</text:p>
      <text:p text:style-name="P1">2.02 , 36.36 , 24</text:p>
      <text:p text:style-name="P1">2.02 , 36.865 , 24</text:p>
      <text:p text:style-name="P1">2.02 , 37.37 , 24</text:p>
      <text:p text:style-name="P1">2.02 , 37.875 , 24</text:p>
      <text:p text:style-name="P1">2.02 , 38.38 , 24</text:p>
      <text:p text:style-name="P1">2.02 , 38.885 , 24</text:p>
      <text:p text:style-name="P1">2.02 , 39.39 , 24</text:p>
      <text:p text:style-name="P1">2.02 , 39.895 , 24</text:p>
      <text:p text:style-name="P1">2.02 , 40.4 , 24</text:p>
      <text:p text:style-name="P1">2.02 , 40.905 , 24</text:p>
      <text:p text:style-name="P1">2.02 , 41.41 , 24</text:p>
      <text:p text:style-name="P1">2.02 , 41.915 , 24</text:p>
      <text:p text:style-name="P1">2.02 , 42.42 , 24</text:p>
      <text:p text:style-name="P1">2.02 , 42.925 , 24</text:p>
      <text:p text:style-name="P1">2.02 , 43.43 , 24</text:p>
      <text:p text:style-name="P1">2.02 , 43.935 , 24</text:p>
      <text:p text:style-name="P1">2.02 , 44.44 , 24</text:p>
      <text:p text:style-name="P1">2.02 , 44.945 , 24</text:p>
      <text:p text:style-name="P1">2.02 , 45.45 , 24</text:p>
      <text:p text:style-name="P1">2.02 , 45.955 , 24</text:p>
      <text:p text:style-name="P1">2.02 , 46.46 , 24</text:p>
      <text:p text:style-name="P1">2.02 , 46.965 , 24</text:p>
      <text:p text:style-name="P1">2.02 , 47.47 , 24</text:p>
      <text:p text:style-name="P1">2.02 , 47.975 , 24</text:p>
      <text:p text:style-name="P1">2.02 , 48.48 , 24</text:p>
      <text:p text:style-name="P1">2.02 , 48.985 , 24</text:p>
      <text:p text:style-name="P1">2.02 , 49.49 , 24</text:p>
      <text:p text:style-name="P1">2.02 , 49.995 , 24</text:p>
      <text:p text:style-name="P1">2.02 , 50.5 , 24</text:p>
      <text:p text:style-name="P1">2.525 , 0.0 , -9999</text:p>
      <text:p text:style-name="P1">2.525 , 0.505 , -9999</text:p>
      <text:p text:style-name="P1">2.525 , 1.01 , -9999</text:p>
      <text:p text:style-name="P1">2.525 , 1.515 , -9999</text:p>
      <text:p text:style-name="P1">2.525 , 2.02 , -9999</text:p>
      <text:p text:style-name="P1">2.525 , 2.525 , -9999</text:p>
      <text:p text:style-name="P1">2.525 , 3.03 , -9999</text:p>
      <text:p text:style-name="P1">2.525 , 3.535 , -9999</text:p>
      <text:p text:style-name="P1">2.525 , 4.04 , -9999</text:p>
      <text:p text:style-name="P1">2.525 , 4.545 , -9999</text:p>
      <text:p text:style-name="P1">2.525 , 5.05 , -9999</text:p>
      <text:p text:style-name="P1">2.525 , 5.555 , -9999</text:p>
      <text:p text:style-name="P1">2.525 , 6.06 , -9999</text:p>
      <text:p text:style-name="P1">2.525 , 6.565 , -9999</text:p>
      <text:p text:style-name="P1"><text:soft-page-break/>2.525 , 7.07 , -9999</text:p>
      <text:p text:style-name="P1">2.525 , 7.575 , -9999</text:p>
      <text:p text:style-name="P1">2.525 , 8.08 , -9999</text:p>
      <text:p text:style-name="P1">2.525 , 8.585 , -9999</text:p>
      <text:p text:style-name="P1">2.525 , 9.09 , -9999</text:p>
      <text:p text:style-name="P1">2.525 , 9.595 , -9999</text:p>
      <text:p text:style-name="P1">2.525 , 10.1 , -9999</text:p>
      <text:p text:style-name="P1">2.525 , 10.605 , -9999</text:p>
      <text:p text:style-name="P1">2.525 , 11.11 , -9999</text:p>
      <text:p text:style-name="P1">2.525 , 11.615 , -9999</text:p>
      <text:p text:style-name="P1">2.525 , 12.12 , -9999</text:p>
      <text:p text:style-name="P1">2.525 , 12.625 , -9999</text:p>
      <text:p text:style-name="P1">2.525 , 13.13 , -9999</text:p>
      <text:p text:style-name="P1">2.525 , 13.635 , -9999</text:p>
      <text:p text:style-name="P1">2.525 , 14.14 , -9999</text:p>
      <text:p text:style-name="P1">2.525 , 14.645 , -9999</text:p>
      <text:p text:style-name="P1">2.525 , 15.15 , -9999</text:p>
      <text:p text:style-name="P1">2.525 , 15.655 , -9999</text:p>
      <text:p text:style-name="P1">2.525 , 16.16 , -9999</text:p>
      <text:p text:style-name="P1">2.525 , 16.665 , -9999</text:p>
      <text:p text:style-name="P1">2.525 , 17.17 , -9999</text:p>
      <text:p text:style-name="P1">2.525 , 17.675 , -9999</text:p>
      <text:p text:style-name="P1">2.525 , 18.18 , -9999</text:p>
      <text:p text:style-name="P1">2.525 , 18.685 , -9999</text:p>
      <text:p text:style-name="P1">2.525 , 19.19 , -9999</text:p>
      <text:p text:style-name="P1">2.525 , 19.695 , -9999</text:p>
      <text:p text:style-name="P1">2.525 , 20.2 , -9999</text:p>
      <text:p text:style-name="P1">2.525 , 20.705 , 26.875</text:p>
      <text:p text:style-name="P1">2.525 , 21.21 , 26.75</text:p>
      <text:p text:style-name="P1">2.525 , 21.715 , 26.625</text:p>
      <text:p text:style-name="P1">2.525 , 22.22 , 26.5</text:p>
      <text:p text:style-name="P1">2.525 , 22.725 , 26.375</text:p>
      <text:p text:style-name="P1">2.525 , 23.23 , 26.25</text:p>
      <text:p text:style-name="P1">2.525 , 23.735 , 26.125</text:p>
      <text:p text:style-name="P1">2.525 , 24.24 , 26</text:p>
      <text:p text:style-name="P1">2.525 , 24.745 , 25.875</text:p>
      <text:p text:style-name="P1">2.525 , 25.25 , 25.75</text:p>
      <text:p text:style-name="P1">2.525 , 25.755 , 25.625</text:p>
      <text:p text:style-name="P1">2.525 , 26.26 , 25.5</text:p>
      <text:p text:style-name="P1">2.525 , 26.765 , 25.375</text:p>
      <text:p text:style-name="P1">2.525 , 27.27 , 25.25</text:p>
      <text:p text:style-name="P1">2.525 , 27.775 , 25.125</text:p>
      <text:p text:style-name="P1">2.525 , 28.28 , 25</text:p>
      <text:p text:style-name="P1">2.525 , 28.785 , 24.875</text:p>
      <text:p text:style-name="P1">2.525 , 29.29 , 24.75</text:p>
      <text:p text:style-name="P1">2.525 , 29.795 , 24.625</text:p>
      <text:p text:style-name="P1">2.525 , 30.3 , 24.5</text:p>
      <text:p text:style-name="P1">2.525 , 30.805 , 24.375</text:p>
      <text:p text:style-name="P1">2.525 , 31.31 , 24.25</text:p>
      <text:p text:style-name="P1">2.525 , 31.815 , 24.125</text:p>
      <text:p text:style-name="P1">2.525 , 32.32 , 24</text:p>
      <text:p text:style-name="P1">2.525 , 32.825 , 24</text:p>
      <text:p text:style-name="P1"><text:soft-page-break/>2.525 , 33.33 , 24</text:p>
      <text:p text:style-name="P1">2.525 , 33.835 , 24</text:p>
      <text:p text:style-name="P1">2.525 , 34.34 , 24</text:p>
      <text:p text:style-name="P1">2.525 , 34.845 , 24</text:p>
      <text:p text:style-name="P1">2.525 , 35.35 , 24</text:p>
      <text:p text:style-name="P1">2.525 , 35.855 , 24</text:p>
      <text:p text:style-name="P1">2.525 , 36.36 , 24</text:p>
      <text:p text:style-name="P1">2.525 , 36.865 , 24</text:p>
      <text:p text:style-name="P1">2.525 , 37.37 , 24</text:p>
      <text:p text:style-name="P1">2.525 , 37.875 , 24</text:p>
      <text:p text:style-name="P1">2.525 , 38.38 , 24</text:p>
      <text:p text:style-name="P1">2.525 , 38.885 , 24</text:p>
      <text:p text:style-name="P1">2.525 , 39.39 , 24</text:p>
      <text:p text:style-name="P1">2.525 , 39.895 , 24</text:p>
      <text:p text:style-name="P1">2.525 , 40.4 , 24</text:p>
      <text:p text:style-name="P1">2.525 , 40.905 , 24</text:p>
      <text:p text:style-name="P1">2.525 , 41.41 , 24</text:p>
      <text:p text:style-name="P1">2.525 , 41.915 , 24</text:p>
      <text:p text:style-name="P1">2.525 , 42.42 , 24</text:p>
      <text:p text:style-name="P1">2.525 , 42.925 , 24</text:p>
      <text:p text:style-name="P1">2.525 , 43.43 , 24</text:p>
      <text:p text:style-name="P1">2.525 , 43.935 , 24</text:p>
      <text:p text:style-name="P1">2.525 , 44.44 , 24</text:p>
      <text:p text:style-name="P1">2.525 , 44.945 , 24</text:p>
      <text:p text:style-name="P1">2.525 , 45.45 , 24</text:p>
      <text:p text:style-name="P1">2.525 , 45.955 , 24</text:p>
      <text:p text:style-name="P1">2.525 , 46.46 , 24</text:p>
      <text:p text:style-name="P1">2.525 , 46.965 , 24</text:p>
      <text:p text:style-name="P1">2.525 , 47.47 , 24</text:p>
      <text:p text:style-name="P1">2.525 , 47.975 , 24</text:p>
      <text:p text:style-name="P1">2.525 , 48.48 , 24</text:p>
      <text:p text:style-name="P1">2.525 , 48.985 , 24</text:p>
      <text:p text:style-name="P1">2.525 , 49.49 , 24</text:p>
      <text:p text:style-name="P1">2.525 , 49.995 , 24</text:p>
      <text:p text:style-name="P1">2.525 , 50.5 , 24</text:p>
      <text:p text:style-name="P1">3.03 , 0.0 , -9999</text:p>
      <text:p text:style-name="P1">3.03 , 0.505 , -9999</text:p>
      <text:p text:style-name="P1">3.03 , 1.01 , -9999</text:p>
      <text:p text:style-name="P1">3.03 , 1.515 , -9999</text:p>
      <text:p text:style-name="P1">3.03 , 2.02 , -9999</text:p>
      <text:p text:style-name="P1">3.03 , 2.525 , -9999</text:p>
      <text:p text:style-name="P1">3.03 , 3.03 , -9999</text:p>
      <text:p text:style-name="P1">3.03 , 3.535 , -9999</text:p>
      <text:p text:style-name="P1">3.03 , 4.04 , -9999</text:p>
      <text:p text:style-name="P1">3.03 , 4.545 , -9999</text:p>
      <text:p text:style-name="P1">3.03 , 5.05 , -9999</text:p>
      <text:p text:style-name="P1">3.03 , 5.555 , -9999</text:p>
      <text:p text:style-name="P1">3.03 , 6.06 , -9999</text:p>
      <text:p text:style-name="P1">3.03 , 6.565 , -9999</text:p>
      <text:p text:style-name="P1">3.03 , 7.07 , -9999</text:p>
      <text:p text:style-name="P1">3.03 , 7.575 , -9999</text:p>
      <text:p text:style-name="P1">3.03 , 8.08 , -9999</text:p>
      <text:p text:style-name="P1"><text:soft-page-break/>3.03 , 8.585 , -9999</text:p>
      <text:p text:style-name="P1">3.03 , 9.09 , -9999</text:p>
      <text:p text:style-name="P1">3.03 , 9.595 , -9999</text:p>
      <text:p text:style-name="P1">3.03 , 10.1 , -9999</text:p>
      <text:p text:style-name="P1">3.03 , 10.605 , -9999</text:p>
      <text:p text:style-name="P1">3.03 , 11.11 , -9999</text:p>
      <text:p text:style-name="P1">3.03 , 11.615 , -9999</text:p>
      <text:p text:style-name="P1">3.03 , 12.12 , -9999</text:p>
      <text:p text:style-name="P1">3.03 , 12.625 , -9999</text:p>
      <text:p text:style-name="P1">3.03 , 13.13 , -9999</text:p>
      <text:p text:style-name="P1">3.03 , 13.635 , -9999</text:p>
      <text:p text:style-name="P1">3.03 , 14.14 , -9999</text:p>
      <text:p text:style-name="P1">3.03 , 14.645 , -9999</text:p>
      <text:p text:style-name="P1">3.03 , 15.15 , -9999</text:p>
      <text:p text:style-name="P1">3.03 , 15.655 , -9999</text:p>
      <text:p text:style-name="P1">3.03 , 16.16 , -9999</text:p>
      <text:p text:style-name="P1">3.03 , 16.665 , -9999</text:p>
      <text:p text:style-name="P1">3.03 , 17.17 , -9999</text:p>
      <text:p text:style-name="P1">3.03 , 17.675 , -9999</text:p>
      <text:p text:style-name="P1">3.03 , 18.18 , -9999</text:p>
      <text:p text:style-name="P1">3.03 , 18.685 , -9999</text:p>
      <text:p text:style-name="P1">3.03 , 19.19 , -9999</text:p>
      <text:p text:style-name="P1">3.03 , 19.695 , -9999</text:p>
      <text:p text:style-name="P1">3.03 , 20.2 , -9999</text:p>
      <text:p text:style-name="P1">3.03 , 20.705 , 26.875</text:p>
      <text:p text:style-name="P1">3.03 , 21.21 , 26.75</text:p>
      <text:p text:style-name="P1">3.03 , 21.715 , 26.625</text:p>
      <text:p text:style-name="P1">3.03 , 22.22 , 26.5</text:p>
      <text:p text:style-name="P1">3.03 , 22.725 , 26.375</text:p>
      <text:p text:style-name="P1">3.03 , 23.23 , 26.25</text:p>
      <text:p text:style-name="P1">3.03 , 23.735 , 26.125</text:p>
      <text:p text:style-name="P1">3.03 , 24.24 , 26</text:p>
      <text:p text:style-name="P1">3.03 , 24.745 , 25.875</text:p>
      <text:p text:style-name="P1">3.03 , 25.25 , 25.75</text:p>
      <text:p text:style-name="P1">3.03 , 25.755 , 25.625</text:p>
      <text:p text:style-name="P1">3.03 , 26.26 , 25.5</text:p>
      <text:p text:style-name="P1">3.03 , 26.765 , 25.375</text:p>
      <text:p text:style-name="P1">3.03 , 27.27 , 25.25</text:p>
      <text:p text:style-name="P1">3.03 , 27.775 , 25.125</text:p>
      <text:p text:style-name="P1">3.03 , 28.28 , 25</text:p>
      <text:p text:style-name="P1">3.03 , 28.785 , 24.875</text:p>
      <text:p text:style-name="P1">3.03 , 29.29 , 24.75</text:p>
      <text:p text:style-name="P1">3.03 , 29.795 , 24.625</text:p>
      <text:p text:style-name="P1">3.03 , 30.3 , 24.5</text:p>
      <text:p text:style-name="P1">3.03 , 30.805 , 24.375</text:p>
      <text:p text:style-name="P1">3.03 , 31.31 , 24.25</text:p>
      <text:p text:style-name="P1">3.03 , 31.815 , 24.125</text:p>
      <text:p text:style-name="P1">3.03 , 32.32 , 24</text:p>
      <text:p text:style-name="P1">3.03 , 32.825 , 24</text:p>
      <text:p text:style-name="P1">3.03 , 33.33 , 24</text:p>
      <text:p text:style-name="P1">3.03 , 33.835 , 24</text:p>
      <text:p text:style-name="P1">3.03 , 34.34 , 24</text:p>
      <text:p text:style-name="P1"><text:soft-page-break/>3.03 , 34.845 , 24</text:p>
      <text:p text:style-name="P1">3.03 , 35.35 , 24</text:p>
      <text:p text:style-name="P1">3.03 , 35.855 , 24</text:p>
      <text:p text:style-name="P1">3.03 , 36.36 , 24</text:p>
      <text:p text:style-name="P1">3.03 , 36.865 , 24</text:p>
      <text:p text:style-name="P1">3.03 , 37.37 , 24</text:p>
      <text:p text:style-name="P1">3.03 , 37.875 , 24</text:p>
      <text:p text:style-name="P1">3.03 , 38.38 , 24</text:p>
      <text:p text:style-name="P1">3.03 , 38.885 , 24</text:p>
      <text:p text:style-name="P1">3.03 , 39.39 , 24</text:p>
      <text:p text:style-name="P1">3.03 , 39.895 , 24</text:p>
      <text:p text:style-name="P1">3.03 , 40.4 , 24</text:p>
      <text:p text:style-name="P1">3.03 , 40.905 , 24</text:p>
      <text:p text:style-name="P1">3.03 , 41.41 , 24</text:p>
      <text:p text:style-name="P1">3.03 , 41.915 , 24</text:p>
      <text:p text:style-name="P1">3.03 , 42.42 , 24</text:p>
      <text:p text:style-name="P1">3.03 , 42.925 , 24</text:p>
      <text:p text:style-name="P1">3.03 , 43.43 , 24</text:p>
      <text:p text:style-name="P1">3.03 , 43.935 , 24</text:p>
      <text:p text:style-name="P1">3.03 , 44.44 , 24</text:p>
      <text:p text:style-name="P1">3.03 , 44.945 , 24</text:p>
      <text:p text:style-name="P1">3.03 , 45.45 , 24</text:p>
      <text:p text:style-name="P1">3.03 , 45.955 , 24</text:p>
      <text:p text:style-name="P1">3.03 , 46.46 , 24</text:p>
      <text:p text:style-name="P1">3.03 , 46.965 , 24</text:p>
      <text:p text:style-name="P1">3.03 , 47.47 , 24</text:p>
      <text:p text:style-name="P1">3.03 , 47.975 , 24</text:p>
      <text:p text:style-name="P1">3.03 , 48.48 , 24</text:p>
      <text:p text:style-name="P1">3.03 , 48.985 , 24</text:p>
      <text:p text:style-name="P1">3.03 , 49.49 , 24</text:p>
      <text:p text:style-name="P1">3.03 , 49.995 , 24</text:p>
      <text:p text:style-name="P1">3.03 , 50.5 , 24</text:p>
      <text:p text:style-name="P1">3.535 , 0.0 , -9999</text:p>
      <text:p text:style-name="P1">3.535 , 0.505 , -9999</text:p>
      <text:p text:style-name="P1">3.535 , 1.01 , -9999</text:p>
      <text:p text:style-name="P1">3.535 , 1.515 , -9999</text:p>
      <text:p text:style-name="P1">3.535 , 2.02 , -9999</text:p>
      <text:p text:style-name="P1">3.535 , 2.525 , -9999</text:p>
      <text:p text:style-name="P1">3.535 , 3.03 , -9999</text:p>
      <text:p text:style-name="P1">3.535 , 3.535 , -9999</text:p>
      <text:p text:style-name="P1">3.535 , 4.04 , -9999</text:p>
      <text:p text:style-name="P1">3.535 , 4.545 , -9999</text:p>
      <text:p text:style-name="P1">3.535 , 5.05 , -9999</text:p>
      <text:p text:style-name="P1">3.535 , 5.555 , -9999</text:p>
      <text:p text:style-name="P1">3.535 , 6.06 , -9999</text:p>
      <text:p text:style-name="P1">3.535 , 6.565 , -9999</text:p>
      <text:p text:style-name="P1">3.535 , 7.07 , -9999</text:p>
      <text:p text:style-name="P1">3.535 , 7.575 , -9999</text:p>
      <text:p text:style-name="P1">3.535 , 8.08 , -9999</text:p>
      <text:p text:style-name="P1">3.535 , 8.585 , -9999</text:p>
      <text:p text:style-name="P1">3.535 , 9.09 , -9999</text:p>
      <text:p text:style-name="P1">3.535 , 9.595 , -9999</text:p>
      <text:p text:style-name="P1"><text:soft-page-break/>3.535 , 10.1 , -9999</text:p>
      <text:p text:style-name="P1">3.535 , 10.605 , -9999</text:p>
      <text:p text:style-name="P1">3.535 , 11.11 , -9999</text:p>
      <text:p text:style-name="P1">3.535 , 11.615 , -9999</text:p>
      <text:p text:style-name="P1">3.535 , 12.12 , -9999</text:p>
      <text:p text:style-name="P1">3.535 , 12.625 , -9999</text:p>
      <text:p text:style-name="P1">3.535 , 13.13 , -9999</text:p>
      <text:p text:style-name="P1">3.535 , 13.635 , -9999</text:p>
      <text:p text:style-name="P1">3.535 , 14.14 , -9999</text:p>
      <text:p text:style-name="P1">3.535 , 14.645 , -9999</text:p>
      <text:p text:style-name="P1">3.535 , 15.15 , -9999</text:p>
      <text:p text:style-name="P1">3.535 , 15.655 , -9999</text:p>
      <text:p text:style-name="P1">3.535 , 16.16 , -9999</text:p>
      <text:p text:style-name="P1">3.535 , 16.665 , -9999</text:p>
      <text:p text:style-name="P1">3.535 , 17.17 , -9999</text:p>
      <text:p text:style-name="P1">3.535 , 17.675 , -9999</text:p>
      <text:p text:style-name="P1">3.535 , 18.18 , -9999</text:p>
      <text:p text:style-name="P1">3.535 , 18.685 , -9999</text:p>
      <text:p text:style-name="P1">3.535 , 19.19 , -9999</text:p>
      <text:p text:style-name="P1">3.535 , 19.695 , -9999</text:p>
      <text:p text:style-name="P1">3.535 , 20.2 , -9999</text:p>
      <text:p text:style-name="P1">3.535 , 20.705 , 26.875</text:p>
      <text:p text:style-name="P1">3.535 , 21.21 , 26.75</text:p>
      <text:p text:style-name="P1">3.535 , 21.715 , 26.625</text:p>
      <text:p text:style-name="P1">3.535 , 22.22 , 26.5</text:p>
      <text:p text:style-name="P1">3.535 , 22.725 , 26.375</text:p>
      <text:p text:style-name="P1">3.535 , 23.23 , 26.25</text:p>
      <text:p text:style-name="P1">3.535 , 23.735 , 26.125</text:p>
      <text:p text:style-name="P1">3.535 , 24.24 , 26</text:p>
      <text:p text:style-name="P1">3.535 , 24.745 , 25.875</text:p>
      <text:p text:style-name="P1">3.535 , 25.25 , 25.75</text:p>
      <text:p text:style-name="P1">3.535 , 25.755 , 25.625</text:p>
      <text:p text:style-name="P1">3.535 , 26.26 , 25.5</text:p>
      <text:p text:style-name="P1">3.535 , 26.765 , 25.375</text:p>
      <text:p text:style-name="P1">3.535 , 27.27 , 25.25</text:p>
      <text:p text:style-name="P1">3.535 , 27.775 , 25.125</text:p>
      <text:p text:style-name="P1">3.535 , 28.28 , 25</text:p>
      <text:p text:style-name="P1">3.535 , 28.785 , 24.875</text:p>
      <text:p text:style-name="P1">3.535 , 29.29 , 24.75</text:p>
      <text:p text:style-name="P1">3.535 , 29.795 , 24.625</text:p>
      <text:p text:style-name="P1">3.535 , 30.3 , 24.5</text:p>
      <text:p text:style-name="P1">3.535 , 30.805 , 24.375</text:p>
      <text:p text:style-name="P1">3.535 , 31.31 , 24.25</text:p>
      <text:p text:style-name="P1">3.535 , 31.815 , 24.125</text:p>
      <text:p text:style-name="P1">3.535 , 32.32 , 24</text:p>
      <text:p text:style-name="P1">3.535 , 32.825 , 24</text:p>
      <text:p text:style-name="P1">3.535 , 33.33 , 24</text:p>
      <text:p text:style-name="P1">3.535 , 33.835 , 24</text:p>
      <text:p text:style-name="P1">3.535 , 34.34 , 24</text:p>
      <text:p text:style-name="P1">3.535 , 34.845 , 24</text:p>
      <text:p text:style-name="P1">3.535 , 35.35 , 24</text:p>
      <text:p text:style-name="P1">3.535 , 35.855 , 24</text:p>
      <text:p text:style-name="P1"><text:soft-page-break/>3.535 , 36.36 , 24</text:p>
      <text:p text:style-name="P1">3.535 , 36.865 , 24</text:p>
      <text:p text:style-name="P1">3.535 , 37.37 , 24</text:p>
      <text:p text:style-name="P1">3.535 , 37.875 , 24</text:p>
      <text:p text:style-name="P1">3.535 , 38.38 , 24</text:p>
      <text:p text:style-name="P1">3.535 , 38.885 , 24</text:p>
      <text:p text:style-name="P1">3.535 , 39.39 , 24</text:p>
      <text:p text:style-name="P1">3.535 , 39.895 , 24</text:p>
      <text:p text:style-name="P1">3.535 , 40.4 , 24</text:p>
      <text:p text:style-name="P1">3.535 , 40.905 , 24</text:p>
      <text:p text:style-name="P1">3.535 , 41.41 , 24</text:p>
      <text:p text:style-name="P1">3.535 , 41.915 , 24</text:p>
      <text:p text:style-name="P1">3.535 , 42.42 , 24</text:p>
      <text:p text:style-name="P1">3.535 , 42.925 , 24</text:p>
      <text:p text:style-name="P1">3.535 , 43.43 , 24</text:p>
      <text:p text:style-name="P1">3.535 , 43.935 , 24</text:p>
      <text:p text:style-name="P1">3.535 , 44.44 , 24</text:p>
      <text:p text:style-name="P1">3.535 , 44.945 , 24</text:p>
      <text:p text:style-name="P1">3.535 , 45.45 , 24</text:p>
      <text:p text:style-name="P1">3.535 , 45.955 , 24</text:p>
      <text:p text:style-name="P1">3.535 , 46.46 , 24</text:p>
      <text:p text:style-name="P1">3.535 , 46.965 , 24</text:p>
      <text:p text:style-name="P1">3.535 , 47.47 , 24</text:p>
      <text:p text:style-name="P1">3.535 , 47.975 , 24</text:p>
      <text:p text:style-name="P1">3.535 , 48.48 , 24</text:p>
      <text:p text:style-name="P1">3.535 , 48.985 , 24</text:p>
      <text:p text:style-name="P1">3.535 , 49.49 , 24</text:p>
      <text:p text:style-name="P1">3.535 , 49.995 , 24</text:p>
      <text:p text:style-name="P1">3.535 , 50.5 , 24</text:p>
      <text:p text:style-name="P1">4.04 , 0.0 , -9999</text:p>
      <text:p text:style-name="P1">4.04 , 0.505 , -9999</text:p>
      <text:p text:style-name="P1">4.04 , 1.01 , -9999</text:p>
      <text:p text:style-name="P1">4.04 , 1.515 , -9999</text:p>
      <text:p text:style-name="P1">4.04 , 2.02 , -9999</text:p>
      <text:p text:style-name="P1">4.04 , 2.525 , -9999</text:p>
      <text:p text:style-name="P1">4.04 , 3.03 , -9999</text:p>
      <text:p text:style-name="P1">4.04 , 3.535 , -9999</text:p>
      <text:p text:style-name="P1">4.04 , 4.04 , -9999</text:p>
      <text:p text:style-name="P1">4.04 , 4.545 , -9999</text:p>
      <text:p text:style-name="P1">4.04 , 5.05 , -9999</text:p>
      <text:p text:style-name="P1">4.04 , 5.555 , -9999</text:p>
      <text:p text:style-name="P1">4.04 , 6.06 , -9999</text:p>
      <text:p text:style-name="P1">4.04 , 6.565 , -9999</text:p>
      <text:p text:style-name="P1">4.04 , 7.07 , -9999</text:p>
      <text:p text:style-name="P1">4.04 , 7.575 , -9999</text:p>
      <text:p text:style-name="P1">4.04 , 8.08 , -9999</text:p>
      <text:p text:style-name="P1">4.04 , 8.585 , -9999</text:p>
      <text:p text:style-name="P1">4.04 , 9.09 , -9999</text:p>
      <text:p text:style-name="P1">4.04 , 9.595 , -9999</text:p>
      <text:p text:style-name="P1">4.04 , 10.1 , -9999</text:p>
      <text:p text:style-name="P1">4.04 , 10.605 , -9999</text:p>
      <text:p text:style-name="P1">4.04 , 11.11 , -9999</text:p>
      <text:p text:style-name="P1"><text:soft-page-break/>4.04 , 11.615 , -9999</text:p>
      <text:p text:style-name="P1">4.04 , 12.12 , -9999</text:p>
      <text:p text:style-name="P1">4.04 , 12.625 , -9999</text:p>
      <text:p text:style-name="P1">4.04 , 13.13 , -9999</text:p>
      <text:p text:style-name="P1">4.04 , 13.635 , -9999</text:p>
      <text:p text:style-name="P1">4.04 , 14.14 , -9999</text:p>
      <text:p text:style-name="P1">4.04 , 14.645 , -9999</text:p>
      <text:p text:style-name="P1">4.04 , 15.15 , -9999</text:p>
      <text:p text:style-name="P1">4.04 , 15.655 , -9999</text:p>
      <text:p text:style-name="P1">4.04 , 16.16 , -9999</text:p>
      <text:p text:style-name="P1">4.04 , 16.665 , -9999</text:p>
      <text:p text:style-name="P1">4.04 , 17.17 , -9999</text:p>
      <text:p text:style-name="P1">4.04 , 17.675 , -9999</text:p>
      <text:p text:style-name="P1">4.04 , 18.18 , -9999</text:p>
      <text:p text:style-name="P1">4.04 , 18.685 , -9999</text:p>
      <text:p text:style-name="P1">4.04 , 19.19 , -9999</text:p>
      <text:p text:style-name="P1">4.04 , 19.695 , -9999</text:p>
      <text:p text:style-name="P1">4.04 , 20.2 , -9999</text:p>
      <text:p text:style-name="P1">4.04 , 20.705 , 26.875</text:p>
      <text:p text:style-name="P1">4.04 , 21.21 , 26.75</text:p>
      <text:p text:style-name="P1">4.04 , 21.715 , 26.625</text:p>
      <text:p text:style-name="P1">4.04 , 22.22 , 26.5</text:p>
      <text:p text:style-name="P1">4.04 , 22.725 , 26.375</text:p>
      <text:p text:style-name="P1">4.04 , 23.23 , 26.25</text:p>
      <text:p text:style-name="P1">4.04 , 23.735 , 26.125</text:p>
      <text:p text:style-name="P1">4.04 , 24.24 , 26</text:p>
      <text:p text:style-name="P1">4.04 , 24.745 , 25.875</text:p>
      <text:p text:style-name="P1">4.04 , 25.25 , 25.75</text:p>
      <text:p text:style-name="P1">4.04 , 25.755 , 25.625</text:p>
      <text:p text:style-name="P1">4.04 , 26.26 , 25.5</text:p>
      <text:p text:style-name="P1">4.04 , 26.765 , 25.375</text:p>
      <text:p text:style-name="P1">4.04 , 27.27 , 25.25</text:p>
      <text:p text:style-name="P1">4.04 , 27.775 , 25.125</text:p>
      <text:p text:style-name="P1">4.04 , 28.28 , 25</text:p>
      <text:p text:style-name="P1">4.04 , 28.785 , 24.875</text:p>
      <text:p text:style-name="P1">4.04 , 29.29 , 24.75</text:p>
      <text:p text:style-name="P1">4.04 , 29.795 , 24.625</text:p>
      <text:p text:style-name="P1">4.04 , 30.3 , 24.5</text:p>
      <text:p text:style-name="P1">4.04 , 30.805 , 24.375</text:p>
      <text:p text:style-name="P1">4.04 , 31.31 , 24.25</text:p>
      <text:p text:style-name="P1">4.04 , 31.815 , 24.125</text:p>
      <text:p text:style-name="P1">4.04 , 32.32 , 24</text:p>
      <text:p text:style-name="P1">4.04 , 32.825 , 24</text:p>
      <text:p text:style-name="P1">4.04 , 33.33 , 24</text:p>
      <text:p text:style-name="P1">4.04 , 33.835 , 24</text:p>
      <text:p text:style-name="P1">4.04 , 34.34 , 24</text:p>
      <text:p text:style-name="P1">4.04 , 34.845 , 24</text:p>
      <text:p text:style-name="P1">4.04 , 35.35 , 24</text:p>
      <text:p text:style-name="P1">4.04 , 35.855 , 24</text:p>
      <text:p text:style-name="P1">4.04 , 36.36 , 24</text:p>
      <text:p text:style-name="P1">4.04 , 36.865 , 24</text:p>
      <text:p text:style-name="P1">4.04 , 37.37 , 24</text:p>
      <text:p text:style-name="P1"><text:soft-page-break/>4.04 , 37.875 , 24</text:p>
      <text:p text:style-name="P1">4.04 , 38.38 , 24</text:p>
      <text:p text:style-name="P1">4.04 , 38.885 , 24</text:p>
      <text:p text:style-name="P1">4.04 , 39.39 , 24</text:p>
      <text:p text:style-name="P1">4.04 , 39.895 , 24</text:p>
      <text:p text:style-name="P1">4.04 , 40.4 , 24</text:p>
      <text:p text:style-name="P1">4.04 , 40.905 , 24</text:p>
      <text:p text:style-name="P1">4.04 , 41.41 , 24</text:p>
      <text:p text:style-name="P1">4.04 , 41.915 , 24</text:p>
      <text:p text:style-name="P1">4.04 , 42.42 , 24</text:p>
      <text:p text:style-name="P1">4.04 , 42.925 , 24</text:p>
      <text:p text:style-name="P1">4.04 , 43.43 , 24</text:p>
      <text:p text:style-name="P1">4.04 , 43.935 , 24</text:p>
      <text:p text:style-name="P1">4.04 , 44.44 , 24</text:p>
      <text:p text:style-name="P1">4.04 , 44.945 , 24</text:p>
      <text:p text:style-name="P1">4.04 , 45.45 , 24</text:p>
      <text:p text:style-name="P1">4.04 , 45.955 , 24</text:p>
      <text:p text:style-name="P1">4.04 , 46.46 , 24</text:p>
      <text:p text:style-name="P1">4.04 , 46.965 , 24</text:p>
      <text:p text:style-name="P1">4.04 , 47.47 , 24</text:p>
      <text:p text:style-name="P1">4.04 , 47.975 , 24</text:p>
      <text:p text:style-name="P1">4.04 , 48.48 , 24</text:p>
      <text:p text:style-name="P1">4.04 , 48.985 , 24</text:p>
      <text:p text:style-name="P1">4.04 , 49.49 , 24</text:p>
      <text:p text:style-name="P1">4.04 , 49.995 , 24</text:p>
      <text:p text:style-name="P1">4.04 , 50.5 , 24</text:p>
      <text:p text:style-name="P1">4.545 , 0.0 , -9999</text:p>
      <text:p text:style-name="P1">4.545 , 0.505 , -9999</text:p>
      <text:p text:style-name="P1">4.545 , 1.01 , -9999</text:p>
      <text:p text:style-name="P1">4.545 , 1.515 , -9999</text:p>
      <text:p text:style-name="P1">4.545 , 2.02 , -9999</text:p>
      <text:p text:style-name="P1">4.545 , 2.525 , -9999</text:p>
      <text:p text:style-name="P1">4.545 , 3.03 , -9999</text:p>
      <text:p text:style-name="P1">4.545 , 3.535 , -9999</text:p>
      <text:p text:style-name="P1">4.545 , 4.04 , -9999</text:p>
      <text:p text:style-name="P1">4.545 , 4.545 , -9999</text:p>
      <text:p text:style-name="P1">4.545 , 5.05 , -9999</text:p>
      <text:p text:style-name="P1">4.545 , 5.555 , -9999</text:p>
      <text:p text:style-name="P1">4.545 , 6.06 , -9999</text:p>
      <text:p text:style-name="P1">4.545 , 6.565 , -9999</text:p>
      <text:p text:style-name="P1">4.545 , 7.07 , -9999</text:p>
      <text:p text:style-name="P1">4.545 , 7.575 , -9999</text:p>
      <text:p text:style-name="P1">4.545 , 8.08 , -9999</text:p>
      <text:p text:style-name="P1">4.545 , 8.585 , -9999</text:p>
      <text:p text:style-name="P1">4.545 , 9.09 , -9999</text:p>
      <text:p text:style-name="P1">4.545 , 9.595 , -9999</text:p>
      <text:p text:style-name="P1">4.545 , 10.1 , -9999</text:p>
      <text:p text:style-name="P1">4.545 , 10.605 , -9999</text:p>
      <text:p text:style-name="P1">4.545 , 11.11 , -9999</text:p>
      <text:p text:style-name="P1">4.545 , 11.615 , -9999</text:p>
      <text:p text:style-name="P1">4.545 , 12.12 , -9999</text:p>
      <text:p text:style-name="P1">4.545 , 12.625 , -9999</text:p>
      <text:p text:style-name="P1"><text:soft-page-break/>4.545 , 13.13 , -9999</text:p>
      <text:p text:style-name="P1">4.545 , 13.635 , -9999</text:p>
      <text:p text:style-name="P1">4.545 , 14.14 , -9999</text:p>
      <text:p text:style-name="P1">4.545 , 14.645 , -9999</text:p>
      <text:p text:style-name="P1">4.545 , 15.15 , -9999</text:p>
      <text:p text:style-name="P1">4.545 , 15.655 , -9999</text:p>
      <text:p text:style-name="P1">4.545 , 16.16 , -9999</text:p>
      <text:p text:style-name="P1">4.545 , 16.665 , -9999</text:p>
      <text:p text:style-name="P1">4.545 , 17.17 , -9999</text:p>
      <text:p text:style-name="P1">4.545 , 17.675 , -9999</text:p>
      <text:p text:style-name="P1">4.545 , 18.18 , -9999</text:p>
      <text:p text:style-name="P1">4.545 , 18.685 , -9999</text:p>
      <text:p text:style-name="P1">4.545 , 19.19 , -9999</text:p>
      <text:p text:style-name="P1">4.545 , 19.695 , -9999</text:p>
      <text:p text:style-name="P1">4.545 , 20.2 , -9999</text:p>
      <text:p text:style-name="P1">4.545 , 20.705 , 26.875</text:p>
      <text:p text:style-name="P1">4.545 , 21.21 , 26.75</text:p>
      <text:p text:style-name="P1">4.545 , 21.715 , 26.625</text:p>
      <text:p text:style-name="P1">4.545 , 22.22 , 26.5</text:p>
      <text:p text:style-name="P1">4.545 , 22.725 , 26.375</text:p>
      <text:p text:style-name="P1">4.545 , 23.23 , 26.25</text:p>
      <text:p text:style-name="P1">4.545 , 23.735 , 26.125</text:p>
      <text:p text:style-name="P1">4.545 , 24.24 , 26</text:p>
      <text:p text:style-name="P1">4.545 , 24.745 , 25.875</text:p>
      <text:p text:style-name="P1">4.545 , 25.25 , 25.75</text:p>
      <text:p text:style-name="P1">4.545 , 25.755 , 25.625</text:p>
      <text:p text:style-name="P1">4.545 , 26.26 , 25.5</text:p>
      <text:p text:style-name="P1">4.545 , 26.765 , 25.375</text:p>
      <text:p text:style-name="P1">4.545 , 27.27 , 25.25</text:p>
      <text:p text:style-name="P1">4.545 , 27.775 , 25.125</text:p>
      <text:p text:style-name="P1">4.545 , 28.28 , 25</text:p>
      <text:p text:style-name="P1">4.545 , 28.785 , 24.875</text:p>
      <text:p text:style-name="P1">4.545 , 29.29 , 24.75</text:p>
      <text:p text:style-name="P1">4.545 , 29.795 , 24.625</text:p>
      <text:p text:style-name="P1">4.545 , 30.3 , 24.5</text:p>
      <text:p text:style-name="P1">4.545 , 30.805 , 24.375</text:p>
      <text:p text:style-name="P1">4.545 , 31.31 , 24.25</text:p>
      <text:p text:style-name="P1">4.545 , 31.815 , 24.125</text:p>
      <text:p text:style-name="P1">4.545 , 32.32 , 24</text:p>
      <text:p text:style-name="P1">4.545 , 32.825 , 24</text:p>
      <text:p text:style-name="P1">4.545 , 33.33 , 24</text:p>
      <text:p text:style-name="P1">4.545 , 33.835 , 24</text:p>
      <text:p text:style-name="P1">4.545 , 34.34 , 24</text:p>
      <text:p text:style-name="P1">4.545 , 34.845 , 24</text:p>
      <text:p text:style-name="P1">4.545 , 35.35 , 24</text:p>
      <text:p text:style-name="P1">4.545 , 35.855 , 24</text:p>
      <text:p text:style-name="P1">4.545 , 36.36 , 24</text:p>
      <text:p text:style-name="P1">4.545 , 36.865 , 24</text:p>
      <text:p text:style-name="P1">4.545 , 37.37 , 24</text:p>
      <text:p text:style-name="P1">4.545 , 37.875 , 24</text:p>
      <text:p text:style-name="P1">4.545 , 38.38 , 24</text:p>
      <text:p text:style-name="P1">4.545 , 38.885 , 24</text:p>
      <text:p text:style-name="P1"><text:soft-page-break/>4.545 , 39.39 , 24</text:p>
      <text:p text:style-name="P1">4.545 , 39.895 , 24</text:p>
      <text:p text:style-name="P1">4.545 , 40.4 , 24</text:p>
      <text:p text:style-name="P1">4.545 , 40.905 , 24</text:p>
      <text:p text:style-name="P1">4.545 , 41.41 , 24</text:p>
      <text:p text:style-name="P1">4.545 , 41.915 , 24</text:p>
      <text:p text:style-name="P1">4.545 , 42.42 , 24</text:p>
      <text:p text:style-name="P1">4.545 , 42.925 , 24</text:p>
      <text:p text:style-name="P1">4.545 , 43.43 , 24</text:p>
      <text:p text:style-name="P1">4.545 , 43.935 , 24</text:p>
      <text:p text:style-name="P1">4.545 , 44.44 , 24</text:p>
      <text:p text:style-name="P1">4.545 , 44.945 , 24</text:p>
      <text:p text:style-name="P1">4.545 , 45.45 , 24</text:p>
      <text:p text:style-name="P1">4.545 , 45.955 , 24</text:p>
      <text:p text:style-name="P1">4.545 , 46.46 , 24</text:p>
      <text:p text:style-name="P1">4.545 , 46.965 , 24</text:p>
      <text:p text:style-name="P1">4.545 , 47.47 , 24</text:p>
      <text:p text:style-name="P1">4.545 , 47.975 , 24</text:p>
      <text:p text:style-name="P1">4.545 , 48.48 , 24</text:p>
      <text:p text:style-name="P1">4.545 , 48.985 , 24</text:p>
      <text:p text:style-name="P1">4.545 , 49.49 , 24</text:p>
      <text:p text:style-name="P1">4.545 , 49.995 , 24</text:p>
      <text:p text:style-name="P1">4.545 , 50.5 , 24</text:p>
      <text:p text:style-name="P1">5.05 , 0.0 , -9999</text:p>
      <text:p text:style-name="P1">5.05 , 0.505 , -9999</text:p>
      <text:p text:style-name="P1">5.05 , 1.01 , -9999</text:p>
      <text:p text:style-name="P1">5.05 , 1.515 , -9999</text:p>
      <text:p text:style-name="P1">5.05 , 2.02 , -9999</text:p>
      <text:p text:style-name="P1">5.05 , 2.525 , -9999</text:p>
      <text:p text:style-name="P1">5.05 , 3.03 , -9999</text:p>
      <text:p text:style-name="P1">5.05 , 3.535 , -9999</text:p>
      <text:p text:style-name="P1">5.05 , 4.04 , -9999</text:p>
      <text:p text:style-name="P1">5.05 , 4.545 , -9999</text:p>
      <text:p text:style-name="P1">5.05 , 5.05 , -9999</text:p>
      <text:p text:style-name="P1">5.05 , 5.555 , -9999</text:p>
      <text:p text:style-name="P1">5.05 , 6.06 , -9999</text:p>
      <text:p text:style-name="P1">5.05 , 6.565 , -9999</text:p>
      <text:p text:style-name="P1">5.05 , 7.07 , -9999</text:p>
      <text:p text:style-name="P1">5.05 , 7.575 , -9999</text:p>
      <text:p text:style-name="P1">5.05 , 8.08 , -9999</text:p>
      <text:p text:style-name="P1">5.05 , 8.585 , -9999</text:p>
      <text:p text:style-name="P1">5.05 , 9.09 , -9999</text:p>
      <text:p text:style-name="P1">5.05 , 9.595 , -9999</text:p>
      <text:p text:style-name="P1">5.05 , 10.1 , -9999</text:p>
      <text:p text:style-name="P1">5.05 , 10.605 , -9999</text:p>
      <text:p text:style-name="P1">5.05 , 11.11 , -9999</text:p>
      <text:p text:style-name="P1">5.05 , 11.615 , -9999</text:p>
      <text:p text:style-name="P1">5.05 , 12.12 , -9999</text:p>
      <text:p text:style-name="P1">5.05 , 12.625 , -9999</text:p>
      <text:p text:style-name="P1">5.05 , 13.13 , -9999</text:p>
      <text:p text:style-name="P1">5.05 , 13.635 , -9999</text:p>
      <text:p text:style-name="P1">5.05 , 14.14 , -9999</text:p>
      <text:p text:style-name="P1"><text:soft-page-break/>5.05 , 14.645 , -9999</text:p>
      <text:p text:style-name="P1">5.05 , 15.15 , -9999</text:p>
      <text:p text:style-name="P1">5.05 , 15.655 , -9999</text:p>
      <text:p text:style-name="P1">5.05 , 16.16 , -9999</text:p>
      <text:p text:style-name="P1">5.05 , 16.665 , -9999</text:p>
      <text:p text:style-name="P1">5.05 , 17.17 , -9999</text:p>
      <text:p text:style-name="P1">5.05 , 17.675 , -9999</text:p>
      <text:p text:style-name="P1">5.05 , 18.18 , -9999</text:p>
      <text:p text:style-name="P1">5.05 , 18.685 , -9999</text:p>
      <text:p text:style-name="P1">5.05 , 19.19 , -9999</text:p>
      <text:p text:style-name="P1">5.05 , 19.695 , -9999</text:p>
      <text:p text:style-name="P1">5.05 , 20.2 , -9999</text:p>
      <text:p text:style-name="P1">5.05 , 20.705 , 26.875</text:p>
      <text:p text:style-name="P1">5.05 , 21.21 , 26.75</text:p>
      <text:p text:style-name="P1">5.05 , 21.715 , 26.625</text:p>
      <text:p text:style-name="P1">5.05 , 22.22 , 26.5</text:p>
      <text:p text:style-name="P1">5.05 , 22.725 , 26.375</text:p>
      <text:p text:style-name="P1">5.05 , 23.23 , 26.25</text:p>
      <text:p text:style-name="P1">5.05 , 23.735 , 26.125</text:p>
      <text:p text:style-name="P1">5.05 , 24.24 , 26</text:p>
      <text:p text:style-name="P1">5.05 , 24.745 , 25.875</text:p>
      <text:p text:style-name="P1">5.05 , 25.25 , 25.75</text:p>
      <text:p text:style-name="P1">5.05 , 25.755 , 25.625</text:p>
      <text:p text:style-name="P1">5.05 , 26.26 , 25.5</text:p>
      <text:p text:style-name="P1">5.05 , 26.765 , 25.375</text:p>
      <text:p text:style-name="P1">5.05 , 27.27 , 25.25</text:p>
      <text:p text:style-name="P1">5.05 , 27.775 , 25.125</text:p>
      <text:p text:style-name="P1">5.05 , 28.28 , 25</text:p>
      <text:p text:style-name="P1">5.05 , 28.785 , 24.875</text:p>
      <text:p text:style-name="P1">5.05 , 29.29 , 24.75</text:p>
      <text:p text:style-name="P1">5.05 , 29.795 , 24.625</text:p>
      <text:p text:style-name="P1">5.05 , 30.3 , 24.5</text:p>
      <text:p text:style-name="P1">5.05 , 30.805 , 24.375</text:p>
      <text:p text:style-name="P1">5.05 , 31.31 , 24.25</text:p>
      <text:p text:style-name="P1">5.05 , 31.815 , 24.125</text:p>
      <text:p text:style-name="P1">5.05 , 32.32 , 24</text:p>
      <text:p text:style-name="P1">5.05 , 32.825 , 24</text:p>
      <text:p text:style-name="P1">5.05 , 33.33 , 24</text:p>
      <text:p text:style-name="P1">5.05 , 33.835 , 24</text:p>
      <text:p text:style-name="P1">5.05 , 34.34 , 24</text:p>
      <text:p text:style-name="P1">5.05 , 34.845 , 24</text:p>
      <text:p text:style-name="P1">5.05 , 35.35 , 24</text:p>
      <text:p text:style-name="P1">5.05 , 35.855 , 24</text:p>
      <text:p text:style-name="P1">5.05 , 36.36 , 24</text:p>
      <text:p text:style-name="P1">5.05 , 36.865 , 24</text:p>
      <text:p text:style-name="P1">5.05 , 37.37 , 24</text:p>
      <text:p text:style-name="P1">5.05 , 37.875 , 24</text:p>
      <text:p text:style-name="P1">5.05 , 38.38 , 24</text:p>
      <text:p text:style-name="P1">5.05 , 38.885 , 24</text:p>
      <text:p text:style-name="P1">5.05 , 39.39 , 24</text:p>
      <text:p text:style-name="P1">5.05 , 39.895 , 24</text:p>
      <text:p text:style-name="P1">5.05 , 40.4 , 24</text:p>
      <text:p text:style-name="P1"><text:soft-page-break/>5.05 , 40.905 , 24</text:p>
      <text:p text:style-name="P1">5.05 , 41.41 , 24</text:p>
      <text:p text:style-name="P1">5.05 , 41.915 , 24</text:p>
      <text:p text:style-name="P1">5.05 , 42.42 , 24</text:p>
      <text:p text:style-name="P1">5.05 , 42.925 , 24</text:p>
      <text:p text:style-name="P1">5.05 , 43.43 , 24</text:p>
      <text:p text:style-name="P1">5.05 , 43.935 , 24</text:p>
      <text:p text:style-name="P1">5.05 , 44.44 , 24</text:p>
      <text:p text:style-name="P1">5.05 , 44.945 , 24</text:p>
      <text:p text:style-name="P1">5.05 , 45.45 , 24</text:p>
      <text:p text:style-name="P1">5.05 , 45.955 , 24</text:p>
      <text:p text:style-name="P1">5.05 , 46.46 , 24</text:p>
      <text:p text:style-name="P1">5.05 , 46.965 , 24</text:p>
      <text:p text:style-name="P1">5.05 , 47.47 , 24</text:p>
      <text:p text:style-name="P1">5.05 , 47.975 , 24</text:p>
      <text:p text:style-name="P1">5.05 , 48.48 , 24</text:p>
      <text:p text:style-name="P1">5.05 , 48.985 , 24</text:p>
      <text:p text:style-name="P1">5.05 , 49.49 , 24</text:p>
      <text:p text:style-name="P1">5.05 , 49.995 , 24</text:p>
      <text:p text:style-name="P1">5.05 , 50.5 , 24</text:p>
      <text:p text:style-name="P1">5.555 , 0.0 , -9999</text:p>
      <text:p text:style-name="P1">5.555 , 0.505 , -9999</text:p>
      <text:p text:style-name="P1">5.555 , 1.01 , -9999</text:p>
      <text:p text:style-name="P1">5.555 , 1.515 , -9999</text:p>
      <text:p text:style-name="P1">5.555 , 2.02 , -9999</text:p>
      <text:p text:style-name="P1">5.555 , 2.525 , -9999</text:p>
      <text:p text:style-name="P1">5.555 , 3.03 , -9999</text:p>
      <text:p text:style-name="P1">5.555 , 3.535 , -9999</text:p>
      <text:p text:style-name="P1">5.555 , 4.04 , -9999</text:p>
      <text:p text:style-name="P1">5.555 , 4.545 , -9999</text:p>
      <text:p text:style-name="P1">5.555 , 5.05 , -9999</text:p>
      <text:p text:style-name="P1">5.555 , 5.555 , -9999</text:p>
      <text:p text:style-name="P1">5.555 , 6.06 , -9999</text:p>
      <text:p text:style-name="P1">5.555 , 6.565 , -9999</text:p>
      <text:p text:style-name="P1">5.555 , 7.07 , -9999</text:p>
      <text:p text:style-name="P1">5.555 , 7.575 , -9999</text:p>
      <text:p text:style-name="P1">5.555 , 8.08 , -9999</text:p>
      <text:p text:style-name="P1">5.555 , 8.585 , -9999</text:p>
      <text:p text:style-name="P1">5.555 , 9.09 , -9999</text:p>
      <text:p text:style-name="P1">5.555 , 9.595 , -9999</text:p>
      <text:p text:style-name="P1">5.555 , 10.1 , -9999</text:p>
      <text:p text:style-name="P1">5.555 , 10.605 , -9999</text:p>
      <text:p text:style-name="P1">5.555 , 11.11 , -9999</text:p>
      <text:p text:style-name="P1">5.555 , 11.615 , -9999</text:p>
      <text:p text:style-name="P1">5.555 , 12.12 , -9999</text:p>
      <text:p text:style-name="P1">5.555 , 12.625 , -9999</text:p>
      <text:p text:style-name="P1">5.555 , 13.13 , -9999</text:p>
      <text:p text:style-name="P1">5.555 , 13.635 , -9999</text:p>
      <text:p text:style-name="P1">5.555 , 14.14 , -9999</text:p>
      <text:p text:style-name="P1">5.555 , 14.645 , -9999</text:p>
      <text:p text:style-name="P1">5.555 , 15.15 , -9999</text:p>
      <text:p text:style-name="P1">5.555 , 15.655 , -9999</text:p>
      <text:p text:style-name="P1"><text:soft-page-break/>5.555 , 16.16 , -9999</text:p>
      <text:p text:style-name="P1">5.555 , 16.665 , -9999</text:p>
      <text:p text:style-name="P1">5.555 , 17.17 , -9999</text:p>
      <text:p text:style-name="P1">5.555 , 17.675 , -9999</text:p>
      <text:p text:style-name="P1">5.555 , 18.18 , -9999</text:p>
      <text:p text:style-name="P1">5.555 , 18.685 , -9999</text:p>
      <text:p text:style-name="P1">5.555 , 19.19 , -9999</text:p>
      <text:p text:style-name="P1">5.555 , 19.695 , -9999</text:p>
      <text:p text:style-name="P1">5.555 , 20.2 , -9999</text:p>
      <text:p text:style-name="P1">5.555 , 20.705 , 26.875</text:p>
      <text:p text:style-name="P1">5.555 , 21.21 , 26.75</text:p>
      <text:p text:style-name="P1">5.555 , 21.715 , 26.625</text:p>
      <text:p text:style-name="P1">5.555 , 22.22 , 26.5</text:p>
      <text:p text:style-name="P1">5.555 , 22.725 , 26.375</text:p>
      <text:p text:style-name="P1">5.555 , 23.23 , 26.25</text:p>
      <text:p text:style-name="P1">5.555 , 23.735 , 26.125</text:p>
      <text:p text:style-name="P1">5.555 , 24.24 , 26</text:p>
      <text:p text:style-name="P1">5.555 , 24.745 , 25.875</text:p>
      <text:p text:style-name="P1">5.555 , 25.25 , 25.75</text:p>
      <text:p text:style-name="P1">5.555 , 25.755 , 25.625</text:p>
      <text:p text:style-name="P1">5.555 , 26.26 , 25.5</text:p>
      <text:p text:style-name="P1">5.555 , 26.765 , 25.375</text:p>
      <text:p text:style-name="P1">5.555 , 27.27 , 25.25</text:p>
      <text:p text:style-name="P1">5.555 , 27.775 , 25.125</text:p>
      <text:p text:style-name="P1">5.555 , 28.28 , 25</text:p>
      <text:p text:style-name="P1">5.555 , 28.785 , 24.875</text:p>
      <text:p text:style-name="P1">5.555 , 29.29 , 24.75</text:p>
      <text:p text:style-name="P1">5.555 , 29.795 , 24.625</text:p>
      <text:p text:style-name="P1">5.555 , 30.3 , 24.5</text:p>
      <text:p text:style-name="P1">5.555 , 30.805 , 24.375</text:p>
      <text:p text:style-name="P1">5.555 , 31.31 , 24.25</text:p>
      <text:p text:style-name="P1">5.555 , 31.815 , 24.125</text:p>
      <text:p text:style-name="P1">5.555 , 32.32 , 24</text:p>
      <text:p text:style-name="P1">5.555 , 32.825 , 24</text:p>
      <text:p text:style-name="P1">5.555 , 33.33 , 24</text:p>
      <text:p text:style-name="P1">5.555 , 33.835 , 24</text:p>
      <text:p text:style-name="P1">5.555 , 34.34 , 24</text:p>
      <text:p text:style-name="P1">5.555 , 34.845 , 24</text:p>
      <text:p text:style-name="P1">5.555 , 35.35 , 24</text:p>
      <text:p text:style-name="P1">5.555 , 35.855 , 24</text:p>
      <text:p text:style-name="P1">5.555 , 36.36 , 24</text:p>
      <text:p text:style-name="P1">5.555 , 36.865 , 24</text:p>
      <text:p text:style-name="P1">5.555 , 37.37 , 24</text:p>
      <text:p text:style-name="P1">5.555 , 37.875 , 24</text:p>
      <text:p text:style-name="P1">5.555 , 38.38 , 24</text:p>
      <text:p text:style-name="P1">5.555 , 38.885 , 24</text:p>
      <text:p text:style-name="P1">5.555 , 39.39 , 24</text:p>
      <text:p text:style-name="P1">5.555 , 39.895 , 24</text:p>
      <text:p text:style-name="P1">5.555 , 40.4 , 24</text:p>
      <text:p text:style-name="P1">5.555 , 40.905 , 24</text:p>
      <text:p text:style-name="P1">5.555 , 41.41 , 24</text:p>
      <text:p text:style-name="P1">5.555 , 41.915 , 24</text:p>
      <text:p text:style-name="P1"><text:soft-page-break/>5.555 , 42.42 , 24</text:p>
      <text:p text:style-name="P1">5.555 , 42.925 , 24</text:p>
      <text:p text:style-name="P1">5.555 , 43.43 , 24</text:p>
      <text:p text:style-name="P1">5.555 , 43.935 , 24</text:p>
      <text:p text:style-name="P1">5.555 , 44.44 , 24</text:p>
      <text:p text:style-name="P1">5.555 , 44.945 , 24</text:p>
      <text:p text:style-name="P1">5.555 , 45.45 , 24</text:p>
      <text:p text:style-name="P1">5.555 , 45.955 , 24</text:p>
      <text:p text:style-name="P1">5.555 , 46.46 , 24</text:p>
      <text:p text:style-name="P1">5.555 , 46.965 , 24</text:p>
      <text:p text:style-name="P1">5.555 , 47.47 , 24</text:p>
      <text:p text:style-name="P1">5.555 , 47.975 , 24</text:p>
      <text:p text:style-name="P1">5.555 , 48.48 , 24</text:p>
      <text:p text:style-name="P1">5.555 , 48.985 , 24</text:p>
      <text:p text:style-name="P1">5.555 , 49.49 , 24</text:p>
      <text:p text:style-name="P1">5.555 , 49.995 , 24</text:p>
      <text:p text:style-name="P1">5.555 , 50.5 , 24</text:p>
      <text:p text:style-name="P1">6.06 , 0.0 , -9999</text:p>
      <text:p text:style-name="P1">6.06 , 0.505 , -9999</text:p>
      <text:p text:style-name="P1">6.06 , 1.01 , -9999</text:p>
      <text:p text:style-name="P1">6.06 , 1.515 , -9999</text:p>
      <text:p text:style-name="P1">6.06 , 2.02 , -9999</text:p>
      <text:p text:style-name="P1">6.06 , 2.525 , -9999</text:p>
      <text:p text:style-name="P1">6.06 , 3.03 , -9999</text:p>
      <text:p text:style-name="P1">6.06 , 3.535 , -9999</text:p>
      <text:p text:style-name="P1">6.06 , 4.04 , -9999</text:p>
      <text:p text:style-name="P1">6.06 , 4.545 , -9999</text:p>
      <text:p text:style-name="P1">6.06 , 5.05 , -9999</text:p>
      <text:p text:style-name="P1">6.06 , 5.555 , -9999</text:p>
      <text:p text:style-name="P1">6.06 , 6.06 , -9999</text:p>
      <text:p text:style-name="P1">6.06 , 6.565 , -9999</text:p>
      <text:p text:style-name="P1">6.06 , 7.07 , -9999</text:p>
      <text:p text:style-name="P1">6.06 , 7.575 , -9999</text:p>
      <text:p text:style-name="P1">6.06 , 8.08 , -9999</text:p>
      <text:p text:style-name="P1">6.06 , 8.585 , -9999</text:p>
      <text:p text:style-name="P1">6.06 , 9.09 , -9999</text:p>
      <text:p text:style-name="P1">6.06 , 9.595 , -9999</text:p>
      <text:p text:style-name="P1">6.06 , 10.1 , -9999</text:p>
      <text:p text:style-name="P1">6.06 , 10.605 , -9999</text:p>
      <text:p text:style-name="P1">6.06 , 11.11 , -9999</text:p>
      <text:p text:style-name="P1">6.06 , 11.615 , -9999</text:p>
      <text:p text:style-name="P1">6.06 , 12.12 , -9999</text:p>
      <text:p text:style-name="P1">6.06 , 12.625 , -9999</text:p>
      <text:p text:style-name="P1">6.06 , 13.13 , -9999</text:p>
      <text:p text:style-name="P1">6.06 , 13.635 , -9999</text:p>
      <text:p text:style-name="P1">6.06 , 14.14 , -9999</text:p>
      <text:p text:style-name="P1">6.06 , 14.645 , -9999</text:p>
      <text:p text:style-name="P1">6.06 , 15.15 , -9999</text:p>
      <text:p text:style-name="P1">6.06 , 15.655 , -9999</text:p>
      <text:p text:style-name="P1">6.06 , 16.16 , -9999</text:p>
      <text:p text:style-name="P1">6.06 , 16.665 , -9999</text:p>
      <text:p text:style-name="P1">6.06 , 17.17 , -9999</text:p>
      <text:p text:style-name="P1"><text:soft-page-break/>6.06 , 17.675 , -9999</text:p>
      <text:p text:style-name="P1">6.06 , 18.18 , -9999</text:p>
      <text:p text:style-name="P1">6.06 , 18.685 , -9999</text:p>
      <text:p text:style-name="P1">6.06 , 19.19 , -9999</text:p>
      <text:p text:style-name="P1">6.06 , 19.695 , -9999</text:p>
      <text:p text:style-name="P1">6.06 , 20.2 , -9999</text:p>
      <text:p text:style-name="P1">6.06 , 20.705 , 26.875</text:p>
      <text:p text:style-name="P1">6.06 , 21.21 , 26.75</text:p>
      <text:p text:style-name="P1">6.06 , 21.715 , 26.625</text:p>
      <text:p text:style-name="P1">6.06 , 22.22 , 26.5</text:p>
      <text:p text:style-name="P1">6.06 , 22.725 , 26.375</text:p>
      <text:p text:style-name="P1">6.06 , 23.23 , 26.25</text:p>
      <text:p text:style-name="P1">6.06 , 23.735 , 26.125</text:p>
      <text:p text:style-name="P1">6.06 , 24.24 , 26</text:p>
      <text:p text:style-name="P1">6.06 , 24.745 , 25.875</text:p>
      <text:p text:style-name="P1">6.06 , 25.25 , 25.75</text:p>
      <text:p text:style-name="P1">6.06 , 25.755 , 25.625</text:p>
      <text:p text:style-name="P1">6.06 , 26.26 , 25.5</text:p>
      <text:p text:style-name="P1">6.06 , 26.765 , 25.375</text:p>
      <text:p text:style-name="P1">6.06 , 27.27 , 25.25</text:p>
      <text:p text:style-name="P1">6.06 , 27.775 , 25.125</text:p>
      <text:p text:style-name="P1">6.06 , 28.28 , 25</text:p>
      <text:p text:style-name="P1">6.06 , 28.785 , 24.875</text:p>
      <text:p text:style-name="P1">6.06 , 29.29 , 24.75</text:p>
      <text:p text:style-name="P1">6.06 , 29.795 , 24.625</text:p>
      <text:p text:style-name="P1">6.06 , 30.3 , 24.5</text:p>
      <text:p text:style-name="P1">6.06 , 30.805 , 24.375</text:p>
      <text:p text:style-name="P1">6.06 , 31.31 , 24.25</text:p>
      <text:p text:style-name="P1">6.06 , 31.815 , 24.125</text:p>
      <text:p text:style-name="P1">6.06 , 32.32 , 24</text:p>
      <text:p text:style-name="P1">6.06 , 32.825 , 24</text:p>
      <text:p text:style-name="P1">6.06 , 33.33 , 24</text:p>
      <text:p text:style-name="P1">6.06 , 33.835 , 24</text:p>
      <text:p text:style-name="P1">6.06 , 34.34 , 24</text:p>
      <text:p text:style-name="P1">6.06 , 34.845 , 24</text:p>
      <text:p text:style-name="P1">6.06 , 35.35 , 24</text:p>
      <text:p text:style-name="P1">6.06 , 35.855 , 24</text:p>
      <text:p text:style-name="P1">6.06 , 36.36 , 24</text:p>
      <text:p text:style-name="P1">6.06 , 36.865 , 24</text:p>
      <text:p text:style-name="P1">6.06 , 37.37 , 24</text:p>
      <text:p text:style-name="P1">6.06 , 37.875 , 24</text:p>
      <text:p text:style-name="P1">6.06 , 38.38 , 24</text:p>
      <text:p text:style-name="P1">6.06 , 38.885 , 24</text:p>
      <text:p text:style-name="P1">6.06 , 39.39 , 24</text:p>
      <text:p text:style-name="P1">6.06 , 39.895 , 24</text:p>
      <text:p text:style-name="P1">6.06 , 40.4 , 24</text:p>
      <text:p text:style-name="P1">6.06 , 40.905 , 24</text:p>
      <text:p text:style-name="P1">6.06 , 41.41 , 24</text:p>
      <text:p text:style-name="P1">6.06 , 41.915 , 24</text:p>
      <text:p text:style-name="P1">6.06 , 42.42 , 24</text:p>
      <text:p text:style-name="P1">6.06 , 42.925 , 24</text:p>
      <text:p text:style-name="P1">6.06 , 43.43 , 24</text:p>
      <text:p text:style-name="P1"><text:soft-page-break/>6.06 , 43.935 , 24</text:p>
      <text:p text:style-name="P1">6.06 , 44.44 , 24</text:p>
      <text:p text:style-name="P1">6.06 , 44.945 , 24</text:p>
      <text:p text:style-name="P1">6.06 , 45.45 , 24</text:p>
      <text:p text:style-name="P1">6.06 , 45.955 , 24</text:p>
      <text:p text:style-name="P1">6.06 , 46.46 , 24</text:p>
      <text:p text:style-name="P1">6.06 , 46.965 , 24</text:p>
      <text:p text:style-name="P1">6.06 , 47.47 , 24</text:p>
      <text:p text:style-name="P1">6.06 , 47.975 , 24</text:p>
      <text:p text:style-name="P1">6.06 , 48.48 , 24</text:p>
      <text:p text:style-name="P1">6.06 , 48.985 , 24</text:p>
      <text:p text:style-name="P1">6.06 , 49.49 , 24</text:p>
      <text:p text:style-name="P1">6.06 , 49.995 , 24</text:p>
      <text:p text:style-name="P1">6.06 , 50.5 , 24</text:p>
      <text:p text:style-name="P1">6.565 , 0.0 , -9999</text:p>
      <text:p text:style-name="P1">6.565 , 0.505 , -9999</text:p>
      <text:p text:style-name="P1">6.565 , 1.01 , -9999</text:p>
      <text:p text:style-name="P1">6.565 , 1.515 , -9999</text:p>
      <text:p text:style-name="P1">6.565 , 2.02 , -9999</text:p>
      <text:p text:style-name="P1">6.565 , 2.525 , -9999</text:p>
      <text:p text:style-name="P1">6.565 , 3.03 , -9999</text:p>
      <text:p text:style-name="P1">6.565 , 3.535 , -9999</text:p>
      <text:p text:style-name="P1">6.565 , 4.04 , -9999</text:p>
      <text:p text:style-name="P1">6.565 , 4.545 , -9999</text:p>
      <text:p text:style-name="P1">6.565 , 5.05 , -9999</text:p>
      <text:p text:style-name="P1">6.565 , 5.555 , -9999</text:p>
      <text:p text:style-name="P1">6.565 , 6.06 , -9999</text:p>
      <text:p text:style-name="P1">6.565 , 6.565 , -9999</text:p>
      <text:p text:style-name="P1">6.565 , 7.07 , -9999</text:p>
      <text:p text:style-name="P1">6.565 , 7.575 , -9999</text:p>
      <text:p text:style-name="P1">6.565 , 8.08 , -9999</text:p>
      <text:p text:style-name="P1">6.565 , 8.585 , -9999</text:p>
      <text:p text:style-name="P1">6.565 , 9.09 , -9999</text:p>
      <text:p text:style-name="P1">6.565 , 9.595 , -9999</text:p>
      <text:p text:style-name="P1">6.565 , 10.1 , -9999</text:p>
      <text:p text:style-name="P1">6.565 , 10.605 , -9999</text:p>
      <text:p text:style-name="P1">6.565 , 11.11 , -9999</text:p>
      <text:p text:style-name="P1">6.565 , 11.615 , -9999</text:p>
      <text:p text:style-name="P1">6.565 , 12.12 , -9999</text:p>
      <text:p text:style-name="P1">6.565 , 12.625 , -9999</text:p>
      <text:p text:style-name="P1">6.565 , 13.13 , -9999</text:p>
      <text:p text:style-name="P1">6.565 , 13.635 , -9999</text:p>
      <text:p text:style-name="P1">6.565 , 14.14 , -9999</text:p>
      <text:p text:style-name="P1">6.565 , 14.645 , -9999</text:p>
      <text:p text:style-name="P1">6.565 , 15.15 , -9999</text:p>
      <text:p text:style-name="P1">6.565 , 15.655 , -9999</text:p>
      <text:p text:style-name="P1">6.565 , 16.16 , -9999</text:p>
      <text:p text:style-name="P1">6.565 , 16.665 , -9999</text:p>
      <text:p text:style-name="P1">6.565 , 17.17 , -9999</text:p>
      <text:p text:style-name="P1">6.565 , 17.675 , -9999</text:p>
      <text:p text:style-name="P1">6.565 , 18.18 , -9999</text:p>
      <text:p text:style-name="P1">6.565 , 18.685 , -9999</text:p>
      <text:p text:style-name="P1"><text:soft-page-break/>6.565 , 19.19 , -9999</text:p>
      <text:p text:style-name="P1">6.565 , 19.695 , -9999</text:p>
      <text:p text:style-name="P1">6.565 , 20.2 , -9999</text:p>
      <text:p text:style-name="P1">6.565 , 20.705 , 26.875</text:p>
      <text:p text:style-name="P1">6.565 , 21.21 , 26.75</text:p>
      <text:p text:style-name="P1">6.565 , 21.715 , 26.625</text:p>
      <text:p text:style-name="P1">6.565 , 22.22 , 26.5</text:p>
      <text:p text:style-name="P1">6.565 , 22.725 , 26.375</text:p>
      <text:p text:style-name="P1">6.565 , 23.23 , 26.25</text:p>
      <text:p text:style-name="P1">6.565 , 23.735 , 26.125</text:p>
      <text:p text:style-name="P1">6.565 , 24.24 , 26</text:p>
      <text:p text:style-name="P1">6.565 , 24.745 , 25.875</text:p>
      <text:p text:style-name="P1">6.565 , 25.25 , 25.75</text:p>
      <text:p text:style-name="P1">6.565 , 25.755 , 25.625</text:p>
      <text:p text:style-name="P1">6.565 , 26.26 , 25.5</text:p>
      <text:p text:style-name="P1">6.565 , 26.765 , 25.375</text:p>
      <text:p text:style-name="P1">6.565 , 27.27 , 25.25</text:p>
      <text:p text:style-name="P1">6.565 , 27.775 , 25.125</text:p>
      <text:p text:style-name="P1">6.565 , 28.28 , 25</text:p>
      <text:p text:style-name="P1">6.565 , 28.785 , 24.875</text:p>
      <text:p text:style-name="P1">6.565 , 29.29 , 24.75</text:p>
      <text:p text:style-name="P1">6.565 , 29.795 , 24.625</text:p>
      <text:p text:style-name="P1">6.565 , 30.3 , 24.5</text:p>
      <text:p text:style-name="P1">6.565 , 30.805 , 24.375</text:p>
      <text:p text:style-name="P1">6.565 , 31.31 , 24.25</text:p>
      <text:p text:style-name="P1">6.565 , 31.815 , 24.125</text:p>
      <text:p text:style-name="P1">6.565 , 32.32 , 24</text:p>
      <text:p text:style-name="P1">6.565 , 32.825 , 24</text:p>
      <text:p text:style-name="P1">6.565 , 33.33 , 24</text:p>
      <text:p text:style-name="P1">6.565 , 33.835 , 24</text:p>
      <text:p text:style-name="P1">6.565 , 34.34 , 24</text:p>
      <text:p text:style-name="P1">6.565 , 34.845 , 24</text:p>
      <text:p text:style-name="P1">6.565 , 35.35 , 24</text:p>
      <text:p text:style-name="P1">6.565 , 35.855 , 24</text:p>
      <text:p text:style-name="P1">6.565 , 36.36 , 24</text:p>
      <text:p text:style-name="P1">6.565 , 36.865 , 24</text:p>
      <text:p text:style-name="P1">6.565 , 37.37 , 24</text:p>
      <text:p text:style-name="P1">6.565 , 37.875 , 24</text:p>
      <text:p text:style-name="P1">6.565 , 38.38 , 24</text:p>
      <text:p text:style-name="P1">6.565 , 38.885 , 24</text:p>
      <text:p text:style-name="P1">6.565 , 39.39 , 24</text:p>
      <text:p text:style-name="P1">6.565 , 39.895 , 24</text:p>
      <text:p text:style-name="P1">6.565 , 40.4 , 24</text:p>
      <text:p text:style-name="P1">6.565 , 40.905 , 24</text:p>
      <text:p text:style-name="P1">6.565 , 41.41 , 24</text:p>
      <text:p text:style-name="P1">6.565 , 41.915 , 24</text:p>
      <text:p text:style-name="P1">6.565 , 42.42 , 24</text:p>
      <text:p text:style-name="P1">6.565 , 42.925 , 24</text:p>
      <text:p text:style-name="P1">6.565 , 43.43 , 24</text:p>
      <text:p text:style-name="P1">6.565 , 43.935 , 24</text:p>
      <text:p text:style-name="P1">6.565 , 44.44 , 24</text:p>
      <text:p text:style-name="P1">6.565 , 44.945 , 24</text:p>
      <text:p text:style-name="P1"><text:soft-page-break/>6.565 , 45.45 , 24</text:p>
      <text:p text:style-name="P1">6.565 , 45.955 , 24</text:p>
      <text:p text:style-name="P1">6.565 , 46.46 , 24</text:p>
      <text:p text:style-name="P1">6.565 , 46.965 , 24</text:p>
      <text:p text:style-name="P1">6.565 , 47.47 , 24</text:p>
      <text:p text:style-name="P1">6.565 , 47.975 , 24</text:p>
      <text:p text:style-name="P1">6.565 , 48.48 , 24</text:p>
      <text:p text:style-name="P1">6.565 , 48.985 , 24</text:p>
      <text:p text:style-name="P1">6.565 , 49.49 , 24</text:p>
      <text:p text:style-name="P1">6.565 , 49.995 , 24</text:p>
      <text:p text:style-name="P1">6.565 , 50.5 , 24</text:p>
      <text:p text:style-name="P1">7.07 , 0.0 , -9999</text:p>
      <text:p text:style-name="P1">7.07 , 0.505 , -9999</text:p>
      <text:p text:style-name="P1">7.07 , 1.01 , -9999</text:p>
      <text:p text:style-name="P1">7.07 , 1.515 , -9999</text:p>
      <text:p text:style-name="P1">7.07 , 2.02 , -9999</text:p>
      <text:p text:style-name="P1">7.07 , 2.525 , -9999</text:p>
      <text:p text:style-name="P1">7.07 , 3.03 , -9999</text:p>
      <text:p text:style-name="P1">7.07 , 3.535 , -9999</text:p>
      <text:p text:style-name="P1">7.07 , 4.04 , -9999</text:p>
      <text:p text:style-name="P1">7.07 , 4.545 , -9999</text:p>
      <text:p text:style-name="P1">7.07 , 5.05 , -9999</text:p>
      <text:p text:style-name="P1">7.07 , 5.555 , -9999</text:p>
      <text:p text:style-name="P1">7.07 , 6.06 , -9999</text:p>
      <text:p text:style-name="P1">7.07 , 6.565 , -9999</text:p>
      <text:p text:style-name="P1">7.07 , 7.07 , -9999</text:p>
      <text:p text:style-name="P1">7.07 , 7.575 , -9999</text:p>
      <text:p text:style-name="P1">7.07 , 8.08 , -9999</text:p>
      <text:p text:style-name="P1">7.07 , 8.585 , -9999</text:p>
      <text:p text:style-name="P1">7.07 , 9.09 , -9999</text:p>
      <text:p text:style-name="P1">7.07 , 9.595 , -9999</text:p>
      <text:p text:style-name="P1">7.07 , 10.1 , -9999</text:p>
      <text:p text:style-name="P1">7.07 , 10.605 , -9999</text:p>
      <text:p text:style-name="P1">7.07 , 11.11 , -9999</text:p>
      <text:p text:style-name="P1">7.07 , 11.615 , -9999</text:p>
      <text:p text:style-name="P1">7.07 , 12.12 , -9999</text:p>
      <text:p text:style-name="P1">7.07 , 12.625 , -9999</text:p>
      <text:p text:style-name="P1">7.07 , 13.13 , -9999</text:p>
      <text:p text:style-name="P1">7.07 , 13.635 , -9999</text:p>
      <text:p text:style-name="P1">7.07 , 14.14 , -9999</text:p>
      <text:p text:style-name="P1">7.07 , 14.645 , -9999</text:p>
      <text:p text:style-name="P1">7.07 , 15.15 , -9999</text:p>
      <text:p text:style-name="P1">7.07 , 15.655 , -9999</text:p>
      <text:p text:style-name="P1">7.07 , 16.16 , -9999</text:p>
      <text:p text:style-name="P1">7.07 , 16.665 , -9999</text:p>
      <text:p text:style-name="P1">7.07 , 17.17 , -9999</text:p>
      <text:p text:style-name="P1">7.07 , 17.675 , -9999</text:p>
      <text:p text:style-name="P1">7.07 , 18.18 , -9999</text:p>
      <text:p text:style-name="P1">7.07 , 18.685 , -9999</text:p>
      <text:p text:style-name="P1">7.07 , 19.19 , -9999</text:p>
      <text:p text:style-name="P1">7.07 , 19.695 , -9999</text:p>
      <text:p text:style-name="P1">7.07 , 20.2 , -9999</text:p>
      <text:p text:style-name="P1"><text:soft-page-break/>7.07 , 20.705 , 26.875</text:p>
      <text:p text:style-name="P1">7.07 , 21.21 , 26.75</text:p>
      <text:p text:style-name="P1">7.07 , 21.715 , 26.625</text:p>
      <text:p text:style-name="P1">7.07 , 22.22 , 26.5</text:p>
      <text:p text:style-name="P1">7.07 , 22.725 , 26.375</text:p>
      <text:p text:style-name="P1">7.07 , 23.23 , 26.25</text:p>
      <text:p text:style-name="P1">7.07 , 23.735 , 26.125</text:p>
      <text:p text:style-name="P1">7.07 , 24.24 , 26</text:p>
      <text:p text:style-name="P1">7.07 , 24.745 , 25.875</text:p>
      <text:p text:style-name="P1">7.07 , 25.25 , 25.75</text:p>
      <text:p text:style-name="P1">7.07 , 25.755 , 25.625</text:p>
      <text:p text:style-name="P1">7.07 , 26.26 , 25.5</text:p>
      <text:p text:style-name="P1">7.07 , 26.765 , 25.375</text:p>
      <text:p text:style-name="P1">7.07 , 27.27 , 25.25</text:p>
      <text:p text:style-name="P1">7.07 , 27.775 , 25.125</text:p>
      <text:p text:style-name="P1">7.07 , 28.28 , 25</text:p>
      <text:p text:style-name="P1">7.07 , 28.785 , 24.875</text:p>
      <text:p text:style-name="P1">7.07 , 29.29 , 24.75</text:p>
      <text:p text:style-name="P1">7.07 , 29.795 , 24.625</text:p>
      <text:p text:style-name="P1">7.07 , 30.3 , 24.5</text:p>
      <text:p text:style-name="P1">7.07 , 30.805 , 24.375</text:p>
      <text:p text:style-name="P1">7.07 , 31.31 , 24.25</text:p>
      <text:p text:style-name="P1">7.07 , 31.815 , 24.125</text:p>
      <text:p text:style-name="P1">7.07 , 32.32 , 24</text:p>
      <text:p text:style-name="P1">7.07 , 32.825 , 24</text:p>
      <text:p text:style-name="P1">7.07 , 33.33 , 24</text:p>
      <text:p text:style-name="P1">7.07 , 33.835 , 24</text:p>
      <text:p text:style-name="P1">7.07 , 34.34 , 24</text:p>
      <text:p text:style-name="P1">7.07 , 34.845 , 24</text:p>
      <text:p text:style-name="P1">7.07 , 35.35 , 24</text:p>
      <text:p text:style-name="P1">7.07 , 35.855 , 24</text:p>
      <text:p text:style-name="P1">7.07 , 36.36 , 24</text:p>
      <text:p text:style-name="P1">7.07 , 36.865 , 24</text:p>
      <text:p text:style-name="P1">7.07 , 37.37 , 24</text:p>
      <text:p text:style-name="P1">7.07 , 37.875 , 24</text:p>
      <text:p text:style-name="P1">7.07 , 38.38 , 24</text:p>
      <text:p text:style-name="P1">7.07 , 38.885 , 24</text:p>
      <text:p text:style-name="P1">7.07 , 39.39 , 24</text:p>
      <text:p text:style-name="P1">7.07 , 39.895 , 24</text:p>
      <text:p text:style-name="P1">7.07 , 40.4 , 24</text:p>
      <text:p text:style-name="P1">7.07 , 40.905 , 24</text:p>
      <text:p text:style-name="P1">7.07 , 41.41 , 24</text:p>
      <text:p text:style-name="P1">7.07 , 41.915 , 24</text:p>
      <text:p text:style-name="P1">7.07 , 42.42 , 24</text:p>
      <text:p text:style-name="P1">7.07 , 42.925 , 24</text:p>
      <text:p text:style-name="P1">7.07 , 43.43 , 24</text:p>
      <text:p text:style-name="P1">7.07 , 43.935 , 24</text:p>
      <text:p text:style-name="P1">7.07 , 44.44 , 24</text:p>
      <text:p text:style-name="P1">7.07 , 44.945 , 24</text:p>
      <text:p text:style-name="P1">7.07 , 45.45 , 24</text:p>
      <text:p text:style-name="P1">7.07 , 45.955 , 24</text:p>
      <text:p text:style-name="P1">7.07 , 46.46 , 24</text:p>
      <text:p text:style-name="P1"><text:soft-page-break/>7.07 , 46.965 , 24</text:p>
      <text:p text:style-name="P1">7.07 , 47.47 , 24</text:p>
      <text:p text:style-name="P1">7.07 , 47.975 , 24</text:p>
      <text:p text:style-name="P1">7.07 , 48.48 , 24</text:p>
      <text:p text:style-name="P1">7.07 , 48.985 , 24</text:p>
      <text:p text:style-name="P1">7.07 , 49.49 , 24</text:p>
      <text:p text:style-name="P1">7.07 , 49.995 , 24</text:p>
      <text:p text:style-name="P1">7.07 , 50.5 , 24</text:p>
      <text:p text:style-name="P1">7.575 , 0.0 , -9999</text:p>
      <text:p text:style-name="P1">7.575 , 0.505 , -9999</text:p>
      <text:p text:style-name="P1">7.575 , 1.01 , -9999</text:p>
      <text:p text:style-name="P1">7.575 , 1.515 , -9999</text:p>
      <text:p text:style-name="P1">7.575 , 2.02 , -9999</text:p>
      <text:p text:style-name="P1">7.575 , 2.525 , -9999</text:p>
      <text:p text:style-name="P1">7.575 , 3.03 , -9999</text:p>
      <text:p text:style-name="P1">7.575 , 3.535 , -9999</text:p>
      <text:p text:style-name="P1">7.575 , 4.04 , -9999</text:p>
      <text:p text:style-name="P1">7.575 , 4.545 , -9999</text:p>
      <text:p text:style-name="P1">7.575 , 5.05 , -9999</text:p>
      <text:p text:style-name="P1">7.575 , 5.555 , -9999</text:p>
      <text:p text:style-name="P1">7.575 , 6.06 , -9999</text:p>
      <text:p text:style-name="P1">7.575 , 6.565 , -9999</text:p>
      <text:p text:style-name="P1">7.575 , 7.07 , -9999</text:p>
      <text:p text:style-name="P1">7.575 , 7.575 , -9999</text:p>
      <text:p text:style-name="P1">7.575 , 8.08 , -9999</text:p>
      <text:p text:style-name="P1">7.575 , 8.585 , -9999</text:p>
      <text:p text:style-name="P1">7.575 , 9.09 , -9999</text:p>
      <text:p text:style-name="P1">7.575 , 9.595 , -9999</text:p>
      <text:p text:style-name="P1">7.575 , 10.1 , -9999</text:p>
      <text:p text:style-name="P1">7.575 , 10.605 , -9999</text:p>
      <text:p text:style-name="P1">7.575 , 11.11 , -9999</text:p>
      <text:p text:style-name="P1">7.575 , 11.615 , -9999</text:p>
      <text:p text:style-name="P1">7.575 , 12.12 , -9999</text:p>
      <text:p text:style-name="P1">7.575 , 12.625 , -9999</text:p>
      <text:p text:style-name="P1">7.575 , 13.13 , -9999</text:p>
      <text:p text:style-name="P1">7.575 , 13.635 , -9999</text:p>
      <text:p text:style-name="P1">7.575 , 14.14 , -9999</text:p>
      <text:p text:style-name="P1">7.575 , 14.645 , -9999</text:p>
      <text:p text:style-name="P1">7.575 , 15.15 , -9999</text:p>
      <text:p text:style-name="P1">7.575 , 15.655 , -9999</text:p>
      <text:p text:style-name="P1">7.575 , 16.16 , -9999</text:p>
      <text:p text:style-name="P1">7.575 , 16.665 , -9999</text:p>
      <text:p text:style-name="P1">7.575 , 17.17 , -9999</text:p>
      <text:p text:style-name="P1">7.575 , 17.675 , -9999</text:p>
      <text:p text:style-name="P1">7.575 , 18.18 , -9999</text:p>
      <text:p text:style-name="P1">7.575 , 18.685 , -9999</text:p>
      <text:p text:style-name="P1">7.575 , 19.19 , -9999</text:p>
      <text:p text:style-name="P1">7.575 , 19.695 , -9999</text:p>
      <text:p text:style-name="P1">7.575 , 20.2 , -9999</text:p>
      <text:p text:style-name="P1">7.575 , 20.705 , 26.875</text:p>
      <text:p text:style-name="P1">7.575 , 21.21 , 26.75</text:p>
      <text:p text:style-name="P1">7.575 , 21.715 , 26.625</text:p>
      <text:p text:style-name="P1"><text:soft-page-break/>7.575 , 22.22 , 26.5</text:p>
      <text:p text:style-name="P1">7.575 , 22.725 , 26.375</text:p>
      <text:p text:style-name="P1">7.575 , 23.23 , 26.25</text:p>
      <text:p text:style-name="P1">7.575 , 23.735 , 26.125</text:p>
      <text:p text:style-name="P1">7.575 , 24.24 , 26</text:p>
      <text:p text:style-name="P1">7.575 , 24.745 , 25.875</text:p>
      <text:p text:style-name="P1">7.575 , 25.25 , 25.75</text:p>
      <text:p text:style-name="P1">7.575 , 25.755 , 25.625</text:p>
      <text:p text:style-name="P1">7.575 , 26.26 , 25.5</text:p>
      <text:p text:style-name="P1">7.575 , 26.765 , 25.375</text:p>
      <text:p text:style-name="P1">7.575 , 27.27 , 25.25</text:p>
      <text:p text:style-name="P1">7.575 , 27.775 , 25.125</text:p>
      <text:p text:style-name="P1">7.575 , 28.28 , 25</text:p>
      <text:p text:style-name="P1">7.575 , 28.785 , 24.875</text:p>
      <text:p text:style-name="P1">7.575 , 29.29 , 24.75</text:p>
      <text:p text:style-name="P1">7.575 , 29.795 , 24.625</text:p>
      <text:p text:style-name="P1">7.575 , 30.3 , 24.5</text:p>
      <text:p text:style-name="P1">7.575 , 30.805 , 24.375</text:p>
      <text:p text:style-name="P1">7.575 , 31.31 , 24.25</text:p>
      <text:p text:style-name="P1">7.575 , 31.815 , 24.125</text:p>
      <text:p text:style-name="P1">7.575 , 32.32 , 24</text:p>
      <text:p text:style-name="P1">7.575 , 32.825 , 24</text:p>
      <text:p text:style-name="P1">7.575 , 33.33 , 24</text:p>
      <text:p text:style-name="P1">7.575 , 33.835 , 24</text:p>
      <text:p text:style-name="P1">7.575 , 34.34 , 24</text:p>
      <text:p text:style-name="P1">7.575 , 34.845 , 24</text:p>
      <text:p text:style-name="P1">7.575 , 35.35 , 24</text:p>
      <text:p text:style-name="P1">7.575 , 35.855 , 24</text:p>
      <text:p text:style-name="P1">7.575 , 36.36 , 24</text:p>
      <text:p text:style-name="P1">7.575 , 36.865 , 24</text:p>
      <text:p text:style-name="P1">7.575 , 37.37 , 24</text:p>
      <text:p text:style-name="P1">7.575 , 37.875 , 24</text:p>
      <text:p text:style-name="P1">7.575 , 38.38 , 24</text:p>
      <text:p text:style-name="P1">7.575 , 38.885 , 24</text:p>
      <text:p text:style-name="P1">7.575 , 39.39 , 24</text:p>
      <text:p text:style-name="P1">7.575 , 39.895 , 24</text:p>
      <text:p text:style-name="P1">7.575 , 40.4 , 24</text:p>
      <text:p text:style-name="P1">7.575 , 40.905 , 24</text:p>
      <text:p text:style-name="P1">7.575 , 41.41 , 24</text:p>
      <text:p text:style-name="P1">7.575 , 41.915 , 24</text:p>
      <text:p text:style-name="P1">7.575 , 42.42 , 24</text:p>
      <text:p text:style-name="P1">7.575 , 42.925 , 24</text:p>
      <text:p text:style-name="P1">7.575 , 43.43 , 24</text:p>
      <text:p text:style-name="P1">7.575 , 43.935 , 24</text:p>
      <text:p text:style-name="P1">7.575 , 44.44 , 24</text:p>
      <text:p text:style-name="P1">7.575 , 44.945 , 24</text:p>
      <text:p text:style-name="P1">7.575 , 45.45 , 24</text:p>
      <text:p text:style-name="P1">7.575 , 45.955 , 24</text:p>
      <text:p text:style-name="P1">7.575 , 46.46 , 24</text:p>
      <text:p text:style-name="P1">7.575 , 46.965 , 24</text:p>
      <text:p text:style-name="P1">7.575 , 47.47 , 24</text:p>
      <text:p text:style-name="P1">7.575 , 47.975 , 24</text:p>
      <text:p text:style-name="P1"><text:soft-page-break/>7.575 , 48.48 , 24</text:p>
      <text:p text:style-name="P1">7.575 , 48.985 , 24</text:p>
      <text:p text:style-name="P1">7.575 , 49.49 , 24</text:p>
      <text:p text:style-name="P1">7.575 , 49.995 , 24</text:p>
      <text:p text:style-name="P1">7.575 , 50.5 , 24</text:p>
      <text:p text:style-name="P1">8.08 , 0.0 , -9999</text:p>
      <text:p text:style-name="P1">8.08 , 0.505 , -9999</text:p>
      <text:p text:style-name="P1">8.08 , 1.01 , -9999</text:p>
      <text:p text:style-name="P1">8.08 , 1.515 , -9999</text:p>
      <text:p text:style-name="P1">8.08 , 2.02 , -9999</text:p>
      <text:p text:style-name="P1">8.08 , 2.525 , -9999</text:p>
      <text:p text:style-name="P1">8.08 , 3.03 , -9999</text:p>
      <text:p text:style-name="P1">8.08 , 3.535 , -9999</text:p>
      <text:p text:style-name="P1">8.08 , 4.04 , -9999</text:p>
      <text:p text:style-name="P1">8.08 , 4.545 , -9999</text:p>
      <text:p text:style-name="P1">8.08 , 5.05 , -9999</text:p>
      <text:p text:style-name="P1">8.08 , 5.555 , -9999</text:p>
      <text:p text:style-name="P1">8.08 , 6.06 , -9999</text:p>
      <text:p text:style-name="P1">8.08 , 6.565 , -9999</text:p>
      <text:p text:style-name="P1">8.08 , 7.07 , -9999</text:p>
      <text:p text:style-name="P1">8.08 , 7.575 , -9999</text:p>
      <text:p text:style-name="P1">8.08 , 8.08 , -9999</text:p>
      <text:p text:style-name="P1">8.08 , 8.585 , -9999</text:p>
      <text:p text:style-name="P1">8.08 , 9.09 , -9999</text:p>
      <text:p text:style-name="P1">8.08 , 9.595 , -9999</text:p>
      <text:p text:style-name="P1">8.08 , 10.1 , -9999</text:p>
      <text:p text:style-name="P1">8.08 , 10.605 , -9999</text:p>
      <text:p text:style-name="P1">8.08 , 11.11 , -9999</text:p>
      <text:p text:style-name="P1">8.08 , 11.615 , -9999</text:p>
      <text:p text:style-name="P1">8.08 , 12.12 , -9999</text:p>
      <text:p text:style-name="P1">8.08 , 12.625 , -9999</text:p>
      <text:p text:style-name="P1">8.08 , 13.13 , -9999</text:p>
      <text:p text:style-name="P1">8.08 , 13.635 , -9999</text:p>
      <text:p text:style-name="P1">8.08 , 14.14 , -9999</text:p>
      <text:p text:style-name="P1">8.08 , 14.645 , -9999</text:p>
      <text:p text:style-name="P1">8.08 , 15.15 , -9999</text:p>
      <text:p text:style-name="P1">8.08 , 15.655 , -9999</text:p>
      <text:p text:style-name="P1">8.08 , 16.16 , -9999</text:p>
      <text:p text:style-name="P1">8.08 , 16.665 , -9999</text:p>
      <text:p text:style-name="P1">8.08 , 17.17 , -9999</text:p>
      <text:p text:style-name="P1">8.08 , 17.675 , -9999</text:p>
      <text:p text:style-name="P1">8.08 , 18.18 , -9999</text:p>
      <text:p text:style-name="P1">8.08 , 18.685 , -9999</text:p>
      <text:p text:style-name="P1">8.08 , 19.19 , -9999</text:p>
      <text:p text:style-name="P1">8.08 , 19.695 , -9999</text:p>
      <text:p text:style-name="P1">8.08 , 20.2 , -9999</text:p>
      <text:p text:style-name="P1">8.08 , 20.705 , 26.875</text:p>
      <text:p text:style-name="P1">8.08 , 21.21 , 26.75</text:p>
      <text:p text:style-name="P1">8.08 , 21.715 , 26.625</text:p>
      <text:p text:style-name="P1">8.08 , 22.22 , 26.5</text:p>
      <text:p text:style-name="P1">8.08 , 22.725 , 26.375</text:p>
      <text:p text:style-name="P1">8.08 , 23.23 , 26.25</text:p>
      <text:p text:style-name="P1"><text:soft-page-break/>8.08 , 23.735 , 26.125</text:p>
      <text:p text:style-name="P1">8.08 , 24.24 , 26</text:p>
      <text:p text:style-name="P1">8.08 , 24.745 , 25.875</text:p>
      <text:p text:style-name="P1">8.08 , 25.25 , 25.75</text:p>
      <text:p text:style-name="P1">8.08 , 25.755 , 25.625</text:p>
      <text:p text:style-name="P1">8.08 , 26.26 , 25.5</text:p>
      <text:p text:style-name="P1">8.08 , 26.765 , 25.375</text:p>
      <text:p text:style-name="P1">8.08 , 27.27 , 25.25</text:p>
      <text:p text:style-name="P1">8.08 , 27.775 , 25.125</text:p>
      <text:p text:style-name="P1">8.08 , 28.28 , 25</text:p>
      <text:p text:style-name="P1">8.08 , 28.785 , 24.875</text:p>
      <text:p text:style-name="P1">8.08 , 29.29 , 24.75</text:p>
      <text:p text:style-name="P1">8.08 , 29.795 , 24.625</text:p>
      <text:p text:style-name="P1">8.08 , 30.3 , 24.5</text:p>
      <text:p text:style-name="P1">8.08 , 30.805 , 24.375</text:p>
      <text:p text:style-name="P1">8.08 , 31.31 , 24.25</text:p>
      <text:p text:style-name="P1">8.08 , 31.815 , 24.125</text:p>
      <text:p text:style-name="P1">8.08 , 32.32 , 24</text:p>
      <text:p text:style-name="P1">8.08 , 32.825 , 24</text:p>
      <text:p text:style-name="P1">8.08 , 33.33 , 24</text:p>
      <text:p text:style-name="P1">8.08 , 33.835 , 24</text:p>
      <text:p text:style-name="P1">8.08 , 34.34 , 24</text:p>
      <text:p text:style-name="P1">8.08 , 34.845 , 24</text:p>
      <text:p text:style-name="P1">8.08 , 35.35 , 24</text:p>
      <text:p text:style-name="P1">8.08 , 35.855 , 24</text:p>
      <text:p text:style-name="P1">8.08 , 36.36 , 24</text:p>
      <text:p text:style-name="P1">8.08 , 36.865 , 24</text:p>
      <text:p text:style-name="P1">8.08 , 37.37 , 24</text:p>
      <text:p text:style-name="P1">8.08 , 37.875 , 24</text:p>
      <text:p text:style-name="P1">8.08 , 38.38 , 24</text:p>
      <text:p text:style-name="P1">8.08 , 38.885 , 24</text:p>
      <text:p text:style-name="P1">8.08 , 39.39 , 24</text:p>
      <text:p text:style-name="P1">8.08 , 39.895 , 24</text:p>
      <text:p text:style-name="P1">8.08 , 40.4 , 24</text:p>
      <text:p text:style-name="P1">8.08 , 40.905 , 24</text:p>
      <text:p text:style-name="P1">8.08 , 41.41 , 24</text:p>
      <text:p text:style-name="P1">8.08 , 41.915 , 24</text:p>
      <text:p text:style-name="P1">8.08 , 42.42 , 24</text:p>
      <text:p text:style-name="P1">8.08 , 42.925 , 24</text:p>
      <text:p text:style-name="P1">8.08 , 43.43 , 24</text:p>
      <text:p text:style-name="P1">8.08 , 43.935 , 24</text:p>
      <text:p text:style-name="P1">8.08 , 44.44 , 24</text:p>
      <text:p text:style-name="P1">8.08 , 44.945 , 24</text:p>
      <text:p text:style-name="P1">8.08 , 45.45 , 24</text:p>
      <text:p text:style-name="P1">8.08 , 45.955 , 24</text:p>
      <text:p text:style-name="P1">8.08 , 46.46 , 24</text:p>
      <text:p text:style-name="P1">8.08 , 46.965 , 24</text:p>
      <text:p text:style-name="P1">8.08 , 47.47 , 24</text:p>
      <text:p text:style-name="P1">8.08 , 47.975 , 24</text:p>
      <text:p text:style-name="P1">8.08 , 48.48 , 24</text:p>
      <text:p text:style-name="P1">8.08 , 48.985 , 24</text:p>
      <text:p text:style-name="P1">8.08 , 49.49 , 24</text:p>
      <text:p text:style-name="P1"><text:soft-page-break/>8.08 , 49.995 , 24</text:p>
      <text:p text:style-name="P1">8.08 , 50.5 , 24</text:p>
      <text:p text:style-name="P1">8.585 , 0.0 , -9999</text:p>
      <text:p text:style-name="P1">8.585 , 0.505 , -9999</text:p>
      <text:p text:style-name="P1">8.585 , 1.01 , -9999</text:p>
      <text:p text:style-name="P1">8.585 , 1.515 , -9999</text:p>
      <text:p text:style-name="P1">8.585 , 2.02 , -9999</text:p>
      <text:p text:style-name="P1">8.585 , 2.525 , -9999</text:p>
      <text:p text:style-name="P1">8.585 , 3.03 , -9999</text:p>
      <text:p text:style-name="P1">8.585 , 3.535 , -9999</text:p>
      <text:p text:style-name="P1">8.585 , 4.04 , -9999</text:p>
      <text:p text:style-name="P1">8.585 , 4.545 , -9999</text:p>
      <text:p text:style-name="P1">8.585 , 5.05 , -9999</text:p>
      <text:p text:style-name="P1">8.585 , 5.555 , -9999</text:p>
      <text:p text:style-name="P1">8.585 , 6.06 , -9999</text:p>
      <text:p text:style-name="P1">8.585 , 6.565 , -9999</text:p>
      <text:p text:style-name="P1">8.585 , 7.07 , -9999</text:p>
      <text:p text:style-name="P1">8.585 , 7.575 , -9999</text:p>
      <text:p text:style-name="P1">8.585 , 8.08 , -9999</text:p>
      <text:p text:style-name="P1">8.585 , 8.585 , -9999</text:p>
      <text:p text:style-name="P1">8.585 , 9.09 , -9999</text:p>
      <text:p text:style-name="P1">8.585 , 9.595 , -9999</text:p>
      <text:p text:style-name="P1">8.585 , 10.1 , -9999</text:p>
      <text:p text:style-name="P1">8.585 , 10.605 , -9999</text:p>
      <text:p text:style-name="P1">8.585 , 11.11 , -9999</text:p>
      <text:p text:style-name="P1">8.585 , 11.615 , -9999</text:p>
      <text:p text:style-name="P1">8.585 , 12.12 , -9999</text:p>
      <text:p text:style-name="P1">8.585 , 12.625 , -9999</text:p>
      <text:p text:style-name="P1">8.585 , 13.13 , -9999</text:p>
      <text:p text:style-name="P1">8.585 , 13.635 , -9999</text:p>
      <text:p text:style-name="P1">8.585 , 14.14 , -9999</text:p>
      <text:p text:style-name="P1">8.585 , 14.645 , -9999</text:p>
      <text:p text:style-name="P1">8.585 , 15.15 , -9999</text:p>
      <text:p text:style-name="P1">8.585 , 15.655 , -9999</text:p>
      <text:p text:style-name="P1">8.585 , 16.16 , -9999</text:p>
      <text:p text:style-name="P1">8.585 , 16.665 , -9999</text:p>
      <text:p text:style-name="P1">8.585 , 17.17 , -9999</text:p>
      <text:p text:style-name="P1">8.585 , 17.675 , -9999</text:p>
      <text:p text:style-name="P1">8.585 , 18.18 , -9999</text:p>
      <text:p text:style-name="P1">8.585 , 18.685 , -9999</text:p>
      <text:p text:style-name="P1">8.585 , 19.19 , -9999</text:p>
      <text:p text:style-name="P1">8.585 , 19.695 , -9999</text:p>
      <text:p text:style-name="P1">8.585 , 20.2 , -9999</text:p>
      <text:p text:style-name="P1">8.585 , 20.705 , 26.875</text:p>
      <text:p text:style-name="P1">8.585 , 21.21 , 26.75</text:p>
      <text:p text:style-name="P1">8.585 , 21.715 , 26.625</text:p>
      <text:p text:style-name="P1">8.585 , 22.22 , 26.5</text:p>
      <text:p text:style-name="P1">8.585 , 22.725 , 26.375</text:p>
      <text:p text:style-name="P1">8.585 , 23.23 , 26.25</text:p>
      <text:p text:style-name="P1">8.585 , 23.735 , 26.125</text:p>
      <text:p text:style-name="P1">8.585 , 24.24 , 26</text:p>
      <text:p text:style-name="P1">8.585 , 24.745 , 25.875</text:p>
      <text:p text:style-name="P1"><text:soft-page-break/>8.585 , 25.25 , 25.75</text:p>
      <text:p text:style-name="P1">8.585 , 25.755 , 25.625</text:p>
      <text:p text:style-name="P1">8.585 , 26.26 , 25.5</text:p>
      <text:p text:style-name="P1">8.585 , 26.765 , 25.375</text:p>
      <text:p text:style-name="P1">8.585 , 27.27 , 25.25</text:p>
      <text:p text:style-name="P1">8.585 , 27.775 , 25.125</text:p>
      <text:p text:style-name="P1">8.585 , 28.28 , 25</text:p>
      <text:p text:style-name="P1">8.585 , 28.785 , 24.875</text:p>
      <text:p text:style-name="P1">8.585 , 29.29 , 24.75</text:p>
      <text:p text:style-name="P1">8.585 , 29.795 , 24.625</text:p>
      <text:p text:style-name="P1">8.585 , 30.3 , 24.5</text:p>
      <text:p text:style-name="P1">8.585 , 30.805 , 24.375</text:p>
      <text:p text:style-name="P1">8.585 , 31.31 , 24.25</text:p>
      <text:p text:style-name="P1">8.585 , 31.815 , 24.125</text:p>
      <text:p text:style-name="P1">8.585 , 32.32 , 24</text:p>
      <text:p text:style-name="P1">8.585 , 32.825 , 24</text:p>
      <text:p text:style-name="P1">8.585 , 33.33 , 24</text:p>
      <text:p text:style-name="P1">8.585 , 33.835 , 24</text:p>
      <text:p text:style-name="P1">8.585 , 34.34 , 24</text:p>
      <text:p text:style-name="P1">8.585 , 34.845 , 24</text:p>
      <text:p text:style-name="P1">8.585 , 35.35 , 24</text:p>
      <text:p text:style-name="P1">8.585 , 35.855 , 24</text:p>
      <text:p text:style-name="P1">8.585 , 36.36 , 24</text:p>
      <text:p text:style-name="P1">8.585 , 36.865 , 24</text:p>
      <text:p text:style-name="P1">8.585 , 37.37 , 24</text:p>
      <text:p text:style-name="P1">8.585 , 37.875 , 24</text:p>
      <text:p text:style-name="P1">8.585 , 38.38 , 24</text:p>
      <text:p text:style-name="P1">8.585 , 38.885 , 24</text:p>
      <text:p text:style-name="P1">8.585 , 39.39 , 24</text:p>
      <text:p text:style-name="P1">8.585 , 39.895 , 24</text:p>
      <text:p text:style-name="P1">8.585 , 40.4 , 24</text:p>
      <text:p text:style-name="P1">8.585 , 40.905 , 24</text:p>
      <text:p text:style-name="P1">8.585 , 41.41 , 24</text:p>
      <text:p text:style-name="P1">8.585 , 41.915 , 24</text:p>
      <text:p text:style-name="P1">8.585 , 42.42 , 24</text:p>
      <text:p text:style-name="P1">8.585 , 42.925 , 24</text:p>
      <text:p text:style-name="P1">8.585 , 43.43 , 24</text:p>
      <text:p text:style-name="P1">8.585 , 43.935 , 24</text:p>
      <text:p text:style-name="P1">8.585 , 44.44 , 24</text:p>
      <text:p text:style-name="P1">8.585 , 44.945 , 24</text:p>
      <text:p text:style-name="P1">8.585 , 45.45 , 24</text:p>
      <text:p text:style-name="P1">8.585 , 45.955 , 24</text:p>
      <text:p text:style-name="P1">8.585 , 46.46 , 24</text:p>
      <text:p text:style-name="P1">8.585 , 46.965 , 24</text:p>
      <text:p text:style-name="P1">8.585 , 47.47 , 24</text:p>
      <text:p text:style-name="P1">8.585 , 47.975 , 24</text:p>
      <text:p text:style-name="P1">8.585 , 48.48 , 24</text:p>
      <text:p text:style-name="P1">8.585 , 48.985 , 24</text:p>
      <text:p text:style-name="P1">8.585 , 49.49 , 24</text:p>
      <text:p text:style-name="P1">8.585 , 49.995 , 24</text:p>
      <text:p text:style-name="P1">8.585 , 50.5 , 24</text:p>
      <text:p text:style-name="P1">9.09 , 0.0 , -9999</text:p>
      <text:p text:style-name="P1"><text:soft-page-break/>9.09 , 0.505 , -9999</text:p>
      <text:p text:style-name="P1">9.09 , 1.01 , -9999</text:p>
      <text:p text:style-name="P1">9.09 , 1.515 , -9999</text:p>
      <text:p text:style-name="P1">9.09 , 2.02 , -9999</text:p>
      <text:p text:style-name="P1">9.09 , 2.525 , -9999</text:p>
      <text:p text:style-name="P1">9.09 , 3.03 , -9999</text:p>
      <text:p text:style-name="P1">9.09 , 3.535 , -9999</text:p>
      <text:p text:style-name="P1">9.09 , 4.04 , -9999</text:p>
      <text:p text:style-name="P1">9.09 , 4.545 , -9999</text:p>
      <text:p text:style-name="P1">9.09 , 5.05 , -9999</text:p>
      <text:p text:style-name="P1">9.09 , 5.555 , -9999</text:p>
      <text:p text:style-name="P1">9.09 , 6.06 , -9999</text:p>
      <text:p text:style-name="P1">9.09 , 6.565 , -9999</text:p>
      <text:p text:style-name="P1">9.09 , 7.07 , -9999</text:p>
      <text:p text:style-name="P1">9.09 , 7.575 , -9999</text:p>
      <text:p text:style-name="P1">9.09 , 8.08 , -9999</text:p>
      <text:p text:style-name="P1">9.09 , 8.585 , -9999</text:p>
      <text:p text:style-name="P1">9.09 , 9.09 , -9999</text:p>
      <text:p text:style-name="P1">9.09 , 9.595 , -9999</text:p>
      <text:p text:style-name="P1">9.09 , 10.1 , -9999</text:p>
      <text:p text:style-name="P1">9.09 , 10.605 , -9999</text:p>
      <text:p text:style-name="P1">9.09 , 11.11 , -9999</text:p>
      <text:p text:style-name="P1">9.09 , 11.615 , -9999</text:p>
      <text:p text:style-name="P1">9.09 , 12.12 , -9999</text:p>
      <text:p text:style-name="P1">9.09 , 12.625 , -9999</text:p>
      <text:p text:style-name="P1">9.09 , 13.13 , -9999</text:p>
      <text:p text:style-name="P1">9.09 , 13.635 , -9999</text:p>
      <text:p text:style-name="P1">9.09 , 14.14 , -9999</text:p>
      <text:p text:style-name="P1">9.09 , 14.645 , -9999</text:p>
      <text:p text:style-name="P1">9.09 , 15.15 , -9999</text:p>
      <text:p text:style-name="P1">9.09 , 15.655 , -9999</text:p>
      <text:p text:style-name="P1">9.09 , 16.16 , -9999</text:p>
      <text:p text:style-name="P1">9.09 , 16.665 , -9999</text:p>
      <text:p text:style-name="P1">9.09 , 17.17 , -9999</text:p>
      <text:p text:style-name="P1">9.09 , 17.675 , -9999</text:p>
      <text:p text:style-name="P1">9.09 , 18.18 , -9999</text:p>
      <text:p text:style-name="P1">9.09 , 18.685 , -9999</text:p>
      <text:p text:style-name="P1">9.09 , 19.19 , -9999</text:p>
      <text:p text:style-name="P1">9.09 , 19.695 , -9999</text:p>
      <text:p text:style-name="P1">9.09 , 20.2 , -9999</text:p>
      <text:p text:style-name="P1">9.09 , 20.705 , 26.875</text:p>
      <text:p text:style-name="P1">9.09 , 21.21 , 26.75</text:p>
      <text:p text:style-name="P1">9.09 , 21.715 , 26.625</text:p>
      <text:p text:style-name="P1">9.09 , 22.22 , 26.5</text:p>
      <text:p text:style-name="P1">9.09 , 22.725 , 26.375</text:p>
      <text:p text:style-name="P1">9.09 , 23.23 , 26.25</text:p>
      <text:p text:style-name="P1">9.09 , 23.735 , 26.125</text:p>
      <text:p text:style-name="P1">9.09 , 24.24 , 26</text:p>
      <text:p text:style-name="P1">9.09 , 24.745 , 25.875</text:p>
      <text:p text:style-name="P1">9.09 , 25.25 , 25.75</text:p>
      <text:p text:style-name="P1">9.09 , 25.755 , 25.625</text:p>
      <text:p text:style-name="P1">9.09 , 26.26 , 25.5</text:p>
      <text:p text:style-name="P1"><text:soft-page-break/>9.09 , 26.765 , 25.375</text:p>
      <text:p text:style-name="P1">9.09 , 27.27 , 25.25</text:p>
      <text:p text:style-name="P1">9.09 , 27.775 , 25.125</text:p>
      <text:p text:style-name="P1">9.09 , 28.28 , 25</text:p>
      <text:p text:style-name="P1">9.09 , 28.785 , 24.875</text:p>
      <text:p text:style-name="P1">9.09 , 29.29 , 24.75</text:p>
      <text:p text:style-name="P1">9.09 , 29.795 , 24.625</text:p>
      <text:p text:style-name="P1">9.09 , 30.3 , 24.5</text:p>
      <text:p text:style-name="P1">9.09 , 30.805 , 24.375</text:p>
      <text:p text:style-name="P1">9.09 , 31.31 , 24.25</text:p>
      <text:p text:style-name="P1">9.09 , 31.815 , 24.125</text:p>
      <text:p text:style-name="P1">9.09 , 32.32 , 24</text:p>
      <text:p text:style-name="P1">9.09 , 32.825 , 24</text:p>
      <text:p text:style-name="P1">9.09 , 33.33 , 24</text:p>
      <text:p text:style-name="P1">9.09 , 33.835 , 24</text:p>
      <text:p text:style-name="P1">9.09 , 34.34 , 24</text:p>
      <text:p text:style-name="P1">9.09 , 34.845 , 24</text:p>
      <text:p text:style-name="P1">9.09 , 35.35 , 24</text:p>
      <text:p text:style-name="P1">9.09 , 35.855 , 24</text:p>
      <text:p text:style-name="P1">9.09 , 36.36 , 24</text:p>
      <text:p text:style-name="P1">9.09 , 36.865 , 24</text:p>
      <text:p text:style-name="P1">9.09 , 37.37 , 24</text:p>
      <text:p text:style-name="P1">9.09 , 37.875 , 24</text:p>
      <text:p text:style-name="P1">9.09 , 38.38 , 24</text:p>
      <text:p text:style-name="P1">9.09 , 38.885 , 24</text:p>
      <text:p text:style-name="P1">9.09 , 39.39 , 24</text:p>
      <text:p text:style-name="P1">9.09 , 39.895 , 24</text:p>
      <text:p text:style-name="P1">9.09 , 40.4 , 24</text:p>
      <text:p text:style-name="P1">9.09 , 40.905 , 24</text:p>
      <text:p text:style-name="P1">9.09 , 41.41 , 24</text:p>
      <text:p text:style-name="P1">9.09 , 41.915 , 24</text:p>
      <text:p text:style-name="P1">9.09 , 42.42 , 24</text:p>
      <text:p text:style-name="P1">9.09 , 42.925 , 24</text:p>
      <text:p text:style-name="P1">9.09 , 43.43 , 24</text:p>
      <text:p text:style-name="P1">9.09 , 43.935 , 24</text:p>
      <text:p text:style-name="P1">9.09 , 44.44 , 24</text:p>
      <text:p text:style-name="P1">9.09 , 44.945 , 24</text:p>
      <text:p text:style-name="P1">9.09 , 45.45 , 24</text:p>
      <text:p text:style-name="P1">9.09 , 45.955 , 24</text:p>
      <text:p text:style-name="P1">9.09 , 46.46 , 24</text:p>
      <text:p text:style-name="P1">9.09 , 46.965 , 24</text:p>
      <text:p text:style-name="P1">9.09 , 47.47 , 24</text:p>
      <text:p text:style-name="P1">9.09 , 47.975 , 24</text:p>
      <text:p text:style-name="P1">9.09 , 48.48 , 24</text:p>
      <text:p text:style-name="P1">9.09 , 48.985 , 24</text:p>
      <text:p text:style-name="P1">9.09 , 49.49 , 24</text:p>
      <text:p text:style-name="P1">9.09 , 49.995 , 24</text:p>
      <text:p text:style-name="P1">9.09 , 50.5 , 24</text:p>
      <text:p text:style-name="P1">9.595 , 0.0 , -9999</text:p>
      <text:p text:style-name="P1">9.595 , 0.505 , -9999</text:p>
      <text:p text:style-name="P1">9.595 , 1.01 , -9999</text:p>
      <text:p text:style-name="P1">9.595 , 1.515 , -9999</text:p>
      <text:p text:style-name="P1"><text:soft-page-break/>9.595 , 2.02 , -9999</text:p>
      <text:p text:style-name="P1">9.595 , 2.525 , -9999</text:p>
      <text:p text:style-name="P1">9.595 , 3.03 , -9999</text:p>
      <text:p text:style-name="P1">9.595 , 3.535 , -9999</text:p>
      <text:p text:style-name="P1">9.595 , 4.04 , -9999</text:p>
      <text:p text:style-name="P1">9.595 , 4.545 , -9999</text:p>
      <text:p text:style-name="P1">9.595 , 5.05 , -9999</text:p>
      <text:p text:style-name="P1">9.595 , 5.555 , -9999</text:p>
      <text:p text:style-name="P1">9.595 , 6.06 , -9999</text:p>
      <text:p text:style-name="P1">9.595 , 6.565 , -9999</text:p>
      <text:p text:style-name="P1">9.595 , 7.07 , -9999</text:p>
      <text:p text:style-name="P1">9.595 , 7.575 , -9999</text:p>
      <text:p text:style-name="P1">9.595 , 8.08 , -9999</text:p>
      <text:p text:style-name="P1">9.595 , 8.585 , -9999</text:p>
      <text:p text:style-name="P1">9.595 , 9.09 , -9999</text:p>
      <text:p text:style-name="P1">9.595 , 9.595 , -9999</text:p>
      <text:p text:style-name="P1">9.595 , 10.1 , -9999</text:p>
      <text:p text:style-name="P1">9.595 , 10.605 , -9999</text:p>
      <text:p text:style-name="P1">9.595 , 11.11 , -9999</text:p>
      <text:p text:style-name="P1">9.595 , 11.615 , -9999</text:p>
      <text:p text:style-name="P1">9.595 , 12.12 , -9999</text:p>
      <text:p text:style-name="P1">9.595 , 12.625 , -9999</text:p>
      <text:p text:style-name="P1">9.595 , 13.13 , -9999</text:p>
      <text:p text:style-name="P1">9.595 , 13.635 , -9999</text:p>
      <text:p text:style-name="P1">9.595 , 14.14 , -9999</text:p>
      <text:p text:style-name="P1">9.595 , 14.645 , -9999</text:p>
      <text:p text:style-name="P1">9.595 , 15.15 , -9999</text:p>
      <text:p text:style-name="P1">9.595 , 15.655 , -9999</text:p>
      <text:p text:style-name="P1">9.595 , 16.16 , -9999</text:p>
      <text:p text:style-name="P1">9.595 , 16.665 , -9999</text:p>
      <text:p text:style-name="P1">9.595 , 17.17 , -9999</text:p>
      <text:p text:style-name="P1">9.595 , 17.675 , -9999</text:p>
      <text:p text:style-name="P1">9.595 , 18.18 , -9999</text:p>
      <text:p text:style-name="P1">9.595 , 18.685 , -9999</text:p>
      <text:p text:style-name="P1">9.595 , 19.19 , -9999</text:p>
      <text:p text:style-name="P1">9.595 , 19.695 , -9999</text:p>
      <text:p text:style-name="P1">9.595 , 20.2 , -9999</text:p>
      <text:p text:style-name="P1">9.595 , 20.705 , 26.875</text:p>
      <text:p text:style-name="P1">9.595 , 21.21 , 26.75</text:p>
      <text:p text:style-name="P1">9.595 , 21.715 , 26.625</text:p>
      <text:p text:style-name="P1">9.595 , 22.22 , 26.5</text:p>
      <text:p text:style-name="P1">9.595 , 22.725 , 26.375</text:p>
      <text:p text:style-name="P1">9.595 , 23.23 , 26.25</text:p>
      <text:p text:style-name="P1">9.595 , 23.735 , 26.125</text:p>
      <text:p text:style-name="P1">9.595 , 24.24 , 26</text:p>
      <text:p text:style-name="P1">9.595 , 24.745 , 25.875</text:p>
      <text:p text:style-name="P1">9.595 , 25.25 , 25.75</text:p>
      <text:p text:style-name="P1">9.595 , 25.755 , 25.625</text:p>
      <text:p text:style-name="P1">9.595 , 26.26 , 25.5</text:p>
      <text:p text:style-name="P1">9.595 , 26.765 , 25.375</text:p>
      <text:p text:style-name="P1">9.595 , 27.27 , 25.25</text:p>
      <text:p text:style-name="P1">9.595 , 27.775 , 25.125</text:p>
      <text:p text:style-name="P1"><text:soft-page-break/>9.595 , 28.28 , 25</text:p>
      <text:p text:style-name="P1">9.595 , 28.785 , 24.875</text:p>
      <text:p text:style-name="P1">9.595 , 29.29 , 24.75</text:p>
      <text:p text:style-name="P1">9.595 , 29.795 , 24.625</text:p>
      <text:p text:style-name="P1">9.595 , 30.3 , 24.5</text:p>
      <text:p text:style-name="P1">9.595 , 30.805 , 24.375</text:p>
      <text:p text:style-name="P1">9.595 , 31.31 , 24.25</text:p>
      <text:p text:style-name="P1">9.595 , 31.815 , 24.125</text:p>
      <text:p text:style-name="P1">9.595 , 32.32 , 24</text:p>
      <text:p text:style-name="P1">9.595 , 32.825 , 24</text:p>
      <text:p text:style-name="P1">9.595 , 33.33 , 24</text:p>
      <text:p text:style-name="P1">9.595 , 33.835 , 24</text:p>
      <text:p text:style-name="P1">9.595 , 34.34 , 24</text:p>
      <text:p text:style-name="P1">9.595 , 34.845 , 24</text:p>
      <text:p text:style-name="P1">9.595 , 35.35 , 24</text:p>
      <text:p text:style-name="P1">9.595 , 35.855 , 24</text:p>
      <text:p text:style-name="P1">9.595 , 36.36 , 24</text:p>
      <text:p text:style-name="P1">9.595 , 36.865 , 24</text:p>
      <text:p text:style-name="P1">9.595 , 37.37 , 24</text:p>
      <text:p text:style-name="P1">9.595 , 37.875 , 24</text:p>
      <text:p text:style-name="P1">9.595 , 38.38 , 24</text:p>
      <text:p text:style-name="P1">9.595 , 38.885 , 24</text:p>
      <text:p text:style-name="P1">9.595 , 39.39 , 24</text:p>
      <text:p text:style-name="P1">9.595 , 39.895 , 24</text:p>
      <text:p text:style-name="P1">9.595 , 40.4 , 24</text:p>
      <text:p text:style-name="P1">9.595 , 40.905 , 24</text:p>
      <text:p text:style-name="P1">9.595 , 41.41 , 24</text:p>
      <text:p text:style-name="P1">9.595 , 41.915 , 24</text:p>
      <text:p text:style-name="P1">9.595 , 42.42 , 24</text:p>
      <text:p text:style-name="P1">9.595 , 42.925 , 24</text:p>
      <text:p text:style-name="P1">9.595 , 43.43 , 24</text:p>
      <text:p text:style-name="P1">9.595 , 43.935 , 24</text:p>
      <text:p text:style-name="P1">9.595 , 44.44 , 24</text:p>
      <text:p text:style-name="P1">9.595 , 44.945 , 24</text:p>
      <text:p text:style-name="P1">9.595 , 45.45 , 24</text:p>
      <text:p text:style-name="P1">9.595 , 45.955 , 24</text:p>
      <text:p text:style-name="P1">9.595 , 46.46 , 24</text:p>
      <text:p text:style-name="P1">9.595 , 46.965 , 24</text:p>
      <text:p text:style-name="P1">9.595 , 47.47 , 24</text:p>
      <text:p text:style-name="P1">9.595 , 47.975 , 24</text:p>
      <text:p text:style-name="P1">9.595 , 48.48 , 24</text:p>
      <text:p text:style-name="P1">9.595 , 48.985 , 24</text:p>
      <text:p text:style-name="P1">9.595 , 49.49 , 24</text:p>
      <text:p text:style-name="P1">9.595 , 49.995 , 24</text:p>
      <text:p text:style-name="P1">9.595 , 50.5 , 24</text:p>
      <text:p text:style-name="P1">10.1 , 0.0 , -9999</text:p>
      <text:p text:style-name="P1">10.1 , 0.505 , -9999</text:p>
      <text:p text:style-name="P1">10.1 , 1.01 , -9999</text:p>
      <text:p text:style-name="P1">10.1 , 1.515 , -9999</text:p>
      <text:p text:style-name="P1">10.1 , 2.02 , -9999</text:p>
      <text:p text:style-name="P1">10.1 , 2.525 , -9999</text:p>
      <text:p text:style-name="P1">10.1 , 3.03 , -9999</text:p>
      <text:p text:style-name="P1"><text:soft-page-break/>10.1 , 3.535 , -9999</text:p>
      <text:p text:style-name="P1">10.1 , 4.04 , -9999</text:p>
      <text:p text:style-name="P1">10.1 , 4.545 , -9999</text:p>
      <text:p text:style-name="P1">10.1 , 5.05 , -9999</text:p>
      <text:p text:style-name="P1">10.1 , 5.555 , -9999</text:p>
      <text:p text:style-name="P1">10.1 , 6.06 , -9999</text:p>
      <text:p text:style-name="P1">10.1 , 6.565 , -9999</text:p>
      <text:p text:style-name="P1">10.1 , 7.07 , -9999</text:p>
      <text:p text:style-name="P1">10.1 , 7.575 , -9999</text:p>
      <text:p text:style-name="P1">10.1 , 8.08 , -9999</text:p>
      <text:p text:style-name="P1">10.1 , 8.585 , -9999</text:p>
      <text:p text:style-name="P1">10.1 , 9.09 , -9999</text:p>
      <text:p text:style-name="P1">10.1 , 9.595 , -9999</text:p>
      <text:p text:style-name="P1">10.1 , 10.1 , -9999</text:p>
      <text:p text:style-name="P1">10.1 , 10.605 , -9999</text:p>
      <text:p text:style-name="P1">10.1 , 11.11 , -9999</text:p>
      <text:p text:style-name="P1">10.1 , 11.615 , -9999</text:p>
      <text:p text:style-name="P1">10.1 , 12.12 , -9999</text:p>
      <text:p text:style-name="P1">10.1 , 12.625 , -9999</text:p>
      <text:p text:style-name="P1">10.1 , 13.13 , -9999</text:p>
      <text:p text:style-name="P1">10.1 , 13.635 , -9999</text:p>
      <text:p text:style-name="P1">10.1 , 14.14 , -9999</text:p>
      <text:p text:style-name="P1">10.1 , 14.645 , -9999</text:p>
      <text:p text:style-name="P1">10.1 , 15.15 , -9999</text:p>
      <text:p text:style-name="P1">10.1 , 15.655 , -9999</text:p>
      <text:p text:style-name="P1">10.1 , 16.16 , -9999</text:p>
      <text:p text:style-name="P1">10.1 , 16.665 , -9999</text:p>
      <text:p text:style-name="P1">10.1 , 17.17 , -9999</text:p>
      <text:p text:style-name="P1">10.1 , 17.675 , -9999</text:p>
      <text:p text:style-name="P1">10.1 , 18.18 , -9999</text:p>
      <text:p text:style-name="P1">10.1 , 18.685 , -9999</text:p>
      <text:p text:style-name="P1">10.1 , 19.19 , -9999</text:p>
      <text:p text:style-name="P1">10.1 , 19.695 , -9999</text:p>
      <text:p text:style-name="P1">10.1 , 20.2 , -9999</text:p>
      <text:p text:style-name="P1">10.1 , 20.705 , 26.875</text:p>
      <text:p text:style-name="P1">10.1 , 21.21 , 26.75</text:p>
      <text:p text:style-name="P1">10.1 , 21.715 , 26.625</text:p>
      <text:p text:style-name="P1">10.1 , 22.22 , 26.5</text:p>
      <text:p text:style-name="P1">10.1 , 22.725 , 26.375</text:p>
      <text:p text:style-name="P1">10.1 , 23.23 , 26.25</text:p>
      <text:p text:style-name="P1">10.1 , 23.735 , 26.125</text:p>
      <text:p text:style-name="P1">10.1 , 24.24 , 26</text:p>
      <text:p text:style-name="P1">10.1 , 24.745 , 25.875</text:p>
      <text:p text:style-name="P1">10.1 , 25.25 , 25.75</text:p>
      <text:p text:style-name="P1">10.1 , 25.755 , 25.625</text:p>
      <text:p text:style-name="P1">10.1 , 26.26 , 25.5</text:p>
      <text:p text:style-name="P1">10.1 , 26.765 , 25.375</text:p>
      <text:p text:style-name="P1">10.1 , 27.27 , 25.25</text:p>
      <text:p text:style-name="P1">10.1 , 27.775 , 25.125</text:p>
      <text:p text:style-name="P1">10.1 , 28.28 , 25</text:p>
      <text:p text:style-name="P1">10.1 , 28.785 , 24.875</text:p>
      <text:p text:style-name="P1">10.1 , 29.29 , 24.75</text:p>
      <text:p text:style-name="P1"><text:soft-page-break/>10.1 , 29.795 , 24.625</text:p>
      <text:p text:style-name="P1">10.1 , 30.3 , 24.5</text:p>
      <text:p text:style-name="P1">10.1 , 30.805 , 24.375</text:p>
      <text:p text:style-name="P1">10.1 , 31.31 , 24.25</text:p>
      <text:p text:style-name="P1">10.1 , 31.815 , 24.125</text:p>
      <text:p text:style-name="P1">10.1 , 32.32 , 24</text:p>
      <text:p text:style-name="P1">10.1 , 32.825 , 24</text:p>
      <text:p text:style-name="P1">10.1 , 33.33 , 24</text:p>
      <text:p text:style-name="P1">10.1 , 33.835 , 24</text:p>
      <text:p text:style-name="P1">10.1 , 34.34 , 24</text:p>
      <text:p text:style-name="P1">10.1 , 34.845 , 24</text:p>
      <text:p text:style-name="P1">10.1 , 35.35 , 24</text:p>
      <text:p text:style-name="P1">10.1 , 35.855 , 24</text:p>
      <text:p text:style-name="P1">10.1 , 36.36 , 24</text:p>
      <text:p text:style-name="P1">10.1 , 36.865 , 24</text:p>
      <text:p text:style-name="P1">10.1 , 37.37 , 24</text:p>
      <text:p text:style-name="P1">10.1 , 37.875 , 24</text:p>
      <text:p text:style-name="P1">10.1 , 38.38 , 24</text:p>
      <text:p text:style-name="P1">10.1 , 38.885 , 24</text:p>
      <text:p text:style-name="P1">10.1 , 39.39 , 24</text:p>
      <text:p text:style-name="P1">10.1 , 39.895 , 24</text:p>
      <text:p text:style-name="P1">10.1 , 40.4 , 24</text:p>
      <text:p text:style-name="P1">10.1 , 40.905 , 24</text:p>
      <text:p text:style-name="P1">10.1 , 41.41 , 24</text:p>
      <text:p text:style-name="P1">10.1 , 41.915 , 24</text:p>
      <text:p text:style-name="P1">10.1 , 42.42 , 24</text:p>
      <text:p text:style-name="P1">10.1 , 42.925 , 24</text:p>
      <text:p text:style-name="P1">10.1 , 43.43 , 24</text:p>
      <text:p text:style-name="P1">10.1 , 43.935 , 24</text:p>
      <text:p text:style-name="P1">10.1 , 44.44 , 24</text:p>
      <text:p text:style-name="P1">10.1 , 44.945 , 24</text:p>
      <text:p text:style-name="P1">10.1 , 45.45 , 24</text:p>
      <text:p text:style-name="P1">10.1 , 45.955 , 24</text:p>
      <text:p text:style-name="P1">10.1 , 46.46 , 24</text:p>
      <text:p text:style-name="P1">10.1 , 46.965 , 24</text:p>
      <text:p text:style-name="P1">10.1 , 47.47 , 24</text:p>
      <text:p text:style-name="P1">10.1 , 47.975 , 24</text:p>
      <text:p text:style-name="P1">10.1 , 48.48 , 24</text:p>
      <text:p text:style-name="P1">10.1 , 48.985 , 24</text:p>
      <text:p text:style-name="P1">10.1 , 49.49 , 24</text:p>
      <text:p text:style-name="P1">10.1 , 49.995 , 24</text:p>
      <text:p text:style-name="P1">10.1 , 50.5 , 24</text:p>
      <text:p text:style-name="P1">10.605 , 0.0 , -9999</text:p>
      <text:p text:style-name="P1">10.605 , 0.505 , -9999</text:p>
      <text:p text:style-name="P1">10.605 , 1.01 , -9999</text:p>
      <text:p text:style-name="P1">10.605 , 1.515 , -9999</text:p>
      <text:p text:style-name="P1">10.605 , 2.02 , -9999</text:p>
      <text:p text:style-name="P1">10.605 , 2.525 , -9999</text:p>
      <text:p text:style-name="P1">10.605 , 3.03 , -9999</text:p>
      <text:p text:style-name="P1">10.605 , 3.535 , -9999</text:p>
      <text:p text:style-name="P1">10.605 , 4.04 , -9999</text:p>
      <text:p text:style-name="P1">10.605 , 4.545 , -9999</text:p>
      <text:p text:style-name="P1"><text:soft-page-break/>10.605 , 5.05 , -9999</text:p>
      <text:p text:style-name="P1">10.605 , 5.555 , -9999</text:p>
      <text:p text:style-name="P1">10.605 , 6.06 , -9999</text:p>
      <text:p text:style-name="P1">10.605 , 6.565 , -9999</text:p>
      <text:p text:style-name="P1">10.605 , 7.07 , -9999</text:p>
      <text:p text:style-name="P1">10.605 , 7.575 , -9999</text:p>
      <text:p text:style-name="P1">10.605 , 8.08 , -9999</text:p>
      <text:p text:style-name="P1">10.605 , 8.585 , -9999</text:p>
      <text:p text:style-name="P1">10.605 , 9.09 , -9999</text:p>
      <text:p text:style-name="P1">10.605 , 9.595 , -9999</text:p>
      <text:p text:style-name="P1">10.605 , 10.1 , -9999</text:p>
      <text:p text:style-name="P1">10.605 , 10.605 , -9999</text:p>
      <text:p text:style-name="P1">10.605 , 11.11 , -9999</text:p>
      <text:p text:style-name="P1">10.605 , 11.615 , -9999</text:p>
      <text:p text:style-name="P1">10.605 , 12.12 , -9999</text:p>
      <text:p text:style-name="P1">10.605 , 12.625 , -9999</text:p>
      <text:p text:style-name="P1">10.605 , 13.13 , -9999</text:p>
      <text:p text:style-name="P1">10.605 , 13.635 , -9999</text:p>
      <text:p text:style-name="P1">10.605 , 14.14 , -9999</text:p>
      <text:p text:style-name="P1">10.605 , 14.645 , -9999</text:p>
      <text:p text:style-name="P1">10.605 , 15.15 , -9999</text:p>
      <text:p text:style-name="P1">10.605 , 15.655 , -9999</text:p>
      <text:p text:style-name="P1">10.605 , 16.16 , -9999</text:p>
      <text:p text:style-name="P1">10.605 , 16.665 , -9999</text:p>
      <text:p text:style-name="P1">10.605 , 17.17 , -9999</text:p>
      <text:p text:style-name="P1">10.605 , 17.675 , -9999</text:p>
      <text:p text:style-name="P1">10.605 , 18.18 , -9999</text:p>
      <text:p text:style-name="P1">10.605 , 18.685 , -9999</text:p>
      <text:p text:style-name="P1">10.605 , 19.19 , -9999</text:p>
      <text:p text:style-name="P1">10.605 , 19.695 , -9999</text:p>
      <text:p text:style-name="P1">10.605 , 20.2 , -9999</text:p>
      <text:p text:style-name="P1">10.605 , 20.705 , 26.875</text:p>
      <text:p text:style-name="P1">10.605 , 21.21 , 26.75</text:p>
      <text:p text:style-name="P1">10.605 , 21.715 , 26.625</text:p>
      <text:p text:style-name="P1">10.605 , 22.22 , 26.5</text:p>
      <text:p text:style-name="P1">10.605 , 22.725 , 26.375</text:p>
      <text:p text:style-name="P1">10.605 , 23.23 , 26.25</text:p>
      <text:p text:style-name="P1">10.605 , 23.735 , 26.125</text:p>
      <text:p text:style-name="P1">10.605 , 24.24 , 26</text:p>
      <text:p text:style-name="P1">10.605 , 24.745 , 25.875</text:p>
      <text:p text:style-name="P1">10.605 , 25.25 , 25.75</text:p>
      <text:p text:style-name="P1">10.605 , 25.755 , 25.625</text:p>
      <text:p text:style-name="P1">10.605 , 26.26 , 25.5</text:p>
      <text:p text:style-name="P1">10.605 , 26.765 , 25.375</text:p>
      <text:p text:style-name="P1">10.605 , 27.27 , 25.25</text:p>
      <text:p text:style-name="P1">10.605 , 27.775 , 25.125</text:p>
      <text:p text:style-name="P1">10.605 , 28.28 , 25</text:p>
      <text:p text:style-name="P1">10.605 , 28.785 , 24.875</text:p>
      <text:p text:style-name="P1">10.605 , 29.29 , 24.75</text:p>
      <text:p text:style-name="P1">10.605 , 29.795 , 24.625</text:p>
      <text:p text:style-name="P1">10.605 , 30.3 , 24.5</text:p>
      <text:p text:style-name="P1">10.605 , 30.805 , 24.375</text:p>
      <text:p text:style-name="P1"><text:soft-page-break/>10.605 , 31.31 , 24.25</text:p>
      <text:p text:style-name="P1">10.605 , 31.815 , 24.125</text:p>
      <text:p text:style-name="P1">10.605 , 32.32 , 24</text:p>
      <text:p text:style-name="P1">10.605 , 32.825 , 24</text:p>
      <text:p text:style-name="P1">10.605 , 33.33 , 24</text:p>
      <text:p text:style-name="P1">10.605 , 33.835 , 24</text:p>
      <text:p text:style-name="P1">10.605 , 34.34 , 24</text:p>
      <text:p text:style-name="P1">10.605 , 34.845 , 24</text:p>
      <text:p text:style-name="P1">10.605 , 35.35 , 24</text:p>
      <text:p text:style-name="P1">10.605 , 35.855 , 24</text:p>
      <text:p text:style-name="P1">10.605 , 36.36 , 24</text:p>
      <text:p text:style-name="P1">10.605 , 36.865 , 24</text:p>
      <text:p text:style-name="P1">10.605 , 37.37 , 24</text:p>
      <text:p text:style-name="P1">10.605 , 37.875 , 24</text:p>
      <text:p text:style-name="P1">10.605 , 38.38 , 24</text:p>
      <text:p text:style-name="P1">10.605 , 38.885 , 24</text:p>
      <text:p text:style-name="P1">10.605 , 39.39 , 24</text:p>
      <text:p text:style-name="P1">10.605 , 39.895 , 24</text:p>
      <text:p text:style-name="P1">10.605 , 40.4 , 24</text:p>
      <text:p text:style-name="P1">10.605 , 40.905 , 24</text:p>
      <text:p text:style-name="P1">10.605 , 41.41 , 24</text:p>
      <text:p text:style-name="P1">10.605 , 41.915 , 24</text:p>
      <text:p text:style-name="P1">10.605 , 42.42 , 24</text:p>
      <text:p text:style-name="P1">10.605 , 42.925 , 24</text:p>
      <text:p text:style-name="P1">10.605 , 43.43 , 24</text:p>
      <text:p text:style-name="P1">10.605 , 43.935 , 24</text:p>
      <text:p text:style-name="P1">10.605 , 44.44 , 24</text:p>
      <text:p text:style-name="P1">10.605 , 44.945 , 24</text:p>
      <text:p text:style-name="P1">10.605 , 45.45 , 24</text:p>
      <text:p text:style-name="P1">10.605 , 45.955 , 24</text:p>
      <text:p text:style-name="P1">10.605 , 46.46 , 24</text:p>
      <text:p text:style-name="P1">10.605 , 46.965 , 24</text:p>
      <text:p text:style-name="P1">10.605 , 47.47 , 24</text:p>
      <text:p text:style-name="P1">10.605 , 47.975 , 24</text:p>
      <text:p text:style-name="P1">10.605 , 48.48 , 24</text:p>
      <text:p text:style-name="P1">10.605 , 48.985 , 24</text:p>
      <text:p text:style-name="P1">10.605 , 49.49 , 24</text:p>
      <text:p text:style-name="P1">10.605 , 49.995 , 24</text:p>
      <text:p text:style-name="P1">10.605 , 50.5 , 24</text:p>
      <text:p text:style-name="P1">11.11 , 0.0 , -9999</text:p>
      <text:p text:style-name="P1">11.11 , 0.505 , -9999</text:p>
      <text:p text:style-name="P1">11.11 , 1.01 , -9999</text:p>
      <text:p text:style-name="P1">11.11 , 1.515 , -9999</text:p>
      <text:p text:style-name="P1">11.11 , 2.02 , -9999</text:p>
      <text:p text:style-name="P1">11.11 , 2.525 , -9999</text:p>
      <text:p text:style-name="P1">11.11 , 3.03 , -9999</text:p>
      <text:p text:style-name="P1">11.11 , 3.535 , -9999</text:p>
      <text:p text:style-name="P1">11.11 , 4.04 , -9999</text:p>
      <text:p text:style-name="P1">11.11 , 4.545 , -9999</text:p>
      <text:p text:style-name="P1">11.11 , 5.05 , -9999</text:p>
      <text:p text:style-name="P1">11.11 , 5.555 , -9999</text:p>
      <text:p text:style-name="P1">11.11 , 6.06 , -9999</text:p>
      <text:p text:style-name="P1"><text:soft-page-break/>11.11 , 6.565 , -9999</text:p>
      <text:p text:style-name="P1">11.11 , 7.07 , -9999</text:p>
      <text:p text:style-name="P1">11.11 , 7.575 , -9999</text:p>
      <text:p text:style-name="P1">11.11 , 8.08 , -9999</text:p>
      <text:p text:style-name="P1">11.11 , 8.585 , -9999</text:p>
      <text:p text:style-name="P1">11.11 , 9.09 , -9999</text:p>
      <text:p text:style-name="P1">11.11 , 9.595 , -9999</text:p>
      <text:p text:style-name="P1">11.11 , 10.1 , -9999</text:p>
      <text:p text:style-name="P1">11.11 , 10.605 , -9999</text:p>
      <text:p text:style-name="P1">11.11 , 11.11 , -9999</text:p>
      <text:p text:style-name="P1">11.11 , 11.615 , -9999</text:p>
      <text:p text:style-name="P1">11.11 , 12.12 , -9999</text:p>
      <text:p text:style-name="P1">11.11 , 12.625 , -9999</text:p>
      <text:p text:style-name="P1">11.11 , 13.13 , -9999</text:p>
      <text:p text:style-name="P1">11.11 , 13.635 , -9999</text:p>
      <text:p text:style-name="P1">11.11 , 14.14 , -9999</text:p>
      <text:p text:style-name="P1">11.11 , 14.645 , -9999</text:p>
      <text:p text:style-name="P1">11.11 , 15.15 , -9999</text:p>
      <text:p text:style-name="P1">11.11 , 15.655 , -9999</text:p>
      <text:p text:style-name="P1">11.11 , 16.16 , -9999</text:p>
      <text:p text:style-name="P1">11.11 , 16.665 , -9999</text:p>
      <text:p text:style-name="P1">11.11 , 17.17 , -9999</text:p>
      <text:p text:style-name="P1">11.11 , 17.675 , -9999</text:p>
      <text:p text:style-name="P1">11.11 , 18.18 , -9999</text:p>
      <text:p text:style-name="P1">11.11 , 18.685 , -9999</text:p>
      <text:p text:style-name="P1">11.11 , 19.19 , -9999</text:p>
      <text:p text:style-name="P1">11.11 , 19.695 , -9999</text:p>
      <text:p text:style-name="P1">11.11 , 20.2 , -9999</text:p>
      <text:p text:style-name="P1">11.11 , 20.705 , 26.875</text:p>
      <text:p text:style-name="P1">11.11 , 21.21 , 26.75</text:p>
      <text:p text:style-name="P1">11.11 , 21.715 , 26.625</text:p>
      <text:p text:style-name="P1">11.11 , 22.22 , 26.5</text:p>
      <text:p text:style-name="P1">11.11 , 22.725 , 26.375</text:p>
      <text:p text:style-name="P1">11.11 , 23.23 , 26.25</text:p>
      <text:p text:style-name="P1">11.11 , 23.735 , 26.125</text:p>
      <text:p text:style-name="P1">11.11 , 24.24 , 26</text:p>
      <text:p text:style-name="P1">11.11 , 24.745 , 25.875</text:p>
      <text:p text:style-name="P1">11.11 , 25.25 , 25.75</text:p>
      <text:p text:style-name="P1">11.11 , 25.755 , 25.625</text:p>
      <text:p text:style-name="P1">11.11 , 26.26 , 25.5</text:p>
      <text:p text:style-name="P1">11.11 , 26.765 , 25.375</text:p>
      <text:p text:style-name="P1">11.11 , 27.27 , 25.25</text:p>
      <text:p text:style-name="P1">11.11 , 27.775 , 25.125</text:p>
      <text:p text:style-name="P1">11.11 , 28.28 , 25</text:p>
      <text:p text:style-name="P1">11.11 , 28.785 , 24.875</text:p>
      <text:p text:style-name="P1">11.11 , 29.29 , 24.75</text:p>
      <text:p text:style-name="P1">11.11 , 29.795 , 24.625</text:p>
      <text:p text:style-name="P1">11.11 , 30.3 , 24.5</text:p>
      <text:p text:style-name="P1">11.11 , 30.805 , 24.375</text:p>
      <text:p text:style-name="P1">11.11 , 31.31 , 24.25</text:p>
      <text:p text:style-name="P1">11.11 , 31.815 , 24.125</text:p>
      <text:p text:style-name="P1">11.11 , 32.32 , 24</text:p>
      <text:p text:style-name="P1"><text:soft-page-break/>11.11 , 32.825 , 24</text:p>
      <text:p text:style-name="P1">11.11 , 33.33 , 24</text:p>
      <text:p text:style-name="P1">11.11 , 33.835 , 24</text:p>
      <text:p text:style-name="P1">11.11 , 34.34 , 24</text:p>
      <text:p text:style-name="P1">11.11 , 34.845 , 24</text:p>
      <text:p text:style-name="P1">11.11 , 35.35 , 24</text:p>
      <text:p text:style-name="P1">11.11 , 35.855 , 24</text:p>
      <text:p text:style-name="P1">11.11 , 36.36 , 24</text:p>
      <text:p text:style-name="P1">11.11 , 36.865 , 24</text:p>
      <text:p text:style-name="P1">11.11 , 37.37 , 24</text:p>
      <text:p text:style-name="P1">11.11 , 37.875 , 24</text:p>
      <text:p text:style-name="P1">11.11 , 38.38 , 24</text:p>
      <text:p text:style-name="P1">11.11 , 38.885 , 24</text:p>
      <text:p text:style-name="P1">11.11 , 39.39 , 24</text:p>
      <text:p text:style-name="P1">11.11 , 39.895 , 24</text:p>
      <text:p text:style-name="P1">11.11 , 40.4 , 24</text:p>
      <text:p text:style-name="P1">11.11 , 40.905 , 24</text:p>
      <text:p text:style-name="P1">11.11 , 41.41 , 24</text:p>
      <text:p text:style-name="P1">11.11 , 41.915 , 24</text:p>
      <text:p text:style-name="P1">11.11 , 42.42 , 24</text:p>
      <text:p text:style-name="P1">11.11 , 42.925 , 24</text:p>
      <text:p text:style-name="P1">11.11 , 43.43 , 24</text:p>
      <text:p text:style-name="P1">11.11 , 43.935 , 24</text:p>
      <text:p text:style-name="P1">11.11 , 44.44 , 24</text:p>
      <text:p text:style-name="P1">11.11 , 44.945 , 24</text:p>
      <text:p text:style-name="P1">11.11 , 45.45 , 24</text:p>
      <text:p text:style-name="P1">11.11 , 45.955 , 24</text:p>
      <text:p text:style-name="P1">11.11 , 46.46 , 24</text:p>
      <text:p text:style-name="P1">11.11 , 46.965 , 24</text:p>
      <text:p text:style-name="P1">11.11 , 47.47 , 24</text:p>
      <text:p text:style-name="P1">11.11 , 47.975 , 24</text:p>
      <text:p text:style-name="P1">11.11 , 48.48 , 24</text:p>
      <text:p text:style-name="P1">11.11 , 48.985 , 24</text:p>
      <text:p text:style-name="P1">11.11 , 49.49 , 24</text:p>
      <text:p text:style-name="P1">11.11 , 49.995 , 24</text:p>
      <text:p text:style-name="P1">11.11 , 50.5 , 24</text:p>
      <text:p text:style-name="P1">11.615 , 0.0 , -9999</text:p>
      <text:p text:style-name="P1">11.615 , 0.505 , -9999</text:p>
      <text:p text:style-name="P1">11.615 , 1.01 , -9999</text:p>
      <text:p text:style-name="P1">11.615 , 1.515 , -9999</text:p>
      <text:p text:style-name="P1">11.615 , 2.02 , -9999</text:p>
      <text:p text:style-name="P1">11.615 , 2.525 , -9999</text:p>
      <text:p text:style-name="P1">11.615 , 3.03 , -9999</text:p>
      <text:p text:style-name="P1">11.615 , 3.535 , -9999</text:p>
      <text:p text:style-name="P1">11.615 , 4.04 , -9999</text:p>
      <text:p text:style-name="P1">11.615 , 4.545 , -9999</text:p>
      <text:p text:style-name="P1">11.615 , 5.05 , -9999</text:p>
      <text:p text:style-name="P1">11.615 , 5.555 , -9999</text:p>
      <text:p text:style-name="P1">11.615 , 6.06 , -9999</text:p>
      <text:p text:style-name="P1">11.615 , 6.565 , -9999</text:p>
      <text:p text:style-name="P1">11.615 , 7.07 , -9999</text:p>
      <text:p text:style-name="P1">11.615 , 7.575 , -9999</text:p>
      <text:p text:style-name="P1"><text:soft-page-break/>11.615 , 8.08 , -9999</text:p>
      <text:p text:style-name="P1">11.615 , 8.585 , -9999</text:p>
      <text:p text:style-name="P1">11.615 , 9.09 , -9999</text:p>
      <text:p text:style-name="P1">11.615 , 9.595 , -9999</text:p>
      <text:p text:style-name="P1">11.615 , 10.1 , -9999</text:p>
      <text:p text:style-name="P1">11.615 , 10.605 , -9999</text:p>
      <text:p text:style-name="P1">11.615 , 11.11 , -9999</text:p>
      <text:p text:style-name="P1">11.615 , 11.615 , -9999</text:p>
      <text:p text:style-name="P1">11.615 , 12.12 , -9999</text:p>
      <text:p text:style-name="P1">11.615 , 12.625 , -9999</text:p>
      <text:p text:style-name="P1">11.615 , 13.13 , -9999</text:p>
      <text:p text:style-name="P1">11.615 , 13.635 , -9999</text:p>
      <text:p text:style-name="P1">11.615 , 14.14 , -9999</text:p>
      <text:p text:style-name="P1">11.615 , 14.645 , -9999</text:p>
      <text:p text:style-name="P1">11.615 , 15.15 , -9999</text:p>
      <text:p text:style-name="P1">11.615 , 15.655 , -9999</text:p>
      <text:p text:style-name="P1">11.615 , 16.16 , -9999</text:p>
      <text:p text:style-name="P1">11.615 , 16.665 , -9999</text:p>
      <text:p text:style-name="P1">11.615 , 17.17 , -9999</text:p>
      <text:p text:style-name="P1">11.615 , 17.675 , -9999</text:p>
      <text:p text:style-name="P1">11.615 , 18.18 , -9999</text:p>
      <text:p text:style-name="P1">11.615 , 18.685 , -9999</text:p>
      <text:p text:style-name="P1">11.615 , 19.19 , -9999</text:p>
      <text:p text:style-name="P1">11.615 , 19.695 , -9999</text:p>
      <text:p text:style-name="P1">11.615 , 20.2 , -9999</text:p>
      <text:p text:style-name="P1">11.615 , 20.705 , 26.875</text:p>
      <text:p text:style-name="P1">11.615 , 21.21 , 26.75</text:p>
      <text:p text:style-name="P1">11.615 , 21.715 , 26.625</text:p>
      <text:p text:style-name="P1">11.615 , 22.22 , 26.5</text:p>
      <text:p text:style-name="P1">11.615 , 22.725 , 26.375</text:p>
      <text:p text:style-name="P1">11.615 , 23.23 , 26.25</text:p>
      <text:p text:style-name="P1">11.615 , 23.735 , 26.125</text:p>
      <text:p text:style-name="P1">11.615 , 24.24 , 26</text:p>
      <text:p text:style-name="P1">11.615 , 24.745 , 25.875</text:p>
      <text:p text:style-name="P1">11.615 , 25.25 , 25.75</text:p>
      <text:p text:style-name="P1">11.615 , 25.755 , 25.625</text:p>
      <text:p text:style-name="P1">11.615 , 26.26 , 25.5</text:p>
      <text:p text:style-name="P1">11.615 , 26.765 , 25.375</text:p>
      <text:p text:style-name="P1">11.615 , 27.27 , 25.25</text:p>
      <text:p text:style-name="P1">11.615 , 27.775 , 25.125</text:p>
      <text:p text:style-name="P1">11.615 , 28.28 , 25</text:p>
      <text:p text:style-name="P1">11.615 , 28.785 , 24.875</text:p>
      <text:p text:style-name="P1">11.615 , 29.29 , 24.75</text:p>
      <text:p text:style-name="P1">11.615 , 29.795 , 24.625</text:p>
      <text:p text:style-name="P1">11.615 , 30.3 , 24.5</text:p>
      <text:p text:style-name="P1">11.615 , 30.805 , 24.375</text:p>
      <text:p text:style-name="P1">11.615 , 31.31 , 24.25</text:p>
      <text:p text:style-name="P1">11.615 , 31.815 , 24.125</text:p>
      <text:p text:style-name="P1">11.615 , 32.32 , 24</text:p>
      <text:p text:style-name="P1">11.615 , 32.825 , 24</text:p>
      <text:p text:style-name="P1">11.615 , 33.33 , 24</text:p>
      <text:p text:style-name="P1">11.615 , 33.835 , 24</text:p>
      <text:p text:style-name="P1"><text:soft-page-break/>11.615 , 34.34 , 24</text:p>
      <text:p text:style-name="P1">11.615 , 34.845 , 24</text:p>
      <text:p text:style-name="P1">11.615 , 35.35 , 24</text:p>
      <text:p text:style-name="P1">11.615 , 35.855 , 24</text:p>
      <text:p text:style-name="P1">11.615 , 36.36 , 24</text:p>
      <text:p text:style-name="P1">11.615 , 36.865 , 24</text:p>
      <text:p text:style-name="P1">11.615 , 37.37 , 24</text:p>
      <text:p text:style-name="P1">11.615 , 37.875 , 24</text:p>
      <text:p text:style-name="P1">11.615 , 38.38 , 24</text:p>
      <text:p text:style-name="P1">11.615 , 38.885 , 24</text:p>
      <text:p text:style-name="P1">11.615 , 39.39 , 24</text:p>
      <text:p text:style-name="P1">11.615 , 39.895 , 24</text:p>
      <text:p text:style-name="P1">11.615 , 40.4 , 24</text:p>
      <text:p text:style-name="P1">11.615 , 40.905 , 24</text:p>
      <text:p text:style-name="P1">11.615 , 41.41 , 24</text:p>
      <text:p text:style-name="P1">11.615 , 41.915 , 24</text:p>
      <text:p text:style-name="P1">11.615 , 42.42 , 24</text:p>
      <text:p text:style-name="P1">11.615 , 42.925 , 24</text:p>
      <text:p text:style-name="P1">11.615 , 43.43 , 24</text:p>
      <text:p text:style-name="P1">11.615 , 43.935 , 24</text:p>
      <text:p text:style-name="P1">11.615 , 44.44 , 24</text:p>
      <text:p text:style-name="P1">11.615 , 44.945 , 24</text:p>
      <text:p text:style-name="P1">11.615 , 45.45 , 24</text:p>
      <text:p text:style-name="P1">11.615 , 45.955 , 24</text:p>
      <text:p text:style-name="P1">11.615 , 46.46 , 24</text:p>
      <text:p text:style-name="P1">11.615 , 46.965 , 24</text:p>
      <text:p text:style-name="P1">11.615 , 47.47 , 24</text:p>
      <text:p text:style-name="P1">11.615 , 47.975 , 24</text:p>
      <text:p text:style-name="P1">11.615 , 48.48 , 24</text:p>
      <text:p text:style-name="P1">11.615 , 48.985 , 24</text:p>
      <text:p text:style-name="P1">11.615 , 49.49 , 24</text:p>
      <text:p text:style-name="P1">11.615 , 49.995 , 24</text:p>
      <text:p text:style-name="P1">11.615 , 50.5 , 24</text:p>
      <text:p text:style-name="P1">12.12 , 0.0 , -9999</text:p>
      <text:p text:style-name="P1">12.12 , 0.505 , -9999</text:p>
      <text:p text:style-name="P1">12.12 , 1.01 , -9999</text:p>
      <text:p text:style-name="P1">12.12 , 1.515 , -9999</text:p>
      <text:p text:style-name="P1">12.12 , 2.02 , -9999</text:p>
      <text:p text:style-name="P1">12.12 , 2.525 , -9999</text:p>
      <text:p text:style-name="P1">12.12 , 3.03 , -9999</text:p>
      <text:p text:style-name="P1">12.12 , 3.535 , -9999</text:p>
      <text:p text:style-name="P1">12.12 , 4.04 , -9999</text:p>
      <text:p text:style-name="P1">12.12 , 4.545 , -9999</text:p>
      <text:p text:style-name="P1">12.12 , 5.05 , -9999</text:p>
      <text:p text:style-name="P1">12.12 , 5.555 , -9999</text:p>
      <text:p text:style-name="P1">12.12 , 6.06 , -9999</text:p>
      <text:p text:style-name="P1">12.12 , 6.565 , -9999</text:p>
      <text:p text:style-name="P1">12.12 , 7.07 , -9999</text:p>
      <text:p text:style-name="P1">12.12 , 7.575 , -9999</text:p>
      <text:p text:style-name="P1">12.12 , 8.08 , -9999</text:p>
      <text:p text:style-name="P1">12.12 , 8.585 , -9999</text:p>
      <text:p text:style-name="P1">12.12 , 9.09 , -9999</text:p>
      <text:p text:style-name="P1"><text:soft-page-break/>12.12 , 9.595 , -9999</text:p>
      <text:p text:style-name="P1">12.12 , 10.1 , -9999</text:p>
      <text:p text:style-name="P1">12.12 , 10.605 , -9999</text:p>
      <text:p text:style-name="P1">12.12 , 11.11 , -9999</text:p>
      <text:p text:style-name="P1">12.12 , 11.615 , -9999</text:p>
      <text:p text:style-name="P1">12.12 , 12.12 , -9999</text:p>
      <text:p text:style-name="P1">12.12 , 12.625 , -9999</text:p>
      <text:p text:style-name="P1">12.12 , 13.13 , -9999</text:p>
      <text:p text:style-name="P1">12.12 , 13.635 , -9999</text:p>
      <text:p text:style-name="P1">12.12 , 14.14 , -9999</text:p>
      <text:p text:style-name="P1">12.12 , 14.645 , -9999</text:p>
      <text:p text:style-name="P1">12.12 , 15.15 , -9999</text:p>
      <text:p text:style-name="P1">12.12 , 15.655 , -9999</text:p>
      <text:p text:style-name="P1">12.12 , 16.16 , -9999</text:p>
      <text:p text:style-name="P1">12.12 , 16.665 , -9999</text:p>
      <text:p text:style-name="P1">12.12 , 17.17 , -9999</text:p>
      <text:p text:style-name="P1">12.12 , 17.675 , -9999</text:p>
      <text:p text:style-name="P1">12.12 , 18.18 , -9999</text:p>
      <text:p text:style-name="P1">12.12 , 18.685 , -9999</text:p>
      <text:p text:style-name="P1">12.12 , 19.19 , -9999</text:p>
      <text:p text:style-name="P1">12.12 , 19.695 , -9999</text:p>
      <text:p text:style-name="P1">12.12 , 20.2 , -9999</text:p>
      <text:p text:style-name="P1">12.12 , 20.705 , 26.875</text:p>
      <text:p text:style-name="P1">12.12 , 21.21 , 26.75</text:p>
      <text:p text:style-name="P1">12.12 , 21.715 , 26.625</text:p>
      <text:p text:style-name="P1">12.12 , 22.22 , 26.5</text:p>
      <text:p text:style-name="P1">12.12 , 22.725 , 26.375</text:p>
      <text:p text:style-name="P1">12.12 , 23.23 , 26.25</text:p>
      <text:p text:style-name="P1">12.12 , 23.735 , 26.125</text:p>
      <text:p text:style-name="P1">12.12 , 24.24 , 26</text:p>
      <text:p text:style-name="P1">12.12 , 24.745 , 25.875</text:p>
      <text:p text:style-name="P1">12.12 , 25.25 , 25.75</text:p>
      <text:p text:style-name="P1">12.12 , 25.755 , 25.625</text:p>
      <text:p text:style-name="P1">12.12 , 26.26 , 25.5</text:p>
      <text:p text:style-name="P1">12.12 , 26.765 , 25.375</text:p>
      <text:p text:style-name="P1">12.12 , 27.27 , 25.25</text:p>
      <text:p text:style-name="P1">12.12 , 27.775 , 25.125</text:p>
      <text:p text:style-name="P1">12.12 , 28.28 , 25</text:p>
      <text:p text:style-name="P1">12.12 , 28.785 , 24.875</text:p>
      <text:p text:style-name="P1">12.12 , 29.29 , 24.75</text:p>
      <text:p text:style-name="P1">12.12 , 29.795 , 24.625</text:p>
      <text:p text:style-name="P1">12.12 , 30.3 , 24.5</text:p>
      <text:p text:style-name="P1">12.12 , 30.805 , 24.375</text:p>
      <text:p text:style-name="P1">12.12 , 31.31 , 24.25</text:p>
      <text:p text:style-name="P1">12.12 , 31.815 , 24.125</text:p>
      <text:p text:style-name="P1">12.12 , 32.32 , 24</text:p>
      <text:p text:style-name="P1">12.12 , 32.825 , 24</text:p>
      <text:p text:style-name="P1">12.12 , 33.33 , 24</text:p>
      <text:p text:style-name="P1">12.12 , 33.835 , 24</text:p>
      <text:p text:style-name="P1">12.12 , 34.34 , 24</text:p>
      <text:p text:style-name="P1">12.12 , 34.845 , 24</text:p>
      <text:p text:style-name="P1">12.12 , 35.35 , 24</text:p>
      <text:p text:style-name="P1"><text:soft-page-break/>12.12 , 35.855 , 24</text:p>
      <text:p text:style-name="P1">12.12 , 36.36 , 24</text:p>
      <text:p text:style-name="P1">12.12 , 36.865 , 24</text:p>
      <text:p text:style-name="P1">12.12 , 37.37 , 24</text:p>
      <text:p text:style-name="P1">12.12 , 37.875 , 24</text:p>
      <text:p text:style-name="P1">12.12 , 38.38 , 24</text:p>
      <text:p text:style-name="P1">12.12 , 38.885 , 24</text:p>
      <text:p text:style-name="P1">12.12 , 39.39 , 24</text:p>
      <text:p text:style-name="P1">12.12 , 39.895 , 24</text:p>
      <text:p text:style-name="P1">12.12 , 40.4 , 24</text:p>
      <text:p text:style-name="P1">12.12 , 40.905 , 24</text:p>
      <text:p text:style-name="P1">12.12 , 41.41 , 24</text:p>
      <text:p text:style-name="P1">12.12 , 41.915 , 24</text:p>
      <text:p text:style-name="P1">12.12 , 42.42 , 24</text:p>
      <text:p text:style-name="P1">12.12 , 42.925 , 24</text:p>
      <text:p text:style-name="P1">12.12 , 43.43 , 24</text:p>
      <text:p text:style-name="P1">12.12 , 43.935 , 24</text:p>
      <text:p text:style-name="P1">12.12 , 44.44 , 24</text:p>
      <text:p text:style-name="P1">12.12 , 44.945 , 24</text:p>
      <text:p text:style-name="P1">12.12 , 45.45 , 24</text:p>
      <text:p text:style-name="P1">12.12 , 45.955 , 24</text:p>
      <text:p text:style-name="P1">12.12 , 46.46 , 24</text:p>
      <text:p text:style-name="P1">12.12 , 46.965 , 24</text:p>
      <text:p text:style-name="P1">12.12 , 47.47 , 24</text:p>
      <text:p text:style-name="P1">12.12 , 47.975 , 24</text:p>
      <text:p text:style-name="P1">12.12 , 48.48 , 24</text:p>
      <text:p text:style-name="P1">12.12 , 48.985 , 24</text:p>
      <text:p text:style-name="P1">12.12 , 49.49 , 24</text:p>
      <text:p text:style-name="P1">12.12 , 49.995 , 24</text:p>
      <text:p text:style-name="P1">12.12 , 50.5 , 24</text:p>
      <text:p text:style-name="P1">12.625 , 0.0 , -9999</text:p>
      <text:p text:style-name="P1">12.625 , 0.505 , -9999</text:p>
      <text:p text:style-name="P1">12.625 , 1.01 , -9999</text:p>
      <text:p text:style-name="P1">12.625 , 1.515 , -9999</text:p>
      <text:p text:style-name="P1">12.625 , 2.02 , -9999</text:p>
      <text:p text:style-name="P1">12.625 , 2.525 , -9999</text:p>
      <text:p text:style-name="P1">12.625 , 3.03 , -9999</text:p>
      <text:p text:style-name="P1">12.625 , 3.535 , -9999</text:p>
      <text:p text:style-name="P1">12.625 , 4.04 , -9999</text:p>
      <text:p text:style-name="P1">12.625 , 4.545 , -9999</text:p>
      <text:p text:style-name="P1">12.625 , 5.05 , -9999</text:p>
      <text:p text:style-name="P1">12.625 , 5.555 , -9999</text:p>
      <text:p text:style-name="P1">12.625 , 6.06 , -9999</text:p>
      <text:p text:style-name="P1">12.625 , 6.565 , -9999</text:p>
      <text:p text:style-name="P1">12.625 , 7.07 , -9999</text:p>
      <text:p text:style-name="P1">12.625 , 7.575 , -9999</text:p>
      <text:p text:style-name="P1">12.625 , 8.08 , -9999</text:p>
      <text:p text:style-name="P1">12.625 , 8.585 , -9999</text:p>
      <text:p text:style-name="P1">12.625 , 9.09 , -9999</text:p>
      <text:p text:style-name="P1">12.625 , 9.595 , -9999</text:p>
      <text:p text:style-name="P1">12.625 , 10.1 , -9999</text:p>
      <text:p text:style-name="P1">12.625 , 10.605 , -9999</text:p>
      <text:p text:style-name="P1"><text:soft-page-break/>12.625 , 11.11 , -9999</text:p>
      <text:p text:style-name="P1">12.625 , 11.615 , -9999</text:p>
      <text:p text:style-name="P1">12.625 , 12.12 , -9999</text:p>
      <text:p text:style-name="P1">12.625 , 12.625 , -9999</text:p>
      <text:p text:style-name="P1">12.625 , 13.13 , -9999</text:p>
      <text:p text:style-name="P1">12.625 , 13.635 , -9999</text:p>
      <text:p text:style-name="P1">12.625 , 14.14 , -9999</text:p>
      <text:p text:style-name="P1">12.625 , 14.645 , -9999</text:p>
      <text:p text:style-name="P1">12.625 , 15.15 , -9999</text:p>
      <text:p text:style-name="P1">12.625 , 15.655 , -9999</text:p>
      <text:p text:style-name="P1">12.625 , 16.16 , -9999</text:p>
      <text:p text:style-name="P1">12.625 , 16.665 , -9999</text:p>
      <text:p text:style-name="P1">12.625 , 17.17 , -9999</text:p>
      <text:p text:style-name="P1">12.625 , 17.675 , -9999</text:p>
      <text:p text:style-name="P1">12.625 , 18.18 , -9999</text:p>
      <text:p text:style-name="P1">12.625 , 18.685 , -9999</text:p>
      <text:p text:style-name="P1">12.625 , 19.19 , -9999</text:p>
      <text:p text:style-name="P1">12.625 , 19.695 , -9999</text:p>
      <text:p text:style-name="P1">12.625 , 20.2 , -9999</text:p>
      <text:p text:style-name="P1">12.625 , 20.705 , 26.875</text:p>
      <text:p text:style-name="P1">12.625 , 21.21 , 26.75</text:p>
      <text:p text:style-name="P1">12.625 , 21.715 , 26.625</text:p>
      <text:p text:style-name="P1">12.625 , 22.22 , 26.5</text:p>
      <text:p text:style-name="P1">12.625 , 22.725 , 26.375</text:p>
      <text:p text:style-name="P1">12.625 , 23.23 , 26.25</text:p>
      <text:p text:style-name="P1">12.625 , 23.735 , 26.125</text:p>
      <text:p text:style-name="P1">12.625 , 24.24 , 26</text:p>
      <text:p text:style-name="P1">12.625 , 24.745 , 25.875</text:p>
      <text:p text:style-name="P1">12.625 , 25.25 , 25.75</text:p>
      <text:p text:style-name="P1">12.625 , 25.755 , 25.625</text:p>
      <text:p text:style-name="P1">12.625 , 26.26 , 25.5</text:p>
      <text:p text:style-name="P1">12.625 , 26.765 , 25.375</text:p>
      <text:p text:style-name="P1">12.625 , 27.27 , 25.25</text:p>
      <text:p text:style-name="P1">12.625 , 27.775 , 25.125</text:p>
      <text:p text:style-name="P1">12.625 , 28.28 , 25</text:p>
      <text:p text:style-name="P1">12.625 , 28.785 , 24.875</text:p>
      <text:p text:style-name="P1">12.625 , 29.29 , 24.75</text:p>
      <text:p text:style-name="P1">12.625 , 29.795 , 24.625</text:p>
      <text:p text:style-name="P1">12.625 , 30.3 , 24.5</text:p>
      <text:p text:style-name="P1">12.625 , 30.805 , 24.375</text:p>
      <text:p text:style-name="P1">12.625 , 31.31 , 24.25</text:p>
      <text:p text:style-name="P1">12.625 , 31.815 , 24.125</text:p>
      <text:p text:style-name="P1">12.625 , 32.32 , 24</text:p>
      <text:p text:style-name="P1">12.625 , 32.825 , 24</text:p>
      <text:p text:style-name="P1">12.625 , 33.33 , 24</text:p>
      <text:p text:style-name="P1">12.625 , 33.835 , 24</text:p>
      <text:p text:style-name="P1">12.625 , 34.34 , 24</text:p>
      <text:p text:style-name="P1">12.625 , 34.845 , 24</text:p>
      <text:p text:style-name="P1">12.625 , 35.35 , 24</text:p>
      <text:p text:style-name="P1">12.625 , 35.855 , 24</text:p>
      <text:p text:style-name="P1">12.625 , 36.36 , 24</text:p>
      <text:p text:style-name="P1">12.625 , 36.865 , 24</text:p>
      <text:p text:style-name="P1"><text:soft-page-break/>12.625 , 37.37 , 24</text:p>
      <text:p text:style-name="P1">12.625 , 37.875 , 24</text:p>
      <text:p text:style-name="P1">12.625 , 38.38 , 24</text:p>
      <text:p text:style-name="P1">12.625 , 38.885 , 24</text:p>
      <text:p text:style-name="P1">12.625 , 39.39 , 24</text:p>
      <text:p text:style-name="P1">12.625 , 39.895 , 24</text:p>
      <text:p text:style-name="P1">12.625 , 40.4 , 24</text:p>
      <text:p text:style-name="P1">12.625 , 40.905 , 24</text:p>
      <text:p text:style-name="P1">12.625 , 41.41 , 24</text:p>
      <text:p text:style-name="P1">12.625 , 41.915 , 24</text:p>
      <text:p text:style-name="P1">12.625 , 42.42 , 24</text:p>
      <text:p text:style-name="P1">12.625 , 42.925 , 24</text:p>
      <text:p text:style-name="P1">12.625 , 43.43 , 24</text:p>
      <text:p text:style-name="P1">12.625 , 43.935 , 24</text:p>
      <text:p text:style-name="P1">12.625 , 44.44 , 24</text:p>
      <text:p text:style-name="P1">12.625 , 44.945 , 24</text:p>
      <text:p text:style-name="P1">12.625 , 45.45 , 24</text:p>
      <text:p text:style-name="P1">12.625 , 45.955 , 24</text:p>
      <text:p text:style-name="P1">12.625 , 46.46 , 24</text:p>
      <text:p text:style-name="P1">12.625 , 46.965 , 24</text:p>
      <text:p text:style-name="P1">12.625 , 47.47 , 24</text:p>
      <text:p text:style-name="P1">12.625 , 47.975 , 24</text:p>
      <text:p text:style-name="P1">12.625 , 48.48 , 24</text:p>
      <text:p text:style-name="P1">12.625 , 48.985 , 24</text:p>
      <text:p text:style-name="P1">12.625 , 49.49 , 24</text:p>
      <text:p text:style-name="P1">12.625 , 49.995 , 24</text:p>
      <text:p text:style-name="P1">12.625 , 50.5 , 24</text:p>
      <text:p text:style-name="P1">13.13 , 0.0 , -9999</text:p>
      <text:p text:style-name="P1">13.13 , 0.505 , -9999</text:p>
      <text:p text:style-name="P1">13.13 , 1.01 , -9999</text:p>
      <text:p text:style-name="P1">13.13 , 1.515 , -9999</text:p>
      <text:p text:style-name="P1">13.13 , 2.02 , -9999</text:p>
      <text:p text:style-name="P1">13.13 , 2.525 , -9999</text:p>
      <text:p text:style-name="P1">13.13 , 3.03 , -9999</text:p>
      <text:p text:style-name="P1">13.13 , 3.535 , -9999</text:p>
      <text:p text:style-name="P1">13.13 , 4.04 , -9999</text:p>
      <text:p text:style-name="P1">13.13 , 4.545 , -9999</text:p>
      <text:p text:style-name="P1">13.13 , 5.05 , -9999</text:p>
      <text:p text:style-name="P1">13.13 , 5.555 , -9999</text:p>
      <text:p text:style-name="P1">13.13 , 6.06 , -9999</text:p>
      <text:p text:style-name="P1">13.13 , 6.565 , -9999</text:p>
      <text:p text:style-name="P1">13.13 , 7.07 , -9999</text:p>
      <text:p text:style-name="P1">13.13 , 7.575 , -9999</text:p>
      <text:p text:style-name="P1">13.13 , 8.08 , -9999</text:p>
      <text:p text:style-name="P1">13.13 , 8.585 , -9999</text:p>
      <text:p text:style-name="P1">13.13 , 9.09 , -9999</text:p>
      <text:p text:style-name="P1">13.13 , 9.595 , -9999</text:p>
      <text:p text:style-name="P1">13.13 , 10.1 , -9999</text:p>
      <text:p text:style-name="P1">13.13 , 10.605 , -9999</text:p>
      <text:p text:style-name="P1">13.13 , 11.11 , -9999</text:p>
      <text:p text:style-name="P1">13.13 , 11.615 , -9999</text:p>
      <text:p text:style-name="P1">13.13 , 12.12 , -9999</text:p>
      <text:p text:style-name="P1"><text:soft-page-break/>13.13 , 12.625 , -9999</text:p>
      <text:p text:style-name="P1">13.13 , 13.13 , -9999</text:p>
      <text:p text:style-name="P1">13.13 , 13.635 , -9999</text:p>
      <text:p text:style-name="P1">13.13 , 14.14 , -9999</text:p>
      <text:p text:style-name="P1">13.13 , 14.645 , -9999</text:p>
      <text:p text:style-name="P1">13.13 , 15.15 , -9999</text:p>
      <text:p text:style-name="P1">13.13 , 15.655 , -9999</text:p>
      <text:p text:style-name="P1">13.13 , 16.16 , -9999</text:p>
      <text:p text:style-name="P1">13.13 , 16.665 , -9999</text:p>
      <text:p text:style-name="P1">13.13 , 17.17 , -9999</text:p>
      <text:p text:style-name="P1">13.13 , 17.675 , -9999</text:p>
      <text:p text:style-name="P1">13.13 , 18.18 , -9999</text:p>
      <text:p text:style-name="P1">13.13 , 18.685 , -9999</text:p>
      <text:p text:style-name="P1">13.13 , 19.19 , -9999</text:p>
      <text:p text:style-name="P1">13.13 , 19.695 , -9999</text:p>
      <text:p text:style-name="P1">13.13 , 20.2 , -9999</text:p>
      <text:p text:style-name="P1">13.13 , 20.705 , 26.875</text:p>
      <text:p text:style-name="P1">13.13 , 21.21 , 26.75</text:p>
      <text:p text:style-name="P1">13.13 , 21.715 , 26.625</text:p>
      <text:p text:style-name="P1">13.13 , 22.22 , 26.5</text:p>
      <text:p text:style-name="P1">13.13 , 22.725 , 26.375</text:p>
      <text:p text:style-name="P1">13.13 , 23.23 , 26.25</text:p>
      <text:p text:style-name="P1">13.13 , 23.735 , 26.125</text:p>
      <text:p text:style-name="P1">13.13 , 24.24 , 26</text:p>
      <text:p text:style-name="P1">13.13 , 24.745 , 25.875</text:p>
      <text:p text:style-name="P1">13.13 , 25.25 , 25.75</text:p>
      <text:p text:style-name="P1">13.13 , 25.755 , 25.625</text:p>
      <text:p text:style-name="P1">13.13 , 26.26 , 25.5</text:p>
      <text:p text:style-name="P1">13.13 , 26.765 , 25.375</text:p>
      <text:p text:style-name="P1">13.13 , 27.27 , 25.25</text:p>
      <text:p text:style-name="P1">13.13 , 27.775 , 25.125</text:p>
      <text:p text:style-name="P1">13.13 , 28.28 , 25</text:p>
      <text:p text:style-name="P1">13.13 , 28.785 , 24.875</text:p>
      <text:p text:style-name="P1">13.13 , 29.29 , 24.75</text:p>
      <text:p text:style-name="P1">13.13 , 29.795 , 24.625</text:p>
      <text:p text:style-name="P1">13.13 , 30.3 , 24.5</text:p>
      <text:p text:style-name="P1">13.13 , 30.805 , 24.375</text:p>
      <text:p text:style-name="P1">13.13 , 31.31 , 24.25</text:p>
      <text:p text:style-name="P1">13.13 , 31.815 , 24.125</text:p>
      <text:p text:style-name="P1">13.13 , 32.32 , 24</text:p>
      <text:p text:style-name="P1">13.13 , 32.825 , 24</text:p>
      <text:p text:style-name="P1">13.13 , 33.33 , 24</text:p>
      <text:p text:style-name="P1">13.13 , 33.835 , 24</text:p>
      <text:p text:style-name="P1">13.13 , 34.34 , 24</text:p>
      <text:p text:style-name="P1">13.13 , 34.845 , 24</text:p>
      <text:p text:style-name="P1">13.13 , 35.35 , 24</text:p>
      <text:p text:style-name="P1">13.13 , 35.855 , 24</text:p>
      <text:p text:style-name="P1">13.13 , 36.36 , 24</text:p>
      <text:p text:style-name="P1">13.13 , 36.865 , 24</text:p>
      <text:p text:style-name="P1">13.13 , 37.37 , 24</text:p>
      <text:p text:style-name="P1">13.13 , 37.875 , 24</text:p>
      <text:p text:style-name="P1">13.13 , 38.38 , 24</text:p>
      <text:p text:style-name="P1"><text:soft-page-break/>13.13 , 38.885 , 24</text:p>
      <text:p text:style-name="P1">13.13 , 39.39 , 24</text:p>
      <text:p text:style-name="P1">13.13 , 39.895 , 24</text:p>
      <text:p text:style-name="P1">13.13 , 40.4 , 24</text:p>
      <text:p text:style-name="P1">13.13 , 40.905 , 24</text:p>
      <text:p text:style-name="P1">13.13 , 41.41 , 24</text:p>
      <text:p text:style-name="P1">13.13 , 41.915 , 24</text:p>
      <text:p text:style-name="P1">13.13 , 42.42 , 24</text:p>
      <text:p text:style-name="P1">13.13 , 42.925 , 24</text:p>
      <text:p text:style-name="P1">13.13 , 43.43 , 24</text:p>
      <text:p text:style-name="P1">13.13 , 43.935 , 24</text:p>
      <text:p text:style-name="P1">13.13 , 44.44 , 24</text:p>
      <text:p text:style-name="P1">13.13 , 44.945 , 24</text:p>
      <text:p text:style-name="P1">13.13 , 45.45 , 24</text:p>
      <text:p text:style-name="P1">13.13 , 45.955 , 24</text:p>
      <text:p text:style-name="P1">13.13 , 46.46 , 24</text:p>
      <text:p text:style-name="P1">13.13 , 46.965 , 24</text:p>
      <text:p text:style-name="P1">13.13 , 47.47 , 24</text:p>
      <text:p text:style-name="P1">13.13 , 47.975 , 24</text:p>
      <text:p text:style-name="P1">13.13 , 48.48 , 24</text:p>
      <text:p text:style-name="P1">13.13 , 48.985 , 24</text:p>
      <text:p text:style-name="P1">13.13 , 49.49 , 24</text:p>
      <text:p text:style-name="P1">13.13 , 49.995 , 24</text:p>
      <text:p text:style-name="P1">13.13 , 50.5 , 24</text:p>
      <text:p text:style-name="P1">13.635 , 0.0 , -9999</text:p>
      <text:p text:style-name="P1">13.635 , 0.505 , -9999</text:p>
      <text:p text:style-name="P1">13.635 , 1.01 , -9999</text:p>
      <text:p text:style-name="P1">13.635 , 1.515 , -9999</text:p>
      <text:p text:style-name="P1">13.635 , 2.02 , -9999</text:p>
      <text:p text:style-name="P1">13.635 , 2.525 , -9999</text:p>
      <text:p text:style-name="P1">13.635 , 3.03 , -9999</text:p>
      <text:p text:style-name="P1">13.635 , 3.535 , -9999</text:p>
      <text:p text:style-name="P1">13.635 , 4.04 , -9999</text:p>
      <text:p text:style-name="P1">13.635 , 4.545 , -9999</text:p>
      <text:p text:style-name="P1">13.635 , 5.05 , -9999</text:p>
      <text:p text:style-name="P1">13.635 , 5.555 , -9999</text:p>
      <text:p text:style-name="P1">13.635 , 6.06 , -9999</text:p>
      <text:p text:style-name="P1">13.635 , 6.565 , -9999</text:p>
      <text:p text:style-name="P1">13.635 , 7.07 , -9999</text:p>
      <text:p text:style-name="P1">13.635 , 7.575 , -9999</text:p>
      <text:p text:style-name="P1">13.635 , 8.08 , -9999</text:p>
      <text:p text:style-name="P1">13.635 , 8.585 , -9999</text:p>
      <text:p text:style-name="P1">13.635 , 9.09 , -9999</text:p>
      <text:p text:style-name="P1">13.635 , 9.595 , -9999</text:p>
      <text:p text:style-name="P1">13.635 , 10.1 , -9999</text:p>
      <text:p text:style-name="P1">13.635 , 10.605 , -9999</text:p>
      <text:p text:style-name="P1">13.635 , 11.11 , -9999</text:p>
      <text:p text:style-name="P1">13.635 , 11.615 , -9999</text:p>
      <text:p text:style-name="P1">13.635 , 12.12 , -9999</text:p>
      <text:p text:style-name="P1">13.635 , 12.625 , -9999</text:p>
      <text:p text:style-name="P1">13.635 , 13.13 , -9999</text:p>
      <text:p text:style-name="P1">13.635 , 13.635 , -9999</text:p>
      <text:p text:style-name="P1"><text:soft-page-break/>13.635 , 14.14 , -9999</text:p>
      <text:p text:style-name="P1">13.635 , 14.645 , -9999</text:p>
      <text:p text:style-name="P1">13.635 , 15.15 , -9999</text:p>
      <text:p text:style-name="P1">13.635 , 15.655 , -9999</text:p>
      <text:p text:style-name="P1">13.635 , 16.16 , -9999</text:p>
      <text:p text:style-name="P1">13.635 , 16.665 , -9999</text:p>
      <text:p text:style-name="P1">13.635 , 17.17 , -9999</text:p>
      <text:p text:style-name="P1">13.635 , 17.675 , -9999</text:p>
      <text:p text:style-name="P1">13.635 , 18.18 , -9999</text:p>
      <text:p text:style-name="P1">13.635 , 18.685 , -9999</text:p>
      <text:p text:style-name="P1">13.635 , 19.19 , -9999</text:p>
      <text:p text:style-name="P1">13.635 , 19.695 , -9999</text:p>
      <text:p text:style-name="P1">13.635 , 20.2 , -9999</text:p>
      <text:p text:style-name="P1">13.635 , 20.705 , 26.875</text:p>
      <text:p text:style-name="P1">13.635 , 21.21 , 26.75</text:p>
      <text:p text:style-name="P1">13.635 , 21.715 , 26.625</text:p>
      <text:p text:style-name="P1">13.635 , 22.22 , 26.5</text:p>
      <text:p text:style-name="P1">13.635 , 22.725 , 26.375</text:p>
      <text:p text:style-name="P1">13.635 , 23.23 , 26.25</text:p>
      <text:p text:style-name="P1">13.635 , 23.735 , 26.125</text:p>
      <text:p text:style-name="P1">13.635 , 24.24 , 26</text:p>
      <text:p text:style-name="P1">13.635 , 24.745 , 25.875</text:p>
      <text:p text:style-name="P1">13.635 , 25.25 , 25.75</text:p>
      <text:p text:style-name="P1">13.635 , 25.755 , 25.625</text:p>
      <text:p text:style-name="P1">13.635 , 26.26 , 25.5</text:p>
      <text:p text:style-name="P1">13.635 , 26.765 , 25.375</text:p>
      <text:p text:style-name="P1">13.635 , 27.27 , 25.25</text:p>
      <text:p text:style-name="P1">13.635 , 27.775 , 25.125</text:p>
      <text:p text:style-name="P1">13.635 , 28.28 , 25</text:p>
      <text:p text:style-name="P1">13.635 , 28.785 , 24.875</text:p>
      <text:p text:style-name="P1">13.635 , 29.29 , 24.75</text:p>
      <text:p text:style-name="P1">13.635 , 29.795 , 24.625</text:p>
      <text:p text:style-name="P1">13.635 , 30.3 , 24.5</text:p>
      <text:p text:style-name="P1">13.635 , 30.805 , 24.375</text:p>
      <text:p text:style-name="P1">13.635 , 31.31 , 24.25</text:p>
      <text:p text:style-name="P1">13.635 , 31.815 , 24.125</text:p>
      <text:p text:style-name="P1">13.635 , 32.32 , 24</text:p>
      <text:p text:style-name="P1">13.635 , 32.825 , 24</text:p>
      <text:p text:style-name="P1">13.635 , 33.33 , 24</text:p>
      <text:p text:style-name="P1">13.635 , 33.835 , 24</text:p>
      <text:p text:style-name="P1">13.635 , 34.34 , 24</text:p>
      <text:p text:style-name="P1">13.635 , 34.845 , 24</text:p>
      <text:p text:style-name="P1">13.635 , 35.35 , 24</text:p>
      <text:p text:style-name="P1">13.635 , 35.855 , 24</text:p>
      <text:p text:style-name="P1">13.635 , 36.36 , 24</text:p>
      <text:p text:style-name="P1">13.635 , 36.865 , 24</text:p>
      <text:p text:style-name="P1">13.635 , 37.37 , 24</text:p>
      <text:p text:style-name="P1">13.635 , 37.875 , 24</text:p>
      <text:p text:style-name="P1">13.635 , 38.38 , 24</text:p>
      <text:p text:style-name="P1">13.635 , 38.885 , 24</text:p>
      <text:p text:style-name="P1">13.635 , 39.39 , 24</text:p>
      <text:p text:style-name="P1">13.635 , 39.895 , 24</text:p>
      <text:p text:style-name="P1"><text:soft-page-break/>13.635 , 40.4 , 24</text:p>
      <text:p text:style-name="P1">13.635 , 40.905 , 24</text:p>
      <text:p text:style-name="P1">13.635 , 41.41 , 24</text:p>
      <text:p text:style-name="P1">13.635 , 41.915 , 24</text:p>
      <text:p text:style-name="P1">13.635 , 42.42 , 24</text:p>
      <text:p text:style-name="P1">13.635 , 42.925 , 24</text:p>
      <text:p text:style-name="P1">13.635 , 43.43 , 24</text:p>
      <text:p text:style-name="P1">13.635 , 43.935 , 24</text:p>
      <text:p text:style-name="P1">13.635 , 44.44 , 24</text:p>
      <text:p text:style-name="P1">13.635 , 44.945 , 24</text:p>
      <text:p text:style-name="P1">13.635 , 45.45 , 24</text:p>
      <text:p text:style-name="P1">13.635 , 45.955 , 24</text:p>
      <text:p text:style-name="P1">13.635 , 46.46 , 24</text:p>
      <text:p text:style-name="P1">13.635 , 46.965 , 24</text:p>
      <text:p text:style-name="P1">13.635 , 47.47 , 24</text:p>
      <text:p text:style-name="P1">13.635 , 47.975 , 24</text:p>
      <text:p text:style-name="P1">13.635 , 48.48 , 24</text:p>
      <text:p text:style-name="P1">13.635 , 48.985 , 24</text:p>
      <text:p text:style-name="P1">13.635 , 49.49 , 24</text:p>
      <text:p text:style-name="P1">13.635 , 49.995 , 24</text:p>
      <text:p text:style-name="P1">13.635 , 50.5 , 24</text:p>
      <text:p text:style-name="P1">14.14 , 0.0 , -9999</text:p>
      <text:p text:style-name="P1">14.14 , 0.505 , -9999</text:p>
      <text:p text:style-name="P1">14.14 , 1.01 , -9999</text:p>
      <text:p text:style-name="P1">14.14 , 1.515 , -9999</text:p>
      <text:p text:style-name="P1">14.14 , 2.02 , -9999</text:p>
      <text:p text:style-name="P1">14.14 , 2.525 , -9999</text:p>
      <text:p text:style-name="P1">14.14 , 3.03 , -9999</text:p>
      <text:p text:style-name="P1">14.14 , 3.535 , -9999</text:p>
      <text:p text:style-name="P1">14.14 , 4.04 , -9999</text:p>
      <text:p text:style-name="P1">14.14 , 4.545 , -9999</text:p>
      <text:p text:style-name="P1">14.14 , 5.05 , -9999</text:p>
      <text:p text:style-name="P1">14.14 , 5.555 , -9999</text:p>
      <text:p text:style-name="P1">14.14 , 6.06 , -9999</text:p>
      <text:p text:style-name="P1">14.14 , 6.565 , -9999</text:p>
      <text:p text:style-name="P1">14.14 , 7.07 , -9999</text:p>
      <text:p text:style-name="P1">14.14 , 7.575 , -9999</text:p>
      <text:p text:style-name="P1">14.14 , 8.08 , -9999</text:p>
      <text:p text:style-name="P1">14.14 , 8.585 , -9999</text:p>
      <text:p text:style-name="P1">14.14 , 9.09 , -9999</text:p>
      <text:p text:style-name="P1">14.14 , 9.595 , -9999</text:p>
      <text:p text:style-name="P1">14.14 , 10.1 , -9999</text:p>
      <text:p text:style-name="P1">14.14 , 10.605 , -9999</text:p>
      <text:p text:style-name="P1">14.14 , 11.11 , -9999</text:p>
      <text:p text:style-name="P1">14.14 , 11.615 , -9999</text:p>
      <text:p text:style-name="P1">14.14 , 12.12 , -9999</text:p>
      <text:p text:style-name="P1">14.14 , 12.625 , -9999</text:p>
      <text:p text:style-name="P1">14.14 , 13.13 , -9999</text:p>
      <text:p text:style-name="P1">14.14 , 13.635 , -9999</text:p>
      <text:p text:style-name="P1">14.14 , 14.14 , -9999</text:p>
      <text:p text:style-name="P1">14.14 , 14.645 , -9999</text:p>
      <text:p text:style-name="P1">14.14 , 15.15 , -9999</text:p>
      <text:p text:style-name="P1"><text:soft-page-break/>14.14 , 15.655 , -9999</text:p>
      <text:p text:style-name="P1">14.14 , 16.16 , -9999</text:p>
      <text:p text:style-name="P1">14.14 , 16.665 , -9999</text:p>
      <text:p text:style-name="P1">14.14 , 17.17 , -9999</text:p>
      <text:p text:style-name="P1">14.14 , 17.675 , -9999</text:p>
      <text:p text:style-name="P1">14.14 , 18.18 , -9999</text:p>
      <text:p text:style-name="P1">14.14 , 18.685 , -9999</text:p>
      <text:p text:style-name="P1">14.14 , 19.19 , -9999</text:p>
      <text:p text:style-name="P1">14.14 , 19.695 , -9999</text:p>
      <text:p text:style-name="P1">14.14 , 20.2 , -9999</text:p>
      <text:p text:style-name="P1">14.14 , 20.705 , 26.875</text:p>
      <text:p text:style-name="P1">14.14 , 21.21 , 26.75</text:p>
      <text:p text:style-name="P1">14.14 , 21.715 , 26.625</text:p>
      <text:p text:style-name="P1">14.14 , 22.22 , 26.5</text:p>
      <text:p text:style-name="P1">14.14 , 22.725 , 26.375</text:p>
      <text:p text:style-name="P1">14.14 , 23.23 , 26.25</text:p>
      <text:p text:style-name="P1">14.14 , 23.735 , 26.125</text:p>
      <text:p text:style-name="P1">14.14 , 24.24 , 26</text:p>
      <text:p text:style-name="P1">14.14 , 24.745 , 25.875</text:p>
      <text:p text:style-name="P1">14.14 , 25.25 , 25.75</text:p>
      <text:p text:style-name="P1">14.14 , 25.755 , 25.625</text:p>
      <text:p text:style-name="P1">14.14 , 26.26 , 25.5</text:p>
      <text:p text:style-name="P1">14.14 , 26.765 , 25.375</text:p>
      <text:p text:style-name="P1">14.14 , 27.27 , 25.25</text:p>
      <text:p text:style-name="P1">14.14 , 27.775 , 25.125</text:p>
      <text:p text:style-name="P1">14.14 , 28.28 , 25</text:p>
      <text:p text:style-name="P1">14.14 , 28.785 , 24.875</text:p>
      <text:p text:style-name="P1">14.14 , 29.29 , 24.75</text:p>
      <text:p text:style-name="P1">14.14 , 29.795 , 24.625</text:p>
      <text:p text:style-name="P1">14.14 , 30.3 , 24.5</text:p>
      <text:p text:style-name="P1">14.14 , 30.805 , 24.375</text:p>
      <text:p text:style-name="P1">14.14 , 31.31 , 24.25</text:p>
      <text:p text:style-name="P1">14.14 , 31.815 , 24.125</text:p>
      <text:p text:style-name="P1">14.14 , 32.32 , 24</text:p>
      <text:p text:style-name="P1">14.14 , 32.825 , 24</text:p>
      <text:p text:style-name="P1">14.14 , 33.33 , 24</text:p>
      <text:p text:style-name="P1">14.14 , 33.835 , 24</text:p>
      <text:p text:style-name="P1">14.14 , 34.34 , 24</text:p>
      <text:p text:style-name="P1">14.14 , 34.845 , 24</text:p>
      <text:p text:style-name="P1">14.14 , 35.35 , 24</text:p>
      <text:p text:style-name="P1">14.14 , 35.855 , 24</text:p>
      <text:p text:style-name="P1">14.14 , 36.36 , 24</text:p>
      <text:p text:style-name="P1">14.14 , 36.865 , 24</text:p>
      <text:p text:style-name="P1">14.14 , 37.37 , 24</text:p>
      <text:p text:style-name="P1">14.14 , 37.875 , 24</text:p>
      <text:p text:style-name="P1">14.14 , 38.38 , 24</text:p>
      <text:p text:style-name="P1">14.14 , 38.885 , 24</text:p>
      <text:p text:style-name="P1">14.14 , 39.39 , 24</text:p>
      <text:p text:style-name="P1">14.14 , 39.895 , 24</text:p>
      <text:p text:style-name="P1">14.14 , 40.4 , 24</text:p>
      <text:p text:style-name="P1">14.14 , 40.905 , 24</text:p>
      <text:p text:style-name="P1">14.14 , 41.41 , 24</text:p>
      <text:p text:style-name="P1"><text:soft-page-break/>14.14 , 41.915 , 24</text:p>
      <text:p text:style-name="P1">14.14 , 42.42 , 24</text:p>
      <text:p text:style-name="P1">14.14 , 42.925 , 24</text:p>
      <text:p text:style-name="P1">14.14 , 43.43 , 24</text:p>
      <text:p text:style-name="P1">14.14 , 43.935 , 24</text:p>
      <text:p text:style-name="P1">14.14 , 44.44 , 24</text:p>
      <text:p text:style-name="P1">14.14 , 44.945 , 24</text:p>
      <text:p text:style-name="P1">14.14 , 45.45 , 24</text:p>
      <text:p text:style-name="P1">14.14 , 45.955 , 24</text:p>
      <text:p text:style-name="P1">14.14 , 46.46 , 24</text:p>
      <text:p text:style-name="P1">14.14 , 46.965 , 24</text:p>
      <text:p text:style-name="P1">14.14 , 47.47 , 24</text:p>
      <text:p text:style-name="P1">14.14 , 47.975 , 24</text:p>
      <text:p text:style-name="P1">14.14 , 48.48 , 24</text:p>
      <text:p text:style-name="P1">14.14 , 48.985 , 24</text:p>
      <text:p text:style-name="P1">14.14 , 49.49 , 24</text:p>
      <text:p text:style-name="P1">14.14 , 49.995 , 24</text:p>
      <text:p text:style-name="P1">14.14 , 50.5 , 24</text:p>
      <text:p text:style-name="P1">14.645 , 0.0 , -9999</text:p>
      <text:p text:style-name="P1">14.645 , 0.505 , -9999</text:p>
      <text:p text:style-name="P1">14.645 , 1.01 , -9999</text:p>
      <text:p text:style-name="P1">14.645 , 1.515 , -9999</text:p>
      <text:p text:style-name="P1">14.645 , 2.02 , -9999</text:p>
      <text:p text:style-name="P1">14.645 , 2.525 , -9999</text:p>
      <text:p text:style-name="P1">14.645 , 3.03 , -9999</text:p>
      <text:p text:style-name="P1">14.645 , 3.535 , -9999</text:p>
      <text:p text:style-name="P1">14.645 , 4.04 , -9999</text:p>
      <text:p text:style-name="P1">14.645 , 4.545 , -9999</text:p>
      <text:p text:style-name="P1">14.645 , 5.05 , -9999</text:p>
      <text:p text:style-name="P1">14.645 , 5.555 , -9999</text:p>
      <text:p text:style-name="P1">14.645 , 6.06 , -9999</text:p>
      <text:p text:style-name="P1">14.645 , 6.565 , -9999</text:p>
      <text:p text:style-name="P1">14.645 , 7.07 , -9999</text:p>
      <text:p text:style-name="P1">14.645 , 7.575 , -9999</text:p>
      <text:p text:style-name="P1">14.645 , 8.08 , -9999</text:p>
      <text:p text:style-name="P1">14.645 , 8.585 , -9999</text:p>
      <text:p text:style-name="P1">14.645 , 9.09 , -9999</text:p>
      <text:p text:style-name="P1">14.645 , 9.595 , -9999</text:p>
      <text:p text:style-name="P1">14.645 , 10.1 , -9999</text:p>
      <text:p text:style-name="P1">14.645 , 10.605 , -9999</text:p>
      <text:p text:style-name="P1">14.645 , 11.11 , -9999</text:p>
      <text:p text:style-name="P1">14.645 , 11.615 , -9999</text:p>
      <text:p text:style-name="P1">14.645 , 12.12 , -9999</text:p>
      <text:p text:style-name="P1">14.645 , 12.625 , -9999</text:p>
      <text:p text:style-name="P1">14.645 , 13.13 , -9999</text:p>
      <text:p text:style-name="P1">14.645 , 13.635 , -9999</text:p>
      <text:p text:style-name="P1">14.645 , 14.14 , -9999</text:p>
      <text:p text:style-name="P1">14.645 , 14.645 , -9999</text:p>
      <text:p text:style-name="P1">14.645 , 15.15 , -9999</text:p>
      <text:p text:style-name="P1">14.645 , 15.655 , -9999</text:p>
      <text:p text:style-name="P1">14.645 , 16.16 , -9999</text:p>
      <text:p text:style-name="P1">14.645 , 16.665 , -9999</text:p>
      <text:p text:style-name="P1"><text:soft-page-break/>14.645 , 17.17 , -9999</text:p>
      <text:p text:style-name="P1">14.645 , 17.675 , -9999</text:p>
      <text:p text:style-name="P1">14.645 , 18.18 , -9999</text:p>
      <text:p text:style-name="P1">14.645 , 18.685 , -9999</text:p>
      <text:p text:style-name="P1">14.645 , 19.19 , -9999</text:p>
      <text:p text:style-name="P1">14.645 , 19.695 , -9999</text:p>
      <text:p text:style-name="P1">14.645 , 20.2 , -9999</text:p>
      <text:p text:style-name="P1">14.645 , 20.705 , 26.875</text:p>
      <text:p text:style-name="P1">14.645 , 21.21 , 26.75</text:p>
      <text:p text:style-name="P1">14.645 , 21.715 , 26.625</text:p>
      <text:p text:style-name="P1">14.645 , 22.22 , 26.5</text:p>
      <text:p text:style-name="P1">14.645 , 22.725 , 26.375</text:p>
      <text:p text:style-name="P1">14.645 , 23.23 , 26.25</text:p>
      <text:p text:style-name="P1">14.645 , 23.735 , 26.125</text:p>
      <text:p text:style-name="P1">14.645 , 24.24 , 26</text:p>
      <text:p text:style-name="P1">14.645 , 24.745 , 25.875</text:p>
      <text:p text:style-name="P1">14.645 , 25.25 , 25.75</text:p>
      <text:p text:style-name="P1">14.645 , 25.755 , 25.625</text:p>
      <text:p text:style-name="P1">14.645 , 26.26 , 25.5</text:p>
      <text:p text:style-name="P1">14.645 , 26.765 , 25.375</text:p>
      <text:p text:style-name="P1">14.645 , 27.27 , 25.25</text:p>
      <text:p text:style-name="P1">14.645 , 27.775 , 25.125</text:p>
      <text:p text:style-name="P1">14.645 , 28.28 , 25</text:p>
      <text:p text:style-name="P1">14.645 , 28.785 , 24.875</text:p>
      <text:p text:style-name="P1">14.645 , 29.29 , 24.75</text:p>
      <text:p text:style-name="P1">14.645 , 29.795 , 24.625</text:p>
      <text:p text:style-name="P1">14.645 , 30.3 , 24.5</text:p>
      <text:p text:style-name="P1">14.645 , 30.805 , 24.375</text:p>
      <text:p text:style-name="P1">14.645 , 31.31 , 24.25</text:p>
      <text:p text:style-name="P1">14.645 , 31.815 , 24.125</text:p>
      <text:p text:style-name="P1">14.645 , 32.32 , 24</text:p>
      <text:p text:style-name="P1">14.645 , 32.825 , 24</text:p>
      <text:p text:style-name="P1">14.645 , 33.33 , 24</text:p>
      <text:p text:style-name="P1">14.645 , 33.835 , 24</text:p>
      <text:p text:style-name="P1">14.645 , 34.34 , 24</text:p>
      <text:p text:style-name="P1">14.645 , 34.845 , 24</text:p>
      <text:p text:style-name="P1">14.645 , 35.35 , 24</text:p>
      <text:p text:style-name="P1">14.645 , 35.855 , 24</text:p>
      <text:p text:style-name="P1">14.645 , 36.36 , 24</text:p>
      <text:p text:style-name="P1">14.645 , 36.865 , 24</text:p>
      <text:p text:style-name="P1">14.645 , 37.37 , 24</text:p>
      <text:p text:style-name="P1">14.645 , 37.875 , 24</text:p>
      <text:p text:style-name="P1">14.645 , 38.38 , 24</text:p>
      <text:p text:style-name="P1">14.645 , 38.885 , 24</text:p>
      <text:p text:style-name="P1">14.645 , 39.39 , 24</text:p>
      <text:p text:style-name="P1">14.645 , 39.895 , 24</text:p>
      <text:p text:style-name="P1">14.645 , 40.4 , 24</text:p>
      <text:p text:style-name="P1">14.645 , 40.905 , 24</text:p>
      <text:p text:style-name="P1">14.645 , 41.41 , 24</text:p>
      <text:p text:style-name="P1">14.645 , 41.915 , 24</text:p>
      <text:p text:style-name="P1">14.645 , 42.42 , 24</text:p>
      <text:p text:style-name="P1">14.645 , 42.925 , 24</text:p>
      <text:p text:style-name="P1"><text:soft-page-break/>14.645 , 43.43 , 24</text:p>
      <text:p text:style-name="P1">14.645 , 43.935 , 24</text:p>
      <text:p text:style-name="P1">14.645 , 44.44 , 24</text:p>
      <text:p text:style-name="P1">14.645 , 44.945 , 24</text:p>
      <text:p text:style-name="P1">14.645 , 45.45 , 24</text:p>
      <text:p text:style-name="P1">14.645 , 45.955 , 24</text:p>
      <text:p text:style-name="P1">14.645 , 46.46 , 24</text:p>
      <text:p text:style-name="P1">14.645 , 46.965 , 24</text:p>
      <text:p text:style-name="P1">14.645 , 47.47 , 24</text:p>
      <text:p text:style-name="P1">14.645 , 47.975 , 24</text:p>
      <text:p text:style-name="P1">14.645 , 48.48 , 24</text:p>
      <text:p text:style-name="P1">14.645 , 48.985 , 24</text:p>
      <text:p text:style-name="P1">14.645 , 49.49 , 24</text:p>
      <text:p text:style-name="P1">14.645 , 49.995 , 24</text:p>
      <text:p text:style-name="P1">14.645 , 50.5 , 24</text:p>
      <text:p text:style-name="P1">15.15 , 0.0 , -9999</text:p>
      <text:p text:style-name="P1">15.15 , 0.505 , -9999</text:p>
      <text:p text:style-name="P1">15.15 , 1.01 , -9999</text:p>
      <text:p text:style-name="P1">15.15 , 1.515 , -9999</text:p>
      <text:p text:style-name="P1">15.15 , 2.02 , -9999</text:p>
      <text:p text:style-name="P1">15.15 , 2.525 , -9999</text:p>
      <text:p text:style-name="P1">15.15 , 3.03 , -9999</text:p>
      <text:p text:style-name="P1">15.15 , 3.535 , -9999</text:p>
      <text:p text:style-name="P1">15.15 , 4.04 , -9999</text:p>
      <text:p text:style-name="P1">15.15 , 4.545 , -9999</text:p>
      <text:p text:style-name="P1">15.15 , 5.05 , -9999</text:p>
      <text:p text:style-name="P1">15.15 , 5.555 , -9999</text:p>
      <text:p text:style-name="P1">15.15 , 6.06 , -9999</text:p>
      <text:p text:style-name="P1">15.15 , 6.565 , -9999</text:p>
      <text:p text:style-name="P1">15.15 , 7.07 , -9999</text:p>
      <text:p text:style-name="P1">15.15 , 7.575 , -9999</text:p>
      <text:p text:style-name="P1">15.15 , 8.08 , -9999</text:p>
      <text:p text:style-name="P1">15.15 , 8.585 , -9999</text:p>
      <text:p text:style-name="P1">15.15 , 9.09 , -9999</text:p>
      <text:p text:style-name="P1">15.15 , 9.595 , -9999</text:p>
      <text:p text:style-name="P1">15.15 , 10.1 , -9999</text:p>
      <text:p text:style-name="P1">15.15 , 10.605 , -9999</text:p>
      <text:p text:style-name="P1">15.15 , 11.11 , -9999</text:p>
      <text:p text:style-name="P1">15.15 , 11.615 , -9999</text:p>
      <text:p text:style-name="P1">15.15 , 12.12 , -9999</text:p>
      <text:p text:style-name="P1">15.15 , 12.625 , -9999</text:p>
      <text:p text:style-name="P1">15.15 , 13.13 , -9999</text:p>
      <text:p text:style-name="P1">15.15 , 13.635 , -9999</text:p>
      <text:p text:style-name="P1">15.15 , 14.14 , -9999</text:p>
      <text:p text:style-name="P1">15.15 , 14.645 , -9999</text:p>
      <text:p text:style-name="P1">15.15 , 15.15 , -9999</text:p>
      <text:p text:style-name="P1">15.15 , 15.655 , -9999</text:p>
      <text:p text:style-name="P1">15.15 , 16.16 , -9999</text:p>
      <text:p text:style-name="P1">15.15 , 16.665 , -9999</text:p>
      <text:p text:style-name="P1">15.15 , 17.17 , -9999</text:p>
      <text:p text:style-name="P1">15.15 , 17.675 , -9999</text:p>
      <text:p text:style-name="P1">15.15 , 18.18 , -9999</text:p>
      <text:p text:style-name="P1"><text:soft-page-break/>15.15 , 18.685 , -9999</text:p>
      <text:p text:style-name="P1">15.15 , 19.19 , -9999</text:p>
      <text:p text:style-name="P1">15.15 , 19.695 , -9999</text:p>
      <text:p text:style-name="P1">15.15 , 20.2 , -9999</text:p>
      <text:p text:style-name="P1">15.15 , 20.705 , 26.875</text:p>
      <text:p text:style-name="P1">15.15 , 21.21 , 26.75</text:p>
      <text:p text:style-name="P1">15.15 , 21.715 , 26.625</text:p>
      <text:p text:style-name="P1">15.15 , 22.22 , 26.5</text:p>
      <text:p text:style-name="P1">15.15 , 22.725 , 26.375</text:p>
      <text:p text:style-name="P1">15.15 , 23.23 , 26.25</text:p>
      <text:p text:style-name="P1">15.15 , 23.735 , 26.125</text:p>
      <text:p text:style-name="P1">15.15 , 24.24 , 26</text:p>
      <text:p text:style-name="P1">15.15 , 24.745 , 25.875</text:p>
      <text:p text:style-name="P1">15.15 , 25.25 , 25.75</text:p>
      <text:p text:style-name="P1">15.15 , 25.755 , 25.625</text:p>
      <text:p text:style-name="P1">15.15 , 26.26 , 25.5</text:p>
      <text:p text:style-name="P1">15.15 , 26.765 , 25.375</text:p>
      <text:p text:style-name="P1">15.15 , 27.27 , 25.25</text:p>
      <text:p text:style-name="P1">15.15 , 27.775 , 25.125</text:p>
      <text:p text:style-name="P1">15.15 , 28.28 , 25</text:p>
      <text:p text:style-name="P1">15.15 , 28.785 , 24.875</text:p>
      <text:p text:style-name="P1">15.15 , 29.29 , 24.75</text:p>
      <text:p text:style-name="P1">15.15 , 29.795 , 24.625</text:p>
      <text:p text:style-name="P1">15.15 , 30.3 , 24.5</text:p>
      <text:p text:style-name="P1">15.15 , 30.805 , 24.375</text:p>
      <text:p text:style-name="P1">15.15 , 31.31 , 24.25</text:p>
      <text:p text:style-name="P1">15.15 , 31.815 , 24.125</text:p>
      <text:p text:style-name="P1">15.15 , 32.32 , 24</text:p>
      <text:p text:style-name="P1">15.15 , 32.825 , 24</text:p>
      <text:p text:style-name="P1">15.15 , 33.33 , 24</text:p>
      <text:p text:style-name="P1">15.15 , 33.835 , 24</text:p>
      <text:p text:style-name="P1">15.15 , 34.34 , 24</text:p>
      <text:p text:style-name="P1">15.15 , 34.845 , 24</text:p>
      <text:p text:style-name="P1">15.15 , 35.35 , 24</text:p>
      <text:p text:style-name="P1">15.15 , 35.855 , 24</text:p>
      <text:p text:style-name="P1">15.15 , 36.36 , 24</text:p>
      <text:p text:style-name="P1">15.15 , 36.865 , 24</text:p>
      <text:p text:style-name="P1">15.15 , 37.37 , 24</text:p>
      <text:p text:style-name="P1">15.15 , 37.875 , 24</text:p>
      <text:p text:style-name="P1">15.15 , 38.38 , 24</text:p>
      <text:p text:style-name="P1">15.15 , 38.885 , 24</text:p>
      <text:p text:style-name="P1">15.15 , 39.39 , 24</text:p>
      <text:p text:style-name="P1">15.15 , 39.895 , 24</text:p>
      <text:p text:style-name="P1">15.15 , 40.4 , 24</text:p>
      <text:p text:style-name="P1">15.15 , 40.905 , 24</text:p>
      <text:p text:style-name="P1">15.15 , 41.41 , 24</text:p>
      <text:p text:style-name="P1">15.15 , 41.915 , 24</text:p>
      <text:p text:style-name="P1">15.15 , 42.42 , 24</text:p>
      <text:p text:style-name="P1">15.15 , 42.925 , 24</text:p>
      <text:p text:style-name="P1">15.15 , 43.43 , 24</text:p>
      <text:p text:style-name="P1">15.15 , 43.935 , 24</text:p>
      <text:p text:style-name="P1">15.15 , 44.44 , 24</text:p>
      <text:p text:style-name="P1"><text:soft-page-break/>15.15 , 44.945 , 24</text:p>
      <text:p text:style-name="P1">15.15 , 45.45 , 24</text:p>
      <text:p text:style-name="P1">15.15 , 45.955 , 24</text:p>
      <text:p text:style-name="P1">15.15 , 46.46 , 24</text:p>
      <text:p text:style-name="P1">15.15 , 46.965 , 24</text:p>
      <text:p text:style-name="P1">15.15 , 47.47 , 24</text:p>
      <text:p text:style-name="P1">15.15 , 47.975 , 24</text:p>
      <text:p text:style-name="P1">15.15 , 48.48 , 24</text:p>
      <text:p text:style-name="P1">15.15 , 48.985 , 24</text:p>
      <text:p text:style-name="P1">15.15 , 49.49 , 24</text:p>
      <text:p text:style-name="P1">15.15 , 49.995 , 24</text:p>
      <text:p text:style-name="P1">15.15 , 50.5 , 24</text:p>
      <text:p text:style-name="P1">15.655 , 0.0 , -9999</text:p>
      <text:p text:style-name="P1">15.655 , 0.505 , -9999</text:p>
      <text:p text:style-name="P1">15.655 , 1.01 , -9999</text:p>
      <text:p text:style-name="P1">15.655 , 1.515 , -9999</text:p>
      <text:p text:style-name="P1">15.655 , 2.02 , -9999</text:p>
      <text:p text:style-name="P1">15.655 , 2.525 , -9999</text:p>
      <text:p text:style-name="P1">15.655 , 3.03 , -9999</text:p>
      <text:p text:style-name="P1">15.655 , 3.535 , -9999</text:p>
      <text:p text:style-name="P1">15.655 , 4.04 , -9999</text:p>
      <text:p text:style-name="P1">15.655 , 4.545 , -9999</text:p>
      <text:p text:style-name="P1">15.655 , 5.05 , -9999</text:p>
      <text:p text:style-name="P1">15.655 , 5.555 , -9999</text:p>
      <text:p text:style-name="P1">15.655 , 6.06 , -9999</text:p>
      <text:p text:style-name="P1">15.655 , 6.565 , -9999</text:p>
      <text:p text:style-name="P1">15.655 , 7.07 , -9999</text:p>
      <text:p text:style-name="P1">15.655 , 7.575 , -9999</text:p>
      <text:p text:style-name="P1">15.655 , 8.08 , -9999</text:p>
      <text:p text:style-name="P1">15.655 , 8.585 , -9999</text:p>
      <text:p text:style-name="P1">15.655 , 9.09 , -9999</text:p>
      <text:p text:style-name="P1">15.655 , 9.595 , -9999</text:p>
      <text:p text:style-name="P1">15.655 , 10.1 , -9999</text:p>
      <text:p text:style-name="P1">15.655 , 10.605 , -9999</text:p>
      <text:p text:style-name="P1">15.655 , 11.11 , -9999</text:p>
      <text:p text:style-name="P1">15.655 , 11.615 , -9999</text:p>
      <text:p text:style-name="P1">15.655 , 12.12 , -9999</text:p>
      <text:p text:style-name="P1">15.655 , 12.625 , -9999</text:p>
      <text:p text:style-name="P1">15.655 , 13.13 , -9999</text:p>
      <text:p text:style-name="P1">15.655 , 13.635 , -9999</text:p>
      <text:p text:style-name="P1">15.655 , 14.14 , -9999</text:p>
      <text:p text:style-name="P1">15.655 , 14.645 , -9999</text:p>
      <text:p text:style-name="P1">15.655 , 15.15 , -9999</text:p>
      <text:p text:style-name="P1">15.655 , 15.655 , -9999</text:p>
      <text:p text:style-name="P1">15.655 , 16.16 , -9999</text:p>
      <text:p text:style-name="P1">15.655 , 16.665 , -9999</text:p>
      <text:p text:style-name="P1">15.655 , 17.17 , -9999</text:p>
      <text:p text:style-name="P1">15.655 , 17.675 , -9999</text:p>
      <text:p text:style-name="P1">15.655 , 18.18 , -9999</text:p>
      <text:p text:style-name="P1">15.655 , 18.685 , -9999</text:p>
      <text:p text:style-name="P1">15.655 , 19.19 , -9999</text:p>
      <text:p text:style-name="P1">15.655 , 19.695 , -9999</text:p>
      <text:p text:style-name="P1"><text:soft-page-break/>15.655 , 20.2 , -9999</text:p>
      <text:p text:style-name="P1">15.655 , 20.705 , 26.875</text:p>
      <text:p text:style-name="P1">15.655 , 21.21 , 26.75</text:p>
      <text:p text:style-name="P1">15.655 , 21.715 , 26.625</text:p>
      <text:p text:style-name="P1">15.655 , 22.22 , 26.5</text:p>
      <text:p text:style-name="P1">15.655 , 22.725 , 26.375</text:p>
      <text:p text:style-name="P1">15.655 , 23.23 , 26.25</text:p>
      <text:p text:style-name="P1">15.655 , 23.735 , 26.125</text:p>
      <text:p text:style-name="P1">15.655 , 24.24 , 26</text:p>
      <text:p text:style-name="P1">15.655 , 24.745 , 25.875</text:p>
      <text:p text:style-name="P1">15.655 , 25.25 , 25.75</text:p>
      <text:p text:style-name="P1">15.655 , 25.755 , 25.625</text:p>
      <text:p text:style-name="P1">15.655 , 26.26 , 25.5</text:p>
      <text:p text:style-name="P1">15.655 , 26.765 , 25.375</text:p>
      <text:p text:style-name="P1">15.655 , 27.27 , 25.25</text:p>
      <text:p text:style-name="P1">15.655 , 27.775 , 25.125</text:p>
      <text:p text:style-name="P1">15.655 , 28.28 , 25</text:p>
      <text:p text:style-name="P1">15.655 , 28.785 , 24.875</text:p>
      <text:p text:style-name="P1">15.655 , 29.29 , 24.75</text:p>
      <text:p text:style-name="P1">15.655 , 29.795 , 24.625</text:p>
      <text:p text:style-name="P1">15.655 , 30.3 , 24.5</text:p>
      <text:p text:style-name="P1">15.655 , 30.805 , 24.375</text:p>
      <text:p text:style-name="P1">15.655 , 31.31 , 24.25</text:p>
      <text:p text:style-name="P1">15.655 , 31.815 , 24.125</text:p>
      <text:p text:style-name="P1">15.655 , 32.32 , 24</text:p>
      <text:p text:style-name="P1">15.655 , 32.825 , 24</text:p>
      <text:p text:style-name="P1">15.655 , 33.33 , 24</text:p>
      <text:p text:style-name="P1">15.655 , 33.835 , 24</text:p>
      <text:p text:style-name="P1">15.655 , 34.34 , 24</text:p>
      <text:p text:style-name="P1">15.655 , 34.845 , 24</text:p>
      <text:p text:style-name="P1">15.655 , 35.35 , 24</text:p>
      <text:p text:style-name="P1">15.655 , 35.855 , 24</text:p>
      <text:p text:style-name="P1">15.655 , 36.36 , 24</text:p>
      <text:p text:style-name="P1">15.655 , 36.865 , 24</text:p>
      <text:p text:style-name="P1">15.655 , 37.37 , 24</text:p>
      <text:p text:style-name="P1">15.655 , 37.875 , 24</text:p>
      <text:p text:style-name="P1">15.655 , 38.38 , 24</text:p>
      <text:p text:style-name="P1">15.655 , 38.885 , 24</text:p>
      <text:p text:style-name="P1">15.655 , 39.39 , 24</text:p>
      <text:p text:style-name="P1">15.655 , 39.895 , 24</text:p>
      <text:p text:style-name="P1">15.655 , 40.4 , 24</text:p>
      <text:p text:style-name="P1">15.655 , 40.905 , 24</text:p>
      <text:p text:style-name="P1">15.655 , 41.41 , 24</text:p>
      <text:p text:style-name="P1">15.655 , 41.915 , 24</text:p>
      <text:p text:style-name="P1">15.655 , 42.42 , 24</text:p>
      <text:p text:style-name="P1">15.655 , 42.925 , 24</text:p>
      <text:p text:style-name="P1">15.655 , 43.43 , 24</text:p>
      <text:p text:style-name="P1">15.655 , 43.935 , 24</text:p>
      <text:p text:style-name="P1">15.655 , 44.44 , 24</text:p>
      <text:p text:style-name="P1">15.655 , 44.945 , 24</text:p>
      <text:p text:style-name="P1">15.655 , 45.45 , 24</text:p>
      <text:p text:style-name="P1">15.655 , 45.955 , 24</text:p>
      <text:p text:style-name="P1"><text:soft-page-break/>15.655 , 46.46 , 24</text:p>
      <text:p text:style-name="P1">15.655 , 46.965 , 24</text:p>
      <text:p text:style-name="P1">15.655 , 47.47 , 24</text:p>
      <text:p text:style-name="P1">15.655 , 47.975 , 24</text:p>
      <text:p text:style-name="P1">15.655 , 48.48 , 24</text:p>
      <text:p text:style-name="P1">15.655 , 48.985 , 24</text:p>
      <text:p text:style-name="P1">15.655 , 49.49 , 24</text:p>
      <text:p text:style-name="P1">15.655 , 49.995 , 24</text:p>
      <text:p text:style-name="P1">15.655 , 50.5 , 24</text:p>
      <text:p text:style-name="P1">16.16 , 0.0 , -9999</text:p>
      <text:p text:style-name="P1">16.16 , 0.505 , -9999</text:p>
      <text:p text:style-name="P1">16.16 , 1.01 , -9999</text:p>
      <text:p text:style-name="P1">16.16 , 1.515 , -9999</text:p>
      <text:p text:style-name="P1">16.16 , 2.02 , -9999</text:p>
      <text:p text:style-name="P1">16.16 , 2.525 , -9999</text:p>
      <text:p text:style-name="P1">16.16 , 3.03 , -9999</text:p>
      <text:p text:style-name="P1">16.16 , 3.535 , -9999</text:p>
      <text:p text:style-name="P1">16.16 , 4.04 , -9999</text:p>
      <text:p text:style-name="P1">16.16 , 4.545 , -9999</text:p>
      <text:p text:style-name="P1">16.16 , 5.05 , -9999</text:p>
      <text:p text:style-name="P1">16.16 , 5.555 , -9999</text:p>
      <text:p text:style-name="P1">16.16 , 6.06 , -9999</text:p>
      <text:p text:style-name="P1">16.16 , 6.565 , -9999</text:p>
      <text:p text:style-name="P1">16.16 , 7.07 , -9999</text:p>
      <text:p text:style-name="P1">16.16 , 7.575 , -9999</text:p>
      <text:p text:style-name="P1">16.16 , 8.08 , -9999</text:p>
      <text:p text:style-name="P1">16.16 , 8.585 , -9999</text:p>
      <text:p text:style-name="P1">16.16 , 9.09 , -9999</text:p>
      <text:p text:style-name="P1">16.16 , 9.595 , -9999</text:p>
      <text:p text:style-name="P1">16.16 , 10.1 , -9999</text:p>
      <text:p text:style-name="P1">16.16 , 10.605 , -9999</text:p>
      <text:p text:style-name="P1">16.16 , 11.11 , -9999</text:p>
      <text:p text:style-name="P1">16.16 , 11.615 , -9999</text:p>
      <text:p text:style-name="P1">16.16 , 12.12 , -9999</text:p>
      <text:p text:style-name="P1">16.16 , 12.625 , -9999</text:p>
      <text:p text:style-name="P1">16.16 , 13.13 , -9999</text:p>
      <text:p text:style-name="P1">16.16 , 13.635 , -9999</text:p>
      <text:p text:style-name="P1">16.16 , 14.14 , -9999</text:p>
      <text:p text:style-name="P1">16.16 , 14.645 , -9999</text:p>
      <text:p text:style-name="P1">16.16 , 15.15 , -9999</text:p>
      <text:p text:style-name="P1">16.16 , 15.655 , -9999</text:p>
      <text:p text:style-name="P1">16.16 , 16.16 , -9999</text:p>
      <text:p text:style-name="P1">16.16 , 16.665 , -9999</text:p>
      <text:p text:style-name="P1">16.16 , 17.17 , -9999</text:p>
      <text:p text:style-name="P1">16.16 , 17.675 , -9999</text:p>
      <text:p text:style-name="P1">16.16 , 18.18 , -9999</text:p>
      <text:p text:style-name="P1">16.16 , 18.685 , -9999</text:p>
      <text:p text:style-name="P1">16.16 , 19.19 , -9999</text:p>
      <text:p text:style-name="P1">16.16 , 19.695 , -9999</text:p>
      <text:p text:style-name="P1">16.16 , 20.2 , -9999</text:p>
      <text:p text:style-name="P1">16.16 , 20.705 , 26.875</text:p>
      <text:p text:style-name="P1">16.16 , 21.21 , 26.75</text:p>
      <text:p text:style-name="P1"><text:soft-page-break/>16.16 , 21.715 , 26.625</text:p>
      <text:p text:style-name="P1">16.16 , 22.22 , 26.5</text:p>
      <text:p text:style-name="P1">16.16 , 22.725 , 26.375</text:p>
      <text:p text:style-name="P1">16.16 , 23.23 , 26.25</text:p>
      <text:p text:style-name="P1">16.16 , 23.735 , 26.125</text:p>
      <text:p text:style-name="P1">16.16 , 24.24 , 26</text:p>
      <text:p text:style-name="P1">16.16 , 24.745 , 25.875</text:p>
      <text:p text:style-name="P1">16.16 , 25.25 , 25.75</text:p>
      <text:p text:style-name="P1">16.16 , 25.755 , 25.625</text:p>
      <text:p text:style-name="P1">16.16 , 26.26 , 25.5</text:p>
      <text:p text:style-name="P1">16.16 , 26.765 , 25.375</text:p>
      <text:p text:style-name="P1">16.16 , 27.27 , 25.25</text:p>
      <text:p text:style-name="P1">16.16 , 27.775 , 25.125</text:p>
      <text:p text:style-name="P1">16.16 , 28.28 , 25</text:p>
      <text:p text:style-name="P1">16.16 , 28.785 , 24.875</text:p>
      <text:p text:style-name="P1">16.16 , 29.29 , 24.75</text:p>
      <text:p text:style-name="P1">16.16 , 29.795 , 24.625</text:p>
      <text:p text:style-name="P1">16.16 , 30.3 , 24.5</text:p>
      <text:p text:style-name="P1">16.16 , 30.805 , 24.375</text:p>
      <text:p text:style-name="P1">16.16 , 31.31 , 24.25</text:p>
      <text:p text:style-name="P1">16.16 , 31.815 , 24.125</text:p>
      <text:p text:style-name="P1">16.16 , 32.32 , 24</text:p>
      <text:p text:style-name="P1">16.16 , 32.825 , 24</text:p>
      <text:p text:style-name="P1">16.16 , 33.33 , 24</text:p>
      <text:p text:style-name="P1">16.16 , 33.835 , 24</text:p>
      <text:p text:style-name="P1">16.16 , 34.34 , 24</text:p>
      <text:p text:style-name="P1">16.16 , 34.845 , 24</text:p>
      <text:p text:style-name="P1">16.16 , 35.35 , 24</text:p>
      <text:p text:style-name="P1">16.16 , 35.855 , 24</text:p>
      <text:p text:style-name="P1">16.16 , 36.36 , 24</text:p>
      <text:p text:style-name="P1">16.16 , 36.865 , 24</text:p>
      <text:p text:style-name="P1">16.16 , 37.37 , 24</text:p>
      <text:p text:style-name="P1">16.16 , 37.875 , 24</text:p>
      <text:p text:style-name="P1">16.16 , 38.38 , 24</text:p>
      <text:p text:style-name="P1">16.16 , 38.885 , 24</text:p>
      <text:p text:style-name="P1">16.16 , 39.39 , 24</text:p>
      <text:p text:style-name="P1">16.16 , 39.895 , 24</text:p>
      <text:p text:style-name="P1">16.16 , 40.4 , 24</text:p>
      <text:p text:style-name="P1">16.16 , 40.905 , 24</text:p>
      <text:p text:style-name="P1">16.16 , 41.41 , 24</text:p>
      <text:p text:style-name="P1">16.16 , 41.915 , 24</text:p>
      <text:p text:style-name="P1">16.16 , 42.42 , 24</text:p>
      <text:p text:style-name="P1">16.16 , 42.925 , 24</text:p>
      <text:p text:style-name="P1">16.16 , 43.43 , 24</text:p>
      <text:p text:style-name="P1">16.16 , 43.935 , 24</text:p>
      <text:p text:style-name="P1">16.16 , 44.44 , 24</text:p>
      <text:p text:style-name="P1">16.16 , 44.945 , 24</text:p>
      <text:p text:style-name="P1">16.16 , 45.45 , 24</text:p>
      <text:p text:style-name="P1">16.16 , 45.955 , 24</text:p>
      <text:p text:style-name="P1">16.16 , 46.46 , 24</text:p>
      <text:p text:style-name="P1">16.16 , 46.965 , 24</text:p>
      <text:p text:style-name="P1">16.16 , 47.47 , 24</text:p>
      <text:p text:style-name="P1"><text:soft-page-break/>16.16 , 47.975 , 24</text:p>
      <text:p text:style-name="P1">16.16 , 48.48 , 24</text:p>
      <text:p text:style-name="P1">16.16 , 48.985 , 24</text:p>
      <text:p text:style-name="P1">16.16 , 49.49 , 24</text:p>
      <text:p text:style-name="P1">16.16 , 49.995 , 24</text:p>
      <text:p text:style-name="P1">16.16 , 50.5 , 24</text:p>
      <text:p text:style-name="P1">16.665 , 0.0 , -9999</text:p>
      <text:p text:style-name="P1">16.665 , 0.505 , -9999</text:p>
      <text:p text:style-name="P1">16.665 , 1.01 , -9999</text:p>
      <text:p text:style-name="P1">16.665 , 1.515 , -9999</text:p>
      <text:p text:style-name="P1">16.665 , 2.02 , -9999</text:p>
      <text:p text:style-name="P1">16.665 , 2.525 , -9999</text:p>
      <text:p text:style-name="P1">16.665 , 3.03 , -9999</text:p>
      <text:p text:style-name="P1">16.665 , 3.535 , -9999</text:p>
      <text:p text:style-name="P1">16.665 , 4.04 , -9999</text:p>
      <text:p text:style-name="P1">16.665 , 4.545 , -9999</text:p>
      <text:p text:style-name="P1">16.665 , 5.05 , -9999</text:p>
      <text:p text:style-name="P1">16.665 , 5.555 , -9999</text:p>
      <text:p text:style-name="P1">16.665 , 6.06 , -9999</text:p>
      <text:p text:style-name="P1">16.665 , 6.565 , -9999</text:p>
      <text:p text:style-name="P1">16.665 , 7.07 , -9999</text:p>
      <text:p text:style-name="P1">16.665 , 7.575 , -9999</text:p>
      <text:p text:style-name="P1">16.665 , 8.08 , -9999</text:p>
      <text:p text:style-name="P1">16.665 , 8.585 , -9999</text:p>
      <text:p text:style-name="P1">16.665 , 9.09 , -9999</text:p>
      <text:p text:style-name="P1">16.665 , 9.595 , -9999</text:p>
      <text:p text:style-name="P1">16.665 , 10.1 , -9999</text:p>
      <text:p text:style-name="P1">16.665 , 10.605 , -9999</text:p>
      <text:p text:style-name="P1">16.665 , 11.11 , -9999</text:p>
      <text:p text:style-name="P1">16.665 , 11.615 , -9999</text:p>
      <text:p text:style-name="P1">16.665 , 12.12 , -9999</text:p>
      <text:p text:style-name="P1">16.665 , 12.625 , -9999</text:p>
      <text:p text:style-name="P1">16.665 , 13.13 , -9999</text:p>
      <text:p text:style-name="P1">16.665 , 13.635 , -9999</text:p>
      <text:p text:style-name="P1">16.665 , 14.14 , -9999</text:p>
      <text:p text:style-name="P1">16.665 , 14.645 , -9999</text:p>
      <text:p text:style-name="P1">16.665 , 15.15 , -9999</text:p>
      <text:p text:style-name="P1">16.665 , 15.655 , -9999</text:p>
      <text:p text:style-name="P1">16.665 , 16.16 , -9999</text:p>
      <text:p text:style-name="P1">16.665 , 16.665 , -9999</text:p>
      <text:p text:style-name="P1">16.665 , 17.17 , -9999</text:p>
      <text:p text:style-name="P1">16.665 , 17.675 , -9999</text:p>
      <text:p text:style-name="P1">16.665 , 18.18 , -9999</text:p>
      <text:p text:style-name="P1">16.665 , 18.685 , -9999</text:p>
      <text:p text:style-name="P1">16.665 , 19.19 , -9999</text:p>
      <text:p text:style-name="P1">16.665 , 19.695 , -9999</text:p>
      <text:p text:style-name="P1">16.665 , 20.2 , -9999</text:p>
      <text:p text:style-name="P1">16.665 , 20.705 , 26.875</text:p>
      <text:p text:style-name="P1">16.665 , 21.21 , 26.75</text:p>
      <text:p text:style-name="P1">16.665 , 21.715 , 26.625</text:p>
      <text:p text:style-name="P1">16.665 , 22.22 , 26.5</text:p>
      <text:p text:style-name="P1">16.665 , 22.725 , 26.375</text:p>
      <text:p text:style-name="P1"><text:soft-page-break/>16.665 , 23.23 , 26.25</text:p>
      <text:p text:style-name="P1">16.665 , 23.735 , 26.125</text:p>
      <text:p text:style-name="P1">16.665 , 24.24 , 26</text:p>
      <text:p text:style-name="P1">16.665 , 24.745 , 25.875</text:p>
      <text:p text:style-name="P1">16.665 , 25.25 , 25.75</text:p>
      <text:p text:style-name="P1">16.665 , 25.755 , 25.625</text:p>
      <text:p text:style-name="P1">16.665 , 26.26 , 25.5</text:p>
      <text:p text:style-name="P1">16.665 , 26.765 , 25.375</text:p>
      <text:p text:style-name="P1">16.665 , 27.27 , 25.25</text:p>
      <text:p text:style-name="P1">16.665 , 27.775 , 25.125</text:p>
      <text:p text:style-name="P1">16.665 , 28.28 , 25</text:p>
      <text:p text:style-name="P1">16.665 , 28.785 , 24.875</text:p>
      <text:p text:style-name="P1">16.665 , 29.29 , 24.75</text:p>
      <text:p text:style-name="P1">16.665 , 29.795 , 24.625</text:p>
      <text:p text:style-name="P1">16.665 , 30.3 , 24.5</text:p>
      <text:p text:style-name="P1">16.665 , 30.805 , 24.375</text:p>
      <text:p text:style-name="P1">16.665 , 31.31 , 24.25</text:p>
      <text:p text:style-name="P1">16.665 , 31.815 , 24.125</text:p>
      <text:p text:style-name="P1">16.665 , 32.32 , 24</text:p>
      <text:p text:style-name="P1">16.665 , 32.825 , 24</text:p>
      <text:p text:style-name="P1">16.665 , 33.33 , 24</text:p>
      <text:p text:style-name="P1">16.665 , 33.835 , 24</text:p>
      <text:p text:style-name="P1">16.665 , 34.34 , 24</text:p>
      <text:p text:style-name="P1">16.665 , 34.845 , 24</text:p>
      <text:p text:style-name="P1">16.665 , 35.35 , 24</text:p>
      <text:p text:style-name="P1">16.665 , 35.855 , 24</text:p>
      <text:p text:style-name="P1">16.665 , 36.36 , 24</text:p>
      <text:p text:style-name="P1">16.665 , 36.865 , 24</text:p>
      <text:p text:style-name="P1">16.665 , 37.37 , 24</text:p>
      <text:p text:style-name="P1">16.665 , 37.875 , 24</text:p>
      <text:p text:style-name="P1">16.665 , 38.38 , 24</text:p>
      <text:p text:style-name="P1">16.665 , 38.885 , 24</text:p>
      <text:p text:style-name="P1">16.665 , 39.39 , 24</text:p>
      <text:p text:style-name="P1">16.665 , 39.895 , 24</text:p>
      <text:p text:style-name="P1">16.665 , 40.4 , 24</text:p>
      <text:p text:style-name="P1">16.665 , 40.905 , 24</text:p>
      <text:p text:style-name="P1">16.665 , 41.41 , 24</text:p>
      <text:p text:style-name="P1">16.665 , 41.915 , 24</text:p>
      <text:p text:style-name="P1">16.665 , 42.42 , 24</text:p>
      <text:p text:style-name="P1">16.665 , 42.925 , 24</text:p>
      <text:p text:style-name="P1">16.665 , 43.43 , 24</text:p>
      <text:p text:style-name="P1">16.665 , 43.935 , 24</text:p>
      <text:p text:style-name="P1">16.665 , 44.44 , 24</text:p>
      <text:p text:style-name="P1">16.665 , 44.945 , 24</text:p>
      <text:p text:style-name="P1">16.665 , 45.45 , 24</text:p>
      <text:p text:style-name="P1">16.665 , 45.955 , 24</text:p>
      <text:p text:style-name="P1">16.665 , 46.46 , 24</text:p>
      <text:p text:style-name="P1">16.665 , 46.965 , 24</text:p>
      <text:p text:style-name="P1">16.665 , 47.47 , 24</text:p>
      <text:p text:style-name="P1">16.665 , 47.975 , 24</text:p>
      <text:p text:style-name="P1">16.665 , 48.48 , 24</text:p>
      <text:p text:style-name="P1">16.665 , 48.985 , 24</text:p>
      <text:p text:style-name="P1"><text:soft-page-break/>16.665 , 49.49 , 24</text:p>
      <text:p text:style-name="P1">16.665 , 49.995 , 24</text:p>
      <text:p text:style-name="P1">16.665 , 50.5 , 24</text:p>
      <text:p text:style-name="P1">17.17 , 0.0 , -9999</text:p>
      <text:p text:style-name="P1">17.17 , 0.505 , -9999</text:p>
      <text:p text:style-name="P1">17.17 , 1.01 , -9999</text:p>
      <text:p text:style-name="P1">17.17 , 1.515 , -9999</text:p>
      <text:p text:style-name="P1">17.17 , 2.02 , -9999</text:p>
      <text:p text:style-name="P1">17.17 , 2.525 , -9999</text:p>
      <text:p text:style-name="P1">17.17 , 3.03 , -9999</text:p>
      <text:p text:style-name="P1">17.17 , 3.535 , -9999</text:p>
      <text:p text:style-name="P1">17.17 , 4.04 , -9999</text:p>
      <text:p text:style-name="P1">17.17 , 4.545 , -9999</text:p>
      <text:p text:style-name="P1">17.17 , 5.05 , -9999</text:p>
      <text:p text:style-name="P1">17.17 , 5.555 , -9999</text:p>
      <text:p text:style-name="P1">17.17 , 6.06 , -9999</text:p>
      <text:p text:style-name="P1">17.17 , 6.565 , -9999</text:p>
      <text:p text:style-name="P1">17.17 , 7.07 , -9999</text:p>
      <text:p text:style-name="P1">17.17 , 7.575 , -9999</text:p>
      <text:p text:style-name="P1">17.17 , 8.08 , -9999</text:p>
      <text:p text:style-name="P1">17.17 , 8.585 , -9999</text:p>
      <text:p text:style-name="P1">17.17 , 9.09 , -9999</text:p>
      <text:p text:style-name="P1">17.17 , 9.595 , -9999</text:p>
      <text:p text:style-name="P1">17.17 , 10.1 , -9999</text:p>
      <text:p text:style-name="P1">17.17 , 10.605 , -9999</text:p>
      <text:p text:style-name="P1">17.17 , 11.11 , -9999</text:p>
      <text:p text:style-name="P1">17.17 , 11.615 , -9999</text:p>
      <text:p text:style-name="P1">17.17 , 12.12 , -9999</text:p>
      <text:p text:style-name="P1">17.17 , 12.625 , -9999</text:p>
      <text:p text:style-name="P1">17.17 , 13.13 , -9999</text:p>
      <text:p text:style-name="P1">17.17 , 13.635 , -9999</text:p>
      <text:p text:style-name="P1">17.17 , 14.14 , -9999</text:p>
      <text:p text:style-name="P1">17.17 , 14.645 , -9999</text:p>
      <text:p text:style-name="P1">17.17 , 15.15 , -9999</text:p>
      <text:p text:style-name="P1">17.17 , 15.655 , -9999</text:p>
      <text:p text:style-name="P1">17.17 , 16.16 , -9999</text:p>
      <text:p text:style-name="P1">17.17 , 16.665 , -9999</text:p>
      <text:p text:style-name="P1">17.17 , 17.17 , -9999</text:p>
      <text:p text:style-name="P1">17.17 , 17.675 , -9999</text:p>
      <text:p text:style-name="P1">17.17 , 18.18 , -9999</text:p>
      <text:p text:style-name="P1">17.17 , 18.685 , -9999</text:p>
      <text:p text:style-name="P1">17.17 , 19.19 , -9999</text:p>
      <text:p text:style-name="P1">17.17 , 19.695 , -9999</text:p>
      <text:p text:style-name="P1">17.17 , 20.2 , -9999</text:p>
      <text:p text:style-name="P1">17.17 , 20.705 , 26.875</text:p>
      <text:p text:style-name="P1">17.17 , 21.21 , 26.75</text:p>
      <text:p text:style-name="P1">17.17 , 21.715 , 26.625</text:p>
      <text:p text:style-name="P1">17.17 , 22.22 , 26.5</text:p>
      <text:p text:style-name="P1">17.17 , 22.725 , 26.375</text:p>
      <text:p text:style-name="P1">17.17 , 23.23 , 26.25</text:p>
      <text:p text:style-name="P1">17.17 , 23.735 , 26.125</text:p>
      <text:p text:style-name="P1">17.17 , 24.24 , 26</text:p>
      <text:p text:style-name="P1"><text:soft-page-break/>17.17 , 24.745 , 25.875</text:p>
      <text:p text:style-name="P1">17.17 , 25.25 , 25.75</text:p>
      <text:p text:style-name="P1">17.17 , 25.755 , 25.625</text:p>
      <text:p text:style-name="P1">17.17 , 26.26 , 25.5</text:p>
      <text:p text:style-name="P1">17.17 , 26.765 , 25.375</text:p>
      <text:p text:style-name="P1">17.17 , 27.27 , 25.25</text:p>
      <text:p text:style-name="P1">17.17 , 27.775 , 25.125</text:p>
      <text:p text:style-name="P1">17.17 , 28.28 , 25</text:p>
      <text:p text:style-name="P1">17.17 , 28.785 , 24.875</text:p>
      <text:p text:style-name="P1">17.17 , 29.29 , 24.75</text:p>
      <text:p text:style-name="P1">17.17 , 29.795 , 24.625</text:p>
      <text:p text:style-name="P1">17.17 , 30.3 , 24.5</text:p>
      <text:p text:style-name="P1">17.17 , 30.805 , 24.375</text:p>
      <text:p text:style-name="P1">17.17 , 31.31 , 24.25</text:p>
      <text:p text:style-name="P1">17.17 , 31.815 , 24.125</text:p>
      <text:p text:style-name="P1">17.17 , 32.32 , 24</text:p>
      <text:p text:style-name="P1">17.17 , 32.825 , 24</text:p>
      <text:p text:style-name="P1">17.17 , 33.33 , 24</text:p>
      <text:p text:style-name="P1">17.17 , 33.835 , 24</text:p>
      <text:p text:style-name="P1">17.17 , 34.34 , 24</text:p>
      <text:p text:style-name="P1">17.17 , 34.845 , 24</text:p>
      <text:p text:style-name="P1">17.17 , 35.35 , 24</text:p>
      <text:p text:style-name="P1">17.17 , 35.855 , 24</text:p>
      <text:p text:style-name="P1">17.17 , 36.36 , 24</text:p>
      <text:p text:style-name="P1">17.17 , 36.865 , 24</text:p>
      <text:p text:style-name="P1">17.17 , 37.37 , 24</text:p>
      <text:p text:style-name="P1">17.17 , 37.875 , 24</text:p>
      <text:p text:style-name="P1">17.17 , 38.38 , 24</text:p>
      <text:p text:style-name="P1">17.17 , 38.885 , 24</text:p>
      <text:p text:style-name="P1">17.17 , 39.39 , 24</text:p>
      <text:p text:style-name="P1">17.17 , 39.895 , 24</text:p>
      <text:p text:style-name="P1">17.17 , 40.4 , 24</text:p>
      <text:p text:style-name="P1">17.17 , 40.905 , 24</text:p>
      <text:p text:style-name="P1">17.17 , 41.41 , 24</text:p>
      <text:p text:style-name="P1">17.17 , 41.915 , 24</text:p>
      <text:p text:style-name="P1">17.17 , 42.42 , 24</text:p>
      <text:p text:style-name="P1">17.17 , 42.925 , 24</text:p>
      <text:p text:style-name="P1">17.17 , 43.43 , 24</text:p>
      <text:p text:style-name="P1">17.17 , 43.935 , 24</text:p>
      <text:p text:style-name="P1">17.17 , 44.44 , 24</text:p>
      <text:p text:style-name="P1">17.17 , 44.945 , 24</text:p>
      <text:p text:style-name="P1">17.17 , 45.45 , 24</text:p>
      <text:p text:style-name="P1">17.17 , 45.955 , 24</text:p>
      <text:p text:style-name="P1">17.17 , 46.46 , 24</text:p>
      <text:p text:style-name="P1">17.17 , 46.965 , 24</text:p>
      <text:p text:style-name="P1">17.17 , 47.47 , 24</text:p>
      <text:p text:style-name="P1">17.17 , 47.975 , 24</text:p>
      <text:p text:style-name="P1">17.17 , 48.48 , 24</text:p>
      <text:p text:style-name="P1">17.17 , 48.985 , 24</text:p>
      <text:p text:style-name="P1">17.17 , 49.49 , 24</text:p>
      <text:p text:style-name="P1">17.17 , 49.995 , 24</text:p>
      <text:p text:style-name="P1">17.17 , 50.5 , 24</text:p>
      <text:p text:style-name="P1"><text:soft-page-break/>17.675 , 0.0 , -9999</text:p>
      <text:p text:style-name="P1">17.675 , 0.505 , -9999</text:p>
      <text:p text:style-name="P1">17.675 , 1.01 , -9999</text:p>
      <text:p text:style-name="P1">17.675 , 1.515 , -9999</text:p>
      <text:p text:style-name="P1">17.675 , 2.02 , -9999</text:p>
      <text:p text:style-name="P1">17.675 , 2.525 , -9999</text:p>
      <text:p text:style-name="P1">17.675 , 3.03 , -9999</text:p>
      <text:p text:style-name="P1">17.675 , 3.535 , -9999</text:p>
      <text:p text:style-name="P1">17.675 , 4.04 , -9999</text:p>
      <text:p text:style-name="P1">17.675 , 4.545 , -9999</text:p>
      <text:p text:style-name="P1">17.675 , 5.05 , -9999</text:p>
      <text:p text:style-name="P1">17.675 , 5.555 , -9999</text:p>
      <text:p text:style-name="P1">17.675 , 6.06 , -9999</text:p>
      <text:p text:style-name="P1">17.675 , 6.565 , -9999</text:p>
      <text:p text:style-name="P1">17.675 , 7.07 , -9999</text:p>
      <text:p text:style-name="P1">17.675 , 7.575 , -9999</text:p>
      <text:p text:style-name="P1">17.675 , 8.08 , -9999</text:p>
      <text:p text:style-name="P1">17.675 , 8.585 , -9999</text:p>
      <text:p text:style-name="P1">17.675 , 9.09 , -9999</text:p>
      <text:p text:style-name="P1">17.675 , 9.595 , -9999</text:p>
      <text:p text:style-name="P1">17.675 , 10.1 , -9999</text:p>
      <text:p text:style-name="P1">17.675 , 10.605 , -9999</text:p>
      <text:p text:style-name="P1">17.675 , 11.11 , -9999</text:p>
      <text:p text:style-name="P1">17.675 , 11.615 , -9999</text:p>
      <text:p text:style-name="P1">17.675 , 12.12 , -9999</text:p>
      <text:p text:style-name="P1">17.675 , 12.625 , -9999</text:p>
      <text:p text:style-name="P1">17.675 , 13.13 , -9999</text:p>
      <text:p text:style-name="P1">17.675 , 13.635 , -9999</text:p>
      <text:p text:style-name="P1">17.675 , 14.14 , -9999</text:p>
      <text:p text:style-name="P1">17.675 , 14.645 , -9999</text:p>
      <text:p text:style-name="P1">17.675 , 15.15 , -9999</text:p>
      <text:p text:style-name="P1">17.675 , 15.655 , -9999</text:p>
      <text:p text:style-name="P1">17.675 , 16.16 , -9999</text:p>
      <text:p text:style-name="P1">17.675 , 16.665 , -9999</text:p>
      <text:p text:style-name="P1">17.675 , 17.17 , -9999</text:p>
      <text:p text:style-name="P1">17.675 , 17.675 , -9999</text:p>
      <text:p text:style-name="P1">17.675 , 18.18 , -9999</text:p>
      <text:p text:style-name="P1">17.675 , 18.685 , -9999</text:p>
      <text:p text:style-name="P1">17.675 , 19.19 , -9999</text:p>
      <text:p text:style-name="P1">17.675 , 19.695 , -9999</text:p>
      <text:p text:style-name="P1">17.675 , 20.2 , -9999</text:p>
      <text:p text:style-name="P1">17.675 , 20.705 , 26.875</text:p>
      <text:p text:style-name="P1">17.675 , 21.21 , 26.75</text:p>
      <text:p text:style-name="P1">17.675 , 21.715 , 26.625</text:p>
      <text:p text:style-name="P1">17.675 , 22.22 , 26.5</text:p>
      <text:p text:style-name="P1">17.675 , 22.725 , 26.375</text:p>
      <text:p text:style-name="P1">17.675 , 23.23 , 26.25</text:p>
      <text:p text:style-name="P1">17.675 , 23.735 , 26.125</text:p>
      <text:p text:style-name="P1">17.675 , 24.24 , 26</text:p>
      <text:p text:style-name="P1">17.675 , 24.745 , 25.875</text:p>
      <text:p text:style-name="P1">17.675 , 25.25 , 25.75</text:p>
      <text:p text:style-name="P1">17.675 , 25.755 , 25.625</text:p>
      <text:p text:style-name="P1"><text:soft-page-break/>17.675 , 26.26 , 25.5</text:p>
      <text:p text:style-name="P1">17.675 , 26.765 , 25.375</text:p>
      <text:p text:style-name="P1">17.675 , 27.27 , 25.25</text:p>
      <text:p text:style-name="P1">17.675 , 27.775 , 25.125</text:p>
      <text:p text:style-name="P1">17.675 , 28.28 , 25</text:p>
      <text:p text:style-name="P1">17.675 , 28.785 , 24.875</text:p>
      <text:p text:style-name="P1">17.675 , 29.29 , 24.75</text:p>
      <text:p text:style-name="P1">17.675 , 29.795 , 24.625</text:p>
      <text:p text:style-name="P1">17.675 , 30.3 , 24.5</text:p>
      <text:p text:style-name="P1">17.675 , 30.805 , 24.375</text:p>
      <text:p text:style-name="P1">17.675 , 31.31 , 24.25</text:p>
      <text:p text:style-name="P1">17.675 , 31.815 , 24.125</text:p>
      <text:p text:style-name="P1">17.675 , 32.32 , 24</text:p>
      <text:p text:style-name="P1">17.675 , 32.825 , 24</text:p>
      <text:p text:style-name="P1">17.675 , 33.33 , 24</text:p>
      <text:p text:style-name="P1">17.675 , 33.835 , 24</text:p>
      <text:p text:style-name="P1">17.675 , 34.34 , 24</text:p>
      <text:p text:style-name="P1">17.675 , 34.845 , 24</text:p>
      <text:p text:style-name="P1">17.675 , 35.35 , 24</text:p>
      <text:p text:style-name="P1">17.675 , 35.855 , 24</text:p>
      <text:p text:style-name="P1">17.675 , 36.36 , 24</text:p>
      <text:p text:style-name="P1">17.675 , 36.865 , 24</text:p>
      <text:p text:style-name="P1">17.675 , 37.37 , 24</text:p>
      <text:p text:style-name="P1">17.675 , 37.875 , 24</text:p>
      <text:p text:style-name="P1">17.675 , 38.38 , 24</text:p>
      <text:p text:style-name="P1">17.675 , 38.885 , 24</text:p>
      <text:p text:style-name="P1">17.675 , 39.39 , 24</text:p>
      <text:p text:style-name="P1">17.675 , 39.895 , 24</text:p>
      <text:p text:style-name="P1">17.675 , 40.4 , 24</text:p>
      <text:p text:style-name="P1">17.675 , 40.905 , 24</text:p>
      <text:p text:style-name="P1">17.675 , 41.41 , 24</text:p>
      <text:p text:style-name="P1">17.675 , 41.915 , 24</text:p>
      <text:p text:style-name="P1">17.675 , 42.42 , 24</text:p>
      <text:p text:style-name="P1">17.675 , 42.925 , 24</text:p>
      <text:p text:style-name="P1">17.675 , 43.43 , 24</text:p>
      <text:p text:style-name="P1">17.675 , 43.935 , 24</text:p>
      <text:p text:style-name="P1">17.675 , 44.44 , 24</text:p>
      <text:p text:style-name="P1">17.675 , 44.945 , 24</text:p>
      <text:p text:style-name="P1">17.675 , 45.45 , 24</text:p>
      <text:p text:style-name="P1">17.675 , 45.955 , 24</text:p>
      <text:p text:style-name="P1">17.675 , 46.46 , 24</text:p>
      <text:p text:style-name="P1">17.675 , 46.965 , 24</text:p>
      <text:p text:style-name="P1">17.675 , 47.47 , 24</text:p>
      <text:p text:style-name="P1">17.675 , 47.975 , 24</text:p>
      <text:p text:style-name="P1">17.675 , 48.48 , 24</text:p>
      <text:p text:style-name="P1">17.675 , 48.985 , 24</text:p>
      <text:p text:style-name="P1">17.675 , 49.49 , 24</text:p>
      <text:p text:style-name="P1">17.675 , 49.995 , 24</text:p>
      <text:p text:style-name="P1">17.675 , 50.5 , 24</text:p>
      <text:p text:style-name="P1">18.18 , 0.0 , -9999</text:p>
      <text:p text:style-name="P1">18.18 , 0.505 , -9999</text:p>
      <text:p text:style-name="P1">18.18 , 1.01 , -9999</text:p>
      <text:p text:style-name="P1"><text:soft-page-break/>18.18 , 1.515 , -9999</text:p>
      <text:p text:style-name="P1">18.18 , 2.02 , -9999</text:p>
      <text:p text:style-name="P1">18.18 , 2.525 , -9999</text:p>
      <text:p text:style-name="P1">18.18 , 3.03 , -9999</text:p>
      <text:p text:style-name="P1">18.18 , 3.535 , -9999</text:p>
      <text:p text:style-name="P1">18.18 , 4.04 , -9999</text:p>
      <text:p text:style-name="P1">18.18 , 4.545 , -9999</text:p>
      <text:p text:style-name="P1">18.18 , 5.05 , -9999</text:p>
      <text:p text:style-name="P1">18.18 , 5.555 , -9999</text:p>
      <text:p text:style-name="P1">18.18 , 6.06 , -9999</text:p>
      <text:p text:style-name="P1">18.18 , 6.565 , -9999</text:p>
      <text:p text:style-name="P1">18.18 , 7.07 , -9999</text:p>
      <text:p text:style-name="P1">18.18 , 7.575 , -9999</text:p>
      <text:p text:style-name="P1">18.18 , 8.08 , -9999</text:p>
      <text:p text:style-name="P1">18.18 , 8.585 , -9999</text:p>
      <text:p text:style-name="P1">18.18 , 9.09 , -9999</text:p>
      <text:p text:style-name="P1">18.18 , 9.595 , -9999</text:p>
      <text:p text:style-name="P1">18.18 , 10.1 , -9999</text:p>
      <text:p text:style-name="P1">18.18 , 10.605 , -9999</text:p>
      <text:p text:style-name="P1">18.18 , 11.11 , -9999</text:p>
      <text:p text:style-name="P1">18.18 , 11.615 , -9999</text:p>
      <text:p text:style-name="P1">18.18 , 12.12 , -9999</text:p>
      <text:p text:style-name="P1">18.18 , 12.625 , -9999</text:p>
      <text:p text:style-name="P1">18.18 , 13.13 , -9999</text:p>
      <text:p text:style-name="P1">18.18 , 13.635 , -9999</text:p>
      <text:p text:style-name="P1">18.18 , 14.14 , -9999</text:p>
      <text:p text:style-name="P1">18.18 , 14.645 , -9999</text:p>
      <text:p text:style-name="P1">18.18 , 15.15 , -9999</text:p>
      <text:p text:style-name="P1">18.18 , 15.655 , -9999</text:p>
      <text:p text:style-name="P1">18.18 , 16.16 , -9999</text:p>
      <text:p text:style-name="P1">18.18 , 16.665 , -9999</text:p>
      <text:p text:style-name="P1">18.18 , 17.17 , -9999</text:p>
      <text:p text:style-name="P1">18.18 , 17.675 , -9999</text:p>
      <text:p text:style-name="P1">18.18 , 18.18 , -9999</text:p>
      <text:p text:style-name="P1">18.18 , 18.685 , -9999</text:p>
      <text:p text:style-name="P1">18.18 , 19.19 , -9999</text:p>
      <text:p text:style-name="P1">18.18 , 19.695 , -9999</text:p>
      <text:p text:style-name="P1">18.18 , 20.2 , -9999</text:p>
      <text:p text:style-name="P1">18.18 , 20.705 , 26.875</text:p>
      <text:p text:style-name="P1">18.18 , 21.21 , 26.75</text:p>
      <text:p text:style-name="P1">18.18 , 21.715 , 26.625</text:p>
      <text:p text:style-name="P1">18.18 , 22.22 , 26.5</text:p>
      <text:p text:style-name="P1">18.18 , 22.725 , 26.375</text:p>
      <text:p text:style-name="P1">18.18 , 23.23 , 26.25</text:p>
      <text:p text:style-name="P1">18.18 , 23.735 , 26.125</text:p>
      <text:p text:style-name="P1">18.18 , 24.24 , 26</text:p>
      <text:p text:style-name="P1">18.18 , 24.745 , 25.875</text:p>
      <text:p text:style-name="P1">18.18 , 25.25 , 25.75</text:p>
      <text:p text:style-name="P1">18.18 , 25.755 , 25.625</text:p>
      <text:p text:style-name="P1">18.18 , 26.26 , 25.5</text:p>
      <text:p text:style-name="P1">18.18 , 26.765 , 25.375</text:p>
      <text:p text:style-name="P1">18.18 , 27.27 , 25.25</text:p>
      <text:p text:style-name="P1"><text:soft-page-break/>18.18 , 27.775 , 25.125</text:p>
      <text:p text:style-name="P1">18.18 , 28.28 , 25</text:p>
      <text:p text:style-name="P1">18.18 , 28.785 , 24.875</text:p>
      <text:p text:style-name="P1">18.18 , 29.29 , 24.75</text:p>
      <text:p text:style-name="P1">18.18 , 29.795 , 24.625</text:p>
      <text:p text:style-name="P1">18.18 , 30.3 , 24.5</text:p>
      <text:p text:style-name="P1">18.18 , 30.805 , 24.375</text:p>
      <text:p text:style-name="P1">18.18 , 31.31 , 24.25</text:p>
      <text:p text:style-name="P1">18.18 , 31.815 , 24.125</text:p>
      <text:p text:style-name="P1">18.18 , 32.32 , 24</text:p>
      <text:p text:style-name="P1">18.18 , 32.825 , 24</text:p>
      <text:p text:style-name="P1">18.18 , 33.33 , 24</text:p>
      <text:p text:style-name="P1">18.18 , 33.835 , 24</text:p>
      <text:p text:style-name="P1">18.18 , 34.34 , 24</text:p>
      <text:p text:style-name="P1">18.18 , 34.845 , 24</text:p>
      <text:p text:style-name="P1">18.18 , 35.35 , 24</text:p>
      <text:p text:style-name="P1">18.18 , 35.855 , 24</text:p>
      <text:p text:style-name="P1">18.18 , 36.36 , 24</text:p>
      <text:p text:style-name="P1">18.18 , 36.865 , 24</text:p>
      <text:p text:style-name="P1">18.18 , 37.37 , 24</text:p>
      <text:p text:style-name="P1">18.18 , 37.875 , 24</text:p>
      <text:p text:style-name="P1">18.18 , 38.38 , 24</text:p>
      <text:p text:style-name="P1">18.18 , 38.885 , 24</text:p>
      <text:p text:style-name="P1">18.18 , 39.39 , 24</text:p>
      <text:p text:style-name="P1">18.18 , 39.895 , 24</text:p>
      <text:p text:style-name="P1">18.18 , 40.4 , 24</text:p>
      <text:p text:style-name="P1">18.18 , 40.905 , 24</text:p>
      <text:p text:style-name="P1">18.18 , 41.41 , 24</text:p>
      <text:p text:style-name="P1">18.18 , 41.915 , 24</text:p>
      <text:p text:style-name="P1">18.18 , 42.42 , 24</text:p>
      <text:p text:style-name="P1">18.18 , 42.925 , 24</text:p>
      <text:p text:style-name="P1">18.18 , 43.43 , 24</text:p>
      <text:p text:style-name="P1">18.18 , 43.935 , 24</text:p>
      <text:p text:style-name="P1">18.18 , 44.44 , 24</text:p>
      <text:p text:style-name="P1">18.18 , 44.945 , 24</text:p>
      <text:p text:style-name="P1">18.18 , 45.45 , 24</text:p>
      <text:p text:style-name="P1">18.18 , 45.955 , 24</text:p>
      <text:p text:style-name="P1">18.18 , 46.46 , 24</text:p>
      <text:p text:style-name="P1">18.18 , 46.965 , 24</text:p>
      <text:p text:style-name="P1">18.18 , 47.47 , 24</text:p>
      <text:p text:style-name="P1">18.18 , 47.975 , 24</text:p>
      <text:p text:style-name="P1">18.18 , 48.48 , 24</text:p>
      <text:p text:style-name="P1">18.18 , 48.985 , 24</text:p>
      <text:p text:style-name="P1">18.18 , 49.49 , 24</text:p>
      <text:p text:style-name="P1">18.18 , 49.995 , 24</text:p>
      <text:p text:style-name="P1">18.18 , 50.5 , 24</text:p>
      <text:p text:style-name="P1">18.685 , 0.0 , -9999</text:p>
      <text:p text:style-name="P1">18.685 , 0.505 , -9999</text:p>
      <text:p text:style-name="P1">18.685 , 1.01 , -9999</text:p>
      <text:p text:style-name="P1">18.685 , 1.515 , -9999</text:p>
      <text:p text:style-name="P1">18.685 , 2.02 , -9999</text:p>
      <text:p text:style-name="P1">18.685 , 2.525 , -9999</text:p>
      <text:p text:style-name="P1"><text:soft-page-break/>18.685 , 3.03 , -9999</text:p>
      <text:p text:style-name="P1">18.685 , 3.535 , -9999</text:p>
      <text:p text:style-name="P1">18.685 , 4.04 , -9999</text:p>
      <text:p text:style-name="P1">18.685 , 4.545 , -9999</text:p>
      <text:p text:style-name="P1">18.685 , 5.05 , -9999</text:p>
      <text:p text:style-name="P1">18.685 , 5.555 , -9999</text:p>
      <text:p text:style-name="P1">18.685 , 6.06 , -9999</text:p>
      <text:p text:style-name="P1">18.685 , 6.565 , -9999</text:p>
      <text:p text:style-name="P1">18.685 , 7.07 , -9999</text:p>
      <text:p text:style-name="P1">18.685 , 7.575 , -9999</text:p>
      <text:p text:style-name="P1">18.685 , 8.08 , -9999</text:p>
      <text:p text:style-name="P1">18.685 , 8.585 , -9999</text:p>
      <text:p text:style-name="P1">18.685 , 9.09 , -9999</text:p>
      <text:p text:style-name="P1">18.685 , 9.595 , -9999</text:p>
      <text:p text:style-name="P1">18.685 , 10.1 , -9999</text:p>
      <text:p text:style-name="P1">18.685 , 10.605 , -9999</text:p>
      <text:p text:style-name="P1">18.685 , 11.11 , -9999</text:p>
      <text:p text:style-name="P1">18.685 , 11.615 , -9999</text:p>
      <text:p text:style-name="P1">18.685 , 12.12 , -9999</text:p>
      <text:p text:style-name="P1">18.685 , 12.625 , -9999</text:p>
      <text:p text:style-name="P1">18.685 , 13.13 , -9999</text:p>
      <text:p text:style-name="P1">18.685 , 13.635 , -9999</text:p>
      <text:p text:style-name="P1">18.685 , 14.14 , -9999</text:p>
      <text:p text:style-name="P1">18.685 , 14.645 , -9999</text:p>
      <text:p text:style-name="P1">18.685 , 15.15 , -9999</text:p>
      <text:p text:style-name="P1">18.685 , 15.655 , -9999</text:p>
      <text:p text:style-name="P1">18.685 , 16.16 , -9999</text:p>
      <text:p text:style-name="P1">18.685 , 16.665 , -9999</text:p>
      <text:p text:style-name="P1">18.685 , 17.17 , -9999</text:p>
      <text:p text:style-name="P1">18.685 , 17.675 , -9999</text:p>
      <text:p text:style-name="P1">18.685 , 18.18 , -9999</text:p>
      <text:p text:style-name="P1">18.685 , 18.685 , -9999</text:p>
      <text:p text:style-name="P1">18.685 , 19.19 , -9999</text:p>
      <text:p text:style-name="P1">18.685 , 19.695 , -9999</text:p>
      <text:p text:style-name="P1">18.685 , 20.2 , -9999</text:p>
      <text:p text:style-name="P1">18.685 , 20.705 , 26.875</text:p>
      <text:p text:style-name="P1">18.685 , 21.21 , 26.75</text:p>
      <text:p text:style-name="P1">18.685 , 21.715 , 26.625</text:p>
      <text:p text:style-name="P1">18.685 , 22.22 , 26.5</text:p>
      <text:p text:style-name="P1">18.685 , 22.725 , 26.375</text:p>
      <text:p text:style-name="P1">18.685 , 23.23 , 26.25</text:p>
      <text:p text:style-name="P1">18.685 , 23.735 , 26.125</text:p>
      <text:p text:style-name="P1">18.685 , 24.24 , 26</text:p>
      <text:p text:style-name="P1">18.685 , 24.745 , 25.875</text:p>
      <text:p text:style-name="P1">18.685 , 25.25 , 25.75</text:p>
      <text:p text:style-name="P1">18.685 , 25.755 , 25.625</text:p>
      <text:p text:style-name="P1">18.685 , 26.26 , 25.5</text:p>
      <text:p text:style-name="P1">18.685 , 26.765 , 25.375</text:p>
      <text:p text:style-name="P1">18.685 , 27.27 , 25.25</text:p>
      <text:p text:style-name="P1">18.685 , 27.775 , 25.125</text:p>
      <text:p text:style-name="P1">18.685 , 28.28 , 25</text:p>
      <text:p text:style-name="P1">18.685 , 28.785 , 24.875</text:p>
      <text:p text:style-name="P1"><text:soft-page-break/>18.685 , 29.29 , 24.75</text:p>
      <text:p text:style-name="P1">18.685 , 29.795 , 24.625</text:p>
      <text:p text:style-name="P1">18.685 , 30.3 , 24.5</text:p>
      <text:p text:style-name="P1">18.685 , 30.805 , 24.375</text:p>
      <text:p text:style-name="P1">18.685 , 31.31 , 24.25</text:p>
      <text:p text:style-name="P1">18.685 , 31.815 , 24.125</text:p>
      <text:p text:style-name="P1">18.685 , 32.32 , 24</text:p>
      <text:p text:style-name="P1">18.685 , 32.825 , 24</text:p>
      <text:p text:style-name="P1">18.685 , 33.33 , 24</text:p>
      <text:p text:style-name="P1">18.685 , 33.835 , 24</text:p>
      <text:p text:style-name="P1">18.685 , 34.34 , 24</text:p>
      <text:p text:style-name="P1">18.685 , 34.845 , 24</text:p>
      <text:p text:style-name="P1">18.685 , 35.35 , 24</text:p>
      <text:p text:style-name="P1">18.685 , 35.855 , 24</text:p>
      <text:p text:style-name="P1">18.685 , 36.36 , 24</text:p>
      <text:p text:style-name="P1">18.685 , 36.865 , 24</text:p>
      <text:p text:style-name="P1">18.685 , 37.37 , 24</text:p>
      <text:p text:style-name="P1">18.685 , 37.875 , 24</text:p>
      <text:p text:style-name="P1">18.685 , 38.38 , 24</text:p>
      <text:p text:style-name="P1">18.685 , 38.885 , 24</text:p>
      <text:p text:style-name="P1">18.685 , 39.39 , 24</text:p>
      <text:p text:style-name="P1">18.685 , 39.895 , 24</text:p>
      <text:p text:style-name="P1">18.685 , 40.4 , 24</text:p>
      <text:p text:style-name="P1">18.685 , 40.905 , 24</text:p>
      <text:p text:style-name="P1">18.685 , 41.41 , 24</text:p>
      <text:p text:style-name="P1">18.685 , 41.915 , 24</text:p>
      <text:p text:style-name="P1">18.685 , 42.42 , 24</text:p>
      <text:p text:style-name="P1">18.685 , 42.925 , 24</text:p>
      <text:p text:style-name="P1">18.685 , 43.43 , 24</text:p>
      <text:p text:style-name="P1">18.685 , 43.935 , 24</text:p>
      <text:p text:style-name="P1">18.685 , 44.44 , 24</text:p>
      <text:p text:style-name="P1">18.685 , 44.945 , 24</text:p>
      <text:p text:style-name="P1">18.685 , 45.45 , 24</text:p>
      <text:p text:style-name="P1">18.685 , 45.955 , 24</text:p>
      <text:p text:style-name="P1">18.685 , 46.46 , 24</text:p>
      <text:p text:style-name="P1">18.685 , 46.965 , 24</text:p>
      <text:p text:style-name="P1">18.685 , 47.47 , 24</text:p>
      <text:p text:style-name="P1">18.685 , 47.975 , 24</text:p>
      <text:p text:style-name="P1">18.685 , 48.48 , 24</text:p>
      <text:p text:style-name="P1">18.685 , 48.985 , 24</text:p>
      <text:p text:style-name="P1">18.685 , 49.49 , 24</text:p>
      <text:p text:style-name="P1">18.685 , 49.995 , 24</text:p>
      <text:p text:style-name="P1">18.685 , 50.5 , 24</text:p>
      <text:p text:style-name="P1">19.19 , 0.0 , -9999</text:p>
      <text:p text:style-name="P1">19.19 , 0.505 , -9999</text:p>
      <text:p text:style-name="P1">19.19 , 1.01 , -9999</text:p>
      <text:p text:style-name="P1">19.19 , 1.515 , -9999</text:p>
      <text:p text:style-name="P1">19.19 , 2.02 , -9999</text:p>
      <text:p text:style-name="P1">19.19 , 2.525 , -9999</text:p>
      <text:p text:style-name="P1">19.19 , 3.03 , -9999</text:p>
      <text:p text:style-name="P1">19.19 , 3.535 , -9999</text:p>
      <text:p text:style-name="P1">19.19 , 4.04 , -9999</text:p>
      <text:p text:style-name="P1"><text:soft-page-break/>19.19 , 4.545 , -9999</text:p>
      <text:p text:style-name="P1">19.19 , 5.05 , -9999</text:p>
      <text:p text:style-name="P1">19.19 , 5.555 , -9999</text:p>
      <text:p text:style-name="P1">19.19 , 6.06 , -9999</text:p>
      <text:p text:style-name="P1">19.19 , 6.565 , -9999</text:p>
      <text:p text:style-name="P1">19.19 , 7.07 , -9999</text:p>
      <text:p text:style-name="P1">19.19 , 7.575 , -9999</text:p>
      <text:p text:style-name="P1">19.19 , 8.08 , -9999</text:p>
      <text:p text:style-name="P1">19.19 , 8.585 , -9999</text:p>
      <text:p text:style-name="P1">19.19 , 9.09 , -9999</text:p>
      <text:p text:style-name="P1">19.19 , 9.595 , -9999</text:p>
      <text:p text:style-name="P1">19.19 , 10.1 , -9999</text:p>
      <text:p text:style-name="P1">19.19 , 10.605 , -9999</text:p>
      <text:p text:style-name="P1">19.19 , 11.11 , -9999</text:p>
      <text:p text:style-name="P1">19.19 , 11.615 , -9999</text:p>
      <text:p text:style-name="P1">19.19 , 12.12 , -9999</text:p>
      <text:p text:style-name="P1">19.19 , 12.625 , -9999</text:p>
      <text:p text:style-name="P1">19.19 , 13.13 , -9999</text:p>
      <text:p text:style-name="P1">19.19 , 13.635 , -9999</text:p>
      <text:p text:style-name="P1">19.19 , 14.14 , -9999</text:p>
      <text:p text:style-name="P1">19.19 , 14.645 , -9999</text:p>
      <text:p text:style-name="P1">19.19 , 15.15 , -9999</text:p>
      <text:p text:style-name="P1">19.19 , 15.655 , -9999</text:p>
      <text:p text:style-name="P1">19.19 , 16.16 , -9999</text:p>
      <text:p text:style-name="P1">19.19 , 16.665 , -9999</text:p>
      <text:p text:style-name="P1">19.19 , 17.17 , -9999</text:p>
      <text:p text:style-name="P1">19.19 , 17.675 , -9999</text:p>
      <text:p text:style-name="P1">19.19 , 18.18 , -9999</text:p>
      <text:p text:style-name="P1">19.19 , 18.685 , -9999</text:p>
      <text:p text:style-name="P1">19.19 , 19.19 , -9999</text:p>
      <text:p text:style-name="P1">19.19 , 19.695 , -9999</text:p>
      <text:p text:style-name="P1">19.19 , 20.2 , -9999</text:p>
      <text:p text:style-name="P1">19.19 , 20.705 , 26.875</text:p>
      <text:p text:style-name="P1">19.19 , 21.21 , 26.75</text:p>
      <text:p text:style-name="P1">19.19 , 21.715 , 26.625</text:p>
      <text:p text:style-name="P1">19.19 , 22.22 , 26.5</text:p>
      <text:p text:style-name="P1">19.19 , 22.725 , 26.375</text:p>
      <text:p text:style-name="P1">19.19 , 23.23 , 26.25</text:p>
      <text:p text:style-name="P1">19.19 , 23.735 , 26.125</text:p>
      <text:p text:style-name="P1">19.19 , 24.24 , 26</text:p>
      <text:p text:style-name="P1">19.19 , 24.745 , 25.875</text:p>
      <text:p text:style-name="P1">19.19 , 25.25 , 25.75</text:p>
      <text:p text:style-name="P1">19.19 , 25.755 , 25.625</text:p>
      <text:p text:style-name="P1">19.19 , 26.26 , 25.5</text:p>
      <text:p text:style-name="P1">19.19 , 26.765 , 25.375</text:p>
      <text:p text:style-name="P1">19.19 , 27.27 , 25.25</text:p>
      <text:p text:style-name="P1">19.19 , 27.775 , 25.125</text:p>
      <text:p text:style-name="P1">19.19 , 28.28 , 25</text:p>
      <text:p text:style-name="P1">19.19 , 28.785 , 24.875</text:p>
      <text:p text:style-name="P1">19.19 , 29.29 , 24.75</text:p>
      <text:p text:style-name="P1">19.19 , 29.795 , 24.625</text:p>
      <text:p text:style-name="P1">19.19 , 30.3 , 24.5</text:p>
      <text:p text:style-name="P1"><text:soft-page-break/>19.19 , 30.805 , 24.375</text:p>
      <text:p text:style-name="P1">19.19 , 31.31 , 24.25</text:p>
      <text:p text:style-name="P1">19.19 , 31.815 , 24.125</text:p>
      <text:p text:style-name="P1">19.19 , 32.32 , 24</text:p>
      <text:p text:style-name="P1">19.19 , 32.825 , 24</text:p>
      <text:p text:style-name="P1">19.19 , 33.33 , 24</text:p>
      <text:p text:style-name="P1">19.19 , 33.835 , 24</text:p>
      <text:p text:style-name="P1">19.19 , 34.34 , 24</text:p>
      <text:p text:style-name="P1">19.19 , 34.845 , 24</text:p>
      <text:p text:style-name="P1">19.19 , 35.35 , 24</text:p>
      <text:p text:style-name="P1">19.19 , 35.855 , 24</text:p>
      <text:p text:style-name="P1">19.19 , 36.36 , 24</text:p>
      <text:p text:style-name="P1">19.19 , 36.865 , 24</text:p>
      <text:p text:style-name="P1">19.19 , 37.37 , 24</text:p>
      <text:p text:style-name="P1">19.19 , 37.875 , 24</text:p>
      <text:p text:style-name="P1">19.19 , 38.38 , 24</text:p>
      <text:p text:style-name="P1">19.19 , 38.885 , 24</text:p>
      <text:p text:style-name="P1">19.19 , 39.39 , 24</text:p>
      <text:p text:style-name="P1">19.19 , 39.895 , 24</text:p>
      <text:p text:style-name="P1">19.19 , 40.4 , 24</text:p>
      <text:p text:style-name="P1">19.19 , 40.905 , 24</text:p>
      <text:p text:style-name="P1">19.19 , 41.41 , 24</text:p>
      <text:p text:style-name="P1">19.19 , 41.915 , 24</text:p>
      <text:p text:style-name="P1">19.19 , 42.42 , 24</text:p>
      <text:p text:style-name="P1">19.19 , 42.925 , 24</text:p>
      <text:p text:style-name="P1">19.19 , 43.43 , 24</text:p>
      <text:p text:style-name="P1">19.19 , 43.935 , 24</text:p>
      <text:p text:style-name="P1">19.19 , 44.44 , 24</text:p>
      <text:p text:style-name="P1">19.19 , 44.945 , 24</text:p>
      <text:p text:style-name="P1">19.19 , 45.45 , 24</text:p>
      <text:p text:style-name="P1">19.19 , 45.955 , 24</text:p>
      <text:p text:style-name="P1">19.19 , 46.46 , 24</text:p>
      <text:p text:style-name="P1">19.19 , 46.965 , 24</text:p>
      <text:p text:style-name="P1">19.19 , 47.47 , 24</text:p>
      <text:p text:style-name="P1">19.19 , 47.975 , 24</text:p>
      <text:p text:style-name="P1">19.19 , 48.48 , 24</text:p>
      <text:p text:style-name="P1">19.19 , 48.985 , 24</text:p>
      <text:p text:style-name="P1">19.19 , 49.49 , 24</text:p>
      <text:p text:style-name="P1">19.19 , 49.995 , 24</text:p>
      <text:p text:style-name="P1">19.19 , 50.5 , 24</text:p>
      <text:p text:style-name="P1">19.695 , 0.0 , -9999</text:p>
      <text:p text:style-name="P1">19.695 , 0.505 , -9999</text:p>
      <text:p text:style-name="P1">19.695 , 1.01 , -9999</text:p>
      <text:p text:style-name="P1">19.695 , 1.515 , -9999</text:p>
      <text:p text:style-name="P1">19.695 , 2.02 , -9999</text:p>
      <text:p text:style-name="P1">19.695 , 2.525 , -9999</text:p>
      <text:p text:style-name="P1">19.695 , 3.03 , -9999</text:p>
      <text:p text:style-name="P1">19.695 , 3.535 , -9999</text:p>
      <text:p text:style-name="P1">19.695 , 4.04 , -9999</text:p>
      <text:p text:style-name="P1">19.695 , 4.545 , -9999</text:p>
      <text:p text:style-name="P1">19.695 , 5.05 , -9999</text:p>
      <text:p text:style-name="P1">19.695 , 5.555 , -9999</text:p>
      <text:p text:style-name="P1"><text:soft-page-break/>19.695 , 6.06 , -9999</text:p>
      <text:p text:style-name="P1">19.695 , 6.565 , -9999</text:p>
      <text:p text:style-name="P1">19.695 , 7.07 , -9999</text:p>
      <text:p text:style-name="P1">19.695 , 7.575 , -9999</text:p>
      <text:p text:style-name="P1">19.695 , 8.08 , -9999</text:p>
      <text:p text:style-name="P1">19.695 , 8.585 , -9999</text:p>
      <text:p text:style-name="P1">19.695 , 9.09 , -9999</text:p>
      <text:p text:style-name="P1">19.695 , 9.595 , -9999</text:p>
      <text:p text:style-name="P1">19.695 , 10.1 , -9999</text:p>
      <text:p text:style-name="P1">19.695 , 10.605 , -9999</text:p>
      <text:p text:style-name="P1">19.695 , 11.11 , -9999</text:p>
      <text:p text:style-name="P1">19.695 , 11.615 , -9999</text:p>
      <text:p text:style-name="P1">19.695 , 12.12 , -9999</text:p>
      <text:p text:style-name="P1">19.695 , 12.625 , -9999</text:p>
      <text:p text:style-name="P1">19.695 , 13.13 , -9999</text:p>
      <text:p text:style-name="P1">19.695 , 13.635 , -9999</text:p>
      <text:p text:style-name="P1">19.695 , 14.14 , -9999</text:p>
      <text:p text:style-name="P1">19.695 , 14.645 , -9999</text:p>
      <text:p text:style-name="P1">19.695 , 15.15 , -9999</text:p>
      <text:p text:style-name="P1">19.695 , 15.655 , -9999</text:p>
      <text:p text:style-name="P1">19.695 , 16.16 , -9999</text:p>
      <text:p text:style-name="P1">19.695 , 16.665 , -9999</text:p>
      <text:p text:style-name="P1">19.695 , 17.17 , -9999</text:p>
      <text:p text:style-name="P1">19.695 , 17.675 , -9999</text:p>
      <text:p text:style-name="P1">19.695 , 18.18 , -9999</text:p>
      <text:p text:style-name="P1">19.695 , 18.685 , -9999</text:p>
      <text:p text:style-name="P1">19.695 , 19.19 , -9999</text:p>
      <text:p text:style-name="P1">19.695 , 19.695 , -9999</text:p>
      <text:p text:style-name="P1">19.695 , 20.2 , -9999</text:p>
      <text:p text:style-name="P1">19.695 , 20.705 , 26.875</text:p>
      <text:p text:style-name="P1">19.695 , 21.21 , 26.75</text:p>
      <text:p text:style-name="P1">19.695 , 21.715 , 26.625</text:p>
      <text:p text:style-name="P1">19.695 , 22.22 , 26.5</text:p>
      <text:p text:style-name="P1">19.695 , 22.725 , 26.375</text:p>
      <text:p text:style-name="P1">19.695 , 23.23 , 26.25</text:p>
      <text:p text:style-name="P1">19.695 , 23.735 , 26.125</text:p>
      <text:p text:style-name="P1">19.695 , 24.24 , 26</text:p>
      <text:p text:style-name="P1">19.695 , 24.745 , 25.875</text:p>
      <text:p text:style-name="P1">19.695 , 25.25 , 25.75</text:p>
      <text:p text:style-name="P1">19.695 , 25.755 , 25.625</text:p>
      <text:p text:style-name="P1">19.695 , 26.26 , 25.5</text:p>
      <text:p text:style-name="P1">19.695 , 26.765 , 25.375</text:p>
      <text:p text:style-name="P1">19.695 , 27.27 , 25.25</text:p>
      <text:p text:style-name="P1">19.695 , 27.775 , 25.125</text:p>
      <text:p text:style-name="P1">19.695 , 28.28 , 25</text:p>
      <text:p text:style-name="P1">19.695 , 28.785 , 24.875</text:p>
      <text:p text:style-name="P1">19.695 , 29.29 , 24.75</text:p>
      <text:p text:style-name="P1">19.695 , 29.795 , 24.625</text:p>
      <text:p text:style-name="P1">19.695 , 30.3 , 24.5</text:p>
      <text:p text:style-name="P1">19.695 , 30.805 , 24.375</text:p>
      <text:p text:style-name="P1">19.695 , 31.31 , 24.25</text:p>
      <text:p text:style-name="P1">19.695 , 31.815 , 24.125</text:p>
      <text:p text:style-name="P1"><text:soft-page-break/>19.695 , 32.32 , 24</text:p>
      <text:p text:style-name="P1">19.695 , 32.825 , 24</text:p>
      <text:p text:style-name="P1">19.695 , 33.33 , 24</text:p>
      <text:p text:style-name="P1">19.695 , 33.835 , 24</text:p>
      <text:p text:style-name="P1">19.695 , 34.34 , 24</text:p>
      <text:p text:style-name="P1">19.695 , 34.845 , 24</text:p>
      <text:p text:style-name="P1">19.695 , 35.35 , 24</text:p>
      <text:p text:style-name="P1">19.695 , 35.855 , 24</text:p>
      <text:p text:style-name="P1">19.695 , 36.36 , 24</text:p>
      <text:p text:style-name="P1">19.695 , 36.865 , 24</text:p>
      <text:p text:style-name="P1">19.695 , 37.37 , 24</text:p>
      <text:p text:style-name="P1">19.695 , 37.875 , 24</text:p>
      <text:p text:style-name="P1">19.695 , 38.38 , 24</text:p>
      <text:p text:style-name="P1">19.695 , 38.885 , 24</text:p>
      <text:p text:style-name="P1">19.695 , 39.39 , 24</text:p>
      <text:p text:style-name="P1">19.695 , 39.895 , 24</text:p>
      <text:p text:style-name="P1">19.695 , 40.4 , 24</text:p>
      <text:p text:style-name="P1">19.695 , 40.905 , 24</text:p>
      <text:p text:style-name="P1">19.695 , 41.41 , 24</text:p>
      <text:p text:style-name="P1">19.695 , 41.915 , 24</text:p>
      <text:p text:style-name="P1">19.695 , 42.42 , 24</text:p>
      <text:p text:style-name="P1">19.695 , 42.925 , 24</text:p>
      <text:p text:style-name="P1">19.695 , 43.43 , 24</text:p>
      <text:p text:style-name="P1">19.695 , 43.935 , 24</text:p>
      <text:p text:style-name="P1">19.695 , 44.44 , 24</text:p>
      <text:p text:style-name="P1">19.695 , 44.945 , 24</text:p>
      <text:p text:style-name="P1">19.695 , 45.45 , 24</text:p>
      <text:p text:style-name="P1">19.695 , 45.955 , 24</text:p>
      <text:p text:style-name="P1">19.695 , 46.46 , 24</text:p>
      <text:p text:style-name="P1">19.695 , 46.965 , 24</text:p>
      <text:p text:style-name="P1">19.695 , 47.47 , 24</text:p>
      <text:p text:style-name="P1">19.695 , 47.975 , 24</text:p>
      <text:p text:style-name="P1">19.695 , 48.48 , 24</text:p>
      <text:p text:style-name="P1">19.695 , 48.985 , 24</text:p>
      <text:p text:style-name="P1">19.695 , 49.49 , 24</text:p>
      <text:p text:style-name="P1">19.695 , 49.995 , 24</text:p>
      <text:p text:style-name="P1">19.695 , 50.5 , 24</text:p>
      <text:p text:style-name="P1">20.2 , 0.0 , -9999</text:p>
      <text:p text:style-name="P1">20.2 , 0.505 , -9999</text:p>
      <text:p text:style-name="P1">20.2 , 1.01 , -9999</text:p>
      <text:p text:style-name="P1">20.2 , 1.515 , -9999</text:p>
      <text:p text:style-name="P1">20.2 , 2.02 , -9999</text:p>
      <text:p text:style-name="P1">20.2 , 2.525 , -9999</text:p>
      <text:p text:style-name="P1">20.2 , 3.03 , -9999</text:p>
      <text:p text:style-name="P1">20.2 , 3.535 , -9999</text:p>
      <text:p text:style-name="P1">20.2 , 4.04 , -9999</text:p>
      <text:p text:style-name="P1">20.2 , 4.545 , -9999</text:p>
      <text:p text:style-name="P1">20.2 , 5.05 , -9999</text:p>
      <text:p text:style-name="P1">20.2 , 5.555 , -9999</text:p>
      <text:p text:style-name="P1">20.2 , 6.06 , -9999</text:p>
      <text:p text:style-name="P1">20.2 , 6.565 , -9999</text:p>
      <text:p text:style-name="P1">20.2 , 7.07 , -9999</text:p>
      <text:p text:style-name="P1"><text:soft-page-break/>20.2 , 7.575 , -9999</text:p>
      <text:p text:style-name="P1">20.2 , 8.08 , -9999</text:p>
      <text:p text:style-name="P1">20.2 , 8.585 , -9999</text:p>
      <text:p text:style-name="P1">20.2 , 9.09 , -9999</text:p>
      <text:p text:style-name="P1">20.2 , 9.595 , -9999</text:p>
      <text:p text:style-name="P1">20.2 , 10.1 , -9999</text:p>
      <text:p text:style-name="P1">20.2 , 10.605 , -9999</text:p>
      <text:p text:style-name="P1">20.2 , 11.11 , -9999</text:p>
      <text:p text:style-name="P1">20.2 , 11.615 , -9999</text:p>
      <text:p text:style-name="P1">20.2 , 12.12 , -9999</text:p>
      <text:p text:style-name="P1">20.2 , 12.625 , -9999</text:p>
      <text:p text:style-name="P1">20.2 , 13.13 , -9999</text:p>
      <text:p text:style-name="P1">20.2 , 13.635 , -9999</text:p>
      <text:p text:style-name="P1">20.2 , 14.14 , -9999</text:p>
      <text:p text:style-name="P1">20.2 , 14.645 , -9999</text:p>
      <text:p text:style-name="P1">20.2 , 15.15 , -9999</text:p>
      <text:p text:style-name="P1">20.2 , 15.655 , -9999</text:p>
      <text:p text:style-name="P1">20.2 , 16.16 , -9999</text:p>
      <text:p text:style-name="P1">20.2 , 16.665 , -9999</text:p>
      <text:p text:style-name="P1">20.2 , 17.17 , -9999</text:p>
      <text:p text:style-name="P1">20.2 , 17.675 , -9999</text:p>
      <text:p text:style-name="P1">20.2 , 18.18 , -9999</text:p>
      <text:p text:style-name="P1">20.2 , 18.685 , -9999</text:p>
      <text:p text:style-name="P1">20.2 , 19.19 , -9999</text:p>
      <text:p text:style-name="P1">20.2 , 19.695 , -9999</text:p>
      <text:p text:style-name="P1">20.2 , 20.2 , -9999</text:p>
      <text:p text:style-name="P1">20.2 , 20.705 , 26.875</text:p>
      <text:p text:style-name="P1">20.2 , 21.21 , 26.75</text:p>
      <text:p text:style-name="P1">20.2 , 21.715 , 26.625</text:p>
      <text:p text:style-name="P1">20.2 , 22.22 , 26.5</text:p>
      <text:p text:style-name="P1">20.2 , 22.725 , 26.375</text:p>
      <text:p text:style-name="P1">20.2 , 23.23 , 26.25</text:p>
      <text:p text:style-name="P1">20.2 , 23.735 , 26.125</text:p>
      <text:p text:style-name="P1">20.2 , 24.24 , 26</text:p>
      <text:p text:style-name="P1">20.2 , 24.745 , 25.875</text:p>
      <text:p text:style-name="P1">20.2 , 25.25 , 25.75</text:p>
      <text:p text:style-name="P1">20.2 , 25.755 , 25.625</text:p>
      <text:p text:style-name="P1">20.2 , 26.26 , 25.5</text:p>
      <text:p text:style-name="P1">20.2 , 26.765 , 25.375</text:p>
      <text:p text:style-name="P1">20.2 , 27.27 , 25.25</text:p>
      <text:p text:style-name="P1">20.2 , 27.775 , 25.125</text:p>
      <text:p text:style-name="P1">20.2 , 28.28 , 25</text:p>
      <text:p text:style-name="P1">20.2 , 28.785 , 24.875</text:p>
      <text:p text:style-name="P1">20.2 , 29.29 , 24.75</text:p>
      <text:p text:style-name="P1">20.2 , 29.795 , 24.625</text:p>
      <text:p text:style-name="P1">20.2 , 30.3 , 24.5</text:p>
      <text:p text:style-name="P1">20.2 , 30.805 , 24.375</text:p>
      <text:p text:style-name="P1">20.2 , 31.31 , 24.25</text:p>
      <text:p text:style-name="P1">20.2 , 31.815 , 24.125</text:p>
      <text:p text:style-name="P1">20.2 , 32.32 , 24</text:p>
      <text:p text:style-name="P1">20.2 , 32.825 , 24</text:p>
      <text:p text:style-name="P1">20.2 , 33.33 , 24</text:p>
      <text:p text:style-name="P1"><text:soft-page-break/>20.2 , 33.835 , 24</text:p>
      <text:p text:style-name="P1">20.2 , 34.34 , 24</text:p>
      <text:p text:style-name="P1">20.2 , 34.845 , 24</text:p>
      <text:p text:style-name="P1">20.2 , 35.35 , 24</text:p>
      <text:p text:style-name="P1">20.2 , 35.855 , 24</text:p>
      <text:p text:style-name="P1">20.2 , 36.36 , 24</text:p>
      <text:p text:style-name="P1">20.2 , 36.865 , 24</text:p>
      <text:p text:style-name="P1">20.2 , 37.37 , 24</text:p>
      <text:p text:style-name="P1">20.2 , 37.875 , 24</text:p>
      <text:p text:style-name="P1">20.2 , 38.38 , 24</text:p>
      <text:p text:style-name="P1">20.2 , 38.885 , 24</text:p>
      <text:p text:style-name="P1">20.2 , 39.39 , 24</text:p>
      <text:p text:style-name="P1">20.2 , 39.895 , 24</text:p>
      <text:p text:style-name="P1">20.2 , 40.4 , 24</text:p>
      <text:p text:style-name="P1">20.2 , 40.905 , 24</text:p>
      <text:p text:style-name="P1">20.2 , 41.41 , 24</text:p>
      <text:p text:style-name="P1">20.2 , 41.915 , 24</text:p>
      <text:p text:style-name="P1">20.2 , 42.42 , 24</text:p>
      <text:p text:style-name="P1">20.2 , 42.925 , 24</text:p>
      <text:p text:style-name="P1">20.2 , 43.43 , 24</text:p>
      <text:p text:style-name="P1">20.2 , 43.935 , 24</text:p>
      <text:p text:style-name="P1">20.2 , 44.44 , 24</text:p>
      <text:p text:style-name="P1">20.2 , 44.945 , 24</text:p>
      <text:p text:style-name="P1">20.2 , 45.45 , 24</text:p>
      <text:p text:style-name="P1">20.2 , 45.955 , 24</text:p>
      <text:p text:style-name="P1">20.2 , 46.46 , 24</text:p>
      <text:p text:style-name="P1">20.2 , 46.965 , 24</text:p>
      <text:p text:style-name="P1">20.2 , 47.47 , 24</text:p>
      <text:p text:style-name="P1">20.2 , 47.975 , 24</text:p>
      <text:p text:style-name="P1">20.2 , 48.48 , 24</text:p>
      <text:p text:style-name="P1">20.2 , 48.985 , 24</text:p>
      <text:p text:style-name="P1">20.2 , 49.49 , 24</text:p>
      <text:p text:style-name="P1">20.2 , 49.995 , 24</text:p>
      <text:p text:style-name="P1">20.2 , 50.5 , 24</text:p>
      <text:p text:style-name="P1">20.705 , 0.0 , -9999</text:p>
      <text:p text:style-name="P1">20.705 , 0.505 , -9999</text:p>
      <text:p text:style-name="P1">20.705 , 1.01 , -9999</text:p>
      <text:p text:style-name="P1">20.705 , 1.515 , -9999</text:p>
      <text:p text:style-name="P1">20.705 , 2.02 , -9999</text:p>
      <text:p text:style-name="P1">20.705 , 2.525 , -9999</text:p>
      <text:p text:style-name="P1">20.705 , 3.03 , -9999</text:p>
      <text:p text:style-name="P1">20.705 , 3.535 , -9999</text:p>
      <text:p text:style-name="P1">20.705 , 4.04 , -9999</text:p>
      <text:p text:style-name="P1">20.705 , 4.545 , -9999</text:p>
      <text:p text:style-name="P1">20.705 , 5.05 , -9999</text:p>
      <text:p text:style-name="P1">20.705 , 5.555 , -9999</text:p>
      <text:p text:style-name="P1">20.705 , 6.06 , -9999</text:p>
      <text:p text:style-name="P1">20.705 , 6.565 , -9999</text:p>
      <text:p text:style-name="P1">20.705 , 7.07 , -9999</text:p>
      <text:p text:style-name="P1">20.705 , 7.575 , -9999</text:p>
      <text:p text:style-name="P1">20.705 , 8.08 , -9999</text:p>
      <text:p text:style-name="P1">20.705 , 8.585 , -9999</text:p>
      <text:p text:style-name="P1"><text:soft-page-break/>20.705 , 9.09 , -9999</text:p>
      <text:p text:style-name="P1">20.705 , 9.595 , -9999</text:p>
      <text:p text:style-name="P1">20.705 , 10.1 , -9999</text:p>
      <text:p text:style-name="P1">20.705 , 10.605 , -9999</text:p>
      <text:p text:style-name="P1">20.705 , 11.11 , -9999</text:p>
      <text:p text:style-name="P1">20.705 , 11.615 , -9999</text:p>
      <text:p text:style-name="P1">20.705 , 12.12 , -9999</text:p>
      <text:p text:style-name="P1">20.705 , 12.625 , -9999</text:p>
      <text:p text:style-name="P1">20.705 , 13.13 , -9999</text:p>
      <text:p text:style-name="P1">20.705 , 13.635 , -9999</text:p>
      <text:p text:style-name="P1">20.705 , 14.14 , -9999</text:p>
      <text:p text:style-name="P1">20.705 , 14.645 , -9999</text:p>
      <text:p text:style-name="P1">20.705 , 15.15 , -9999</text:p>
      <text:p text:style-name="P1">20.705 , 15.655 , -9999</text:p>
      <text:p text:style-name="P1">20.705 , 16.16 , -9999</text:p>
      <text:p text:style-name="P1">20.705 , 16.665 , -9999</text:p>
      <text:p text:style-name="P1">20.705 , 17.17 , -9999</text:p>
      <text:p text:style-name="P1">20.705 , 17.675 , -9999</text:p>
      <text:p text:style-name="P1">20.705 , 18.18 , -9999</text:p>
      <text:p text:style-name="P1">20.705 , 18.685 , -9999</text:p>
      <text:p text:style-name="P1">20.705 , 19.19 , -9999</text:p>
      <text:p text:style-name="P1">20.705 , 19.695 , -9999</text:p>
      <text:p text:style-name="P1">20.705 , 20.2 , -9999</text:p>
      <text:p text:style-name="P1">20.705 , 20.705 , 26.875</text:p>
      <text:p text:style-name="P1">20.705 , 21.21 , 26.75</text:p>
      <text:p text:style-name="P1">20.705 , 21.715 , 26.625</text:p>
      <text:p text:style-name="P1">20.705 , 22.22 , 26.5</text:p>
      <text:p text:style-name="P1">20.705 , 22.725 , 26.375</text:p>
      <text:p text:style-name="P1">20.705 , 23.23 , 26.25</text:p>
      <text:p text:style-name="P1">20.705 , 23.735 , 26.125</text:p>
      <text:p text:style-name="P1">20.705 , 24.24 , 26</text:p>
      <text:p text:style-name="P1">20.705 , 24.745 , 25.875</text:p>
      <text:p text:style-name="P1">20.705 , 25.25 , 25.75</text:p>
      <text:p text:style-name="P1">20.705 , 25.755 , 25.625</text:p>
      <text:p text:style-name="P1">20.705 , 26.26 , 25.5</text:p>
      <text:p text:style-name="P1">20.705 , 26.765 , 25.375</text:p>
      <text:p text:style-name="P1">20.705 , 27.27 , 25.25</text:p>
      <text:p text:style-name="P1">20.705 , 27.775 , 25.125</text:p>
      <text:p text:style-name="P1">20.705 , 28.28 , 25</text:p>
      <text:p text:style-name="P1">20.705 , 28.785 , 24.875</text:p>
      <text:p text:style-name="P1">20.705 , 29.29 , 24.75</text:p>
      <text:p text:style-name="P1">20.705 , 29.795 , 24.625</text:p>
      <text:p text:style-name="P1">20.705 , 30.3 , 24.5</text:p>
      <text:p text:style-name="P1">20.705 , 30.805 , 24.375</text:p>
      <text:p text:style-name="P1">20.705 , 31.31 , 24.25</text:p>
      <text:p text:style-name="P1">20.705 , 31.815 , 24.125</text:p>
      <text:p text:style-name="P1">20.705 , 32.32 , 24</text:p>
      <text:p text:style-name="P1">20.705 , 32.825 , 24</text:p>
      <text:p text:style-name="P1">20.705 , 33.33 , 24</text:p>
      <text:p text:style-name="P1">20.705 , 33.835 , 24</text:p>
      <text:p text:style-name="P1">20.705 , 34.34 , 24</text:p>
      <text:p text:style-name="P1">20.705 , 34.845 , 24</text:p>
      <text:p text:style-name="P1"><text:soft-page-break/>20.705 , 35.35 , 24</text:p>
      <text:p text:style-name="P1">20.705 , 35.855 , 24</text:p>
      <text:p text:style-name="P1">20.705 , 36.36 , 24</text:p>
      <text:p text:style-name="P1">20.705 , 36.865 , 24</text:p>
      <text:p text:style-name="P1">20.705 , 37.37 , 24</text:p>
      <text:p text:style-name="P1">20.705 , 37.875 , 24</text:p>
      <text:p text:style-name="P1">20.705 , 38.38 , 24</text:p>
      <text:p text:style-name="P1">20.705 , 38.885 , 24</text:p>
      <text:p text:style-name="P1">20.705 , 39.39 , 24</text:p>
      <text:p text:style-name="P1">20.705 , 39.895 , 24</text:p>
      <text:p text:style-name="P1">20.705 , 40.4 , 24</text:p>
      <text:p text:style-name="P1">20.705 , 40.905 , 24</text:p>
      <text:p text:style-name="P1">20.705 , 41.41 , 24</text:p>
      <text:p text:style-name="P1">20.705 , 41.915 , 24</text:p>
      <text:p text:style-name="P1">20.705 , 42.42 , 24</text:p>
      <text:p text:style-name="P1">20.705 , 42.925 , 24</text:p>
      <text:p text:style-name="P1">20.705 , 43.43 , 24</text:p>
      <text:p text:style-name="P1">20.705 , 43.935 , 24</text:p>
      <text:p text:style-name="P1">20.705 , 44.44 , 24</text:p>
      <text:p text:style-name="P1">20.705 , 44.945 , 24</text:p>
      <text:p text:style-name="P1">20.705 , 45.45 , 24</text:p>
      <text:p text:style-name="P1">20.705 , 45.955 , 24</text:p>
      <text:p text:style-name="P1">20.705 , 46.46 , 24</text:p>
      <text:p text:style-name="P1">20.705 , 46.965 , 24</text:p>
      <text:p text:style-name="P1">20.705 , 47.47 , 24</text:p>
      <text:p text:style-name="P1">20.705 , 47.975 , 24</text:p>
      <text:p text:style-name="P1">20.705 , 48.48 , 24</text:p>
      <text:p text:style-name="P1">20.705 , 48.985 , 24</text:p>
      <text:p text:style-name="P1">20.705 , 49.49 , 24</text:p>
      <text:p text:style-name="P1">20.705 , 49.995 , 24</text:p>
      <text:p text:style-name="P1">20.705 , 50.5 , 24</text:p>
      <text:p text:style-name="P1">21.21 , 0.0 , -9999</text:p>
      <text:p text:style-name="P1">21.21 , 0.505 , -9999</text:p>
      <text:p text:style-name="P1">21.21 , 1.01 , -9999</text:p>
      <text:p text:style-name="P1">21.21 , 1.515 , -9999</text:p>
      <text:p text:style-name="P1">21.21 , 2.02 , -9999</text:p>
      <text:p text:style-name="P1">21.21 , 2.525 , -9999</text:p>
      <text:p text:style-name="P1">21.21 , 3.03 , -9999</text:p>
      <text:p text:style-name="P1">21.21 , 3.535 , -9999</text:p>
      <text:p text:style-name="P1">21.21 , 4.04 , -9999</text:p>
      <text:p text:style-name="P1">21.21 , 4.545 , -9999</text:p>
      <text:p text:style-name="P1">21.21 , 5.05 , -9999</text:p>
      <text:p text:style-name="P1">21.21 , 5.555 , -9999</text:p>
      <text:p text:style-name="P1">21.21 , 6.06 , -9999</text:p>
      <text:p text:style-name="P1">21.21 , 6.565 , -9999</text:p>
      <text:p text:style-name="P1">21.21 , 7.07 , -9999</text:p>
      <text:p text:style-name="P1">21.21 , 7.575 , -9999</text:p>
      <text:p text:style-name="P1">21.21 , 8.08 , -9999</text:p>
      <text:p text:style-name="P1">21.21 , 8.585 , -9999</text:p>
      <text:p text:style-name="P1">21.21 , 9.09 , -9999</text:p>
      <text:p text:style-name="P1">21.21 , 9.595 , -9999</text:p>
      <text:p text:style-name="P1">21.21 , 10.1 , -9999</text:p>
      <text:p text:style-name="P1"><text:soft-page-break/>21.21 , 10.605 , -9999</text:p>
      <text:p text:style-name="P1">21.21 , 11.11 , -9999</text:p>
      <text:p text:style-name="P1">21.21 , 11.615 , -9999</text:p>
      <text:p text:style-name="P1">21.21 , 12.12 , -9999</text:p>
      <text:p text:style-name="P1">21.21 , 12.625 , -9999</text:p>
      <text:p text:style-name="P1">21.21 , 13.13 , -9999</text:p>
      <text:p text:style-name="P1">21.21 , 13.635 , -9999</text:p>
      <text:p text:style-name="P1">21.21 , 14.14 , -9999</text:p>
      <text:p text:style-name="P1">21.21 , 14.645 , -9999</text:p>
      <text:p text:style-name="P1">21.21 , 15.15 , -9999</text:p>
      <text:p text:style-name="P1">21.21 , 15.655 , -9999</text:p>
      <text:p text:style-name="P1">21.21 , 16.16 , -9999</text:p>
      <text:p text:style-name="P1">21.21 , 16.665 , -9999</text:p>
      <text:p text:style-name="P1">21.21 , 17.17 , -9999</text:p>
      <text:p text:style-name="P1">21.21 , 17.675 , -9999</text:p>
      <text:p text:style-name="P1">21.21 , 18.18 , -9999</text:p>
      <text:p text:style-name="P1">21.21 , 18.685 , -9999</text:p>
      <text:p text:style-name="P1">21.21 , 19.19 , -9999</text:p>
      <text:p text:style-name="P1">21.21 , 19.695 , -9999</text:p>
      <text:p text:style-name="P1">21.21 , 20.2 , -9999</text:p>
      <text:p text:style-name="P1">21.21 , 20.705 , 26.875</text:p>
      <text:p text:style-name="P1">21.21 , 21.21 , 26.75</text:p>
      <text:p text:style-name="P1">21.21 , 21.715 , 26.625</text:p>
      <text:p text:style-name="P1">21.21 , 22.22 , 26.5</text:p>
      <text:p text:style-name="P1">21.21 , 22.725 , 26.375</text:p>
      <text:p text:style-name="P1">21.21 , 23.23 , 26.25</text:p>
      <text:p text:style-name="P1">21.21 , 23.735 , 26.125</text:p>
      <text:p text:style-name="P1">21.21 , 24.24 , 26</text:p>
      <text:p text:style-name="P1">21.21 , 24.745 , 25.875</text:p>
      <text:p text:style-name="P1">21.21 , 25.25 , 25.75</text:p>
      <text:p text:style-name="P1">21.21 , 25.755 , 25.625</text:p>
      <text:p text:style-name="P1">21.21 , 26.26 , 25.5</text:p>
      <text:p text:style-name="P1">21.21 , 26.765 , 25.375</text:p>
      <text:p text:style-name="P1">21.21 , 27.27 , 25.25</text:p>
      <text:p text:style-name="P1">21.21 , 27.775 , 25.125</text:p>
      <text:p text:style-name="P1">21.21 , 28.28 , 25</text:p>
      <text:p text:style-name="P1">21.21 , 28.785 , 24.875</text:p>
      <text:p text:style-name="P1">21.21 , 29.29 , 24.75</text:p>
      <text:p text:style-name="P1">21.21 , 29.795 , 24.625</text:p>
      <text:p text:style-name="P1">21.21 , 30.3 , 24.5</text:p>
      <text:p text:style-name="P1">21.21 , 30.805 , 24.375</text:p>
      <text:p text:style-name="P1">21.21 , 31.31 , 24.25</text:p>
      <text:p text:style-name="P1">21.21 , 31.815 , 24.125</text:p>
      <text:p text:style-name="P1">21.21 , 32.32 , 24</text:p>
      <text:p text:style-name="P1">21.21 , 32.825 , 24</text:p>
      <text:p text:style-name="P1">21.21 , 33.33 , 24</text:p>
      <text:p text:style-name="P1">21.21 , 33.835 , 24</text:p>
      <text:p text:style-name="P1">21.21 , 34.34 , 24</text:p>
      <text:p text:style-name="P1">21.21 , 34.845 , 24</text:p>
      <text:p text:style-name="P1">21.21 , 35.35 , 24</text:p>
      <text:p text:style-name="P1">21.21 , 35.855 , 24</text:p>
      <text:p text:style-name="P1">21.21 , 36.36 , 24</text:p>
      <text:p text:style-name="P1"><text:soft-page-break/>21.21 , 36.865 , 24</text:p>
      <text:p text:style-name="P1">21.21 , 37.37 , 24</text:p>
      <text:p text:style-name="P1">21.21 , 37.875 , 24</text:p>
      <text:p text:style-name="P1">21.21 , 38.38 , 24</text:p>
      <text:p text:style-name="P1">21.21 , 38.885 , 24</text:p>
      <text:p text:style-name="P1">21.21 , 39.39 , 24</text:p>
      <text:p text:style-name="P1">21.21 , 39.895 , 24</text:p>
      <text:p text:style-name="P1">21.21 , 40.4 , 24</text:p>
      <text:p text:style-name="P1">21.21 , 40.905 , 24</text:p>
      <text:p text:style-name="P1">21.21 , 41.41 , 24</text:p>
      <text:p text:style-name="P1">21.21 , 41.915 , 24</text:p>
      <text:p text:style-name="P1">21.21 , 42.42 , 24</text:p>
      <text:p text:style-name="P1">21.21 , 42.925 , 24</text:p>
      <text:p text:style-name="P1">21.21 , 43.43 , 24</text:p>
      <text:p text:style-name="P1">21.21 , 43.935 , 24</text:p>
      <text:p text:style-name="P1">21.21 , 44.44 , 24</text:p>
      <text:p text:style-name="P1">21.21 , 44.945 , 24</text:p>
      <text:p text:style-name="P1">21.21 , 45.45 , 24</text:p>
      <text:p text:style-name="P1">21.21 , 45.955 , 24</text:p>
      <text:p text:style-name="P1">21.21 , 46.46 , 24</text:p>
      <text:p text:style-name="P1">21.21 , 46.965 , 24</text:p>
      <text:p text:style-name="P1">21.21 , 47.47 , 24</text:p>
      <text:p text:style-name="P1">21.21 , 47.975 , 24</text:p>
      <text:p text:style-name="P1">21.21 , 48.48 , 24</text:p>
      <text:p text:style-name="P1">21.21 , 48.985 , 24</text:p>
      <text:p text:style-name="P1">21.21 , 49.49 , 24</text:p>
      <text:p text:style-name="P1">21.21 , 49.995 , 24</text:p>
      <text:p text:style-name="P1">21.21 , 50.5 , 24</text:p>
      <text:p text:style-name="P1">21.715 , 0.0 , -9999</text:p>
      <text:p text:style-name="P1">21.715 , 0.505 , -9999</text:p>
      <text:p text:style-name="P1">21.715 , 1.01 , -9999</text:p>
      <text:p text:style-name="P1">21.715 , 1.515 , -9999</text:p>
      <text:p text:style-name="P1">21.715 , 2.02 , -9999</text:p>
      <text:p text:style-name="P1">21.715 , 2.525 , -9999</text:p>
      <text:p text:style-name="P1">21.715 , 3.03 , -9999</text:p>
      <text:p text:style-name="P1">21.715 , 3.535 , -9999</text:p>
      <text:p text:style-name="P1">21.715 , 4.04 , -9999</text:p>
      <text:p text:style-name="P1">21.715 , 4.545 , -9999</text:p>
      <text:p text:style-name="P1">21.715 , 5.05 , -9999</text:p>
      <text:p text:style-name="P1">21.715 , 5.555 , -9999</text:p>
      <text:p text:style-name="P1">21.715 , 6.06 , -9999</text:p>
      <text:p text:style-name="P1">21.715 , 6.565 , -9999</text:p>
      <text:p text:style-name="P1">21.715 , 7.07 , -9999</text:p>
      <text:p text:style-name="P1">21.715 , 7.575 , -9999</text:p>
      <text:p text:style-name="P1">21.715 , 8.08 , -9999</text:p>
      <text:p text:style-name="P1">21.715 , 8.585 , -9999</text:p>
      <text:p text:style-name="P1">21.715 , 9.09 , -9999</text:p>
      <text:p text:style-name="P1">21.715 , 9.595 , -9999</text:p>
      <text:p text:style-name="P1">21.715 , 10.1 , -9999</text:p>
      <text:p text:style-name="P1">21.715 , 10.605 , -9999</text:p>
      <text:p text:style-name="P1">21.715 , 11.11 , -9999</text:p>
      <text:p text:style-name="P1">21.715 , 11.615 , -9999</text:p>
      <text:p text:style-name="P1"><text:soft-page-break/>21.715 , 12.12 , -9999</text:p>
      <text:p text:style-name="P1">21.715 , 12.625 , -9999</text:p>
      <text:p text:style-name="P1">21.715 , 13.13 , -9999</text:p>
      <text:p text:style-name="P1">21.715 , 13.635 , -9999</text:p>
      <text:p text:style-name="P1">21.715 , 14.14 , -9999</text:p>
      <text:p text:style-name="P1">21.715 , 14.645 , -9999</text:p>
      <text:p text:style-name="P1">21.715 , 15.15 , -9999</text:p>
      <text:p text:style-name="P1">21.715 , 15.655 , -9999</text:p>
      <text:p text:style-name="P1">21.715 , 16.16 , -9999</text:p>
      <text:p text:style-name="P1">21.715 , 16.665 , -9999</text:p>
      <text:p text:style-name="P1">21.715 , 17.17 , -9999</text:p>
      <text:p text:style-name="P1">21.715 , 17.675 , -9999</text:p>
      <text:p text:style-name="P1">21.715 , 18.18 , -9999</text:p>
      <text:p text:style-name="P1">21.715 , 18.685 , -9999</text:p>
      <text:p text:style-name="P1">21.715 , 19.19 , -9999</text:p>
      <text:p text:style-name="P1">21.715 , 19.695 , -9999</text:p>
      <text:p text:style-name="P1">21.715 , 20.2 , -9999</text:p>
      <text:p text:style-name="P1">21.715 , 20.705 , 26.875</text:p>
      <text:p text:style-name="P1">21.715 , 21.21 , 26.75</text:p>
      <text:p text:style-name="P1">21.715 , 21.715 , 26.625</text:p>
      <text:p text:style-name="P1">21.715 , 22.22 , 26.5</text:p>
      <text:p text:style-name="P1">21.715 , 22.725 , 26.375</text:p>
      <text:p text:style-name="P1">21.715 , 23.23 , 26.25</text:p>
      <text:p text:style-name="P1">21.715 , 23.735 , 26.125</text:p>
      <text:p text:style-name="P1">21.715 , 24.24 , 26</text:p>
      <text:p text:style-name="P1">21.715 , 24.745 , 25.875</text:p>
      <text:p text:style-name="P1">21.715 , 25.25 , 25.75</text:p>
      <text:p text:style-name="P1">21.715 , 25.755 , 25.625</text:p>
      <text:p text:style-name="P1">21.715 , 26.26 , 25.5</text:p>
      <text:p text:style-name="P1">21.715 , 26.765 , 25.375</text:p>
      <text:p text:style-name="P1">21.715 , 27.27 , 25.25</text:p>
      <text:p text:style-name="P1">21.715 , 27.775 , 25.125</text:p>
      <text:p text:style-name="P1">21.715 , 28.28 , 25</text:p>
      <text:p text:style-name="P1">21.715 , 28.785 , 24.875</text:p>
      <text:p text:style-name="P1">21.715 , 29.29 , 24.75</text:p>
      <text:p text:style-name="P1">21.715 , 29.795 , 24.625</text:p>
      <text:p text:style-name="P1">21.715 , 30.3 , 24.5</text:p>
      <text:p text:style-name="P1">21.715 , 30.805 , 24.375</text:p>
      <text:p text:style-name="P1">21.715 , 31.31 , 24.25</text:p>
      <text:p text:style-name="P1">21.715 , 31.815 , 24.125</text:p>
      <text:p text:style-name="P1">21.715 , 32.32 , 24</text:p>
      <text:p text:style-name="P1">21.715 , 32.825 , 24</text:p>
      <text:p text:style-name="P1">21.715 , 33.33 , 24</text:p>
      <text:p text:style-name="P1">21.715 , 33.835 , 24</text:p>
      <text:p text:style-name="P1">21.715 , 34.34 , 24</text:p>
      <text:p text:style-name="P1">21.715 , 34.845 , 24</text:p>
      <text:p text:style-name="P1">21.715 , 35.35 , 24</text:p>
      <text:p text:style-name="P1">21.715 , 35.855 , 24</text:p>
      <text:p text:style-name="P1">21.715 , 36.36 , 24</text:p>
      <text:p text:style-name="P1">21.715 , 36.865 , 24</text:p>
      <text:p text:style-name="P1">21.715 , 37.37 , 24</text:p>
      <text:p text:style-name="P1">21.715 , 37.875 , 24</text:p>
      <text:p text:style-name="P1"><text:soft-page-break/>21.715 , 38.38 , 24</text:p>
      <text:p text:style-name="P1">21.715 , 38.885 , 24</text:p>
      <text:p text:style-name="P1">21.715 , 39.39 , 24</text:p>
      <text:p text:style-name="P1">21.715 , 39.895 , 24</text:p>
      <text:p text:style-name="P1">21.715 , 40.4 , 24</text:p>
      <text:p text:style-name="P1">21.715 , 40.905 , 24</text:p>
      <text:p text:style-name="P1">21.715 , 41.41 , 24</text:p>
      <text:p text:style-name="P1">21.715 , 41.915 , 24</text:p>
      <text:p text:style-name="P1">21.715 , 42.42 , 24</text:p>
      <text:p text:style-name="P1">21.715 , 42.925 , 24</text:p>
      <text:p text:style-name="P1">21.715 , 43.43 , 24</text:p>
      <text:p text:style-name="P1">21.715 , 43.935 , 24</text:p>
      <text:p text:style-name="P1">21.715 , 44.44 , 24</text:p>
      <text:p text:style-name="P1">21.715 , 44.945 , 24</text:p>
      <text:p text:style-name="P1">21.715 , 45.45 , 24</text:p>
      <text:p text:style-name="P1">21.715 , 45.955 , 24</text:p>
      <text:p text:style-name="P1">21.715 , 46.46 , 24</text:p>
      <text:p text:style-name="P1">21.715 , 46.965 , 24</text:p>
      <text:p text:style-name="P1">21.715 , 47.47 , 24</text:p>
      <text:p text:style-name="P1">21.715 , 47.975 , 24</text:p>
      <text:p text:style-name="P1">21.715 , 48.48 , 24</text:p>
      <text:p text:style-name="P1">21.715 , 48.985 , 24</text:p>
      <text:p text:style-name="P1">21.715 , 49.49 , 24</text:p>
      <text:p text:style-name="P1">21.715 , 49.995 , 24</text:p>
      <text:p text:style-name="P1">21.715 , 50.5 , 24</text:p>
      <text:p text:style-name="P1">22.22 , 0.0 , -9999</text:p>
      <text:p text:style-name="P1">22.22 , 0.505 , -9999</text:p>
      <text:p text:style-name="P1">22.22 , 1.01 , -9999</text:p>
      <text:p text:style-name="P1">22.22 , 1.515 , -9999</text:p>
      <text:p text:style-name="P1">22.22 , 2.02 , -9999</text:p>
      <text:p text:style-name="P1">22.22 , 2.525 , -9999</text:p>
      <text:p text:style-name="P1">22.22 , 3.03 , -9999</text:p>
      <text:p text:style-name="P1">22.22 , 3.535 , -9999</text:p>
      <text:p text:style-name="P1">22.22 , 4.04 , -9999</text:p>
      <text:p text:style-name="P1">22.22 , 4.545 , -9999</text:p>
      <text:p text:style-name="P1">22.22 , 5.05 , -9999</text:p>
      <text:p text:style-name="P1">22.22 , 5.555 , -9999</text:p>
      <text:p text:style-name="P1">22.22 , 6.06 , -9999</text:p>
      <text:p text:style-name="P1">22.22 , 6.565 , -9999</text:p>
      <text:p text:style-name="P1">22.22 , 7.07 , -9999</text:p>
      <text:p text:style-name="P1">22.22 , 7.575 , -9999</text:p>
      <text:p text:style-name="P1">22.22 , 8.08 , -9999</text:p>
      <text:p text:style-name="P1">22.22 , 8.585 , -9999</text:p>
      <text:p text:style-name="P1">22.22 , 9.09 , -9999</text:p>
      <text:p text:style-name="P1">22.22 , 9.595 , -9999</text:p>
      <text:p text:style-name="P1">22.22 , 10.1 , -9999</text:p>
      <text:p text:style-name="P1">22.22 , 10.605 , -9999</text:p>
      <text:p text:style-name="P1">22.22 , 11.11 , -9999</text:p>
      <text:p text:style-name="P1">22.22 , 11.615 , -9999</text:p>
      <text:p text:style-name="P1">22.22 , 12.12 , -9999</text:p>
      <text:p text:style-name="P1">22.22 , 12.625 , -9999</text:p>
      <text:p text:style-name="P1">22.22 , 13.13 , -9999</text:p>
      <text:p text:style-name="P1"><text:soft-page-break/>22.22 , 13.635 , -9999</text:p>
      <text:p text:style-name="P1">22.22 , 14.14 , -9999</text:p>
      <text:p text:style-name="P1">22.22 , 14.645 , -9999</text:p>
      <text:p text:style-name="P1">22.22 , 15.15 , -9999</text:p>
      <text:p text:style-name="P1">22.22 , 15.655 , -9999</text:p>
      <text:p text:style-name="P1">22.22 , 16.16 , -9999</text:p>
      <text:p text:style-name="P1">22.22 , 16.665 , -9999</text:p>
      <text:p text:style-name="P1">22.22 , 17.17 , -9999</text:p>
      <text:p text:style-name="P1">22.22 , 17.675 , -9999</text:p>
      <text:p text:style-name="P1">22.22 , 18.18 , -9999</text:p>
      <text:p text:style-name="P1">22.22 , 18.685 , -9999</text:p>
      <text:p text:style-name="P1">22.22 , 19.19 , -9999</text:p>
      <text:p text:style-name="P1">22.22 , 19.695 , -9999</text:p>
      <text:p text:style-name="P1">22.22 , 20.2 , -9999</text:p>
      <text:p text:style-name="P1">22.22 , 20.705 , 26.875</text:p>
      <text:p text:style-name="P1">22.22 , 21.21 , 26.75</text:p>
      <text:p text:style-name="P1">22.22 , 21.715 , 26.625</text:p>
      <text:p text:style-name="P1">22.22 , 22.22 , 26.5</text:p>
      <text:p text:style-name="P1">22.22 , 22.725 , 26.375</text:p>
      <text:p text:style-name="P1">22.22 , 23.23 , 26.25</text:p>
      <text:p text:style-name="P1">22.22 , 23.735 , 26.125</text:p>
      <text:p text:style-name="P1">22.22 , 24.24 , 26</text:p>
      <text:p text:style-name="P1">22.22 , 24.745 , 25.875</text:p>
      <text:p text:style-name="P1">22.22 , 25.25 , 25.75</text:p>
      <text:p text:style-name="P1">22.22 , 25.755 , 25.625</text:p>
      <text:p text:style-name="P1">22.22 , 26.26 , 25.5</text:p>
      <text:p text:style-name="P1">22.22 , 26.765 , 25.375</text:p>
      <text:p text:style-name="P1">22.22 , 27.27 , 25.25</text:p>
      <text:p text:style-name="P1">22.22 , 27.775 , 25.125</text:p>
      <text:p text:style-name="P1">22.22 , 28.28 , 25</text:p>
      <text:p text:style-name="P1">22.22 , 28.785 , 24.875</text:p>
      <text:p text:style-name="P1">22.22 , 29.29 , 24.75</text:p>
      <text:p text:style-name="P1">22.22 , 29.795 , 24.625</text:p>
      <text:p text:style-name="P1">22.22 , 30.3 , 24.5</text:p>
      <text:p text:style-name="P1">22.22 , 30.805 , 24.375</text:p>
      <text:p text:style-name="P1">22.22 , 31.31 , 24.25</text:p>
      <text:p text:style-name="P1">22.22 , 31.815 , 24.125</text:p>
      <text:p text:style-name="P1">22.22 , 32.32 , 24</text:p>
      <text:p text:style-name="P1">22.22 , 32.825 , 24</text:p>
      <text:p text:style-name="P1">22.22 , 33.33 , 24</text:p>
      <text:p text:style-name="P1">22.22 , 33.835 , 24</text:p>
      <text:p text:style-name="P1">22.22 , 34.34 , 24</text:p>
      <text:p text:style-name="P1">22.22 , 34.845 , 24</text:p>
      <text:p text:style-name="P1">22.22 , 35.35 , 24</text:p>
      <text:p text:style-name="P1">22.22 , 35.855 , 24</text:p>
      <text:p text:style-name="P1">22.22 , 36.36 , 24</text:p>
      <text:p text:style-name="P1">22.22 , 36.865 , 24</text:p>
      <text:p text:style-name="P1">22.22 , 37.37 , 24</text:p>
      <text:p text:style-name="P1">22.22 , 37.875 , 24</text:p>
      <text:p text:style-name="P1">22.22 , 38.38 , 24</text:p>
      <text:p text:style-name="P1">22.22 , 38.885 , 24</text:p>
      <text:p text:style-name="P1">22.22 , 39.39 , 24</text:p>
      <text:p text:style-name="P1"><text:soft-page-break/>22.22 , 39.895 , 24</text:p>
      <text:p text:style-name="P1">22.22 , 40.4 , 24</text:p>
      <text:p text:style-name="P1">22.22 , 40.905 , 24</text:p>
      <text:p text:style-name="P1">22.22 , 41.41 , 24</text:p>
      <text:p text:style-name="P1">22.22 , 41.915 , 24</text:p>
      <text:p text:style-name="P1">22.22 , 42.42 , 24</text:p>
      <text:p text:style-name="P1">22.22 , 42.925 , 24</text:p>
      <text:p text:style-name="P1">22.22 , 43.43 , 24</text:p>
      <text:p text:style-name="P1">22.22 , 43.935 , 24</text:p>
      <text:p text:style-name="P1">22.22 , 44.44 , 24</text:p>
      <text:p text:style-name="P1">22.22 , 44.945 , 24</text:p>
      <text:p text:style-name="P1">22.22 , 45.45 , 24</text:p>
      <text:p text:style-name="P1">22.22 , 45.955 , 24</text:p>
      <text:p text:style-name="P1">22.22 , 46.46 , 24</text:p>
      <text:p text:style-name="P1">22.22 , 46.965 , 24</text:p>
      <text:p text:style-name="P1">22.22 , 47.47 , 24</text:p>
      <text:p text:style-name="P1">22.22 , 47.975 , 24</text:p>
      <text:p text:style-name="P1">22.22 , 48.48 , 24</text:p>
      <text:p text:style-name="P1">22.22 , 48.985 , 24</text:p>
      <text:p text:style-name="P1">22.22 , 49.49 , 24</text:p>
      <text:p text:style-name="P1">22.22 , 49.995 , 24</text:p>
      <text:p text:style-name="P1">22.22 , 50.5 , 24</text:p>
      <text:p text:style-name="P1">22.725 , 0.0 , -9999</text:p>
      <text:p text:style-name="P1">22.725 , 0.505 , -9999</text:p>
      <text:p text:style-name="P1">22.725 , 1.01 , -9999</text:p>
      <text:p text:style-name="P1">22.725 , 1.515 , -9999</text:p>
      <text:p text:style-name="P1">22.725 , 2.02 , -9999</text:p>
      <text:p text:style-name="P1">22.725 , 2.525 , -9999</text:p>
      <text:p text:style-name="P1">22.725 , 3.03 , -9999</text:p>
      <text:p text:style-name="P1">22.725 , 3.535 , -9999</text:p>
      <text:p text:style-name="P1">22.725 , 4.04 , -9999</text:p>
      <text:p text:style-name="P1">22.725 , 4.545 , -9999</text:p>
      <text:p text:style-name="P1">22.725 , 5.05 , -9999</text:p>
      <text:p text:style-name="P1">22.725 , 5.555 , -9999</text:p>
      <text:p text:style-name="P1">22.725 , 6.06 , -9999</text:p>
      <text:p text:style-name="P1">22.725 , 6.565 , -9999</text:p>
      <text:p text:style-name="P1">22.725 , 7.07 , -9999</text:p>
      <text:p text:style-name="P1">22.725 , 7.575 , -9999</text:p>
      <text:p text:style-name="P1">22.725 , 8.08 , -9999</text:p>
      <text:p text:style-name="P1">22.725 , 8.585 , -9999</text:p>
      <text:p text:style-name="P1">22.725 , 9.09 , -9999</text:p>
      <text:p text:style-name="P1">22.725 , 9.595 , -9999</text:p>
      <text:p text:style-name="P1">22.725 , 10.1 , -9999</text:p>
      <text:p text:style-name="P1">22.725 , 10.605 , -9999</text:p>
      <text:p text:style-name="P1">22.725 , 11.11 , -9999</text:p>
      <text:p text:style-name="P1">22.725 , 11.615 , -9999</text:p>
      <text:p text:style-name="P1">22.725 , 12.12 , -9999</text:p>
      <text:p text:style-name="P1">22.725 , 12.625 , -9999</text:p>
      <text:p text:style-name="P1">22.725 , 13.13 , -9999</text:p>
      <text:p text:style-name="P1">22.725 , 13.635 , -9999</text:p>
      <text:p text:style-name="P1">22.725 , 14.14 , -9999</text:p>
      <text:p text:style-name="P1">22.725 , 14.645 , -9999</text:p>
      <text:p text:style-name="P1"><text:soft-page-break/>22.725 , 15.15 , -9999</text:p>
      <text:p text:style-name="P1">22.725 , 15.655 , -9999</text:p>
      <text:p text:style-name="P1">22.725 , 16.16 , -9999</text:p>
      <text:p text:style-name="P1">22.725 , 16.665 , -9999</text:p>
      <text:p text:style-name="P1">22.725 , 17.17 , -9999</text:p>
      <text:p text:style-name="P1">22.725 , 17.675 , -9999</text:p>
      <text:p text:style-name="P1">22.725 , 18.18 , -9999</text:p>
      <text:p text:style-name="P1">22.725 , 18.685 , -9999</text:p>
      <text:p text:style-name="P1">22.725 , 19.19 , -9999</text:p>
      <text:p text:style-name="P1">22.725 , 19.695 , -9999</text:p>
      <text:p text:style-name="P1">22.725 , 20.2 , -9999</text:p>
      <text:p text:style-name="P1">22.725 , 20.705 , 26.875</text:p>
      <text:p text:style-name="P1">22.725 , 21.21 , 26.75</text:p>
      <text:p text:style-name="P1">22.725 , 21.715 , 26.625</text:p>
      <text:p text:style-name="P1">22.725 , 22.22 , 26.5</text:p>
      <text:p text:style-name="P1">22.725 , 22.725 , 26.375</text:p>
      <text:p text:style-name="P1">22.725 , 23.23 , 26.25</text:p>
      <text:p text:style-name="P1">22.725 , 23.735 , 26.125</text:p>
      <text:p text:style-name="P1">22.725 , 24.24 , 26</text:p>
      <text:p text:style-name="P1">22.725 , 24.745 , 25.875</text:p>
      <text:p text:style-name="P1">22.725 , 25.25 , 25.75</text:p>
      <text:p text:style-name="P1">22.725 , 25.755 , 25.625</text:p>
      <text:p text:style-name="P1">22.725 , 26.26 , 25.5</text:p>
      <text:p text:style-name="P1">22.725 , 26.765 , 25.375</text:p>
      <text:p text:style-name="P1">22.725 , 27.27 , 25.25</text:p>
      <text:p text:style-name="P1">22.725 , 27.775 , 25.125</text:p>
      <text:p text:style-name="P1">22.725 , 28.28 , 25</text:p>
      <text:p text:style-name="P1">22.725 , 28.785 , 24.875</text:p>
      <text:p text:style-name="P1">22.725 , 29.29 , 24.75</text:p>
      <text:p text:style-name="P1">22.725 , 29.795 , 24.625</text:p>
      <text:p text:style-name="P1">22.725 , 30.3 , 24.5</text:p>
      <text:p text:style-name="P1">22.725 , 30.805 , 24.375</text:p>
      <text:p text:style-name="P1">22.725 , 31.31 , 24.25</text:p>
      <text:p text:style-name="P1">22.725 , 31.815 , 24.125</text:p>
      <text:p text:style-name="P1">22.725 , 32.32 , 24</text:p>
      <text:p text:style-name="P1">22.725 , 32.825 , 24</text:p>
      <text:p text:style-name="P1">22.725 , 33.33 , 24</text:p>
      <text:p text:style-name="P1">22.725 , 33.835 , 24</text:p>
      <text:p text:style-name="P1">22.725 , 34.34 , 24</text:p>
      <text:p text:style-name="P1">22.725 , 34.845 , 24</text:p>
      <text:p text:style-name="P1">22.725 , 35.35 , 24</text:p>
      <text:p text:style-name="P1">22.725 , 35.855 , 24</text:p>
      <text:p text:style-name="P1">22.725 , 36.36 , 24</text:p>
      <text:p text:style-name="P1">22.725 , 36.865 , 24</text:p>
      <text:p text:style-name="P1">22.725 , 37.37 , 24</text:p>
      <text:p text:style-name="P1">22.725 , 37.875 , 24</text:p>
      <text:p text:style-name="P1">22.725 , 38.38 , 24</text:p>
      <text:p text:style-name="P1">22.725 , 38.885 , 24</text:p>
      <text:p text:style-name="P1">22.725 , 39.39 , 24</text:p>
      <text:p text:style-name="P1">22.725 , 39.895 , 24</text:p>
      <text:p text:style-name="P1">22.725 , 40.4 , 24</text:p>
      <text:p text:style-name="P1">22.725 , 40.905 , 24</text:p>
      <text:p text:style-name="P1"><text:soft-page-break/>22.725 , 41.41 , 24</text:p>
      <text:p text:style-name="P1">22.725 , 41.915 , 24</text:p>
      <text:p text:style-name="P1">22.725 , 42.42 , 24</text:p>
      <text:p text:style-name="P1">22.725 , 42.925 , 24</text:p>
      <text:p text:style-name="P1">22.725 , 43.43 , 24</text:p>
      <text:p text:style-name="P1">22.725 , 43.935 , 24</text:p>
      <text:p text:style-name="P1">22.725 , 44.44 , 24</text:p>
      <text:p text:style-name="P1">22.725 , 44.945 , 24</text:p>
      <text:p text:style-name="P1">22.725 , 45.45 , 24</text:p>
      <text:p text:style-name="P1">22.725 , 45.955 , 24</text:p>
      <text:p text:style-name="P1">22.725 , 46.46 , 24</text:p>
      <text:p text:style-name="P1">22.725 , 46.965 , 24</text:p>
      <text:p text:style-name="P1">22.725 , 47.47 , 24</text:p>
      <text:p text:style-name="P1">22.725 , 47.975 , 24</text:p>
      <text:p text:style-name="P1">22.725 , 48.48 , 24</text:p>
      <text:p text:style-name="P1">22.725 , 48.985 , 24</text:p>
      <text:p text:style-name="P1">22.725 , 49.49 , 24</text:p>
      <text:p text:style-name="P1">22.725 , 49.995 , 24</text:p>
      <text:p text:style-name="P1">22.725 , 50.5 , 24</text:p>
      <text:p text:style-name="P1">23.23 , 0.0 , -9999</text:p>
      <text:p text:style-name="P1">23.23 , 0.505 , -9999</text:p>
      <text:p text:style-name="P1">23.23 , 1.01 , -9999</text:p>
      <text:p text:style-name="P1">23.23 , 1.515 , -9999</text:p>
      <text:p text:style-name="P1">23.23 , 2.02 , -9999</text:p>
      <text:p text:style-name="P1">23.23 , 2.525 , -9999</text:p>
      <text:p text:style-name="P1">23.23 , 3.03 , -9999</text:p>
      <text:p text:style-name="P1">23.23 , 3.535 , -9999</text:p>
      <text:p text:style-name="P1">23.23 , 4.04 , -9999</text:p>
      <text:p text:style-name="P1">23.23 , 4.545 , -9999</text:p>
      <text:p text:style-name="P1">23.23 , 5.05 , -9999</text:p>
      <text:p text:style-name="P1">23.23 , 5.555 , -9999</text:p>
      <text:p text:style-name="P1">23.23 , 6.06 , -9999</text:p>
      <text:p text:style-name="P1">23.23 , 6.565 , -9999</text:p>
      <text:p text:style-name="P1">23.23 , 7.07 , -9999</text:p>
      <text:p text:style-name="P1">23.23 , 7.575 , -9999</text:p>
      <text:p text:style-name="P1">23.23 , 8.08 , -9999</text:p>
      <text:p text:style-name="P1">23.23 , 8.585 , -9999</text:p>
      <text:p text:style-name="P1">23.23 , 9.09 , -9999</text:p>
      <text:p text:style-name="P1">23.23 , 9.595 , -9999</text:p>
      <text:p text:style-name="P1">23.23 , 10.1 , -9999</text:p>
      <text:p text:style-name="P1">23.23 , 10.605 , -9999</text:p>
      <text:p text:style-name="P1">23.23 , 11.11 , -9999</text:p>
      <text:p text:style-name="P1">23.23 , 11.615 , -9999</text:p>
      <text:p text:style-name="P1">23.23 , 12.12 , -9999</text:p>
      <text:p text:style-name="P1">23.23 , 12.625 , -9999</text:p>
      <text:p text:style-name="P1">23.23 , 13.13 , -9999</text:p>
      <text:p text:style-name="P1">23.23 , 13.635 , -9999</text:p>
      <text:p text:style-name="P1">23.23 , 14.14 , -9999</text:p>
      <text:p text:style-name="P1">23.23 , 14.645 , -9999</text:p>
      <text:p text:style-name="P1">23.23 , 15.15 , -9999</text:p>
      <text:p text:style-name="P1">23.23 , 15.655 , -9999</text:p>
      <text:p text:style-name="P1">23.23 , 16.16 , -9999</text:p>
      <text:p text:style-name="P1"><text:soft-page-break/>23.23 , 16.665 , -9999</text:p>
      <text:p text:style-name="P1">23.23 , 17.17 , -9999</text:p>
      <text:p text:style-name="P1">23.23 , 17.675 , -9999</text:p>
      <text:p text:style-name="P1">23.23 , 18.18 , -9999</text:p>
      <text:p text:style-name="P1">23.23 , 18.685 , -9999</text:p>
      <text:p text:style-name="P1">23.23 , 19.19 , -9999</text:p>
      <text:p text:style-name="P1">23.23 , 19.695 , -9999</text:p>
      <text:p text:style-name="P1">23.23 , 20.2 , -9999</text:p>
      <text:p text:style-name="P1">23.23 , 20.705 , 26.875</text:p>
      <text:p text:style-name="P1">23.23 , 21.21 , 26.75</text:p>
      <text:p text:style-name="P1">23.23 , 21.715 , 26.625</text:p>
      <text:p text:style-name="P1">23.23 , 22.22 , 26.5</text:p>
      <text:p text:style-name="P1">23.23 , 22.725 , 26.375</text:p>
      <text:p text:style-name="P1">23.23 , 23.23 , 26.25</text:p>
      <text:p text:style-name="P1">23.23 , 23.735 , 26.125</text:p>
      <text:p text:style-name="P1">23.23 , 24.24 , 26</text:p>
      <text:p text:style-name="P1">23.23 , 24.745 , 25.875</text:p>
      <text:p text:style-name="P1">23.23 , 25.25 , 25.75</text:p>
      <text:p text:style-name="P1">23.23 , 25.755 , 25.625</text:p>
      <text:p text:style-name="P1">23.23 , 26.26 , 25.5</text:p>
      <text:p text:style-name="P1">23.23 , 26.765 , 25.375</text:p>
      <text:p text:style-name="P1">23.23 , 27.27 , 25.25</text:p>
      <text:p text:style-name="P1">23.23 , 27.775 , 25.125</text:p>
      <text:p text:style-name="P1">23.23 , 28.28 , 25</text:p>
      <text:p text:style-name="P1">23.23 , 28.785 , 24.875</text:p>
      <text:p text:style-name="P1">23.23 , 29.29 , 24.75</text:p>
      <text:p text:style-name="P1">23.23 , 29.795 , 24.625</text:p>
      <text:p text:style-name="P1">23.23 , 30.3 , 24.5</text:p>
      <text:p text:style-name="P1">23.23 , 30.805 , 24.375</text:p>
      <text:p text:style-name="P1">23.23 , 31.31 , 24.25</text:p>
      <text:p text:style-name="P1">23.23 , 31.815 , 24.125</text:p>
      <text:p text:style-name="P1">23.23 , 32.32 , 24</text:p>
      <text:p text:style-name="P1">23.23 , 32.825 , 24</text:p>
      <text:p text:style-name="P1">23.23 , 33.33 , 24</text:p>
      <text:p text:style-name="P1">23.23 , 33.835 , 24</text:p>
      <text:p text:style-name="P1">23.23 , 34.34 , 24</text:p>
      <text:p text:style-name="P1">23.23 , 34.845 , 24</text:p>
      <text:p text:style-name="P1">23.23 , 35.35 , 24</text:p>
      <text:p text:style-name="P1">23.23 , 35.855 , 24</text:p>
      <text:p text:style-name="P1">23.23 , 36.36 , 24</text:p>
      <text:p text:style-name="P1">23.23 , 36.865 , 24</text:p>
      <text:p text:style-name="P1">23.23 , 37.37 , 24</text:p>
      <text:p text:style-name="P1">23.23 , 37.875 , 24</text:p>
      <text:p text:style-name="P1">23.23 , 38.38 , 24</text:p>
      <text:p text:style-name="P1">23.23 , 38.885 , 24</text:p>
      <text:p text:style-name="P1">23.23 , 39.39 , 24</text:p>
      <text:p text:style-name="P1">23.23 , 39.895 , 24</text:p>
      <text:p text:style-name="P1">23.23 , 40.4 , 24</text:p>
      <text:p text:style-name="P1">23.23 , 40.905 , 24</text:p>
      <text:p text:style-name="P1">23.23 , 41.41 , 24</text:p>
      <text:p text:style-name="P1">23.23 , 41.915 , 24</text:p>
      <text:p text:style-name="P1">23.23 , 42.42 , 24</text:p>
      <text:p text:style-name="P1"><text:soft-page-break/>23.23 , 42.925 , 24</text:p>
      <text:p text:style-name="P1">23.23 , 43.43 , 24</text:p>
      <text:p text:style-name="P1">23.23 , 43.935 , 24</text:p>
      <text:p text:style-name="P1">23.23 , 44.44 , 24</text:p>
      <text:p text:style-name="P1">23.23 , 44.945 , 24</text:p>
      <text:p text:style-name="P1">23.23 , 45.45 , 24</text:p>
      <text:p text:style-name="P1">23.23 , 45.955 , 24</text:p>
      <text:p text:style-name="P1">23.23 , 46.46 , 24</text:p>
      <text:p text:style-name="P1">23.23 , 46.965 , 24</text:p>
      <text:p text:style-name="P1">23.23 , 47.47 , 24</text:p>
      <text:p text:style-name="P1">23.23 , 47.975 , 24</text:p>
      <text:p text:style-name="P1">23.23 , 48.48 , 24</text:p>
      <text:p text:style-name="P1">23.23 , 48.985 , 24</text:p>
      <text:p text:style-name="P1">23.23 , 49.49 , 24</text:p>
      <text:p text:style-name="P1">23.23 , 49.995 , 24</text:p>
      <text:p text:style-name="P1">23.23 , 50.5 , 24</text:p>
      <text:p text:style-name="P1">23.735 , 0.0 , -9999</text:p>
      <text:p text:style-name="P1">23.735 , 0.505 , -9999</text:p>
      <text:p text:style-name="P1">23.735 , 1.01 , -9999</text:p>
      <text:p text:style-name="P1">23.735 , 1.515 , -9999</text:p>
      <text:p text:style-name="P1">23.735 , 2.02 , -9999</text:p>
      <text:p text:style-name="P1">23.735 , 2.525 , -9999</text:p>
      <text:p text:style-name="P1">23.735 , 3.03 , -9999</text:p>
      <text:p text:style-name="P1">23.735 , 3.535 , -9999</text:p>
      <text:p text:style-name="P1">23.735 , 4.04 , -9999</text:p>
      <text:p text:style-name="P1">23.735 , 4.545 , -9999</text:p>
      <text:p text:style-name="P1">23.735 , 5.05 , -9999</text:p>
      <text:p text:style-name="P1">23.735 , 5.555 , -9999</text:p>
      <text:p text:style-name="P1">23.735 , 6.06 , -9999</text:p>
      <text:p text:style-name="P1">23.735 , 6.565 , -9999</text:p>
      <text:p text:style-name="P1">23.735 , 7.07 , -9999</text:p>
      <text:p text:style-name="P1">23.735 , 7.575 , -9999</text:p>
      <text:p text:style-name="P1">23.735 , 8.08 , -9999</text:p>
      <text:p text:style-name="P1">23.735 , 8.585 , -9999</text:p>
      <text:p text:style-name="P1">23.735 , 9.09 , -9999</text:p>
      <text:p text:style-name="P1">23.735 , 9.595 , -9999</text:p>
      <text:p text:style-name="P1">23.735 , 10.1 , -9999</text:p>
      <text:p text:style-name="P1">23.735 , 10.605 , -9999</text:p>
      <text:p text:style-name="P1">23.735 , 11.11 , -9999</text:p>
      <text:p text:style-name="P1">23.735 , 11.615 , -9999</text:p>
      <text:p text:style-name="P1">23.735 , 12.12 , -9999</text:p>
      <text:p text:style-name="P1">23.735 , 12.625 , -9999</text:p>
      <text:p text:style-name="P1">23.735 , 13.13 , -9999</text:p>
      <text:p text:style-name="P1">23.735 , 13.635 , -9999</text:p>
      <text:p text:style-name="P1">23.735 , 14.14 , -9999</text:p>
      <text:p text:style-name="P1">23.735 , 14.645 , -9999</text:p>
      <text:p text:style-name="P1">23.735 , 15.15 , -9999</text:p>
      <text:p text:style-name="P1">23.735 , 15.655 , -9999</text:p>
      <text:p text:style-name="P1">23.735 , 16.16 , -9999</text:p>
      <text:p text:style-name="P1">23.735 , 16.665 , -9999</text:p>
      <text:p text:style-name="P1">23.735 , 17.17 , -9999</text:p>
      <text:p text:style-name="P1">23.735 , 17.675 , -9999</text:p>
      <text:p text:style-name="P1"><text:soft-page-break/>23.735 , 18.18 , -9999</text:p>
      <text:p text:style-name="P1">23.735 , 18.685 , -9999</text:p>
      <text:p text:style-name="P1">23.735 , 19.19 , -9999</text:p>
      <text:p text:style-name="P1">23.735 , 19.695 , -9999</text:p>
      <text:p text:style-name="P1">23.735 , 20.2 , -9999</text:p>
      <text:p text:style-name="P1">23.735 , 20.705 , 26.875</text:p>
      <text:p text:style-name="P1">23.735 , 21.21 , 26.75</text:p>
      <text:p text:style-name="P1">23.735 , 21.715 , 26.625</text:p>
      <text:p text:style-name="P1">23.735 , 22.22 , 26.5</text:p>
      <text:p text:style-name="P1">23.735 , 22.725 , 26.375</text:p>
      <text:p text:style-name="P1">23.735 , 23.23 , 26.25</text:p>
      <text:p text:style-name="P1">23.735 , 23.735 , 26.125</text:p>
      <text:p text:style-name="P1">23.735 , 24.24 , 26</text:p>
      <text:p text:style-name="P1">23.735 , 24.745 , 25.875</text:p>
      <text:p text:style-name="P1">23.735 , 25.25 , 25.75</text:p>
      <text:p text:style-name="P1">23.735 , 25.755 , 25.625</text:p>
      <text:p text:style-name="P1">23.735 , 26.26 , 25.5</text:p>
      <text:p text:style-name="P1">23.735 , 26.765 , 25.375</text:p>
      <text:p text:style-name="P1">23.735 , 27.27 , 25.25</text:p>
      <text:p text:style-name="P1">23.735 , 27.775 , 25.125</text:p>
      <text:p text:style-name="P1">23.735 , 28.28 , 25</text:p>
      <text:p text:style-name="P1">23.735 , 28.785 , 24.875</text:p>
      <text:p text:style-name="P1">23.735 , 29.29 , 24.75</text:p>
      <text:p text:style-name="P1">23.735 , 29.795 , 24.625</text:p>
      <text:p text:style-name="P1">23.735 , 30.3 , 24.5</text:p>
      <text:p text:style-name="P1">23.735 , 30.805 , 24.375</text:p>
      <text:p text:style-name="P1">23.735 , 31.31 , 24.25</text:p>
      <text:p text:style-name="P1">23.735 , 31.815 , 24.125</text:p>
      <text:p text:style-name="P1">23.735 , 32.32 , 24</text:p>
      <text:p text:style-name="P1">23.735 , 32.825 , 24</text:p>
      <text:p text:style-name="P1">23.735 , 33.33 , 24</text:p>
      <text:p text:style-name="P1">23.735 , 33.835 , 24</text:p>
      <text:p text:style-name="P1">23.735 , 34.34 , 24</text:p>
      <text:p text:style-name="P1">23.735 , 34.845 , 24</text:p>
      <text:p text:style-name="P1">23.735 , 35.35 , 24</text:p>
      <text:p text:style-name="P1">23.735 , 35.855 , 24</text:p>
      <text:p text:style-name="P1">23.735 , 36.36 , 24</text:p>
      <text:p text:style-name="P1">23.735 , 36.865 , 24</text:p>
      <text:p text:style-name="P1">23.735 , 37.37 , 24</text:p>
      <text:p text:style-name="P1">23.735 , 37.875 , 24</text:p>
      <text:p text:style-name="P1">23.735 , 38.38 , 24</text:p>
      <text:p text:style-name="P1">23.735 , 38.885 , 24</text:p>
      <text:p text:style-name="P1">23.735 , 39.39 , 24</text:p>
      <text:p text:style-name="P1">23.735 , 39.895 , 24</text:p>
      <text:p text:style-name="P1">23.735 , 40.4 , 24</text:p>
      <text:p text:style-name="P1">23.735 , 40.905 , 24</text:p>
      <text:p text:style-name="P1">23.735 , 41.41 , 24</text:p>
      <text:p text:style-name="P1">23.735 , 41.915 , 24</text:p>
      <text:p text:style-name="P1">23.735 , 42.42 , 24</text:p>
      <text:p text:style-name="P1">23.735 , 42.925 , 24</text:p>
      <text:p text:style-name="P1">23.735 , 43.43 , 24</text:p>
      <text:p text:style-name="P1">23.735 , 43.935 , 24</text:p>
      <text:p text:style-name="P1"><text:soft-page-break/>23.735 , 44.44 , 24</text:p>
      <text:p text:style-name="P1">23.735 , 44.945 , 24</text:p>
      <text:p text:style-name="P1">23.735 , 45.45 , 24</text:p>
      <text:p text:style-name="P1">23.735 , 45.955 , 24</text:p>
      <text:p text:style-name="P1">23.735 , 46.46 , 24</text:p>
      <text:p text:style-name="P1">23.735 , 46.965 , 24</text:p>
      <text:p text:style-name="P1">23.735 , 47.47 , 24</text:p>
      <text:p text:style-name="P1">23.735 , 47.975 , 24</text:p>
      <text:p text:style-name="P1">23.735 , 48.48 , 24</text:p>
      <text:p text:style-name="P1">23.735 , 48.985 , 24</text:p>
      <text:p text:style-name="P1">23.735 , 49.49 , 24</text:p>
      <text:p text:style-name="P1">23.735 , 49.995 , 24</text:p>
      <text:p text:style-name="P1">23.735 , 50.5 , 24</text:p>
      <text:p text:style-name="P1">24.24 , 0.0 , -9999</text:p>
      <text:p text:style-name="P1">24.24 , 0.505 , -9999</text:p>
      <text:p text:style-name="P1">24.24 , 1.01 , -9999</text:p>
      <text:p text:style-name="P1">24.24 , 1.515 , -9999</text:p>
      <text:p text:style-name="P1">24.24 , 2.02 , -9999</text:p>
      <text:p text:style-name="P1">24.24 , 2.525 , -9999</text:p>
      <text:p text:style-name="P1">24.24 , 3.03 , -9999</text:p>
      <text:p text:style-name="P1">24.24 , 3.535 , -9999</text:p>
      <text:p text:style-name="P1">24.24 , 4.04 , -9999</text:p>
      <text:p text:style-name="P1">24.24 , 4.545 , -9999</text:p>
      <text:p text:style-name="P1">24.24 , 5.05 , -9999</text:p>
      <text:p text:style-name="P1">24.24 , 5.555 , -9999</text:p>
      <text:p text:style-name="P1">24.24 , 6.06 , -9999</text:p>
      <text:p text:style-name="P1">24.24 , 6.565 , -9999</text:p>
      <text:p text:style-name="P1">24.24 , 7.07 , -9999</text:p>
      <text:p text:style-name="P1">24.24 , 7.575 , -9999</text:p>
      <text:p text:style-name="P1">24.24 , 8.08 , -9999</text:p>
      <text:p text:style-name="P1">24.24 , 8.585 , -9999</text:p>
      <text:p text:style-name="P1">24.24 , 9.09 , -9999</text:p>
      <text:p text:style-name="P1">24.24 , 9.595 , -9999</text:p>
      <text:p text:style-name="P1">24.24 , 10.1 , -9999</text:p>
      <text:p text:style-name="P1">24.24 , 10.605 , -9999</text:p>
      <text:p text:style-name="P1">24.24 , 11.11 , -9999</text:p>
      <text:p text:style-name="P1">24.24 , 11.615 , -9999</text:p>
      <text:p text:style-name="P1">24.24 , 12.12 , -9999</text:p>
      <text:p text:style-name="P1">24.24 , 12.625 , -9999</text:p>
      <text:p text:style-name="P1">24.24 , 13.13 , -9999</text:p>
      <text:p text:style-name="P1">24.24 , 13.635 , -9999</text:p>
      <text:p text:style-name="P1">24.24 , 14.14 , -9999</text:p>
      <text:p text:style-name="P1">24.24 , 14.645 , -9999</text:p>
      <text:p text:style-name="P1">24.24 , 15.15 , -9999</text:p>
      <text:p text:style-name="P1">24.24 , 15.655 , -9999</text:p>
      <text:p text:style-name="P1">24.24 , 16.16 , -9999</text:p>
      <text:p text:style-name="P1">24.24 , 16.665 , -9999</text:p>
      <text:p text:style-name="P1">24.24 , 17.17 , -9999</text:p>
      <text:p text:style-name="P1">24.24 , 17.675 , -9999</text:p>
      <text:p text:style-name="P1">24.24 , 18.18 , -9999</text:p>
      <text:p text:style-name="P1">24.24 , 18.685 , -9999</text:p>
      <text:p text:style-name="P1">24.24 , 19.19 , -9999</text:p>
      <text:p text:style-name="P1"><text:soft-page-break/>24.24 , 19.695 , -9999</text:p>
      <text:p text:style-name="P1">24.24 , 20.2 , -9999</text:p>
      <text:p text:style-name="P1">24.24 , 20.705 , 26.875</text:p>
      <text:p text:style-name="P1">24.24 , 21.21 , 26.75</text:p>
      <text:p text:style-name="P1">24.24 , 21.715 , 26.625</text:p>
      <text:p text:style-name="P1">24.24 , 22.22 , 26.5</text:p>
      <text:p text:style-name="P1">24.24 , 22.725 , 26.375</text:p>
      <text:p text:style-name="P1">24.24 , 23.23 , 26.25</text:p>
      <text:p text:style-name="P1">24.24 , 23.735 , 26.125</text:p>
      <text:p text:style-name="P1">24.24 , 24.24 , 26</text:p>
      <text:p text:style-name="P1">24.24 , 24.745 , 25.875</text:p>
      <text:p text:style-name="P1">24.24 , 25.25 , 25.75</text:p>
      <text:p text:style-name="P1">24.24 , 25.755 , 25.625</text:p>
      <text:p text:style-name="P1">24.24 , 26.26 , 25.5</text:p>
      <text:p text:style-name="P1">24.24 , 26.765 , 25.375</text:p>
      <text:p text:style-name="P1">24.24 , 27.27 , 25.25</text:p>
      <text:p text:style-name="P1">24.24 , 27.775 , 25.125</text:p>
      <text:p text:style-name="P1">24.24 , 28.28 , 25</text:p>
      <text:p text:style-name="P1">24.24 , 28.785 , 24.875</text:p>
      <text:p text:style-name="P1">24.24 , 29.29 , 24.75</text:p>
      <text:p text:style-name="P1">24.24 , 29.795 , 24.625</text:p>
      <text:p text:style-name="P1">24.24 , 30.3 , 24.5</text:p>
      <text:p text:style-name="P1">24.24 , 30.805 , 24.375</text:p>
      <text:p text:style-name="P1">24.24 , 31.31 , 24.25</text:p>
      <text:p text:style-name="P1">24.24 , 31.815 , 24.125</text:p>
      <text:p text:style-name="P1">24.24 , 32.32 , 24</text:p>
      <text:p text:style-name="P1">24.24 , 32.825 , 24</text:p>
      <text:p text:style-name="P1">24.24 , 33.33 , 24</text:p>
      <text:p text:style-name="P1">24.24 , 33.835 , 24</text:p>
      <text:p text:style-name="P1">24.24 , 34.34 , 24</text:p>
      <text:p text:style-name="P1">24.24 , 34.845 , 24</text:p>
      <text:p text:style-name="P1">24.24 , 35.35 , 24</text:p>
      <text:p text:style-name="P1">24.24 , 35.855 , 24</text:p>
      <text:p text:style-name="P1">24.24 , 36.36 , 24</text:p>
      <text:p text:style-name="P1">24.24 , 36.865 , 24</text:p>
      <text:p text:style-name="P1">24.24 , 37.37 , 24</text:p>
      <text:p text:style-name="P1">24.24 , 37.875 , 24</text:p>
      <text:p text:style-name="P1">24.24 , 38.38 , 24</text:p>
      <text:p text:style-name="P1">24.24 , 38.885 , 24</text:p>
      <text:p text:style-name="P1">24.24 , 39.39 , 24</text:p>
      <text:p text:style-name="P1">24.24 , 39.895 , 24</text:p>
      <text:p text:style-name="P1">24.24 , 40.4 , 24</text:p>
      <text:p text:style-name="P1">24.24 , 40.905 , 24</text:p>
      <text:p text:style-name="P1">24.24 , 41.41 , 24</text:p>
      <text:p text:style-name="P1">24.24 , 41.915 , 24</text:p>
      <text:p text:style-name="P1">24.24 , 42.42 , 24</text:p>
      <text:p text:style-name="P1">24.24 , 42.925 , 24</text:p>
      <text:p text:style-name="P1">24.24 , 43.43 , 24</text:p>
      <text:p text:style-name="P1">24.24 , 43.935 , 24</text:p>
      <text:p text:style-name="P1">24.24 , 44.44 , 24</text:p>
      <text:p text:style-name="P1">24.24 , 44.945 , 24</text:p>
      <text:p text:style-name="P1">24.24 , 45.45 , 24</text:p>
      <text:p text:style-name="P1"><text:soft-page-break/>24.24 , 45.955 , 24</text:p>
      <text:p text:style-name="P1">24.24 , 46.46 , 24</text:p>
      <text:p text:style-name="P1">24.24 , 46.965 , 24</text:p>
      <text:p text:style-name="P1">24.24 , 47.47 , 24</text:p>
      <text:p text:style-name="P1">24.24 , 47.975 , 24</text:p>
      <text:p text:style-name="P1">24.24 , 48.48 , 24</text:p>
      <text:p text:style-name="P1">24.24 , 48.985 , 24</text:p>
      <text:p text:style-name="P1">24.24 , 49.49 , 24</text:p>
      <text:p text:style-name="P1">24.24 , 49.995 , 24</text:p>
      <text:p text:style-name="P1">24.24 , 50.5 , 24</text:p>
      <text:p text:style-name="P1">24.745 , 0.0 , -9999</text:p>
      <text:p text:style-name="P1">24.745 , 0.505 , -9999</text:p>
      <text:p text:style-name="P1">24.745 , 1.01 , -9999</text:p>
      <text:p text:style-name="P1">24.745 , 1.515 , -9999</text:p>
      <text:p text:style-name="P1">24.745 , 2.02 , -9999</text:p>
      <text:p text:style-name="P1">24.745 , 2.525 , -9999</text:p>
      <text:p text:style-name="P1">24.745 , 3.03 , -9999</text:p>
      <text:p text:style-name="P1">24.745 , 3.535 , -9999</text:p>
      <text:p text:style-name="P1">24.745 , 4.04 , -9999</text:p>
      <text:p text:style-name="P1">24.745 , 4.545 , -9999</text:p>
      <text:p text:style-name="P1">24.745 , 5.05 , -9999</text:p>
      <text:p text:style-name="P1">24.745 , 5.555 , -9999</text:p>
      <text:p text:style-name="P1">24.745 , 6.06 , -9999</text:p>
      <text:p text:style-name="P1">24.745 , 6.565 , -9999</text:p>
      <text:p text:style-name="P1">24.745 , 7.07 , -9999</text:p>
      <text:p text:style-name="P1">24.745 , 7.575 , -9999</text:p>
      <text:p text:style-name="P1">24.745 , 8.08 , -9999</text:p>
      <text:p text:style-name="P1">24.745 , 8.585 , -9999</text:p>
      <text:p text:style-name="P1">24.745 , 9.09 , -9999</text:p>
      <text:p text:style-name="P1">24.745 , 9.595 , -9999</text:p>
      <text:p text:style-name="P1">24.745 , 10.1 , -9999</text:p>
      <text:p text:style-name="P1">24.745 , 10.605 , -9999</text:p>
      <text:p text:style-name="P1">24.745 , 11.11 , -9999</text:p>
      <text:p text:style-name="P1">24.745 , 11.615 , -9999</text:p>
      <text:p text:style-name="P1">24.745 , 12.12 , -9999</text:p>
      <text:p text:style-name="P1">24.745 , 12.625 , -9999</text:p>
      <text:p text:style-name="P1">24.745 , 13.13 , -9999</text:p>
      <text:p text:style-name="P1">24.745 , 13.635 , -9999</text:p>
      <text:p text:style-name="P1">24.745 , 14.14 , -9999</text:p>
      <text:p text:style-name="P1">24.745 , 14.645 , -9999</text:p>
      <text:p text:style-name="P1">24.745 , 15.15 , -9999</text:p>
      <text:p text:style-name="P1">24.745 , 15.655 , -9999</text:p>
      <text:p text:style-name="P1">24.745 , 16.16 , -9999</text:p>
      <text:p text:style-name="P1">24.745 , 16.665 , -9999</text:p>
      <text:p text:style-name="P1">24.745 , 17.17 , -9999</text:p>
      <text:p text:style-name="P1">24.745 , 17.675 , -9999</text:p>
      <text:p text:style-name="P1">24.745 , 18.18 , -9999</text:p>
      <text:p text:style-name="P1">24.745 , 18.685 , -9999</text:p>
      <text:p text:style-name="P1">24.745 , 19.19 , -9999</text:p>
      <text:p text:style-name="P1">24.745 , 19.695 , -9999</text:p>
      <text:p text:style-name="P1">24.745 , 20.2 , -9999</text:p>
      <text:p text:style-name="P1">24.745 , 20.705 , 26.875</text:p>
      <text:p text:style-name="P1"><text:soft-page-break/>24.745 , 21.21 , 26.75</text:p>
      <text:p text:style-name="P1">24.745 , 21.715 , 26.625</text:p>
      <text:p text:style-name="P1">24.745 , 22.22 , 26.5</text:p>
      <text:p text:style-name="P1">24.745 , 22.725 , 26.375</text:p>
      <text:p text:style-name="P1">24.745 , 23.23 , 26.25</text:p>
      <text:p text:style-name="P1">24.745 , 23.735 , 26.125</text:p>
      <text:p text:style-name="P1">24.745 , 24.24 , 26</text:p>
      <text:p text:style-name="P1">24.745 , 24.745 , 25.875</text:p>
      <text:p text:style-name="P1">24.745 , 25.25 , 25.75</text:p>
      <text:p text:style-name="P1">24.745 , 25.755 , 25.625</text:p>
      <text:p text:style-name="P1">24.745 , 26.26 , 25.5</text:p>
      <text:p text:style-name="P1">24.745 , 26.765 , 25.375</text:p>
      <text:p text:style-name="P1">24.745 , 27.27 , 25.25</text:p>
      <text:p text:style-name="P1">24.745 , 27.775 , 25.125</text:p>
      <text:p text:style-name="P1">24.745 , 28.28 , 25</text:p>
      <text:p text:style-name="P1">24.745 , 28.785 , 24.875</text:p>
      <text:p text:style-name="P1">24.745 , 29.29 , 24.75</text:p>
      <text:p text:style-name="P1">24.745 , 29.795 , 24.625</text:p>
      <text:p text:style-name="P1">24.745 , 30.3 , 24.5</text:p>
      <text:p text:style-name="P1">24.745 , 30.805 , 24.375</text:p>
      <text:p text:style-name="P1">24.745 , 31.31 , 24.25</text:p>
      <text:p text:style-name="P1">24.745 , 31.815 , 24.125</text:p>
      <text:p text:style-name="P1">24.745 , 32.32 , 24</text:p>
      <text:p text:style-name="P1">24.745 , 32.825 , 24</text:p>
      <text:p text:style-name="P1">24.745 , 33.33 , 24</text:p>
      <text:p text:style-name="P1">24.745 , 33.835 , 24</text:p>
      <text:p text:style-name="P1">24.745 , 34.34 , 24</text:p>
      <text:p text:style-name="P1">24.745 , 34.845 , 24</text:p>
      <text:p text:style-name="P1">24.745 , 35.35 , 24</text:p>
      <text:p text:style-name="P1">24.745 , 35.855 , 24</text:p>
      <text:p text:style-name="P1">24.745 , 36.36 , 24</text:p>
      <text:p text:style-name="P1">24.745 , 36.865 , 24</text:p>
      <text:p text:style-name="P1">24.745 , 37.37 , 24</text:p>
      <text:p text:style-name="P1">24.745 , 37.875 , 24</text:p>
      <text:p text:style-name="P1">24.745 , 38.38 , 24</text:p>
      <text:p text:style-name="P1">24.745 , 38.885 , 24</text:p>
      <text:p text:style-name="P1">24.745 , 39.39 , 24</text:p>
      <text:p text:style-name="P1">24.745 , 39.895 , 24</text:p>
      <text:p text:style-name="P1">24.745 , 40.4 , 24</text:p>
      <text:p text:style-name="P1">24.745 , 40.905 , 24</text:p>
      <text:p text:style-name="P1">24.745 , 41.41 , 24</text:p>
      <text:p text:style-name="P1">24.745 , 41.915 , 24</text:p>
      <text:p text:style-name="P1">24.745 , 42.42 , 24</text:p>
      <text:p text:style-name="P1">24.745 , 42.925 , 24</text:p>
      <text:p text:style-name="P1">24.745 , 43.43 , 24</text:p>
      <text:p text:style-name="P1">24.745 , 43.935 , 24</text:p>
      <text:p text:style-name="P1">24.745 , 44.44 , 24</text:p>
      <text:p text:style-name="P1">24.745 , 44.945 , 24</text:p>
      <text:p text:style-name="P1">24.745 , 45.45 , 24</text:p>
      <text:p text:style-name="P1">24.745 , 45.955 , 24</text:p>
      <text:p text:style-name="P1">24.745 , 46.46 , 24</text:p>
      <text:p text:style-name="P1">24.745 , 46.965 , 24</text:p>
      <text:p text:style-name="P1"><text:soft-page-break/>24.745 , 47.47 , 24</text:p>
      <text:p text:style-name="P1">24.745 , 47.975 , 24</text:p>
      <text:p text:style-name="P1">24.745 , 48.48 , 24</text:p>
      <text:p text:style-name="P1">24.745 , 48.985 , 24</text:p>
      <text:p text:style-name="P1">24.745 , 49.49 , 24</text:p>
      <text:p text:style-name="P1">24.745 , 49.995 , 24</text:p>
      <text:p text:style-name="P1">24.745 , 50.5 , 24</text:p>
      <text:p text:style-name="P1">25.25 , 0.0 , -9999</text:p>
      <text:p text:style-name="P1">25.25 , 0.505 , -9999</text:p>
      <text:p text:style-name="P1">25.25 , 1.01 , -9999</text:p>
      <text:p text:style-name="P1">25.25 , 1.515 , -9999</text:p>
      <text:p text:style-name="P1">25.25 , 2.02 , -9999</text:p>
      <text:p text:style-name="P1">25.25 , 2.525 , -9999</text:p>
      <text:p text:style-name="P1">25.25 , 3.03 , -9999</text:p>
      <text:p text:style-name="P1">25.25 , 3.535 , -9999</text:p>
      <text:p text:style-name="P1">25.25 , 4.04 , -9999</text:p>
      <text:p text:style-name="P1">25.25 , 4.545 , -9999</text:p>
      <text:p text:style-name="P1">25.25 , 5.05 , -9999</text:p>
      <text:p text:style-name="P1">25.25 , 5.555 , -9999</text:p>
      <text:p text:style-name="P1">25.25 , 6.06 , -9999</text:p>
      <text:p text:style-name="P1">25.25 , 6.565 , -9999</text:p>
      <text:p text:style-name="P1">25.25 , 7.07 , -9999</text:p>
      <text:p text:style-name="P1">25.25 , 7.575 , -9999</text:p>
      <text:p text:style-name="P1">25.25 , 8.08 , -9999</text:p>
      <text:p text:style-name="P1">25.25 , 8.585 , -9999</text:p>
      <text:p text:style-name="P1">25.25 , 9.09 , -9999</text:p>
      <text:p text:style-name="P1">25.25 , 9.595 , -9999</text:p>
      <text:p text:style-name="P1">25.25 , 10.1 , -9999</text:p>
      <text:p text:style-name="P1">25.25 , 10.605 , -9999</text:p>
      <text:p text:style-name="P1">25.25 , 11.11 , -9999</text:p>
      <text:p text:style-name="P1">25.25 , 11.615 , -9999</text:p>
      <text:p text:style-name="P1">25.25 , 12.12 , -9999</text:p>
      <text:p text:style-name="P1">25.25 , 12.625 , -9999</text:p>
      <text:p text:style-name="P1">25.25 , 13.13 , -9999</text:p>
      <text:p text:style-name="P1">25.25 , 13.635 , -9999</text:p>
      <text:p text:style-name="P1">25.25 , 14.14 , -9999</text:p>
      <text:p text:style-name="P1">25.25 , 14.645 , -9999</text:p>
      <text:p text:style-name="P1">25.25 , 15.15 , -9999</text:p>
      <text:p text:style-name="P1">25.25 , 15.655 , -9999</text:p>
      <text:p text:style-name="P1">25.25 , 16.16 , -9999</text:p>
      <text:p text:style-name="P1">25.25 , 16.665 , -9999</text:p>
      <text:p text:style-name="P1">25.25 , 17.17 , -9999</text:p>
      <text:p text:style-name="P1">25.25 , 17.675 , -9999</text:p>
      <text:p text:style-name="P1">25.25 , 18.18 , -9999</text:p>
      <text:p text:style-name="P1">25.25 , 18.685 , -9999</text:p>
      <text:p text:style-name="P1">25.25 , 19.19 , -9999</text:p>
      <text:p text:style-name="P1">25.25 , 19.695 , -9999</text:p>
      <text:p text:style-name="P1">25.25 , 20.2 , -9999</text:p>
      <text:p text:style-name="P1">25.25 , 20.705 , 26.875</text:p>
      <text:p text:style-name="P1">25.25 , 21.21 , 26.75</text:p>
      <text:p text:style-name="P1">25.25 , 21.715 , 26.625</text:p>
      <text:p text:style-name="P1">25.25 , 22.22 , 26.5</text:p>
      <text:p text:style-name="P1"><text:soft-page-break/>25.25 , 22.725 , 26.375</text:p>
      <text:p text:style-name="P1">25.25 , 23.23 , 26.25</text:p>
      <text:p text:style-name="P1">25.25 , 23.735 , 26.125</text:p>
      <text:p text:style-name="P1">25.25 , 24.24 , 26</text:p>
      <text:p text:style-name="P1">25.25 , 24.745 , 25.875</text:p>
      <text:p text:style-name="P1">25.25 , 25.25 , 25.75</text:p>
      <text:p text:style-name="P1">25.25 , 25.755 , 25.625</text:p>
      <text:p text:style-name="P1">25.25 , 26.26 , 25.5</text:p>
      <text:p text:style-name="P1">25.25 , 26.765 , 25.375</text:p>
      <text:p text:style-name="P1">25.25 , 27.27 , 25.25</text:p>
      <text:p text:style-name="P1">25.25 , 27.775 , 25.125</text:p>
      <text:p text:style-name="P1">25.25 , 28.28 , 25</text:p>
      <text:p text:style-name="P1">25.25 , 28.785 , 24.875</text:p>
      <text:p text:style-name="P1">25.25 , 29.29 , 24.75</text:p>
      <text:p text:style-name="P1">25.25 , 29.795 , 24.625</text:p>
      <text:p text:style-name="P1">25.25 , 30.3 , 24.5</text:p>
      <text:p text:style-name="P1">25.25 , 30.805 , 24.375</text:p>
      <text:p text:style-name="P1">25.25 , 31.31 , 24.25</text:p>
      <text:p text:style-name="P1">25.25 , 31.815 , 24.125</text:p>
      <text:p text:style-name="P1">25.25 , 32.32 , 24</text:p>
      <text:p text:style-name="P1">25.25 , 32.825 , 24</text:p>
      <text:p text:style-name="P1">25.25 , 33.33 , 24</text:p>
      <text:p text:style-name="P1">25.25 , 33.835 , 24</text:p>
      <text:p text:style-name="P1">25.25 , 34.34 , 24</text:p>
      <text:p text:style-name="P1">25.25 , 34.845 , 24</text:p>
      <text:p text:style-name="P1">25.25 , 35.35 , 24</text:p>
      <text:p text:style-name="P1">25.25 , 35.855 , 24</text:p>
      <text:p text:style-name="P1">25.25 , 36.36 , 24</text:p>
      <text:p text:style-name="P1">25.25 , 36.865 , 24</text:p>
      <text:p text:style-name="P1">25.25 , 37.37 , 24</text:p>
      <text:p text:style-name="P1">25.25 , 37.875 , 24</text:p>
      <text:p text:style-name="P1">25.25 , 38.38 , 24</text:p>
      <text:p text:style-name="P1">25.25 , 38.885 , 24</text:p>
      <text:p text:style-name="P1">25.25 , 39.39 , 24</text:p>
      <text:p text:style-name="P1">25.25 , 39.895 , 24</text:p>
      <text:p text:style-name="P1">25.25 , 40.4 , 24</text:p>
      <text:p text:style-name="P1">25.25 , 40.905 , 24</text:p>
      <text:p text:style-name="P1">25.25 , 41.41 , 24</text:p>
      <text:p text:style-name="P1">25.25 , 41.915 , 24</text:p>
      <text:p text:style-name="P1">25.25 , 42.42 , 24</text:p>
      <text:p text:style-name="P1">25.25 , 42.925 , 24</text:p>
      <text:p text:style-name="P1">25.25 , 43.43 , 24</text:p>
      <text:p text:style-name="P1">25.25 , 43.935 , 24</text:p>
      <text:p text:style-name="P1">25.25 , 44.44 , 24</text:p>
      <text:p text:style-name="P1">25.25 , 44.945 , 24</text:p>
      <text:p text:style-name="P1">25.25 , 45.45 , 24</text:p>
      <text:p text:style-name="P1">25.25 , 45.955 , 24</text:p>
      <text:p text:style-name="P1">25.25 , 46.46 , 24</text:p>
      <text:p text:style-name="P1">25.25 , 46.965 , 24</text:p>
      <text:p text:style-name="P1">25.25 , 47.47 , 24</text:p>
      <text:p text:style-name="P1">25.25 , 47.975 , 24</text:p>
      <text:p text:style-name="P1">25.25 , 48.48 , 24</text:p>
      <text:p text:style-name="P1"><text:soft-page-break/>25.25 , 48.985 , 24</text:p>
      <text:p text:style-name="P1">25.25 , 49.49 , 24</text:p>
      <text:p text:style-name="P1">25.25 , 49.995 , 24</text:p>
      <text:p text:style-name="P1">25.25 , 50.5 , 24</text:p>
      <text:p text:style-name="P1">25.755 , 0.0 , -9999</text:p>
      <text:p text:style-name="P1">25.755 , 0.505 , -9999</text:p>
      <text:p text:style-name="P1">25.755 , 1.01 , -9999</text:p>
      <text:p text:style-name="P1">25.755 , 1.515 , -9999</text:p>
      <text:p text:style-name="P1">25.755 , 2.02 , -9999</text:p>
      <text:p text:style-name="P1">25.755 , 2.525 , -9999</text:p>
      <text:p text:style-name="P1">25.755 , 3.03 , -9999</text:p>
      <text:p text:style-name="P1">25.755 , 3.535 , -9999</text:p>
      <text:p text:style-name="P1">25.755 , 4.04 , -9999</text:p>
      <text:p text:style-name="P1">25.755 , 4.545 , -9999</text:p>
      <text:p text:style-name="P1">25.755 , 5.05 , -9999</text:p>
      <text:p text:style-name="P1">25.755 , 5.555 , -9999</text:p>
      <text:p text:style-name="P1">25.755 , 6.06 , -9999</text:p>
      <text:p text:style-name="P1">25.755 , 6.565 , -9999</text:p>
      <text:p text:style-name="P1">25.755 , 7.07 , -9999</text:p>
      <text:p text:style-name="P1">25.755 , 7.575 , -9999</text:p>
      <text:p text:style-name="P1">25.755 , 8.08 , -9999</text:p>
      <text:p text:style-name="P1">25.755 , 8.585 , -9999</text:p>
      <text:p text:style-name="P1">25.755 , 9.09 , -9999</text:p>
      <text:p text:style-name="P1">25.755 , 9.595 , -9999</text:p>
      <text:p text:style-name="P1">25.755 , 10.1 , -9999</text:p>
      <text:p text:style-name="P1">25.755 , 10.605 , -9999</text:p>
      <text:p text:style-name="P1">25.755 , 11.11 , -9999</text:p>
      <text:p text:style-name="P1">25.755 , 11.615 , -9999</text:p>
      <text:p text:style-name="P1">25.755 , 12.12 , -9999</text:p>
      <text:p text:style-name="P1">25.755 , 12.625 , -9999</text:p>
      <text:p text:style-name="P1">25.755 , 13.13 , -9999</text:p>
      <text:p text:style-name="P1">25.755 , 13.635 , -9999</text:p>
      <text:p text:style-name="P1">25.755 , 14.14 , -9999</text:p>
      <text:p text:style-name="P1">25.755 , 14.645 , -9999</text:p>
      <text:p text:style-name="P1">25.755 , 15.15 , -9999</text:p>
      <text:p text:style-name="P1">25.755 , 15.655 , -9999</text:p>
      <text:p text:style-name="P1">25.755 , 16.16 , -9999</text:p>
      <text:p text:style-name="P1">25.755 , 16.665 , -9999</text:p>
      <text:p text:style-name="P1">25.755 , 17.17 , -9999</text:p>
      <text:p text:style-name="P1">25.755 , 17.675 , -9999</text:p>
      <text:p text:style-name="P1">25.755 , 18.18 , -9999</text:p>
      <text:p text:style-name="P1">25.755 , 18.685 , -9999</text:p>
      <text:p text:style-name="P1">25.755 , 19.19 , -9999</text:p>
      <text:p text:style-name="P1">25.755 , 19.695 , -9999</text:p>
      <text:p text:style-name="P1">25.755 , 20.2 , -9999</text:p>
      <text:p text:style-name="P1">25.755 , 20.705 , 26.875</text:p>
      <text:p text:style-name="P1">25.755 , 21.21 , 26.75</text:p>
      <text:p text:style-name="P1">25.755 , 21.715 , 26.625</text:p>
      <text:p text:style-name="P1">25.755 , 22.22 , 26.5</text:p>
      <text:p text:style-name="P1">25.755 , 22.725 , 26.375</text:p>
      <text:p text:style-name="P1">25.755 , 23.23 , 26.25</text:p>
      <text:p text:style-name="P1">25.755 , 23.735 , 26.125</text:p>
      <text:p text:style-name="P1"><text:soft-page-break/>25.755 , 24.24 , 26</text:p>
      <text:p text:style-name="P1">25.755 , 24.745 , 25.875</text:p>
      <text:p text:style-name="P1">25.755 , 25.25 , 25.75</text:p>
      <text:p text:style-name="P1">25.755 , 25.755 , 25.625</text:p>
      <text:p text:style-name="P1">25.755 , 26.26 , 25.5</text:p>
      <text:p text:style-name="P1">25.755 , 26.765 , 25.375</text:p>
      <text:p text:style-name="P1">25.755 , 27.27 , 25.25</text:p>
      <text:p text:style-name="P1">25.755 , 27.775 , 25.125</text:p>
      <text:p text:style-name="P1">25.755 , 28.28 , 25</text:p>
      <text:p text:style-name="P1">25.755 , 28.785 , 24.875</text:p>
      <text:p text:style-name="P1">25.755 , 29.29 , 24.75</text:p>
      <text:p text:style-name="P1">25.755 , 29.795 , 24.625</text:p>
      <text:p text:style-name="P1">25.755 , 30.3 , 24.5</text:p>
      <text:p text:style-name="P1">25.755 , 30.805 , 24.375</text:p>
      <text:p text:style-name="P1">25.755 , 31.31 , 24.25</text:p>
      <text:p text:style-name="P1">25.755 , 31.815 , 24.125</text:p>
      <text:p text:style-name="P1">25.755 , 32.32 , 24</text:p>
      <text:p text:style-name="P1">25.755 , 32.825 , 24</text:p>
      <text:p text:style-name="P1">25.755 , 33.33 , 24</text:p>
      <text:p text:style-name="P1">25.755 , 33.835 , 24</text:p>
      <text:p text:style-name="P1">25.755 , 34.34 , 24</text:p>
      <text:p text:style-name="P1">25.755 , 34.845 , 24</text:p>
      <text:p text:style-name="P1">25.755 , 35.35 , 24</text:p>
      <text:p text:style-name="P1">25.755 , 35.855 , 24</text:p>
      <text:p text:style-name="P1">25.755 , 36.36 , 24</text:p>
      <text:p text:style-name="P1">25.755 , 36.865 , 24</text:p>
      <text:p text:style-name="P1">25.755 , 37.37 , 24</text:p>
      <text:p text:style-name="P1">25.755 , 37.875 , 24</text:p>
      <text:p text:style-name="P1">25.755 , 38.38 , 24</text:p>
      <text:p text:style-name="P1">25.755 , 38.885 , 24</text:p>
      <text:p text:style-name="P1">25.755 , 39.39 , 24</text:p>
      <text:p text:style-name="P1">25.755 , 39.895 , 24</text:p>
      <text:p text:style-name="P1">25.755 , 40.4 , 24</text:p>
      <text:p text:style-name="P1">25.755 , 40.905 , 24</text:p>
      <text:p text:style-name="P1">25.755 , 41.41 , 24</text:p>
      <text:p text:style-name="P1">25.755 , 41.915 , 24</text:p>
      <text:p text:style-name="P1">25.755 , 42.42 , 24</text:p>
      <text:p text:style-name="P1">25.755 , 42.925 , 24</text:p>
      <text:p text:style-name="P1">25.755 , 43.43 , 24</text:p>
      <text:p text:style-name="P1">25.755 , 43.935 , 24</text:p>
      <text:p text:style-name="P1">25.755 , 44.44 , 24</text:p>
      <text:p text:style-name="P1">25.755 , 44.945 , 24</text:p>
      <text:p text:style-name="P1">25.755 , 45.45 , 24</text:p>
      <text:p text:style-name="P1">25.755 , 45.955 , 24</text:p>
      <text:p text:style-name="P1">25.755 , 46.46 , 24</text:p>
      <text:p text:style-name="P1">25.755 , 46.965 , 24</text:p>
      <text:p text:style-name="P1">25.755 , 47.47 , 24</text:p>
      <text:p text:style-name="P1">25.755 , 47.975 , 24</text:p>
      <text:p text:style-name="P1">25.755 , 48.48 , 24</text:p>
      <text:p text:style-name="P1">25.755 , 48.985 , 24</text:p>
      <text:p text:style-name="P1">25.755 , 49.49 , 24</text:p>
      <text:p text:style-name="P1">25.755 , 49.995 , 24</text:p>
      <text:p text:style-name="P1"><text:soft-page-break/>25.755 , 50.5 , 24</text:p>
      <text:p text:style-name="P1">26.26 , 0.0 , -9999</text:p>
      <text:p text:style-name="P1">26.26 , 0.505 , -9999</text:p>
      <text:p text:style-name="P1">26.26 , 1.01 , -9999</text:p>
      <text:p text:style-name="P1">26.26 , 1.515 , -9999</text:p>
      <text:p text:style-name="P1">26.26 , 2.02 , -9999</text:p>
      <text:p text:style-name="P1">26.26 , 2.525 , -9999</text:p>
      <text:p text:style-name="P1">26.26 , 3.03 , -9999</text:p>
      <text:p text:style-name="P1">26.26 , 3.535 , -9999</text:p>
      <text:p text:style-name="P1">26.26 , 4.04 , -9999</text:p>
      <text:p text:style-name="P1">26.26 , 4.545 , -9999</text:p>
      <text:p text:style-name="P1">26.26 , 5.05 , -9999</text:p>
      <text:p text:style-name="P1">26.26 , 5.555 , -9999</text:p>
      <text:p text:style-name="P1">26.26 , 6.06 , -9999</text:p>
      <text:p text:style-name="P1">26.26 , 6.565 , -9999</text:p>
      <text:p text:style-name="P1">26.26 , 7.07 , -9999</text:p>
      <text:p text:style-name="P1">26.26 , 7.575 , -9999</text:p>
      <text:p text:style-name="P1">26.26 , 8.08 , -9999</text:p>
      <text:p text:style-name="P1">26.26 , 8.585 , -9999</text:p>
      <text:p text:style-name="P1">26.26 , 9.09 , -9999</text:p>
      <text:p text:style-name="P1">26.26 , 9.595 , -9999</text:p>
      <text:p text:style-name="P1">26.26 , 10.1 , -9999</text:p>
      <text:p text:style-name="P1">26.26 , 10.605 , -9999</text:p>
      <text:p text:style-name="P1">26.26 , 11.11 , -9999</text:p>
      <text:p text:style-name="P1">26.26 , 11.615 , -9999</text:p>
      <text:p text:style-name="P1">26.26 , 12.12 , -9999</text:p>
      <text:p text:style-name="P1">26.26 , 12.625 , -9999</text:p>
      <text:p text:style-name="P1">26.26 , 13.13 , -9999</text:p>
      <text:p text:style-name="P1">26.26 , 13.635 , -9999</text:p>
      <text:p text:style-name="P1">26.26 , 14.14 , -9999</text:p>
      <text:p text:style-name="P1">26.26 , 14.645 , -9999</text:p>
      <text:p text:style-name="P1">26.26 , 15.15 , -9999</text:p>
      <text:p text:style-name="P1">26.26 , 15.655 , -9999</text:p>
      <text:p text:style-name="P1">26.26 , 16.16 , -9999</text:p>
      <text:p text:style-name="P1">26.26 , 16.665 , -9999</text:p>
      <text:p text:style-name="P1">26.26 , 17.17 , -9999</text:p>
      <text:p text:style-name="P1">26.26 , 17.675 , -9999</text:p>
      <text:p text:style-name="P1">26.26 , 18.18 , -9999</text:p>
      <text:p text:style-name="P1">26.26 , 18.685 , -9999</text:p>
      <text:p text:style-name="P1">26.26 , 19.19 , -9999</text:p>
      <text:p text:style-name="P1">26.26 , 19.695 , -9999</text:p>
      <text:p text:style-name="P1">26.26 , 20.2 , -9999</text:p>
      <text:p text:style-name="P1">26.26 , 20.705 , 26.875</text:p>
      <text:p text:style-name="P1">26.26 , 21.21 , 26.75</text:p>
      <text:p text:style-name="P1">26.26 , 21.715 , 26.625</text:p>
      <text:p text:style-name="P1">26.26 , 22.22 , 26.5</text:p>
      <text:p text:style-name="P1">26.26 , 22.725 , 26.375</text:p>
      <text:p text:style-name="P1">26.26 , 23.23 , 26.25</text:p>
      <text:p text:style-name="P1">26.26 , 23.735 , 26.125</text:p>
      <text:p text:style-name="P1">26.26 , 24.24 , 26</text:p>
      <text:p text:style-name="P1">26.26 , 24.745 , 25.875</text:p>
      <text:p text:style-name="P1">26.26 , 25.25 , 25.75</text:p>
      <text:p text:style-name="P1"><text:soft-page-break/>26.26 , 25.755 , 25.625</text:p>
      <text:p text:style-name="P1">26.26 , 26.26 , 25.5</text:p>
      <text:p text:style-name="P1">26.26 , 26.765 , 25.375</text:p>
      <text:p text:style-name="P1">26.26 , 27.27 , 25.25</text:p>
      <text:p text:style-name="P1">26.26 , 27.775 , 25.125</text:p>
      <text:p text:style-name="P1">26.26 , 28.28 , 25</text:p>
      <text:p text:style-name="P1">26.26 , 28.785 , 24.875</text:p>
      <text:p text:style-name="P1">26.26 , 29.29 , 24.75</text:p>
      <text:p text:style-name="P1">26.26 , 29.795 , 24.625</text:p>
      <text:p text:style-name="P1">26.26 , 30.3 , 24.5</text:p>
      <text:p text:style-name="P1">26.26 , 30.805 , 24.375</text:p>
      <text:p text:style-name="P1">26.26 , 31.31 , 24.25</text:p>
      <text:p text:style-name="P1">26.26 , 31.815 , 24.125</text:p>
      <text:p text:style-name="P1">26.26 , 32.32 , 24</text:p>
      <text:p text:style-name="P1">26.26 , 32.825 , 24</text:p>
      <text:p text:style-name="P1">26.26 , 33.33 , 24</text:p>
      <text:p text:style-name="P1">26.26 , 33.835 , 24</text:p>
      <text:p text:style-name="P1">26.26 , 34.34 , 24</text:p>
      <text:p text:style-name="P1">26.26 , 34.845 , 24</text:p>
      <text:p text:style-name="P1">26.26 , 35.35 , 24</text:p>
      <text:p text:style-name="P1">26.26 , 35.855 , 24</text:p>
      <text:p text:style-name="P1">26.26 , 36.36 , 24</text:p>
      <text:p text:style-name="P1">26.26 , 36.865 , 24</text:p>
      <text:p text:style-name="P1">26.26 , 37.37 , 24</text:p>
      <text:p text:style-name="P1">26.26 , 37.875 , 24</text:p>
      <text:p text:style-name="P1">26.26 , 38.38 , 24</text:p>
      <text:p text:style-name="P1">26.26 , 38.885 , 24</text:p>
      <text:p text:style-name="P1">26.26 , 39.39 , 24</text:p>
      <text:p text:style-name="P1">26.26 , 39.895 , 24</text:p>
      <text:p text:style-name="P1">26.26 , 40.4 , 24</text:p>
      <text:p text:style-name="P1">26.26 , 40.905 , 24</text:p>
      <text:p text:style-name="P1">26.26 , 41.41 , 24</text:p>
      <text:p text:style-name="P1">26.26 , 41.915 , 24</text:p>
      <text:p text:style-name="P1">26.26 , 42.42 , 24</text:p>
      <text:p text:style-name="P1">26.26 , 42.925 , 24</text:p>
      <text:p text:style-name="P1">26.26 , 43.43 , 24</text:p>
      <text:p text:style-name="P1">26.26 , 43.935 , 24</text:p>
      <text:p text:style-name="P1">26.26 , 44.44 , 24</text:p>
      <text:p text:style-name="P1">26.26 , 44.945 , 24</text:p>
      <text:p text:style-name="P1">26.26 , 45.45 , 24</text:p>
      <text:p text:style-name="P1">26.26 , 45.955 , 24</text:p>
      <text:p text:style-name="P1">26.26 , 46.46 , 24</text:p>
      <text:p text:style-name="P1">26.26 , 46.965 , 24</text:p>
      <text:p text:style-name="P1">26.26 , 47.47 , 24</text:p>
      <text:p text:style-name="P1">26.26 , 47.975 , 24</text:p>
      <text:p text:style-name="P1">26.26 , 48.48 , 24</text:p>
      <text:p text:style-name="P1">26.26 , 48.985 , 24</text:p>
      <text:p text:style-name="P1">26.26 , 49.49 , 24</text:p>
      <text:p text:style-name="P1">26.26 , 49.995 , 24</text:p>
      <text:p text:style-name="P1">26.26 , 50.5 , 24</text:p>
      <text:p text:style-name="P1">26.765 , 0.0 , -9999</text:p>
      <text:p text:style-name="P1">26.765 , 0.505 , -9999</text:p>
      <text:p text:style-name="P1"><text:soft-page-break/>26.765 , 1.01 , -9999</text:p>
      <text:p text:style-name="P1">26.765 , 1.515 , -9999</text:p>
      <text:p text:style-name="P1">26.765 , 2.02 , -9999</text:p>
      <text:p text:style-name="P1">26.765 , 2.525 , -9999</text:p>
      <text:p text:style-name="P1">26.765 , 3.03 , -9999</text:p>
      <text:p text:style-name="P1">26.765 , 3.535 , -9999</text:p>
      <text:p text:style-name="P1">26.765 , 4.04 , -9999</text:p>
      <text:p text:style-name="P1">26.765 , 4.545 , -9999</text:p>
      <text:p text:style-name="P1">26.765 , 5.05 , -9999</text:p>
      <text:p text:style-name="P1">26.765 , 5.555 , -9999</text:p>
      <text:p text:style-name="P1">26.765 , 6.06 , -9999</text:p>
      <text:p text:style-name="P1">26.765 , 6.565 , -9999</text:p>
      <text:p text:style-name="P1">26.765 , 7.07 , -9999</text:p>
      <text:p text:style-name="P1">26.765 , 7.575 , -9999</text:p>
      <text:p text:style-name="P1">26.765 , 8.08 , -9999</text:p>
      <text:p text:style-name="P1">26.765 , 8.585 , -9999</text:p>
      <text:p text:style-name="P1">26.765 , 9.09 , -9999</text:p>
      <text:p text:style-name="P1">26.765 , 9.595 , -9999</text:p>
      <text:p text:style-name="P1">26.765 , 10.1 , -9999</text:p>
      <text:p text:style-name="P1">26.765 , 10.605 , -9999</text:p>
      <text:p text:style-name="P1">26.765 , 11.11 , -9999</text:p>
      <text:p text:style-name="P1">26.765 , 11.615 , -9999</text:p>
      <text:p text:style-name="P1">26.765 , 12.12 , -9999</text:p>
      <text:p text:style-name="P1">26.765 , 12.625 , -9999</text:p>
      <text:p text:style-name="P1">26.765 , 13.13 , -9999</text:p>
      <text:p text:style-name="P1">26.765 , 13.635 , -9999</text:p>
      <text:p text:style-name="P1">26.765 , 14.14 , -9999</text:p>
      <text:p text:style-name="P1">26.765 , 14.645 , -9999</text:p>
      <text:p text:style-name="P1">26.765 , 15.15 , -9999</text:p>
      <text:p text:style-name="P1">26.765 , 15.655 , -9999</text:p>
      <text:p text:style-name="P1">26.765 , 16.16 , -9999</text:p>
      <text:p text:style-name="P1">26.765 , 16.665 , -9999</text:p>
      <text:p text:style-name="P1">26.765 , 17.17 , -9999</text:p>
      <text:p text:style-name="P1">26.765 , 17.675 , -9999</text:p>
      <text:p text:style-name="P1">26.765 , 18.18 , -9999</text:p>
      <text:p text:style-name="P1">26.765 , 18.685 , -9999</text:p>
      <text:p text:style-name="P1">26.765 , 19.19 , -9999</text:p>
      <text:p text:style-name="P1">26.765 , 19.695 , -9999</text:p>
      <text:p text:style-name="P1">26.765 , 20.2 , -9999</text:p>
      <text:p text:style-name="P1">26.765 , 20.705 , 26.875</text:p>
      <text:p text:style-name="P1">26.765 , 21.21 , 26.75</text:p>
      <text:p text:style-name="P1">26.765 , 21.715 , 26.625</text:p>
      <text:p text:style-name="P1">26.765 , 22.22 , 26.5</text:p>
      <text:p text:style-name="P1">26.765 , 22.725 , 26.375</text:p>
      <text:p text:style-name="P1">26.765 , 23.23 , 26.25</text:p>
      <text:p text:style-name="P1">26.765 , 23.735 , 26.125</text:p>
      <text:p text:style-name="P1">26.765 , 24.24 , 26</text:p>
      <text:p text:style-name="P1">26.765 , 24.745 , 25.875</text:p>
      <text:p text:style-name="P1">26.765 , 25.25 , 25.75</text:p>
      <text:p text:style-name="P1">26.765 , 25.755 , 25.625</text:p>
      <text:p text:style-name="P1">26.765 , 26.26 , 25.5</text:p>
      <text:p text:style-name="P1">26.765 , 26.765 , 25.375</text:p>
      <text:p text:style-name="P1"><text:soft-page-break/>26.765 , 27.27 , 25.25</text:p>
      <text:p text:style-name="P1">26.765 , 27.775 , 25.125</text:p>
      <text:p text:style-name="P1">26.765 , 28.28 , 25</text:p>
      <text:p text:style-name="P1">26.765 , 28.785 , 24.875</text:p>
      <text:p text:style-name="P1">26.765 , 29.29 , 24.75</text:p>
      <text:p text:style-name="P1">26.765 , 29.795 , 24.625</text:p>
      <text:p text:style-name="P1">26.765 , 30.3 , 24.5</text:p>
      <text:p text:style-name="P1">26.765 , 30.805 , 24.375</text:p>
      <text:p text:style-name="P1">26.765 , 31.31 , 24.25</text:p>
      <text:p text:style-name="P1">26.765 , 31.815 , 24.125</text:p>
      <text:p text:style-name="P1">26.765 , 32.32 , 24</text:p>
      <text:p text:style-name="P1">26.765 , 32.825 , 24</text:p>
      <text:p text:style-name="P1">26.765 , 33.33 , 24</text:p>
      <text:p text:style-name="P1">26.765 , 33.835 , 24</text:p>
      <text:p text:style-name="P1">26.765 , 34.34 , 24</text:p>
      <text:p text:style-name="P1">26.765 , 34.845 , 24</text:p>
      <text:p text:style-name="P1">26.765 , 35.35 , 24</text:p>
      <text:p text:style-name="P1">26.765 , 35.855 , 24</text:p>
      <text:p text:style-name="P1">26.765 , 36.36 , 24</text:p>
      <text:p text:style-name="P1">26.765 , 36.865 , 24</text:p>
      <text:p text:style-name="P1">26.765 , 37.37 , 24</text:p>
      <text:p text:style-name="P1">26.765 , 37.875 , 24</text:p>
      <text:p text:style-name="P1">26.765 , 38.38 , 24</text:p>
      <text:p text:style-name="P1">26.765 , 38.885 , 24</text:p>
      <text:p text:style-name="P1">26.765 , 39.39 , 24</text:p>
      <text:p text:style-name="P1">26.765 , 39.895 , 24</text:p>
      <text:p text:style-name="P1">26.765 , 40.4 , 24</text:p>
      <text:p text:style-name="P1">26.765 , 40.905 , 24</text:p>
      <text:p text:style-name="P1">26.765 , 41.41 , 24</text:p>
      <text:p text:style-name="P1">26.765 , 41.915 , 24</text:p>
      <text:p text:style-name="P1">26.765 , 42.42 , 24</text:p>
      <text:p text:style-name="P1">26.765 , 42.925 , 24</text:p>
      <text:p text:style-name="P1">26.765 , 43.43 , 24</text:p>
      <text:p text:style-name="P1">26.765 , 43.935 , 24</text:p>
      <text:p text:style-name="P1">26.765 , 44.44 , 24</text:p>
      <text:p text:style-name="P1">26.765 , 44.945 , 24</text:p>
      <text:p text:style-name="P1">26.765 , 45.45 , 24</text:p>
      <text:p text:style-name="P1">26.765 , 45.955 , 24</text:p>
      <text:p text:style-name="P1">26.765 , 46.46 , 24</text:p>
      <text:p text:style-name="P1">26.765 , 46.965 , 24</text:p>
      <text:p text:style-name="P1">26.765 , 47.47 , 24</text:p>
      <text:p text:style-name="P1">26.765 , 47.975 , 24</text:p>
      <text:p text:style-name="P1">26.765 , 48.48 , 24</text:p>
      <text:p text:style-name="P1">26.765 , 48.985 , 24</text:p>
      <text:p text:style-name="P1">26.765 , 49.49 , 24</text:p>
      <text:p text:style-name="P1">26.765 , 49.995 , 24</text:p>
      <text:p text:style-name="P1">26.765 , 50.5 , 24</text:p>
      <text:p text:style-name="P1">27.27 , 0.0 , -9999</text:p>
      <text:p text:style-name="P1">27.27 , 0.505 , -9999</text:p>
      <text:p text:style-name="P1">27.27 , 1.01 , -9999</text:p>
      <text:p text:style-name="P1">27.27 , 1.515 , -9999</text:p>
      <text:p text:style-name="P1">27.27 , 2.02 , -9999</text:p>
      <text:p text:style-name="P1"><text:soft-page-break/>27.27 , 2.525 , -9999</text:p>
      <text:p text:style-name="P1">27.27 , 3.03 , -9999</text:p>
      <text:p text:style-name="P1">27.27 , 3.535 , -9999</text:p>
      <text:p text:style-name="P1">27.27 , 4.04 , -9999</text:p>
      <text:p text:style-name="P1">27.27 , 4.545 , -9999</text:p>
      <text:p text:style-name="P1">27.27 , 5.05 , -9999</text:p>
      <text:p text:style-name="P1">27.27 , 5.555 , -9999</text:p>
      <text:p text:style-name="P1">27.27 , 6.06 , -9999</text:p>
      <text:p text:style-name="P1">27.27 , 6.565 , -9999</text:p>
      <text:p text:style-name="P1">27.27 , 7.07 , -9999</text:p>
      <text:p text:style-name="P1">27.27 , 7.575 , -9999</text:p>
      <text:p text:style-name="P1">27.27 , 8.08 , -9999</text:p>
      <text:p text:style-name="P1">27.27 , 8.585 , -9999</text:p>
      <text:p text:style-name="P1">27.27 , 9.09 , -9999</text:p>
      <text:p text:style-name="P1">27.27 , 9.595 , -9999</text:p>
      <text:p text:style-name="P1">27.27 , 10.1 , -9999</text:p>
      <text:p text:style-name="P1">27.27 , 10.605 , -9999</text:p>
      <text:p text:style-name="P1">27.27 , 11.11 , -9999</text:p>
      <text:p text:style-name="P1">27.27 , 11.615 , -9999</text:p>
      <text:p text:style-name="P1">27.27 , 12.12 , -9999</text:p>
      <text:p text:style-name="P1">27.27 , 12.625 , -9999</text:p>
      <text:p text:style-name="P1">27.27 , 13.13 , -9999</text:p>
      <text:p text:style-name="P1">27.27 , 13.635 , -9999</text:p>
      <text:p text:style-name="P1">27.27 , 14.14 , -9999</text:p>
      <text:p text:style-name="P1">27.27 , 14.645 , -9999</text:p>
      <text:p text:style-name="P1">27.27 , 15.15 , -9999</text:p>
      <text:p text:style-name="P1">27.27 , 15.655 , -9999</text:p>
      <text:p text:style-name="P1">27.27 , 16.16 , -9999</text:p>
      <text:p text:style-name="P1">27.27 , 16.665 , -9999</text:p>
      <text:p text:style-name="P1">27.27 , 17.17 , -9999</text:p>
      <text:p text:style-name="P1">27.27 , 17.675 , -9999</text:p>
      <text:p text:style-name="P1">27.27 , 18.18 , -9999</text:p>
      <text:p text:style-name="P1">27.27 , 18.685 , -9999</text:p>
      <text:p text:style-name="P1">27.27 , 19.19 , -9999</text:p>
      <text:p text:style-name="P1">27.27 , 19.695 , -9999</text:p>
      <text:p text:style-name="P1">27.27 , 20.2 , -9999</text:p>
      <text:p text:style-name="P1">27.27 , 20.705 , 26.875</text:p>
      <text:p text:style-name="P1">27.27 , 21.21 , 26.75</text:p>
      <text:p text:style-name="P1">27.27 , 21.715 , 26.625</text:p>
      <text:p text:style-name="P1">27.27 , 22.22 , 26.5</text:p>
      <text:p text:style-name="P1">27.27 , 22.725 , 26.375</text:p>
      <text:p text:style-name="P1">27.27 , 23.23 , 26.25</text:p>
      <text:p text:style-name="P1">27.27 , 23.735 , 26.125</text:p>
      <text:p text:style-name="P1">27.27 , 24.24 , 26</text:p>
      <text:p text:style-name="P1">27.27 , 24.745 , 25.875</text:p>
      <text:p text:style-name="P1">27.27 , 25.25 , 25.75</text:p>
      <text:p text:style-name="P1">27.27 , 25.755 , 25.625</text:p>
      <text:p text:style-name="P1">27.27 , 26.26 , 25.5</text:p>
      <text:p text:style-name="P1">27.27 , 26.765 , 25.375</text:p>
      <text:p text:style-name="P1">27.27 , 27.27 , 25.25</text:p>
      <text:p text:style-name="P1">27.27 , 27.775 , 25.125</text:p>
      <text:p text:style-name="P1">27.27 , 28.28 , 25</text:p>
      <text:p text:style-name="P1"><text:soft-page-break/>27.27 , 28.785 , 24.875</text:p>
      <text:p text:style-name="P1">27.27 , 29.29 , 24.75</text:p>
      <text:p text:style-name="P1">27.27 , 29.795 , 24.625</text:p>
      <text:p text:style-name="P1">27.27 , 30.3 , 24.5</text:p>
      <text:p text:style-name="P1">27.27 , 30.805 , 24.375</text:p>
      <text:p text:style-name="P1">27.27 , 31.31 , 24.25</text:p>
      <text:p text:style-name="P1">27.27 , 31.815 , 24.125</text:p>
      <text:p text:style-name="P1">27.27 , 32.32 , 24</text:p>
      <text:p text:style-name="P1">27.27 , 32.825 , 24</text:p>
      <text:p text:style-name="P1">27.27 , 33.33 , 24</text:p>
      <text:p text:style-name="P1">27.27 , 33.835 , 24</text:p>
      <text:p text:style-name="P1">27.27 , 34.34 , 24</text:p>
      <text:p text:style-name="P1">27.27 , 34.845 , 24</text:p>
      <text:p text:style-name="P1">27.27 , 35.35 , 24</text:p>
      <text:p text:style-name="P1">27.27 , 35.855 , 24</text:p>
      <text:p text:style-name="P1">27.27 , 36.36 , 24</text:p>
      <text:p text:style-name="P1">27.27 , 36.865 , 24</text:p>
      <text:p text:style-name="P1">27.27 , 37.37 , 24</text:p>
      <text:p text:style-name="P1">27.27 , 37.875 , 24</text:p>
      <text:p text:style-name="P1">27.27 , 38.38 , 24</text:p>
      <text:p text:style-name="P1">27.27 , 38.885 , 24</text:p>
      <text:p text:style-name="P1">27.27 , 39.39 , 24</text:p>
      <text:p text:style-name="P1">27.27 , 39.895 , 24</text:p>
      <text:p text:style-name="P1">27.27 , 40.4 , 24</text:p>
      <text:p text:style-name="P1">27.27 , 40.905 , 24</text:p>
      <text:p text:style-name="P1">27.27 , 41.41 , 24</text:p>
      <text:p text:style-name="P1">27.27 , 41.915 , 24</text:p>
      <text:p text:style-name="P1">27.27 , 42.42 , 24</text:p>
      <text:p text:style-name="P1">27.27 , 42.925 , 24</text:p>
      <text:p text:style-name="P1">27.27 , 43.43 , 24</text:p>
      <text:p text:style-name="P1">27.27 , 43.935 , 24</text:p>
      <text:p text:style-name="P1">27.27 , 44.44 , 24</text:p>
      <text:p text:style-name="P1">27.27 , 44.945 , 24</text:p>
      <text:p text:style-name="P1">27.27 , 45.45 , 24</text:p>
      <text:p text:style-name="P1">27.27 , 45.955 , 24</text:p>
      <text:p text:style-name="P1">27.27 , 46.46 , 24</text:p>
      <text:p text:style-name="P1">27.27 , 46.965 , 24</text:p>
      <text:p text:style-name="P1">27.27 , 47.47 , 24</text:p>
      <text:p text:style-name="P1">27.27 , 47.975 , 24</text:p>
      <text:p text:style-name="P1">27.27 , 48.48 , 24</text:p>
      <text:p text:style-name="P1">27.27 , 48.985 , 24</text:p>
      <text:p text:style-name="P1">27.27 , 49.49 , 24</text:p>
      <text:p text:style-name="P1">27.27 , 49.995 , 24</text:p>
      <text:p text:style-name="P1">27.27 , 50.5 , 24</text:p>
      <text:p text:style-name="P1">27.775 , 0.0 , -9999</text:p>
      <text:p text:style-name="P1">27.775 , 0.505 , -9999</text:p>
      <text:p text:style-name="P1">27.775 , 1.01 , -9999</text:p>
      <text:p text:style-name="P1">27.775 , 1.515 , -9999</text:p>
      <text:p text:style-name="P1">27.775 , 2.02 , -9999</text:p>
      <text:p text:style-name="P1">27.775 , 2.525 , -9999</text:p>
      <text:p text:style-name="P1">27.775 , 3.03 , -9999</text:p>
      <text:p text:style-name="P1">27.775 , 3.535 , -9999</text:p>
      <text:p text:style-name="P1"><text:soft-page-break/>27.775 , 4.04 , -9999</text:p>
      <text:p text:style-name="P1">27.775 , 4.545 , -9999</text:p>
      <text:p text:style-name="P1">27.775 , 5.05 , -9999</text:p>
      <text:p text:style-name="P1">27.775 , 5.555 , -9999</text:p>
      <text:p text:style-name="P1">27.775 , 6.06 , -9999</text:p>
      <text:p text:style-name="P1">27.775 , 6.565 , -9999</text:p>
      <text:p text:style-name="P1">27.775 , 7.07 , -9999</text:p>
      <text:p text:style-name="P1">27.775 , 7.575 , -9999</text:p>
      <text:p text:style-name="P1">27.775 , 8.08 , -9999</text:p>
      <text:p text:style-name="P1">27.775 , 8.585 , -9999</text:p>
      <text:p text:style-name="P1">27.775 , 9.09 , -9999</text:p>
      <text:p text:style-name="P1">27.775 , 9.595 , -9999</text:p>
      <text:p text:style-name="P1">27.775 , 10.1 , -9999</text:p>
      <text:p text:style-name="P1">27.775 , 10.605 , -9999</text:p>
      <text:p text:style-name="P1">27.775 , 11.11 , -9999</text:p>
      <text:p text:style-name="P1">27.775 , 11.615 , -9999</text:p>
      <text:p text:style-name="P1">27.775 , 12.12 , -9999</text:p>
      <text:p text:style-name="P1">27.775 , 12.625 , -9999</text:p>
      <text:p text:style-name="P1">27.775 , 13.13 , -9999</text:p>
      <text:p text:style-name="P1">27.775 , 13.635 , -9999</text:p>
      <text:p text:style-name="P1">27.775 , 14.14 , -9999</text:p>
      <text:p text:style-name="P1">27.775 , 14.645 , -9999</text:p>
      <text:p text:style-name="P1">27.775 , 15.15 , -9999</text:p>
      <text:p text:style-name="P1">27.775 , 15.655 , -9999</text:p>
      <text:p text:style-name="P1">27.775 , 16.16 , -9999</text:p>
      <text:p text:style-name="P1">27.775 , 16.665 , -9999</text:p>
      <text:p text:style-name="P1">27.775 , 17.17 , -9999</text:p>
      <text:p text:style-name="P1">27.775 , 17.675 , -9999</text:p>
      <text:p text:style-name="P1">27.775 , 18.18 , -9999</text:p>
      <text:p text:style-name="P1">27.775 , 18.685 , -9999</text:p>
      <text:p text:style-name="P1">27.775 , 19.19 , -9999</text:p>
      <text:p text:style-name="P1">27.775 , 19.695 , -9999</text:p>
      <text:p text:style-name="P1">27.775 , 20.2 , -9999</text:p>
      <text:p text:style-name="P1">27.775 , 20.705 , 26.875</text:p>
      <text:p text:style-name="P1">27.775 , 21.21 , 26.75</text:p>
      <text:p text:style-name="P1">27.775 , 21.715 , 26.625</text:p>
      <text:p text:style-name="P1">27.775 , 22.22 , 26.5</text:p>
      <text:p text:style-name="P1">27.775 , 22.725 , 26.375</text:p>
      <text:p text:style-name="P1">27.775 , 23.23 , 26.25</text:p>
      <text:p text:style-name="P1">27.775 , 23.735 , 26.125</text:p>
      <text:p text:style-name="P1">27.775 , 24.24 , 26</text:p>
      <text:p text:style-name="P1">27.775 , 24.745 , 25.875</text:p>
      <text:p text:style-name="P1">27.775 , 25.25 , 25.75</text:p>
      <text:p text:style-name="P1">27.775 , 25.755 , 25.625</text:p>
      <text:p text:style-name="P1">27.775 , 26.26 , 25.5</text:p>
      <text:p text:style-name="P1">27.775 , 26.765 , 25.375</text:p>
      <text:p text:style-name="P1">27.775 , 27.27 , 25.25</text:p>
      <text:p text:style-name="P1">27.775 , 27.775 , 25.125</text:p>
      <text:p text:style-name="P1">27.775 , 28.28 , 25</text:p>
      <text:p text:style-name="P1">27.775 , 28.785 , 24.875</text:p>
      <text:p text:style-name="P1">27.775 , 29.29 , 24.75</text:p>
      <text:p text:style-name="P1">27.775 , 29.795 , 24.625</text:p>
      <text:p text:style-name="P1"><text:soft-page-break/>27.775 , 30.3 , 24.5</text:p>
      <text:p text:style-name="P1">27.775 , 30.805 , 24.375</text:p>
      <text:p text:style-name="P1">27.775 , 31.31 , 24.25</text:p>
      <text:p text:style-name="P1">27.775 , 31.815 , 24.125</text:p>
      <text:p text:style-name="P1">27.775 , 32.32 , 24</text:p>
      <text:p text:style-name="P1">27.775 , 32.825 , 24</text:p>
      <text:p text:style-name="P1">27.775 , 33.33 , 24</text:p>
      <text:p text:style-name="P1">27.775 , 33.835 , 24</text:p>
      <text:p text:style-name="P1">27.775 , 34.34 , 24</text:p>
      <text:p text:style-name="P1">27.775 , 34.845 , 24</text:p>
      <text:p text:style-name="P1">27.775 , 35.35 , 24</text:p>
      <text:p text:style-name="P1">27.775 , 35.855 , 24</text:p>
      <text:p text:style-name="P1">27.775 , 36.36 , 24</text:p>
      <text:p text:style-name="P1">27.775 , 36.865 , 24</text:p>
      <text:p text:style-name="P1">27.775 , 37.37 , 24</text:p>
      <text:p text:style-name="P1">27.775 , 37.875 , 24</text:p>
      <text:p text:style-name="P1">27.775 , 38.38 , 24</text:p>
      <text:p text:style-name="P1">27.775 , 38.885 , 24</text:p>
      <text:p text:style-name="P1">27.775 , 39.39 , 24</text:p>
      <text:p text:style-name="P1">27.775 , 39.895 , 24</text:p>
      <text:p text:style-name="P1">27.775 , 40.4 , 24</text:p>
      <text:p text:style-name="P1">27.775 , 40.905 , 24</text:p>
      <text:p text:style-name="P1">27.775 , 41.41 , 24</text:p>
      <text:p text:style-name="P1">27.775 , 41.915 , 24</text:p>
      <text:p text:style-name="P1">27.775 , 42.42 , 24</text:p>
      <text:p text:style-name="P1">27.775 , 42.925 , 24</text:p>
      <text:p text:style-name="P1">27.775 , 43.43 , 24</text:p>
      <text:p text:style-name="P1">27.775 , 43.935 , 24</text:p>
      <text:p text:style-name="P1">27.775 , 44.44 , 24</text:p>
      <text:p text:style-name="P1">27.775 , 44.945 , 24</text:p>
      <text:p text:style-name="P1">27.775 , 45.45 , 24</text:p>
      <text:p text:style-name="P1">27.775 , 45.955 , 24</text:p>
      <text:p text:style-name="P1">27.775 , 46.46 , 24</text:p>
      <text:p text:style-name="P1">27.775 , 46.965 , 24</text:p>
      <text:p text:style-name="P1">27.775 , 47.47 , 24</text:p>
      <text:p text:style-name="P1">27.775 , 47.975 , 24</text:p>
      <text:p text:style-name="P1">27.775 , 48.48 , 24</text:p>
      <text:p text:style-name="P1">27.775 , 48.985 , 24</text:p>
      <text:p text:style-name="P1">27.775 , 49.49 , 24</text:p>
      <text:p text:style-name="P1">27.775 , 49.995 , 24</text:p>
      <text:p text:style-name="P1">27.775 , 50.5 , 24</text:p>
      <text:p text:style-name="P1">28.28 , 0.0 , -9999</text:p>
      <text:p text:style-name="P1">28.28 , 0.505 , -9999</text:p>
      <text:p text:style-name="P1">28.28 , 1.01 , -9999</text:p>
      <text:p text:style-name="P1">28.28 , 1.515 , -9999</text:p>
      <text:p text:style-name="P1">28.28 , 2.02 , -9999</text:p>
      <text:p text:style-name="P1">28.28 , 2.525 , -9999</text:p>
      <text:p text:style-name="P1">28.28 , 3.03 , -9999</text:p>
      <text:p text:style-name="P1">28.28 , 3.535 , -9999</text:p>
      <text:p text:style-name="P1">28.28 , 4.04 , -9999</text:p>
      <text:p text:style-name="P1">28.28 , 4.545 , -9999</text:p>
      <text:p text:style-name="P1">28.28 , 5.05 , -9999</text:p>
      <text:p text:style-name="P1"><text:soft-page-break/>28.28 , 5.555 , -9999</text:p>
      <text:p text:style-name="P1">28.28 , 6.06 , -9999</text:p>
      <text:p text:style-name="P1">28.28 , 6.565 , -9999</text:p>
      <text:p text:style-name="P1">28.28 , 7.07 , -9999</text:p>
      <text:p text:style-name="P1">28.28 , 7.575 , -9999</text:p>
      <text:p text:style-name="P1">28.28 , 8.08 , -9999</text:p>
      <text:p text:style-name="P1">28.28 , 8.585 , -9999</text:p>
      <text:p text:style-name="P1">28.28 , 9.09 , -9999</text:p>
      <text:p text:style-name="P1">28.28 , 9.595 , -9999</text:p>
      <text:p text:style-name="P1">28.28 , 10.1 , -9999</text:p>
      <text:p text:style-name="P1">28.28 , 10.605 , -9999</text:p>
      <text:p text:style-name="P1">28.28 , 11.11 , -9999</text:p>
      <text:p text:style-name="P1">28.28 , 11.615 , -9999</text:p>
      <text:p text:style-name="P1">28.28 , 12.12 , -9999</text:p>
      <text:p text:style-name="P1">28.28 , 12.625 , -9999</text:p>
      <text:p text:style-name="P1">28.28 , 13.13 , -9999</text:p>
      <text:p text:style-name="P1">28.28 , 13.635 , -9999</text:p>
      <text:p text:style-name="P1">28.28 , 14.14 , -9999</text:p>
      <text:p text:style-name="P1">28.28 , 14.645 , -9999</text:p>
      <text:p text:style-name="P1">28.28 , 15.15 , -9999</text:p>
      <text:p text:style-name="P1">28.28 , 15.655 , -9999</text:p>
      <text:p text:style-name="P1">28.28 , 16.16 , -9999</text:p>
      <text:p text:style-name="P1">28.28 , 16.665 , -9999</text:p>
      <text:p text:style-name="P1">28.28 , 17.17 , -9999</text:p>
      <text:p text:style-name="P1">28.28 , 17.675 , -9999</text:p>
      <text:p text:style-name="P1">28.28 , 18.18 , -9999</text:p>
      <text:p text:style-name="P1">28.28 , 18.685 , -9999</text:p>
      <text:p text:style-name="P1">28.28 , 19.19 , -9999</text:p>
      <text:p text:style-name="P1">28.28 , 19.695 , -9999</text:p>
      <text:p text:style-name="P1">28.28 , 20.2 , -9999</text:p>
      <text:p text:style-name="P1">28.28 , 20.705 , 26.875</text:p>
      <text:p text:style-name="P1">28.28 , 21.21 , 26.75</text:p>
      <text:p text:style-name="P1">28.28 , 21.715 , 26.625</text:p>
      <text:p text:style-name="P1">28.28 , 22.22 , 26.5</text:p>
      <text:p text:style-name="P1">28.28 , 22.725 , 26.375</text:p>
      <text:p text:style-name="P1">28.28 , 23.23 , 26.25</text:p>
      <text:p text:style-name="P1">28.28 , 23.735 , 26.125</text:p>
      <text:p text:style-name="P1">28.28 , 24.24 , 26</text:p>
      <text:p text:style-name="P1">28.28 , 24.745 , 25.875</text:p>
      <text:p text:style-name="P1">28.28 , 25.25 , 25.75</text:p>
      <text:p text:style-name="P1">28.28 , 25.755 , 25.625</text:p>
      <text:p text:style-name="P1">28.28 , 26.26 , 25.5</text:p>
      <text:p text:style-name="P1">28.28 , 26.765 , 25.375</text:p>
      <text:p text:style-name="P1">28.28 , 27.27 , 25.25</text:p>
      <text:p text:style-name="P1">28.28 , 27.775 , 25.125</text:p>
      <text:p text:style-name="P1">28.28 , 28.28 , 25</text:p>
      <text:p text:style-name="P1">28.28 , 28.785 , 24.875</text:p>
      <text:p text:style-name="P1">28.28 , 29.29 , 24.75</text:p>
      <text:p text:style-name="P1">28.28 , 29.795 , 24.625</text:p>
      <text:p text:style-name="P1">28.28 , 30.3 , 24.5</text:p>
      <text:p text:style-name="P1">28.28 , 30.805 , 24.375</text:p>
      <text:p text:style-name="P1">28.28 , 31.31 , 24.25</text:p>
      <text:p text:style-name="P1"><text:soft-page-break/>28.28 , 31.815 , 24.125</text:p>
      <text:p text:style-name="P1">28.28 , 32.32 , 24</text:p>
      <text:p text:style-name="P1">28.28 , 32.825 , 24</text:p>
      <text:p text:style-name="P1">28.28 , 33.33 , 24</text:p>
      <text:p text:style-name="P1">28.28 , 33.835 , 24</text:p>
      <text:p text:style-name="P1">28.28 , 34.34 , 24</text:p>
      <text:p text:style-name="P1">28.28 , 34.845 , 24</text:p>
      <text:p text:style-name="P1">28.28 , 35.35 , 24</text:p>
      <text:p text:style-name="P1">28.28 , 35.855 , 24</text:p>
      <text:p text:style-name="P1">28.28 , 36.36 , 24</text:p>
      <text:p text:style-name="P1">28.28 , 36.865 , 24</text:p>
      <text:p text:style-name="P1">28.28 , 37.37 , 24</text:p>
      <text:p text:style-name="P1">28.28 , 37.875 , 24</text:p>
      <text:p text:style-name="P1">28.28 , 38.38 , 24</text:p>
      <text:p text:style-name="P1">28.28 , 38.885 , 24</text:p>
      <text:p text:style-name="P1">28.28 , 39.39 , 24</text:p>
      <text:p text:style-name="P1">28.28 , 39.895 , 24</text:p>
      <text:p text:style-name="P1">28.28 , 40.4 , 24</text:p>
      <text:p text:style-name="P1">28.28 , 40.905 , 24</text:p>
      <text:p text:style-name="P1">28.28 , 41.41 , 24</text:p>
      <text:p text:style-name="P1">28.28 , 41.915 , 24</text:p>
      <text:p text:style-name="P1">28.28 , 42.42 , 24</text:p>
      <text:p text:style-name="P1">28.28 , 42.925 , 24</text:p>
      <text:p text:style-name="P1">28.28 , 43.43 , 24</text:p>
      <text:p text:style-name="P1">28.28 , 43.935 , 24</text:p>
      <text:p text:style-name="P1">28.28 , 44.44 , 24</text:p>
      <text:p text:style-name="P1">28.28 , 44.945 , 24</text:p>
      <text:p text:style-name="P1">28.28 , 45.45 , 24</text:p>
      <text:p text:style-name="P1">28.28 , 45.955 , 24</text:p>
      <text:p text:style-name="P1">28.28 , 46.46 , 24</text:p>
      <text:p text:style-name="P1">28.28 , 46.965 , 24</text:p>
      <text:p text:style-name="P1">28.28 , 47.47 , 24</text:p>
      <text:p text:style-name="P1">28.28 , 47.975 , 24</text:p>
      <text:p text:style-name="P1">28.28 , 48.48 , 24</text:p>
      <text:p text:style-name="P1">28.28 , 48.985 , 24</text:p>
      <text:p text:style-name="P1">28.28 , 49.49 , 24</text:p>
      <text:p text:style-name="P1">28.28 , 49.995 , 24</text:p>
      <text:p text:style-name="P1">28.28 , 50.5 , 24</text:p>
      <text:p text:style-name="P1">28.785 , 0.0 , -9999</text:p>
      <text:p text:style-name="P1">28.785 , 0.505 , -9999</text:p>
      <text:p text:style-name="P1">28.785 , 1.01 , -9999</text:p>
      <text:p text:style-name="P1">28.785 , 1.515 , -9999</text:p>
      <text:p text:style-name="P1">28.785 , 2.02 , -9999</text:p>
      <text:p text:style-name="P1">28.785 , 2.525 , -9999</text:p>
      <text:p text:style-name="P1">28.785 , 3.03 , -9999</text:p>
      <text:p text:style-name="P1">28.785 , 3.535 , -9999</text:p>
      <text:p text:style-name="P1">28.785 , 4.04 , -9999</text:p>
      <text:p text:style-name="P1">28.785 , 4.545 , -9999</text:p>
      <text:p text:style-name="P1">28.785 , 5.05 , -9999</text:p>
      <text:p text:style-name="P1">28.785 , 5.555 , -9999</text:p>
      <text:p text:style-name="P1">28.785 , 6.06 , -9999</text:p>
      <text:p text:style-name="P1">28.785 , 6.565 , -9999</text:p>
      <text:p text:style-name="P1"><text:soft-page-break/>28.785 , 7.07 , -9999</text:p>
      <text:p text:style-name="P1">28.785 , 7.575 , -9999</text:p>
      <text:p text:style-name="P1">28.785 , 8.08 , -9999</text:p>
      <text:p text:style-name="P1">28.785 , 8.585 , -9999</text:p>
      <text:p text:style-name="P1">28.785 , 9.09 , -9999</text:p>
      <text:p text:style-name="P1">28.785 , 9.595 , -9999</text:p>
      <text:p text:style-name="P1">28.785 , 10.1 , -9999</text:p>
      <text:p text:style-name="P1">28.785 , 10.605 , -9999</text:p>
      <text:p text:style-name="P1">28.785 , 11.11 , -9999</text:p>
      <text:p text:style-name="P1">28.785 , 11.615 , -9999</text:p>
      <text:p text:style-name="P1">28.785 , 12.12 , -9999</text:p>
      <text:p text:style-name="P1">28.785 , 12.625 , -9999</text:p>
      <text:p text:style-name="P1">28.785 , 13.13 , -9999</text:p>
      <text:p text:style-name="P1">28.785 , 13.635 , -9999</text:p>
      <text:p text:style-name="P1">28.785 , 14.14 , -9999</text:p>
      <text:p text:style-name="P1">28.785 , 14.645 , -9999</text:p>
      <text:p text:style-name="P1">28.785 , 15.15 , -9999</text:p>
      <text:p text:style-name="P1">28.785 , 15.655 , -9999</text:p>
      <text:p text:style-name="P1">28.785 , 16.16 , -9999</text:p>
      <text:p text:style-name="P1">28.785 , 16.665 , -9999</text:p>
      <text:p text:style-name="P1">28.785 , 17.17 , -9999</text:p>
      <text:p text:style-name="P1">28.785 , 17.675 , -9999</text:p>
      <text:p text:style-name="P1">28.785 , 18.18 , -9999</text:p>
      <text:p text:style-name="P1">28.785 , 18.685 , -9999</text:p>
      <text:p text:style-name="P1">28.785 , 19.19 , -9999</text:p>
      <text:p text:style-name="P1">28.785 , 19.695 , -9999</text:p>
      <text:p text:style-name="P1">28.785 , 20.2 , -9999</text:p>
      <text:p text:style-name="P1">28.785 , 20.705 , 26.875</text:p>
      <text:p text:style-name="P1">28.785 , 21.21 , 26.75</text:p>
      <text:p text:style-name="P1">28.785 , 21.715 , 26.625</text:p>
      <text:p text:style-name="P1">28.785 , 22.22 , 26.5</text:p>
      <text:p text:style-name="P1">28.785 , 22.725 , 26.375</text:p>
      <text:p text:style-name="P1">28.785 , 23.23 , 26.25</text:p>
      <text:p text:style-name="P1">28.785 , 23.735 , 26.125</text:p>
      <text:p text:style-name="P1">28.785 , 24.24 , 26</text:p>
      <text:p text:style-name="P1">28.785 , 24.745 , 25.875</text:p>
      <text:p text:style-name="P1">28.785 , 25.25 , 25.75</text:p>
      <text:p text:style-name="P1">28.785 , 25.755 , 25.625</text:p>
      <text:p text:style-name="P1">28.785 , 26.26 , 25.5</text:p>
      <text:p text:style-name="P1">28.785 , 26.765 , 25.375</text:p>
      <text:p text:style-name="P1">28.785 , 27.27 , 25.25</text:p>
      <text:p text:style-name="P1">28.785 , 27.775 , 25.125</text:p>
      <text:p text:style-name="P1">28.785 , 28.28 , 25</text:p>
      <text:p text:style-name="P1">28.785 , 28.785 , 24.875</text:p>
      <text:p text:style-name="P1">28.785 , 29.29 , 24.75</text:p>
      <text:p text:style-name="P1">28.785 , 29.795 , 24.625</text:p>
      <text:p text:style-name="P1">28.785 , 30.3 , 24.5</text:p>
      <text:p text:style-name="P1">28.785 , 30.805 , 24.375</text:p>
      <text:p text:style-name="P1">28.785 , 31.31 , 24.25</text:p>
      <text:p text:style-name="P1">28.785 , 31.815 , 24.125</text:p>
      <text:p text:style-name="P1">28.785 , 32.32 , 24</text:p>
      <text:p text:style-name="P1">28.785 , 32.825 , 24</text:p>
      <text:p text:style-name="P1"><text:soft-page-break/>28.785 , 33.33 , 24</text:p>
      <text:p text:style-name="P1">28.785 , 33.835 , 24</text:p>
      <text:p text:style-name="P1">28.785 , 34.34 , 24</text:p>
      <text:p text:style-name="P1">28.785 , 34.845 , 24</text:p>
      <text:p text:style-name="P1">28.785 , 35.35 , 24</text:p>
      <text:p text:style-name="P1">28.785 , 35.855 , 24</text:p>
      <text:p text:style-name="P1">28.785 , 36.36 , 24</text:p>
      <text:p text:style-name="P1">28.785 , 36.865 , 24</text:p>
      <text:p text:style-name="P1">28.785 , 37.37 , 24</text:p>
      <text:p text:style-name="P1">28.785 , 37.875 , 24</text:p>
      <text:p text:style-name="P1">28.785 , 38.38 , 24</text:p>
      <text:p text:style-name="P1">28.785 , 38.885 , 24</text:p>
      <text:p text:style-name="P1">28.785 , 39.39 , 24</text:p>
      <text:p text:style-name="P1">28.785 , 39.895 , 24</text:p>
      <text:p text:style-name="P1">28.785 , 40.4 , 24</text:p>
      <text:p text:style-name="P1">28.785 , 40.905 , 24</text:p>
      <text:p text:style-name="P1">28.785 , 41.41 , 24</text:p>
      <text:p text:style-name="P1">28.785 , 41.915 , 24</text:p>
      <text:p text:style-name="P1">28.785 , 42.42 , 24</text:p>
      <text:p text:style-name="P1">28.785 , 42.925 , 24</text:p>
      <text:p text:style-name="P1">28.785 , 43.43 , 24</text:p>
      <text:p text:style-name="P1">28.785 , 43.935 , 24</text:p>
      <text:p text:style-name="P1">28.785 , 44.44 , 24</text:p>
      <text:p text:style-name="P1">28.785 , 44.945 , 24</text:p>
      <text:p text:style-name="P1">28.785 , 45.45 , 24</text:p>
      <text:p text:style-name="P1">28.785 , 45.955 , 24</text:p>
      <text:p text:style-name="P1">28.785 , 46.46 , 24</text:p>
      <text:p text:style-name="P1">28.785 , 46.965 , 24</text:p>
      <text:p text:style-name="P1">28.785 , 47.47 , 24</text:p>
      <text:p text:style-name="P1">28.785 , 47.975 , 24</text:p>
      <text:p text:style-name="P1">28.785 , 48.48 , 24</text:p>
      <text:p text:style-name="P1">28.785 , 48.985 , 24</text:p>
      <text:p text:style-name="P1">28.785 , 49.49 , 24</text:p>
      <text:p text:style-name="P1">28.785 , 49.995 , 24</text:p>
      <text:p text:style-name="P1">28.785 , 50.5 , 24</text:p>
      <text:p text:style-name="P1">29.29 , 0.0 , -9999</text:p>
      <text:p text:style-name="P1">29.29 , 0.505 , -9999</text:p>
      <text:p text:style-name="P1">29.29 , 1.01 , -9999</text:p>
      <text:p text:style-name="P1">29.29 , 1.515 , -9999</text:p>
      <text:p text:style-name="P1">29.29 , 2.02 , -9999</text:p>
      <text:p text:style-name="P1">29.29 , 2.525 , -9999</text:p>
      <text:p text:style-name="P1">29.29 , 3.03 , -9999</text:p>
      <text:p text:style-name="P1">29.29 , 3.535 , -9999</text:p>
      <text:p text:style-name="P1">29.29 , 4.04 , -9999</text:p>
      <text:p text:style-name="P1">29.29 , 4.545 , -9999</text:p>
      <text:p text:style-name="P1">29.29 , 5.05 , -9999</text:p>
      <text:p text:style-name="P1">29.29 , 5.555 , -9999</text:p>
      <text:p text:style-name="P1">29.29 , 6.06 , -9999</text:p>
      <text:p text:style-name="P1">29.29 , 6.565 , -9999</text:p>
      <text:p text:style-name="P1">29.29 , 7.07 , -9999</text:p>
      <text:p text:style-name="P1">29.29 , 7.575 , -9999</text:p>
      <text:p text:style-name="P1">29.29 , 8.08 , -9999</text:p>
      <text:p text:style-name="P1"><text:soft-page-break/>29.29 , 8.585 , -9999</text:p>
      <text:p text:style-name="P1">29.29 , 9.09 , -9999</text:p>
      <text:p text:style-name="P1">29.29 , 9.595 , -9999</text:p>
      <text:p text:style-name="P1">29.29 , 10.1 , -9999</text:p>
      <text:p text:style-name="P1">29.29 , 10.605 , -9999</text:p>
      <text:p text:style-name="P1">29.29 , 11.11 , -9999</text:p>
      <text:p text:style-name="P1">29.29 , 11.615 , -9999</text:p>
      <text:p text:style-name="P1">29.29 , 12.12 , -9999</text:p>
      <text:p text:style-name="P1">29.29 , 12.625 , -9999</text:p>
      <text:p text:style-name="P1">29.29 , 13.13 , -9999</text:p>
      <text:p text:style-name="P1">29.29 , 13.635 , -9999</text:p>
      <text:p text:style-name="P1">29.29 , 14.14 , -9999</text:p>
      <text:p text:style-name="P1">29.29 , 14.645 , -9999</text:p>
      <text:p text:style-name="P1">29.29 , 15.15 , -9999</text:p>
      <text:p text:style-name="P1">29.29 , 15.655 , -9999</text:p>
      <text:p text:style-name="P1">29.29 , 16.16 , -9999</text:p>
      <text:p text:style-name="P1">29.29 , 16.665 , -9999</text:p>
      <text:p text:style-name="P1">29.29 , 17.17 , -9999</text:p>
      <text:p text:style-name="P1">29.29 , 17.675 , -9999</text:p>
      <text:p text:style-name="P1">29.29 , 18.18 , -9999</text:p>
      <text:p text:style-name="P1">29.29 , 18.685 , -9999</text:p>
      <text:p text:style-name="P1">29.29 , 19.19 , -9999</text:p>
      <text:p text:style-name="P1">29.29 , 19.695 , -9999</text:p>
      <text:p text:style-name="P1">29.29 , 20.2 , -9999</text:p>
      <text:p text:style-name="P1">29.29 , 20.705 , 26.875</text:p>
      <text:p text:style-name="P1">29.29 , 21.21 , 26.75</text:p>
      <text:p text:style-name="P1">29.29 , 21.715 , 26.625</text:p>
      <text:p text:style-name="P1">29.29 , 22.22 , 26.5</text:p>
      <text:p text:style-name="P1">29.29 , 22.725 , 26.375</text:p>
      <text:p text:style-name="P1">29.29 , 23.23 , 26.25</text:p>
      <text:p text:style-name="P1">29.29 , 23.735 , 26.125</text:p>
      <text:p text:style-name="P1">29.29 , 24.24 , 26</text:p>
      <text:p text:style-name="P1">29.29 , 24.745 , 25.875</text:p>
      <text:p text:style-name="P1">29.29 , 25.25 , 25.75</text:p>
      <text:p text:style-name="P1">29.29 , 25.755 , 25.625</text:p>
      <text:p text:style-name="P1">29.29 , 26.26 , 25.5</text:p>
      <text:p text:style-name="P1">29.29 , 26.765 , 25.375</text:p>
      <text:p text:style-name="P1">29.29 , 27.27 , 25.25</text:p>
      <text:p text:style-name="P1">29.29 , 27.775 , 25.125</text:p>
      <text:p text:style-name="P1">29.29 , 28.28 , 25</text:p>
      <text:p text:style-name="P1">29.29 , 28.785 , 24.875</text:p>
      <text:p text:style-name="P1">29.29 , 29.29 , 24.75</text:p>
      <text:p text:style-name="P1">29.29 , 29.795 , 24.625</text:p>
      <text:p text:style-name="P1">29.29 , 30.3 , 24.5</text:p>
      <text:p text:style-name="P1">29.29 , 30.805 , 24.375</text:p>
      <text:p text:style-name="P1">29.29 , 31.31 , 24.25</text:p>
      <text:p text:style-name="P1">29.29 , 31.815 , 24.125</text:p>
      <text:p text:style-name="P1">29.29 , 32.32 , 24</text:p>
      <text:p text:style-name="P1">29.29 , 32.825 , 24</text:p>
      <text:p text:style-name="P1">29.29 , 33.33 , 24</text:p>
      <text:p text:style-name="P1">29.29 , 33.835 , 24</text:p>
      <text:p text:style-name="P1">29.29 , 34.34 , 24</text:p>
      <text:p text:style-name="P1"><text:soft-page-break/>29.29 , 34.845 , 24</text:p>
      <text:p text:style-name="P1">29.29 , 35.35 , 24</text:p>
      <text:p text:style-name="P1">29.29 , 35.855 , 24</text:p>
      <text:p text:style-name="P1">29.29 , 36.36 , 24</text:p>
      <text:p text:style-name="P1">29.29 , 36.865 , 24</text:p>
      <text:p text:style-name="P1">29.29 , 37.37 , 24</text:p>
      <text:p text:style-name="P1">29.29 , 37.875 , 24</text:p>
      <text:p text:style-name="P1">29.29 , 38.38 , 24</text:p>
      <text:p text:style-name="P1">29.29 , 38.885 , 24</text:p>
      <text:p text:style-name="P1">29.29 , 39.39 , 24</text:p>
      <text:p text:style-name="P1">29.29 , 39.895 , 24</text:p>
      <text:p text:style-name="P1">29.29 , 40.4 , 24</text:p>
      <text:p text:style-name="P1">29.29 , 40.905 , 24</text:p>
      <text:p text:style-name="P1">29.29 , 41.41 , 24</text:p>
      <text:p text:style-name="P1">29.29 , 41.915 , 24</text:p>
      <text:p text:style-name="P1">29.29 , 42.42 , 24</text:p>
      <text:p text:style-name="P1">29.29 , 42.925 , 24</text:p>
      <text:p text:style-name="P1">29.29 , 43.43 , 24</text:p>
      <text:p text:style-name="P1">29.29 , 43.935 , 24</text:p>
      <text:p text:style-name="P1">29.29 , 44.44 , 24</text:p>
      <text:p text:style-name="P1">29.29 , 44.945 , 24</text:p>
      <text:p text:style-name="P1">29.29 , 45.45 , 24</text:p>
      <text:p text:style-name="P1">29.29 , 45.955 , 24</text:p>
      <text:p text:style-name="P1">29.29 , 46.46 , 24</text:p>
      <text:p text:style-name="P1">29.29 , 46.965 , 24</text:p>
      <text:p text:style-name="P1">29.29 , 47.47 , 24</text:p>
      <text:p text:style-name="P1">29.29 , 47.975 , 24</text:p>
      <text:p text:style-name="P1">29.29 , 48.48 , 24</text:p>
      <text:p text:style-name="P1">29.29 , 48.985 , 24</text:p>
      <text:p text:style-name="P1">29.29 , 49.49 , 24</text:p>
      <text:p text:style-name="P1">29.29 , 49.995 , 24</text:p>
      <text:p text:style-name="P1">29.29 , 50.5 , 24</text:p>
      <text:p text:style-name="P1">29.795 , 0.0 , -9999</text:p>
      <text:p text:style-name="P1">29.795 , 0.505 , -9999</text:p>
      <text:p text:style-name="P1">29.795 , 1.01 , -9999</text:p>
      <text:p text:style-name="P1">29.795 , 1.515 , -9999</text:p>
      <text:p text:style-name="P1">29.795 , 2.02 , -9999</text:p>
      <text:p text:style-name="P1">29.795 , 2.525 , -9999</text:p>
      <text:p text:style-name="P1">29.795 , 3.03 , -9999</text:p>
      <text:p text:style-name="P1">29.795 , 3.535 , -9999</text:p>
      <text:p text:style-name="P1">29.795 , 4.04 , -9999</text:p>
      <text:p text:style-name="P1">29.795 , 4.545 , -9999</text:p>
      <text:p text:style-name="P1">29.795 , 5.05 , -9999</text:p>
      <text:p text:style-name="P1">29.795 , 5.555 , -9999</text:p>
      <text:p text:style-name="P1">29.795 , 6.06 , -9999</text:p>
      <text:p text:style-name="P1">29.795 , 6.565 , -9999</text:p>
      <text:p text:style-name="P1">29.795 , 7.07 , -9999</text:p>
      <text:p text:style-name="P1">29.795 , 7.575 , -9999</text:p>
      <text:p text:style-name="P1">29.795 , 8.08 , -9999</text:p>
      <text:p text:style-name="P1">29.795 , 8.585 , -9999</text:p>
      <text:p text:style-name="P1">29.795 , 9.09 , -9999</text:p>
      <text:p text:style-name="P1">29.795 , 9.595 , -9999</text:p>
      <text:p text:style-name="P1"><text:soft-page-break/>29.795 , 10.1 , -9999</text:p>
      <text:p text:style-name="P1">29.795 , 10.605 , -9999</text:p>
      <text:p text:style-name="P1">29.795 , 11.11 , -9999</text:p>
      <text:p text:style-name="P1">29.795 , 11.615 , -9999</text:p>
      <text:p text:style-name="P1">29.795 , 12.12 , -9999</text:p>
      <text:p text:style-name="P1">29.795 , 12.625 , -9999</text:p>
      <text:p text:style-name="P1">29.795 , 13.13 , -9999</text:p>
      <text:p text:style-name="P1">29.795 , 13.635 , -9999</text:p>
      <text:p text:style-name="P1">29.795 , 14.14 , -9999</text:p>
      <text:p text:style-name="P1">29.795 , 14.645 , -9999</text:p>
      <text:p text:style-name="P1">29.795 , 15.15 , -9999</text:p>
      <text:p text:style-name="P1">29.795 , 15.655 , -9999</text:p>
      <text:p text:style-name="P1">29.795 , 16.16 , -9999</text:p>
      <text:p text:style-name="P1">29.795 , 16.665 , -9999</text:p>
      <text:p text:style-name="P1">29.795 , 17.17 , -9999</text:p>
      <text:p text:style-name="P1">29.795 , 17.675 , -9999</text:p>
      <text:p text:style-name="P1">29.795 , 18.18 , -9999</text:p>
      <text:p text:style-name="P1">29.795 , 18.685 , -9999</text:p>
      <text:p text:style-name="P1">29.795 , 19.19 , -9999</text:p>
      <text:p text:style-name="P1">29.795 , 19.695 , -9999</text:p>
      <text:p text:style-name="P1">29.795 , 20.2 , -9999</text:p>
      <text:p text:style-name="P1">29.795 , 20.705 , 26.875</text:p>
      <text:p text:style-name="P1">29.795 , 21.21 , 26.75</text:p>
      <text:p text:style-name="P1">29.795 , 21.715 , 26.625</text:p>
      <text:p text:style-name="P1">29.795 , 22.22 , 26.5</text:p>
      <text:p text:style-name="P1">29.795 , 22.725 , 26.375</text:p>
      <text:p text:style-name="P1">29.795 , 23.23 , 26.25</text:p>
      <text:p text:style-name="P1">29.795 , 23.735 , 26.125</text:p>
      <text:p text:style-name="P1">29.795 , 24.24 , 26</text:p>
      <text:p text:style-name="P1">29.795 , 24.745 , 25.875</text:p>
      <text:p text:style-name="P1">29.795 , 25.25 , 25.75</text:p>
      <text:p text:style-name="P1">29.795 , 25.755 , 25.625</text:p>
      <text:p text:style-name="P1">29.795 , 26.26 , 25.5</text:p>
      <text:p text:style-name="P1">29.795 , 26.765 , 25.375</text:p>
      <text:p text:style-name="P1">29.795 , 27.27 , 25.25</text:p>
      <text:p text:style-name="P1">29.795 , 27.775 , 25.125</text:p>
      <text:p text:style-name="P1">29.795 , 28.28 , 25</text:p>
      <text:p text:style-name="P1">29.795 , 28.785 , 24.875</text:p>
      <text:p text:style-name="P1">29.795 , 29.29 , 24.75</text:p>
      <text:p text:style-name="P1">29.795 , 29.795 , 24.625</text:p>
      <text:p text:style-name="P1">29.795 , 30.3 , 24.5</text:p>
      <text:p text:style-name="P1">29.795 , 30.805 , 24.375</text:p>
      <text:p text:style-name="P1">29.795 , 31.31 , 24.25</text:p>
      <text:p text:style-name="P1">29.795 , 31.815 , 24.125</text:p>
      <text:p text:style-name="P1">29.795 , 32.32 , 24</text:p>
      <text:p text:style-name="P1">29.795 , 32.825 , 24</text:p>
      <text:p text:style-name="P1">29.795 , 33.33 , 24</text:p>
      <text:p text:style-name="P1">29.795 , 33.835 , 24</text:p>
      <text:p text:style-name="P1">29.795 , 34.34 , 24</text:p>
      <text:p text:style-name="P1">29.795 , 34.845 , 24</text:p>
      <text:p text:style-name="P1">29.795 , 35.35 , 24</text:p>
      <text:p text:style-name="P1">29.795 , 35.855 , 24</text:p>
      <text:p text:style-name="P1"><text:soft-page-break/>29.795 , 36.36 , 24</text:p>
      <text:p text:style-name="P1">29.795 , 36.865 , 24</text:p>
      <text:p text:style-name="P1">29.795 , 37.37 , 24</text:p>
      <text:p text:style-name="P1">29.795 , 37.875 , 24</text:p>
      <text:p text:style-name="P1">29.795 , 38.38 , 24</text:p>
      <text:p text:style-name="P1">29.795 , 38.885 , 24</text:p>
      <text:p text:style-name="P1">29.795 , 39.39 , 24</text:p>
      <text:p text:style-name="P1">29.795 , 39.895 , 24</text:p>
      <text:p text:style-name="P1">29.795 , 40.4 , 24</text:p>
      <text:p text:style-name="P1">29.795 , 40.905 , 24</text:p>
      <text:p text:style-name="P1">29.795 , 41.41 , 24</text:p>
      <text:p text:style-name="P1">29.795 , 41.915 , 24</text:p>
      <text:p text:style-name="P1">29.795 , 42.42 , 24</text:p>
      <text:p text:style-name="P1">29.795 , 42.925 , 24</text:p>
      <text:p text:style-name="P1">29.795 , 43.43 , 24</text:p>
      <text:p text:style-name="P1">29.795 , 43.935 , 24</text:p>
      <text:p text:style-name="P1">29.795 , 44.44 , 24</text:p>
      <text:p text:style-name="P1">29.795 , 44.945 , 24</text:p>
      <text:p text:style-name="P1">29.795 , 45.45 , 24</text:p>
      <text:p text:style-name="P1">29.795 , 45.955 , 24</text:p>
      <text:p text:style-name="P1">29.795 , 46.46 , 24</text:p>
      <text:p text:style-name="P1">29.795 , 46.965 , 24</text:p>
      <text:p text:style-name="P1">29.795 , 47.47 , 24</text:p>
      <text:p text:style-name="P1">29.795 , 47.975 , 24</text:p>
      <text:p text:style-name="P1">29.795 , 48.48 , 24</text:p>
      <text:p text:style-name="P1">29.795 , 48.985 , 24</text:p>
      <text:p text:style-name="P1">29.795 , 49.49 , 24</text:p>
      <text:p text:style-name="P1">29.795 , 49.995 , 24</text:p>
      <text:p text:style-name="P1">29.795 , 50.5 , 24</text:p>
      <text:p text:style-name="P1">30.3 , 0.0 , -9999</text:p>
      <text:p text:style-name="P1">30.3 , 0.505 , -9999</text:p>
      <text:p text:style-name="P1">30.3 , 1.01 , -9999</text:p>
      <text:p text:style-name="P1">30.3 , 1.515 , -9999</text:p>
      <text:p text:style-name="P1">30.3 , 2.02 , -9999</text:p>
      <text:p text:style-name="P1">30.3 , 2.525 , -9999</text:p>
      <text:p text:style-name="P1">30.3 , 3.03 , -9999</text:p>
      <text:p text:style-name="P1">30.3 , 3.535 , -9999</text:p>
      <text:p text:style-name="P1">30.3 , 4.04 , -9999</text:p>
      <text:p text:style-name="P1">30.3 , 4.545 , -9999</text:p>
      <text:p text:style-name="P1">30.3 , 5.05 , -9999</text:p>
      <text:p text:style-name="P1">30.3 , 5.555 , -9999</text:p>
      <text:p text:style-name="P1">30.3 , 6.06 , -9999</text:p>
      <text:p text:style-name="P1">30.3 , 6.565 , -9999</text:p>
      <text:p text:style-name="P1">30.3 , 7.07 , -9999</text:p>
      <text:p text:style-name="P1">30.3 , 7.575 , -9999</text:p>
      <text:p text:style-name="P1">30.3 , 8.08 , -9999</text:p>
      <text:p text:style-name="P1">30.3 , 8.585 , -9999</text:p>
      <text:p text:style-name="P1">30.3 , 9.09 , -9999</text:p>
      <text:p text:style-name="P1">30.3 , 9.595 , -9999</text:p>
      <text:p text:style-name="P1">30.3 , 10.1 , -9999</text:p>
      <text:p text:style-name="P1">30.3 , 10.605 , -9999</text:p>
      <text:p text:style-name="P1">30.3 , 11.11 , -9999</text:p>
      <text:p text:style-name="P1"><text:soft-page-break/>30.3 , 11.615 , -9999</text:p>
      <text:p text:style-name="P1">30.3 , 12.12 , -9999</text:p>
      <text:p text:style-name="P1">30.3 , 12.625 , -9999</text:p>
      <text:p text:style-name="P1">30.3 , 13.13 , -9999</text:p>
      <text:p text:style-name="P1">30.3 , 13.635 , -9999</text:p>
      <text:p text:style-name="P1">30.3 , 14.14 , -9999</text:p>
      <text:p text:style-name="P1">30.3 , 14.645 , -9999</text:p>
      <text:p text:style-name="P1">30.3 , 15.15 , -9999</text:p>
      <text:p text:style-name="P1">30.3 , 15.655 , -9999</text:p>
      <text:p text:style-name="P1">30.3 , 16.16 , -9999</text:p>
      <text:p text:style-name="P1">30.3 , 16.665 , -9999</text:p>
      <text:p text:style-name="P1">30.3 , 17.17 , -9999</text:p>
      <text:p text:style-name="P1">30.3 , 17.675 , -9999</text:p>
      <text:p text:style-name="P1">30.3 , 18.18 , -9999</text:p>
      <text:p text:style-name="P1">30.3 , 18.685 , -9999</text:p>
      <text:p text:style-name="P1">30.3 , 19.19 , -9999</text:p>
      <text:p text:style-name="P1">30.3 , 19.695 , -9999</text:p>
      <text:p text:style-name="P1">30.3 , 20.2 , -9999</text:p>
      <text:p text:style-name="P1">30.3 , 20.705 , 26.875</text:p>
      <text:p text:style-name="P1">30.3 , 21.21 , 26.75</text:p>
      <text:p text:style-name="P1">30.3 , 21.715 , 26.625</text:p>
      <text:p text:style-name="P1">30.3 , 22.22 , 26.5</text:p>
      <text:p text:style-name="P1">30.3 , 22.725 , 26.375</text:p>
      <text:p text:style-name="P1">30.3 , 23.23 , 26.25</text:p>
      <text:p text:style-name="P1">30.3 , 23.735 , 26.125</text:p>
      <text:p text:style-name="P1">30.3 , 24.24 , 26</text:p>
      <text:p text:style-name="P1">30.3 , 24.745 , 25.875</text:p>
      <text:p text:style-name="P1">30.3 , 25.25 , 25.75</text:p>
      <text:p text:style-name="P1">30.3 , 25.755 , 25.625</text:p>
      <text:p text:style-name="P1">30.3 , 26.26 , 25.5</text:p>
      <text:p text:style-name="P1">30.3 , 26.765 , 25.375</text:p>
      <text:p text:style-name="P1">30.3 , 27.27 , 25.25</text:p>
      <text:p text:style-name="P1">30.3 , 27.775 , 25.125</text:p>
      <text:p text:style-name="P1">30.3 , 28.28 , 25</text:p>
      <text:p text:style-name="P1">30.3 , 28.785 , 24.875</text:p>
      <text:p text:style-name="P1">30.3 , 29.29 , 24.75</text:p>
      <text:p text:style-name="P1">30.3 , 29.795 , 24.625</text:p>
      <text:p text:style-name="P1">30.3 , 30.3 , 24.5</text:p>
      <text:p text:style-name="P1">30.3 , 30.805 , 24.375</text:p>
      <text:p text:style-name="P1">30.3 , 31.31 , 24.25</text:p>
      <text:p text:style-name="P1">30.3 , 31.815 , 24.125</text:p>
      <text:p text:style-name="P1">30.3 , 32.32 , 24</text:p>
      <text:p text:style-name="P1">30.3 , 32.825 , 24</text:p>
      <text:p text:style-name="P1">30.3 , 33.33 , 24</text:p>
      <text:p text:style-name="P1">30.3 , 33.835 , 24</text:p>
      <text:p text:style-name="P1">30.3 , 34.34 , 24</text:p>
      <text:p text:style-name="P1">30.3 , 34.845 , 24</text:p>
      <text:p text:style-name="P1">30.3 , 35.35 , 24</text:p>
      <text:p text:style-name="P1">30.3 , 35.855 , 24</text:p>
      <text:p text:style-name="P1">30.3 , 36.36 , 24</text:p>
      <text:p text:style-name="P1">30.3 , 36.865 , 24</text:p>
      <text:p text:style-name="P1">30.3 , 37.37 , 24</text:p>
      <text:p text:style-name="P1"><text:soft-page-break/>30.3 , 37.875 , 24</text:p>
      <text:p text:style-name="P1">30.3 , 38.38 , 24</text:p>
      <text:p text:style-name="P1">30.3 , 38.885 , 24</text:p>
      <text:p text:style-name="P1">30.3 , 39.39 , 24</text:p>
      <text:p text:style-name="P1">30.3 , 39.895 , 24</text:p>
      <text:p text:style-name="P1">30.3 , 40.4 , 24</text:p>
      <text:p text:style-name="P1">30.3 , 40.905 , 24</text:p>
      <text:p text:style-name="P1">30.3 , 41.41 , 24</text:p>
      <text:p text:style-name="P1">30.3 , 41.915 , 24</text:p>
      <text:p text:style-name="P1">30.3 , 42.42 , 24</text:p>
      <text:p text:style-name="P1">30.3 , 42.925 , 24</text:p>
      <text:p text:style-name="P1">30.3 , 43.43 , 24</text:p>
      <text:p text:style-name="P1">30.3 , 43.935 , 24</text:p>
      <text:p text:style-name="P1">30.3 , 44.44 , 24</text:p>
      <text:p text:style-name="P1">30.3 , 44.945 , 24</text:p>
      <text:p text:style-name="P1">30.3 , 45.45 , 24</text:p>
      <text:p text:style-name="P1">30.3 , 45.955 , 24</text:p>
      <text:p text:style-name="P1">30.3 , 46.46 , 24</text:p>
      <text:p text:style-name="P1">30.3 , 46.965 , 24</text:p>
      <text:p text:style-name="P1">30.3 , 47.47 , 24</text:p>
      <text:p text:style-name="P1">30.3 , 47.975 , 24</text:p>
      <text:p text:style-name="P1">30.3 , 48.48 , 24</text:p>
      <text:p text:style-name="P1">30.3 , 48.985 , 24</text:p>
      <text:p text:style-name="P1">30.3 , 49.49 , 24</text:p>
      <text:p text:style-name="P1">30.3 , 49.995 , 24</text:p>
      <text:p text:style-name="P1">30.3 , 50.5 , 24</text:p>
      <text:p text:style-name="P1">30.805 , 0.0 , -9999</text:p>
      <text:p text:style-name="P1">30.805 , 0.505 , -9999</text:p>
      <text:p text:style-name="P1">30.805 , 1.01 , -9999</text:p>
      <text:p text:style-name="P1">30.805 , 1.515 , -9999</text:p>
      <text:p text:style-name="P1">30.805 , 2.02 , -9999</text:p>
      <text:p text:style-name="P1">30.805 , 2.525 , -9999</text:p>
      <text:p text:style-name="P1">30.805 , 3.03 , -9999</text:p>
      <text:p text:style-name="P1">30.805 , 3.535 , -9999</text:p>
      <text:p text:style-name="P1">30.805 , 4.04 , -9999</text:p>
      <text:p text:style-name="P1">30.805 , 4.545 , -9999</text:p>
      <text:p text:style-name="P1">30.805 , 5.05 , -9999</text:p>
      <text:p text:style-name="P1">30.805 , 5.555 , -9999</text:p>
      <text:p text:style-name="P1">30.805 , 6.06 , -9999</text:p>
      <text:p text:style-name="P1">30.805 , 6.565 , -9999</text:p>
      <text:p text:style-name="P1">30.805 , 7.07 , -9999</text:p>
      <text:p text:style-name="P1">30.805 , 7.575 , -9999</text:p>
      <text:p text:style-name="P1">30.805 , 8.08 , -9999</text:p>
      <text:p text:style-name="P1">30.805 , 8.585 , -9999</text:p>
      <text:p text:style-name="P1">30.805 , 9.09 , -9999</text:p>
      <text:p text:style-name="P1">30.805 , 9.595 , -9999</text:p>
      <text:p text:style-name="P1">30.805 , 10.1 , -9999</text:p>
      <text:p text:style-name="P1">30.805 , 10.605 , -9999</text:p>
      <text:p text:style-name="P1">30.805 , 11.11 , -9999</text:p>
      <text:p text:style-name="P1">30.805 , 11.615 , -9999</text:p>
      <text:p text:style-name="P1">30.805 , 12.12 , -9999</text:p>
      <text:p text:style-name="P1">30.805 , 12.625 , -9999</text:p>
      <text:p text:style-name="P1"><text:soft-page-break/>30.805 , 13.13 , -9999</text:p>
      <text:p text:style-name="P1">30.805 , 13.635 , -9999</text:p>
      <text:p text:style-name="P1">30.805 , 14.14 , -9999</text:p>
      <text:p text:style-name="P1">30.805 , 14.645 , -9999</text:p>
      <text:p text:style-name="P1">30.805 , 15.15 , -9999</text:p>
      <text:p text:style-name="P1">30.805 , 15.655 , -9999</text:p>
      <text:p text:style-name="P1">30.805 , 16.16 , -9999</text:p>
      <text:p text:style-name="P1">30.805 , 16.665 , -9999</text:p>
      <text:p text:style-name="P1">30.805 , 17.17 , -9999</text:p>
      <text:p text:style-name="P1">30.805 , 17.675 , -9999</text:p>
      <text:p text:style-name="P1">30.805 , 18.18 , -9999</text:p>
      <text:p text:style-name="P1">30.805 , 18.685 , -9999</text:p>
      <text:p text:style-name="P1">30.805 , 19.19 , -9999</text:p>
      <text:p text:style-name="P1">30.805 , 19.695 , -9999</text:p>
      <text:p text:style-name="P1">30.805 , 20.2 , -9999</text:p>
      <text:p text:style-name="P1">30.805 , 20.705 , 26.875</text:p>
      <text:p text:style-name="P1">30.805 , 21.21 , 26.75</text:p>
      <text:p text:style-name="P1">30.805 , 21.715 , 26.625</text:p>
      <text:p text:style-name="P1">30.805 , 22.22 , 26.5</text:p>
      <text:p text:style-name="P1">30.805 , 22.725 , 26.375</text:p>
      <text:p text:style-name="P1">30.805 , 23.23 , 26.25</text:p>
      <text:p text:style-name="P1">30.805 , 23.735 , 26.125</text:p>
      <text:p text:style-name="P1">30.805 , 24.24 , 26</text:p>
      <text:p text:style-name="P1">30.805 , 24.745 , 25.875</text:p>
      <text:p text:style-name="P1">30.805 , 25.25 , 25.75</text:p>
      <text:p text:style-name="P1">30.805 , 25.755 , 25.625</text:p>
      <text:p text:style-name="P1">30.805 , 26.26 , 25.5</text:p>
      <text:p text:style-name="P1">30.805 , 26.765 , 25.375</text:p>
      <text:p text:style-name="P1">30.805 , 27.27 , 25.25</text:p>
      <text:p text:style-name="P1">30.805 , 27.775 , 25.125</text:p>
      <text:p text:style-name="P1">30.805 , 28.28 , 25</text:p>
      <text:p text:style-name="P1">30.805 , 28.785 , 24.875</text:p>
      <text:p text:style-name="P1">30.805 , 29.29 , 24.75</text:p>
      <text:p text:style-name="P1">30.805 , 29.795 , 24.625</text:p>
      <text:p text:style-name="P1">30.805 , 30.3 , 24.5</text:p>
      <text:p text:style-name="P1">30.805 , 30.805 , 24.375</text:p>
      <text:p text:style-name="P1">30.805 , 31.31 , 24.25</text:p>
      <text:p text:style-name="P1">30.805 , 31.815 , 24.125</text:p>
      <text:p text:style-name="P1">30.805 , 32.32 , 24</text:p>
      <text:p text:style-name="P1">30.805 , 32.825 , 24</text:p>
      <text:p text:style-name="P1">30.805 , 33.33 , 24</text:p>
      <text:p text:style-name="P1">30.805 , 33.835 , 24</text:p>
      <text:p text:style-name="P1">30.805 , 34.34 , 24</text:p>
      <text:p text:style-name="P1">30.805 , 34.845 , 24</text:p>
      <text:p text:style-name="P1">30.805 , 35.35 , 24</text:p>
      <text:p text:style-name="P1">30.805 , 35.855 , 24</text:p>
      <text:p text:style-name="P1">30.805 , 36.36 , 24</text:p>
      <text:p text:style-name="P1">30.805 , 36.865 , 24</text:p>
      <text:p text:style-name="P1">30.805 , 37.37 , 24</text:p>
      <text:p text:style-name="P1">30.805 , 37.875 , 24</text:p>
      <text:p text:style-name="P1">30.805 , 38.38 , 24</text:p>
      <text:p text:style-name="P1">30.805 , 38.885 , 24</text:p>
      <text:p text:style-name="P1"><text:soft-page-break/>30.805 , 39.39 , 24</text:p>
      <text:p text:style-name="P1">30.805 , 39.895 , 24</text:p>
      <text:p text:style-name="P1">30.805 , 40.4 , 24</text:p>
      <text:p text:style-name="P1">30.805 , 40.905 , 24</text:p>
      <text:p text:style-name="P1">30.805 , 41.41 , 24</text:p>
      <text:p text:style-name="P1">30.805 , 41.915 , 24</text:p>
      <text:p text:style-name="P1">30.805 , 42.42 , 24</text:p>
      <text:p text:style-name="P1">30.805 , 42.925 , 24</text:p>
      <text:p text:style-name="P1">30.805 , 43.43 , 24</text:p>
      <text:p text:style-name="P1">30.805 , 43.935 , 24</text:p>
      <text:p text:style-name="P1">30.805 , 44.44 , 24</text:p>
      <text:p text:style-name="P1">30.805 , 44.945 , 24</text:p>
      <text:p text:style-name="P1">30.805 , 45.45 , 24</text:p>
      <text:p text:style-name="P1">30.805 , 45.955 , 24</text:p>
      <text:p text:style-name="P1">30.805 , 46.46 , 24</text:p>
      <text:p text:style-name="P1">30.805 , 46.965 , 24</text:p>
      <text:p text:style-name="P1">30.805 , 47.47 , 24</text:p>
      <text:p text:style-name="P1">30.805 , 47.975 , 24</text:p>
      <text:p text:style-name="P1">30.805 , 48.48 , 24</text:p>
      <text:p text:style-name="P1">30.805 , 48.985 , 24</text:p>
      <text:p text:style-name="P1">30.805 , 49.49 , 24</text:p>
      <text:p text:style-name="P1">30.805 , 49.995 , 24</text:p>
      <text:p text:style-name="P1">30.805 , 50.5 , 24</text:p>
      <text:p text:style-name="P1">31.31 , 0.0 , -9999</text:p>
      <text:p text:style-name="P1">31.31 , 0.505 , -9999</text:p>
      <text:p text:style-name="P1">31.31 , 1.01 , -9999</text:p>
      <text:p text:style-name="P1">31.31 , 1.515 , -9999</text:p>
      <text:p text:style-name="P1">31.31 , 2.02 , -9999</text:p>
      <text:p text:style-name="P1">31.31 , 2.525 , -9999</text:p>
      <text:p text:style-name="P1">31.31 , 3.03 , -9999</text:p>
      <text:p text:style-name="P1">31.31 , 3.535 , -9999</text:p>
      <text:p text:style-name="P1">31.31 , 4.04 , -9999</text:p>
      <text:p text:style-name="P1">31.31 , 4.545 , -9999</text:p>
      <text:p text:style-name="P1">31.31 , 5.05 , -9999</text:p>
      <text:p text:style-name="P1">31.31 , 5.555 , -9999</text:p>
      <text:p text:style-name="P1">31.31 , 6.06 , -9999</text:p>
      <text:p text:style-name="P1">31.31 , 6.565 , -9999</text:p>
      <text:p text:style-name="P1">31.31 , 7.07 , -9999</text:p>
      <text:p text:style-name="P1">31.31 , 7.575 , -9999</text:p>
      <text:p text:style-name="P1">31.31 , 8.08 , -9999</text:p>
      <text:p text:style-name="P1">31.31 , 8.585 , -9999</text:p>
      <text:p text:style-name="P1">31.31 , 9.09 , -9999</text:p>
      <text:p text:style-name="P1">31.31 , 9.595 , -9999</text:p>
      <text:p text:style-name="P1">31.31 , 10.1 , -9999</text:p>
      <text:p text:style-name="P1">31.31 , 10.605 , -9999</text:p>
      <text:p text:style-name="P1">31.31 , 11.11 , -9999</text:p>
      <text:p text:style-name="P1">31.31 , 11.615 , -9999</text:p>
      <text:p text:style-name="P1">31.31 , 12.12 , -9999</text:p>
      <text:p text:style-name="P1">31.31 , 12.625 , -9999</text:p>
      <text:p text:style-name="P1">31.31 , 13.13 , -9999</text:p>
      <text:p text:style-name="P1">31.31 , 13.635 , -9999</text:p>
      <text:p text:style-name="P1">31.31 , 14.14 , -9999</text:p>
      <text:p text:style-name="P1"><text:soft-page-break/>31.31 , 14.645 , -9999</text:p>
      <text:p text:style-name="P1">31.31 , 15.15 , -9999</text:p>
      <text:p text:style-name="P1">31.31 , 15.655 , -9999</text:p>
      <text:p text:style-name="P1">31.31 , 16.16 , -9999</text:p>
      <text:p text:style-name="P1">31.31 , 16.665 , -9999</text:p>
      <text:p text:style-name="P1">31.31 , 17.17 , -9999</text:p>
      <text:p text:style-name="P1">31.31 , 17.675 , -9999</text:p>
      <text:p text:style-name="P1">31.31 , 18.18 , -9999</text:p>
      <text:p text:style-name="P1">31.31 , 18.685 , -9999</text:p>
      <text:p text:style-name="P1">31.31 , 19.19 , -9999</text:p>
      <text:p text:style-name="P1">31.31 , 19.695 , -9999</text:p>
      <text:p text:style-name="P1">31.31 , 20.2 , -9999</text:p>
      <text:p text:style-name="P1">31.31 , 20.705 , 26.875</text:p>
      <text:p text:style-name="P1">31.31 , 21.21 , 26.75</text:p>
      <text:p text:style-name="P1">31.31 , 21.715 , 26.625</text:p>
      <text:p text:style-name="P1">31.31 , 22.22 , 26.5</text:p>
      <text:p text:style-name="P1">31.31 , 22.725 , 26.375</text:p>
      <text:p text:style-name="P1">31.31 , 23.23 , 26.25</text:p>
      <text:p text:style-name="P1">31.31 , 23.735 , 26.125</text:p>
      <text:p text:style-name="P1">31.31 , 24.24 , 26</text:p>
      <text:p text:style-name="P1">31.31 , 24.745 , 25.875</text:p>
      <text:p text:style-name="P1">31.31 , 25.25 , 25.75</text:p>
      <text:p text:style-name="P1">31.31 , 25.755 , 25.625</text:p>
      <text:p text:style-name="P1">31.31 , 26.26 , 25.5</text:p>
      <text:p text:style-name="P1">31.31 , 26.765 , 25.375</text:p>
      <text:p text:style-name="P1">31.31 , 27.27 , 25.25</text:p>
      <text:p text:style-name="P1">31.31 , 27.775 , 25.125</text:p>
      <text:p text:style-name="P1">31.31 , 28.28 , 25</text:p>
      <text:p text:style-name="P1">31.31 , 28.785 , 24.875</text:p>
      <text:p text:style-name="P1">31.31 , 29.29 , 24.75</text:p>
      <text:p text:style-name="P1">31.31 , 29.795 , 24.625</text:p>
      <text:p text:style-name="P1">31.31 , 30.3 , 24.5</text:p>
      <text:p text:style-name="P1">31.31 , 30.805 , 24.375</text:p>
      <text:p text:style-name="P1">31.31 , 31.31 , 24.25</text:p>
      <text:p text:style-name="P1">31.31 , 31.815 , 24.125</text:p>
      <text:p text:style-name="P1">31.31 , 32.32 , 24</text:p>
      <text:p text:style-name="P1">31.31 , 32.825 , 24</text:p>
      <text:p text:style-name="P1">31.31 , 33.33 , 24</text:p>
      <text:p text:style-name="P1">31.31 , 33.835 , 24</text:p>
      <text:p text:style-name="P1">31.31 , 34.34 , 24</text:p>
      <text:p text:style-name="P1">31.31 , 34.845 , 24</text:p>
      <text:p text:style-name="P1">31.31 , 35.35 , 24</text:p>
      <text:p text:style-name="P1">31.31 , 35.855 , 24</text:p>
      <text:p text:style-name="P1">31.31 , 36.36 , 24</text:p>
      <text:p text:style-name="P1">31.31 , 36.865 , 24</text:p>
      <text:p text:style-name="P1">31.31 , 37.37 , 24</text:p>
      <text:p text:style-name="P1">31.31 , 37.875 , 24</text:p>
      <text:p text:style-name="P1">31.31 , 38.38 , 24</text:p>
      <text:p text:style-name="P1">31.31 , 38.885 , 24</text:p>
      <text:p text:style-name="P1">31.31 , 39.39 , 24</text:p>
      <text:p text:style-name="P1">31.31 , 39.895 , 24</text:p>
      <text:p text:style-name="P1">31.31 , 40.4 , 24</text:p>
      <text:p text:style-name="P1"><text:soft-page-break/>31.31 , 40.905 , 24</text:p>
      <text:p text:style-name="P1">31.31 , 41.41 , 24</text:p>
      <text:p text:style-name="P1">31.31 , 41.915 , 24</text:p>
      <text:p text:style-name="P1">31.31 , 42.42 , 24</text:p>
      <text:p text:style-name="P1">31.31 , 42.925 , 24</text:p>
      <text:p text:style-name="P1">31.31 , 43.43 , 24</text:p>
      <text:p text:style-name="P1">31.31 , 43.935 , 24</text:p>
      <text:p text:style-name="P1">31.31 , 44.44 , 24</text:p>
      <text:p text:style-name="P1">31.31 , 44.945 , 24</text:p>
      <text:p text:style-name="P1">31.31 , 45.45 , 24</text:p>
      <text:p text:style-name="P1">31.31 , 45.955 , 24</text:p>
      <text:p text:style-name="P1">31.31 , 46.46 , 24</text:p>
      <text:p text:style-name="P1">31.31 , 46.965 , 24</text:p>
      <text:p text:style-name="P1">31.31 , 47.47 , 24</text:p>
      <text:p text:style-name="P1">31.31 , 47.975 , 24</text:p>
      <text:p text:style-name="P1">31.31 , 48.48 , 24</text:p>
      <text:p text:style-name="P1">31.31 , 48.985 , 24</text:p>
      <text:p text:style-name="P1">31.31 , 49.49 , 24</text:p>
      <text:p text:style-name="P1">31.31 , 49.995 , 24</text:p>
      <text:p text:style-name="P1">31.31 , 50.5 , 24</text:p>
      <text:p text:style-name="P1">31.815 , 0.0 , -9999</text:p>
      <text:p text:style-name="P1">31.815 , 0.505 , -9999</text:p>
      <text:p text:style-name="P1">31.815 , 1.01 , -9999</text:p>
      <text:p text:style-name="P1">31.815 , 1.515 , -9999</text:p>
      <text:p text:style-name="P1">31.815 , 2.02 , -9999</text:p>
      <text:p text:style-name="P1">31.815 , 2.525 , -9999</text:p>
      <text:p text:style-name="P1">31.815 , 3.03 , -9999</text:p>
      <text:p text:style-name="P1">31.815 , 3.535 , -9999</text:p>
      <text:p text:style-name="P1">31.815 , 4.04 , -9999</text:p>
      <text:p text:style-name="P1">31.815 , 4.545 , -9999</text:p>
      <text:p text:style-name="P1">31.815 , 5.05 , -9999</text:p>
      <text:p text:style-name="P1">31.815 , 5.555 , -9999</text:p>
      <text:p text:style-name="P1">31.815 , 6.06 , -9999</text:p>
      <text:p text:style-name="P1">31.815 , 6.565 , -9999</text:p>
      <text:p text:style-name="P1">31.815 , 7.07 , -9999</text:p>
      <text:p text:style-name="P1">31.815 , 7.575 , -9999</text:p>
      <text:p text:style-name="P1">31.815 , 8.08 , -9999</text:p>
      <text:p text:style-name="P1">31.815 , 8.585 , -9999</text:p>
      <text:p text:style-name="P1">31.815 , 9.09 , -9999</text:p>
      <text:p text:style-name="P1">31.815 , 9.595 , -9999</text:p>
      <text:p text:style-name="P1">31.815 , 10.1 , -9999</text:p>
      <text:p text:style-name="P1">31.815 , 10.605 , -9999</text:p>
      <text:p text:style-name="P1">31.815 , 11.11 , -9999</text:p>
      <text:p text:style-name="P1">31.815 , 11.615 , -9999</text:p>
      <text:p text:style-name="P1">31.815 , 12.12 , -9999</text:p>
      <text:p text:style-name="P1">31.815 , 12.625 , -9999</text:p>
      <text:p text:style-name="P1">31.815 , 13.13 , -9999</text:p>
      <text:p text:style-name="P1">31.815 , 13.635 , -9999</text:p>
      <text:p text:style-name="P1">31.815 , 14.14 , -9999</text:p>
      <text:p text:style-name="P1">31.815 , 14.645 , -9999</text:p>
      <text:p text:style-name="P1">31.815 , 15.15 , -9999</text:p>
      <text:p text:style-name="P1">31.815 , 15.655 , -9999</text:p>
      <text:p text:style-name="P1"><text:soft-page-break/>31.815 , 16.16 , -9999</text:p>
      <text:p text:style-name="P1">31.815 , 16.665 , -9999</text:p>
      <text:p text:style-name="P1">31.815 , 17.17 , -9999</text:p>
      <text:p text:style-name="P1">31.815 , 17.675 , -9999</text:p>
      <text:p text:style-name="P1">31.815 , 18.18 , -9999</text:p>
      <text:p text:style-name="P1">31.815 , 18.685 , -9999</text:p>
      <text:p text:style-name="P1">31.815 , 19.19 , -9999</text:p>
      <text:p text:style-name="P1">31.815 , 19.695 , -9999</text:p>
      <text:p text:style-name="P1">31.815 , 20.2 , -9999</text:p>
      <text:p text:style-name="P1">31.815 , 20.705 , 26.875</text:p>
      <text:p text:style-name="P1">31.815 , 21.21 , 26.75</text:p>
      <text:p text:style-name="P1">31.815 , 21.715 , 26.625</text:p>
      <text:p text:style-name="P1">31.815 , 22.22 , 26.5</text:p>
      <text:p text:style-name="P1">31.815 , 22.725 , 26.375</text:p>
      <text:p text:style-name="P1">31.815 , 23.23 , 26.25</text:p>
      <text:p text:style-name="P1">31.815 , 23.735 , 26.125</text:p>
      <text:p text:style-name="P1">31.815 , 24.24 , 26</text:p>
      <text:p text:style-name="P1">31.815 , 24.745 , 25.875</text:p>
      <text:p text:style-name="P1">31.815 , 25.25 , 25.75</text:p>
      <text:p text:style-name="P1">31.815 , 25.755 , 25.625</text:p>
      <text:p text:style-name="P1">31.815 , 26.26 , 25.5</text:p>
      <text:p text:style-name="P1">31.815 , 26.765 , 25.375</text:p>
      <text:p text:style-name="P1">31.815 , 27.27 , 25.25</text:p>
      <text:p text:style-name="P1">31.815 , 27.775 , 25.125</text:p>
      <text:p text:style-name="P1">31.815 , 28.28 , 25</text:p>
      <text:p text:style-name="P1">31.815 , 28.785 , 24.875</text:p>
      <text:p text:style-name="P1">31.815 , 29.29 , 24.75</text:p>
      <text:p text:style-name="P1">31.815 , 29.795 , 24.625</text:p>
      <text:p text:style-name="P1">31.815 , 30.3 , 24.5</text:p>
      <text:p text:style-name="P1">31.815 , 30.805 , 24.375</text:p>
      <text:p text:style-name="P1">31.815 , 31.31 , 24.25</text:p>
      <text:p text:style-name="P1">31.815 , 31.815 , 24.125</text:p>
      <text:p text:style-name="P1">31.815 , 32.32 , 24</text:p>
      <text:p text:style-name="P1">31.815 , 32.825 , 24</text:p>
      <text:p text:style-name="P1">31.815 , 33.33 , 24</text:p>
      <text:p text:style-name="P1">31.815 , 33.835 , 24</text:p>
      <text:p text:style-name="P1">31.815 , 34.34 , 24</text:p>
      <text:p text:style-name="P1">31.815 , 34.845 , 24</text:p>
      <text:p text:style-name="P1">31.815 , 35.35 , 24</text:p>
      <text:p text:style-name="P1">31.815 , 35.855 , 24</text:p>
      <text:p text:style-name="P1">31.815 , 36.36 , 24</text:p>
      <text:p text:style-name="P1">31.815 , 36.865 , 24</text:p>
      <text:p text:style-name="P1">31.815 , 37.37 , 24</text:p>
      <text:p text:style-name="P1">31.815 , 37.875 , 24</text:p>
      <text:p text:style-name="P1">31.815 , 38.38 , 24</text:p>
      <text:p text:style-name="P1">31.815 , 38.885 , 24</text:p>
      <text:p text:style-name="P1">31.815 , 39.39 , 24</text:p>
      <text:p text:style-name="P1">31.815 , 39.895 , 24</text:p>
      <text:p text:style-name="P1">31.815 , 40.4 , 24</text:p>
      <text:p text:style-name="P1">31.815 , 40.905 , 24</text:p>
      <text:p text:style-name="P1">31.815 , 41.41 , 24</text:p>
      <text:p text:style-name="P1">31.815 , 41.915 , 24</text:p>
      <text:p text:style-name="P1"><text:soft-page-break/>31.815 , 42.42 , 24</text:p>
      <text:p text:style-name="P1">31.815 , 42.925 , 24</text:p>
      <text:p text:style-name="P1">31.815 , 43.43 , 24</text:p>
      <text:p text:style-name="P1">31.815 , 43.935 , 24</text:p>
      <text:p text:style-name="P1">31.815 , 44.44 , 24</text:p>
      <text:p text:style-name="P1">31.815 , 44.945 , 24</text:p>
      <text:p text:style-name="P1">31.815 , 45.45 , 24</text:p>
      <text:p text:style-name="P1">31.815 , 45.955 , 24</text:p>
      <text:p text:style-name="P1">31.815 , 46.46 , 24</text:p>
      <text:p text:style-name="P1">31.815 , 46.965 , 24</text:p>
      <text:p text:style-name="P1">31.815 , 47.47 , 24</text:p>
      <text:p text:style-name="P1">31.815 , 47.975 , 24</text:p>
      <text:p text:style-name="P1">31.815 , 48.48 , 24</text:p>
      <text:p text:style-name="P1">31.815 , 48.985 , 24</text:p>
      <text:p text:style-name="P1">31.815 , 49.49 , 24</text:p>
      <text:p text:style-name="P1">31.815 , 49.995 , 24</text:p>
      <text:p text:style-name="P1">31.815 , 50.5 , 24</text:p>
      <text:p text:style-name="P1">32.32 , 0.0 , -9999</text:p>
      <text:p text:style-name="P1">32.32 , 0.505 , -9999</text:p>
      <text:p text:style-name="P1">32.32 , 1.01 , -9999</text:p>
      <text:p text:style-name="P1">32.32 , 1.515 , -9999</text:p>
      <text:p text:style-name="P1">32.32 , 2.02 , -9999</text:p>
      <text:p text:style-name="P1">32.32 , 2.525 , -9999</text:p>
      <text:p text:style-name="P1">32.32 , 3.03 , -9999</text:p>
      <text:p text:style-name="P1">32.32 , 3.535 , -9999</text:p>
      <text:p text:style-name="P1">32.32 , 4.04 , -9999</text:p>
      <text:p text:style-name="P1">32.32 , 4.545 , -9999</text:p>
      <text:p text:style-name="P1">32.32 , 5.05 , -9999</text:p>
      <text:p text:style-name="P1">32.32 , 5.555 , -9999</text:p>
      <text:p text:style-name="P1">32.32 , 6.06 , -9999</text:p>
      <text:p text:style-name="P1">32.32 , 6.565 , -9999</text:p>
      <text:p text:style-name="P1">32.32 , 7.07 , -9999</text:p>
      <text:p text:style-name="P1">32.32 , 7.575 , -9999</text:p>
      <text:p text:style-name="P1">32.32 , 8.08 , -9999</text:p>
      <text:p text:style-name="P1">32.32 , 8.585 , -9999</text:p>
      <text:p text:style-name="P1">32.32 , 9.09 , -9999</text:p>
      <text:p text:style-name="P1">32.32 , 9.595 , -9999</text:p>
      <text:p text:style-name="P1">32.32 , 10.1 , -9999</text:p>
      <text:p text:style-name="P1">32.32 , 10.605 , -9999</text:p>
      <text:p text:style-name="P1">32.32 , 11.11 , -9999</text:p>
      <text:p text:style-name="P1">32.32 , 11.615 , -9999</text:p>
      <text:p text:style-name="P1">32.32 , 12.12 , -9999</text:p>
      <text:p text:style-name="P1">32.32 , 12.625 , -9999</text:p>
      <text:p text:style-name="P1">32.32 , 13.13 , -9999</text:p>
      <text:p text:style-name="P1">32.32 , 13.635 , -9999</text:p>
      <text:p text:style-name="P1">32.32 , 14.14 , -9999</text:p>
      <text:p text:style-name="P1">32.32 , 14.645 , -9999</text:p>
      <text:p text:style-name="P1">32.32 , 15.15 , -9999</text:p>
      <text:p text:style-name="P1">32.32 , 15.655 , -9999</text:p>
      <text:p text:style-name="P1">32.32 , 16.16 , -9999</text:p>
      <text:p text:style-name="P1">32.32 , 16.665 , -9999</text:p>
      <text:p text:style-name="P1">32.32 , 17.17 , -9999</text:p>
      <text:p text:style-name="P1"><text:soft-page-break/>32.32 , 17.675 , -9999</text:p>
      <text:p text:style-name="P1">32.32 , 18.18 , -9999</text:p>
      <text:p text:style-name="P1">32.32 , 18.685 , -9999</text:p>
      <text:p text:style-name="P1">32.32 , 19.19 , -9999</text:p>
      <text:p text:style-name="P1">32.32 , 19.695 , -9999</text:p>
      <text:p text:style-name="P1">32.32 , 20.2 , -9999</text:p>
      <text:p text:style-name="P1">32.32 , 20.705 , 26.875</text:p>
      <text:p text:style-name="P1">32.32 , 21.21 , 26.75</text:p>
      <text:p text:style-name="P1">32.32 , 21.715 , 26.625</text:p>
      <text:p text:style-name="P1">32.32 , 22.22 , 26.5</text:p>
      <text:p text:style-name="P1">32.32 , 22.725 , 26.375</text:p>
      <text:p text:style-name="P1">32.32 , 23.23 , 26.25</text:p>
      <text:p text:style-name="P1">32.32 , 23.735 , 26.125</text:p>
      <text:p text:style-name="P1">32.32 , 24.24 , 26</text:p>
      <text:p text:style-name="P1">32.32 , 24.745 , 25.875</text:p>
      <text:p text:style-name="P1">32.32 , 25.25 , 25.75</text:p>
      <text:p text:style-name="P1">32.32 , 25.755 , 25.625</text:p>
      <text:p text:style-name="P1">32.32 , 26.26 , 25.5</text:p>
      <text:p text:style-name="P1">32.32 , 26.765 , 25.375</text:p>
      <text:p text:style-name="P1">32.32 , 27.27 , 25.25</text:p>
      <text:p text:style-name="P1">32.32 , 27.775 , 25.125</text:p>
      <text:p text:style-name="P1">32.32 , 28.28 , 25</text:p>
      <text:p text:style-name="P1">32.32 , 28.785 , 24.875</text:p>
      <text:p text:style-name="P1">32.32 , 29.29 , 24.75</text:p>
      <text:p text:style-name="P1">32.32 , 29.795 , 24.625</text:p>
      <text:p text:style-name="P1">32.32 , 30.3 , 24.5</text:p>
      <text:p text:style-name="P1">32.32 , 30.805 , 24.375</text:p>
      <text:p text:style-name="P1">32.32 , 31.31 , 24.25</text:p>
      <text:p text:style-name="P1">32.32 , 31.815 , 24.125</text:p>
      <text:p text:style-name="P1">32.32 , 32.32 , 24</text:p>
      <text:p text:style-name="P1">32.32 , 32.825 , 24</text:p>
      <text:p text:style-name="P1">32.32 , 33.33 , 24</text:p>
      <text:p text:style-name="P1">32.32 , 33.835 , 24</text:p>
      <text:p text:style-name="P1">32.32 , 34.34 , 24</text:p>
      <text:p text:style-name="P1">32.32 , 34.845 , 24</text:p>
      <text:p text:style-name="P1">32.32 , 35.35 , 24</text:p>
      <text:p text:style-name="P1">32.32 , 35.855 , 24</text:p>
      <text:p text:style-name="P1">32.32 , 36.36 , 24</text:p>
      <text:p text:style-name="P1">32.32 , 36.865 , 24</text:p>
      <text:p text:style-name="P1">32.32 , 37.37 , 24</text:p>
      <text:p text:style-name="P1">32.32 , 37.875 , 24</text:p>
      <text:p text:style-name="P1">32.32 , 38.38 , 24</text:p>
      <text:p text:style-name="P1">32.32 , 38.885 , 24</text:p>
      <text:p text:style-name="P1">32.32 , 39.39 , 24</text:p>
      <text:p text:style-name="P1">32.32 , 39.895 , 24</text:p>
      <text:p text:style-name="P1">32.32 , 40.4 , 24</text:p>
      <text:p text:style-name="P1">32.32 , 40.905 , 24</text:p>
      <text:p text:style-name="P1">32.32 , 41.41 , 24</text:p>
      <text:p text:style-name="P1">32.32 , 41.915 , 24</text:p>
      <text:p text:style-name="P1">32.32 , 42.42 , 24</text:p>
      <text:p text:style-name="P1">32.32 , 42.925 , 24</text:p>
      <text:p text:style-name="P1">32.32 , 43.43 , 24</text:p>
      <text:p text:style-name="P1"><text:soft-page-break/>32.32 , 43.935 , 24</text:p>
      <text:p text:style-name="P1">32.32 , 44.44 , 24</text:p>
      <text:p text:style-name="P1">32.32 , 44.945 , 24</text:p>
      <text:p text:style-name="P1">32.32 , 45.45 , 24</text:p>
      <text:p text:style-name="P1">32.32 , 45.955 , 24</text:p>
      <text:p text:style-name="P1">32.32 , 46.46 , 24</text:p>
      <text:p text:style-name="P1">32.32 , 46.965 , 24</text:p>
      <text:p text:style-name="P1">32.32 , 47.47 , 24</text:p>
      <text:p text:style-name="P1">32.32 , 47.975 , 24</text:p>
      <text:p text:style-name="P1">32.32 , 48.48 , 24</text:p>
      <text:p text:style-name="P1">32.32 , 48.985 , 24</text:p>
      <text:p text:style-name="P1">32.32 , 49.49 , 24</text:p>
      <text:p text:style-name="P1">32.32 , 49.995 , 24</text:p>
      <text:p text:style-name="P1">32.32 , 50.5 , 24</text:p>
      <text:p text:style-name="P1">32.825 , 0.0 , -9999</text:p>
      <text:p text:style-name="P1">32.825 , 0.505 , -9999</text:p>
      <text:p text:style-name="P1">32.825 , 1.01 , -9999</text:p>
      <text:p text:style-name="P1">32.825 , 1.515 , -9999</text:p>
      <text:p text:style-name="P1">32.825 , 2.02 , -9999</text:p>
      <text:p text:style-name="P1">32.825 , 2.525 , -9999</text:p>
      <text:p text:style-name="P1">32.825 , 3.03 , -9999</text:p>
      <text:p text:style-name="P1">32.825 , 3.535 , -9999</text:p>
      <text:p text:style-name="P1">32.825 , 4.04 , -9999</text:p>
      <text:p text:style-name="P1">32.825 , 4.545 , -9999</text:p>
      <text:p text:style-name="P1">32.825 , 5.05 , -9999</text:p>
      <text:p text:style-name="P1">32.825 , 5.555 , -9999</text:p>
      <text:p text:style-name="P1">32.825 , 6.06 , -9999</text:p>
      <text:p text:style-name="P1">32.825 , 6.565 , -9999</text:p>
      <text:p text:style-name="P1">32.825 , 7.07 , -9999</text:p>
      <text:p text:style-name="P1">32.825 , 7.575 , -9999</text:p>
      <text:p text:style-name="P1">32.825 , 8.08 , -9999</text:p>
      <text:p text:style-name="P1">32.825 , 8.585 , -9999</text:p>
      <text:p text:style-name="P1">32.825 , 9.09 , -9999</text:p>
      <text:p text:style-name="P1">32.825 , 9.595 , -9999</text:p>
      <text:p text:style-name="P1">32.825 , 10.1 , -9999</text:p>
      <text:p text:style-name="P1">32.825 , 10.605 , -9999</text:p>
      <text:p text:style-name="P1">32.825 , 11.11 , -9999</text:p>
      <text:p text:style-name="P1">32.825 , 11.615 , -9999</text:p>
      <text:p text:style-name="P1">32.825 , 12.12 , -9999</text:p>
      <text:p text:style-name="P1">32.825 , 12.625 , -9999</text:p>
      <text:p text:style-name="P1">32.825 , 13.13 , -9999</text:p>
      <text:p text:style-name="P1">32.825 , 13.635 , -9999</text:p>
      <text:p text:style-name="P1">32.825 , 14.14 , -9999</text:p>
      <text:p text:style-name="P1">32.825 , 14.645 , -9999</text:p>
      <text:p text:style-name="P1">32.825 , 15.15 , -9999</text:p>
      <text:p text:style-name="P1">32.825 , 15.655 , -9999</text:p>
      <text:p text:style-name="P1">32.825 , 16.16 , -9999</text:p>
      <text:p text:style-name="P1">32.825 , 16.665 , -9999</text:p>
      <text:p text:style-name="P1">32.825 , 17.17 , -9999</text:p>
      <text:p text:style-name="P1">32.825 , 17.675 , -9999</text:p>
      <text:p text:style-name="P1">32.825 , 18.18 , -9999</text:p>
      <text:p text:style-name="P1">32.825 , 18.685 , -9999</text:p>
      <text:p text:style-name="P1"><text:soft-page-break/>32.825 , 19.19 , -9999</text:p>
      <text:p text:style-name="P1">32.825 , 19.695 , -9999</text:p>
      <text:p text:style-name="P1">32.825 , 20.2 , -9999</text:p>
      <text:p text:style-name="P1">32.825 , 20.705 , 26.875</text:p>
      <text:p text:style-name="P1">32.825 , 21.21 , 26.75</text:p>
      <text:p text:style-name="P1">32.825 , 21.715 , 26.625</text:p>
      <text:p text:style-name="P1">32.825 , 22.22 , 26.5</text:p>
      <text:p text:style-name="P1">32.825 , 22.725 , 26.375</text:p>
      <text:p text:style-name="P1">32.825 , 23.23 , 26.25</text:p>
      <text:p text:style-name="P1">32.825 , 23.735 , 26.125</text:p>
      <text:p text:style-name="P1">32.825 , 24.24 , 26</text:p>
      <text:p text:style-name="P1">32.825 , 24.745 , 25.875</text:p>
      <text:p text:style-name="P1">32.825 , 25.25 , 25.75</text:p>
      <text:p text:style-name="P1">32.825 , 25.755 , 25.625</text:p>
      <text:p text:style-name="P1">32.825 , 26.26 , 25.5</text:p>
      <text:p text:style-name="P1">32.825 , 26.765 , 25.375</text:p>
      <text:p text:style-name="P1">32.825 , 27.27 , 25.25</text:p>
      <text:p text:style-name="P1">32.825 , 27.775 , 25.125</text:p>
      <text:p text:style-name="P1">32.825 , 28.28 , 25</text:p>
      <text:p text:style-name="P1">32.825 , 28.785 , 24.875</text:p>
      <text:p text:style-name="P1">32.825 , 29.29 , 24.75</text:p>
      <text:p text:style-name="P1">32.825 , 29.795 , 24.625</text:p>
      <text:p text:style-name="P1">32.825 , 30.3 , 24.5</text:p>
      <text:p text:style-name="P1">32.825 , 30.805 , 24.375</text:p>
      <text:p text:style-name="P1">32.825 , 31.31 , 24.25</text:p>
      <text:p text:style-name="P1">32.825 , 31.815 , 24.125</text:p>
      <text:p text:style-name="P1">32.825 , 32.32 , 24</text:p>
      <text:p text:style-name="P1">32.825 , 32.825 , 24</text:p>
      <text:p text:style-name="P1">32.825 , 33.33 , 24</text:p>
      <text:p text:style-name="P1">32.825 , 33.835 , 24</text:p>
      <text:p text:style-name="P1">32.825 , 34.34 , 24</text:p>
      <text:p text:style-name="P1">32.825 , 34.845 , 24</text:p>
      <text:p text:style-name="P1">32.825 , 35.35 , 24</text:p>
      <text:p text:style-name="P1">32.825 , 35.855 , 24</text:p>
      <text:p text:style-name="P1">32.825 , 36.36 , 24</text:p>
      <text:p text:style-name="P1">32.825 , 36.865 , 24</text:p>
      <text:p text:style-name="P1">32.825 , 37.37 , 24</text:p>
      <text:p text:style-name="P1">32.825 , 37.875 , 24</text:p>
      <text:p text:style-name="P1">32.825 , 38.38 , 24</text:p>
      <text:p text:style-name="P1">32.825 , 38.885 , 24</text:p>
      <text:p text:style-name="P1">32.825 , 39.39 , 24</text:p>
      <text:p text:style-name="P1">32.825 , 39.895 , 24</text:p>
      <text:p text:style-name="P1">32.825 , 40.4 , 24</text:p>
      <text:p text:style-name="P1">32.825 , 40.905 , 24</text:p>
      <text:p text:style-name="P1">32.825 , 41.41 , 24</text:p>
      <text:p text:style-name="P1">32.825 , 41.915 , 24</text:p>
      <text:p text:style-name="P1">32.825 , 42.42 , 24</text:p>
      <text:p text:style-name="P1">32.825 , 42.925 , 24</text:p>
      <text:p text:style-name="P1">32.825 , 43.43 , 24</text:p>
      <text:p text:style-name="P1">32.825 , 43.935 , 24</text:p>
      <text:p text:style-name="P1">32.825 , 44.44 , 24</text:p>
      <text:p text:style-name="P1">32.825 , 44.945 , 24</text:p>
      <text:p text:style-name="P1"><text:soft-page-break/>32.825 , 45.45 , 24</text:p>
      <text:p text:style-name="P1">32.825 , 45.955 , 24</text:p>
      <text:p text:style-name="P1">32.825 , 46.46 , 24</text:p>
      <text:p text:style-name="P1">32.825 , 46.965 , 24</text:p>
      <text:p text:style-name="P1">32.825 , 47.47 , 24</text:p>
      <text:p text:style-name="P1">32.825 , 47.975 , 24</text:p>
      <text:p text:style-name="P1">32.825 , 48.48 , 24</text:p>
      <text:p text:style-name="P1">32.825 , 48.985 , 24</text:p>
      <text:p text:style-name="P1">32.825 , 49.49 , 24</text:p>
      <text:p text:style-name="P1">32.825 , 49.995 , 24</text:p>
      <text:p text:style-name="P1">32.825 , 50.5 , 24</text:p>
      <text:p text:style-name="P1">33.33 , 0.0 , -9999</text:p>
      <text:p text:style-name="P1">33.33 , 0.505 , -9999</text:p>
      <text:p text:style-name="P1">33.33 , 1.01 , -9999</text:p>
      <text:p text:style-name="P1">33.33 , 1.515 , -9999</text:p>
      <text:p text:style-name="P1">33.33 , 2.02 , -9999</text:p>
      <text:p text:style-name="P1">33.33 , 2.525 , -9999</text:p>
      <text:p text:style-name="P1">33.33 , 3.03 , -9999</text:p>
      <text:p text:style-name="P1">33.33 , 3.535 , -9999</text:p>
      <text:p text:style-name="P1">33.33 , 4.04 , -9999</text:p>
      <text:p text:style-name="P1">33.33 , 4.545 , -9999</text:p>
      <text:p text:style-name="P1">33.33 , 5.05 , -9999</text:p>
      <text:p text:style-name="P1">33.33 , 5.555 , -9999</text:p>
      <text:p text:style-name="P1">33.33 , 6.06 , -9999</text:p>
      <text:p text:style-name="P1">33.33 , 6.565 , -9999</text:p>
      <text:p text:style-name="P1">33.33 , 7.07 , -9999</text:p>
      <text:p text:style-name="P1">33.33 , 7.575 , -9999</text:p>
      <text:p text:style-name="P1">33.33 , 8.08 , -9999</text:p>
      <text:p text:style-name="P1">33.33 , 8.585 , -9999</text:p>
      <text:p text:style-name="P1">33.33 , 9.09 , -9999</text:p>
      <text:p text:style-name="P1">33.33 , 9.595 , -9999</text:p>
      <text:p text:style-name="P1">33.33 , 10.1 , -9999</text:p>
      <text:p text:style-name="P1">33.33 , 10.605 , -9999</text:p>
      <text:p text:style-name="P1">33.33 , 11.11 , -9999</text:p>
      <text:p text:style-name="P1">33.33 , 11.615 , -9999</text:p>
      <text:p text:style-name="P1">33.33 , 12.12 , -9999</text:p>
      <text:p text:style-name="P1">33.33 , 12.625 , -9999</text:p>
      <text:p text:style-name="P1">33.33 , 13.13 , -9999</text:p>
      <text:p text:style-name="P1">33.33 , 13.635 , -9999</text:p>
      <text:p text:style-name="P1">33.33 , 14.14 , -9999</text:p>
      <text:p text:style-name="P1">33.33 , 14.645 , -9999</text:p>
      <text:p text:style-name="P1">33.33 , 15.15 , -9999</text:p>
      <text:p text:style-name="P1">33.33 , 15.655 , -9999</text:p>
      <text:p text:style-name="P1">33.33 , 16.16 , -9999</text:p>
      <text:p text:style-name="P1">33.33 , 16.665 , -9999</text:p>
      <text:p text:style-name="P1">33.33 , 17.17 , -9999</text:p>
      <text:p text:style-name="P1">33.33 , 17.675 , -9999</text:p>
      <text:p text:style-name="P1">33.33 , 18.18 , -9999</text:p>
      <text:p text:style-name="P1">33.33 , 18.685 , -9999</text:p>
      <text:p text:style-name="P1">33.33 , 19.19 , -9999</text:p>
      <text:p text:style-name="P1">33.33 , 19.695 , -9999</text:p>
      <text:p text:style-name="P1">33.33 , 20.2 , -9999</text:p>
      <text:p text:style-name="P1"><text:soft-page-break/>33.33 , 20.705 , 26.875</text:p>
      <text:p text:style-name="P1">33.33 , 21.21 , 26.75</text:p>
      <text:p text:style-name="P1">33.33 , 21.715 , 26.625</text:p>
      <text:p text:style-name="P1">33.33 , 22.22 , 26.5</text:p>
      <text:p text:style-name="P1">33.33 , 22.725 , 26.375</text:p>
      <text:p text:style-name="P1">33.33 , 23.23 , 26.25</text:p>
      <text:p text:style-name="P1">33.33 , 23.735 , 26.125</text:p>
      <text:p text:style-name="P1">33.33 , 24.24 , 26</text:p>
      <text:p text:style-name="P1">33.33 , 24.745 , 25.875</text:p>
      <text:p text:style-name="P1">33.33 , 25.25 , 25.75</text:p>
      <text:p text:style-name="P1">33.33 , 25.755 , 25.625</text:p>
      <text:p text:style-name="P1">33.33 , 26.26 , 25.5</text:p>
      <text:p text:style-name="P1">33.33 , 26.765 , 25.375</text:p>
      <text:p text:style-name="P1">33.33 , 27.27 , 25.25</text:p>
      <text:p text:style-name="P1">33.33 , 27.775 , 25.125</text:p>
      <text:p text:style-name="P1">33.33 , 28.28 , 25</text:p>
      <text:p text:style-name="P1">33.33 , 28.785 , 24.875</text:p>
      <text:p text:style-name="P1">33.33 , 29.29 , 24.75</text:p>
      <text:p text:style-name="P1">33.33 , 29.795 , 24.625</text:p>
      <text:p text:style-name="P1">33.33 , 30.3 , 24.5</text:p>
      <text:p text:style-name="P1">33.33 , 30.805 , 24.375</text:p>
      <text:p text:style-name="P1">33.33 , 31.31 , 24.25</text:p>
      <text:p text:style-name="P1">33.33 , 31.815 , 24.125</text:p>
      <text:p text:style-name="P1">33.33 , 32.32 , 24</text:p>
      <text:p text:style-name="P1">33.33 , 32.825 , 24</text:p>
      <text:p text:style-name="P1">33.33 , 33.33 , 24</text:p>
      <text:p text:style-name="P1">33.33 , 33.835 , 24</text:p>
      <text:p text:style-name="P1">33.33 , 34.34 , 24</text:p>
      <text:p text:style-name="P1">33.33 , 34.845 , 24</text:p>
      <text:p text:style-name="P1">33.33 , 35.35 , 24</text:p>
      <text:p text:style-name="P1">33.33 , 35.855 , 24</text:p>
      <text:p text:style-name="P1">33.33 , 36.36 , 24</text:p>
      <text:p text:style-name="P1">33.33 , 36.865 , 24</text:p>
      <text:p text:style-name="P1">33.33 , 37.37 , 24</text:p>
      <text:p text:style-name="P1">33.33 , 37.875 , 24</text:p>
      <text:p text:style-name="P1">33.33 , 38.38 , 24</text:p>
      <text:p text:style-name="P1">33.33 , 38.885 , 24</text:p>
      <text:p text:style-name="P1">33.33 , 39.39 , 24</text:p>
      <text:p text:style-name="P1">33.33 , 39.895 , 24</text:p>
      <text:p text:style-name="P1">33.33 , 40.4 , 24</text:p>
      <text:p text:style-name="P1">33.33 , 40.905 , 24</text:p>
      <text:p text:style-name="P1">33.33 , 41.41 , 24</text:p>
      <text:p text:style-name="P1">33.33 , 41.915 , 24</text:p>
      <text:p text:style-name="P1">33.33 , 42.42 , 24</text:p>
      <text:p text:style-name="P1">33.33 , 42.925 , 24</text:p>
      <text:p text:style-name="P1">33.33 , 43.43 , 24</text:p>
      <text:p text:style-name="P1">33.33 , 43.935 , 24</text:p>
      <text:p text:style-name="P1">33.33 , 44.44 , 24</text:p>
      <text:p text:style-name="P1">33.33 , 44.945 , 24</text:p>
      <text:p text:style-name="P1">33.33 , 45.45 , 24</text:p>
      <text:p text:style-name="P1">33.33 , 45.955 , 24</text:p>
      <text:p text:style-name="P1">33.33 , 46.46 , 24</text:p>
      <text:p text:style-name="P1"><text:soft-page-break/>33.33 , 46.965 , 24</text:p>
      <text:p text:style-name="P1">33.33 , 47.47 , 24</text:p>
      <text:p text:style-name="P1">33.33 , 47.975 , 24</text:p>
      <text:p text:style-name="P1">33.33 , 48.48 , 24</text:p>
      <text:p text:style-name="P1">33.33 , 48.985 , 24</text:p>
      <text:p text:style-name="P1">33.33 , 49.49 , 24</text:p>
      <text:p text:style-name="P1">33.33 , 49.995 , 24</text:p>
      <text:p text:style-name="P1">33.33 , 50.5 , 24</text:p>
      <text:p text:style-name="P1">33.835 , 0.0 , -9999</text:p>
      <text:p text:style-name="P1">33.835 , 0.505 , -9999</text:p>
      <text:p text:style-name="P1">33.835 , 1.01 , -9999</text:p>
      <text:p text:style-name="P1">33.835 , 1.515 , -9999</text:p>
      <text:p text:style-name="P1">33.835 , 2.02 , -9999</text:p>
      <text:p text:style-name="P1">33.835 , 2.525 , -9999</text:p>
      <text:p text:style-name="P1">33.835 , 3.03 , -9999</text:p>
      <text:p text:style-name="P1">33.835 , 3.535 , -9999</text:p>
      <text:p text:style-name="P1">33.835 , 4.04 , -9999</text:p>
      <text:p text:style-name="P1">33.835 , 4.545 , -9999</text:p>
      <text:p text:style-name="P1">33.835 , 5.05 , -9999</text:p>
      <text:p text:style-name="P1">33.835 , 5.555 , -9999</text:p>
      <text:p text:style-name="P1">33.835 , 6.06 , -9999</text:p>
      <text:p text:style-name="P1">33.835 , 6.565 , -9999</text:p>
      <text:p text:style-name="P1">33.835 , 7.07 , -9999</text:p>
      <text:p text:style-name="P1">33.835 , 7.575 , -9999</text:p>
      <text:p text:style-name="P1">33.835 , 8.08 , -9999</text:p>
      <text:p text:style-name="P1">33.835 , 8.585 , -9999</text:p>
      <text:p text:style-name="P1">33.835 , 9.09 , -9999</text:p>
      <text:p text:style-name="P1">33.835 , 9.595 , -9999</text:p>
      <text:p text:style-name="P1">33.835 , 10.1 , -9999</text:p>
      <text:p text:style-name="P1">33.835 , 10.605 , -9999</text:p>
      <text:p text:style-name="P1">33.835 , 11.11 , -9999</text:p>
      <text:p text:style-name="P1">33.835 , 11.615 , -9999</text:p>
      <text:p text:style-name="P1">33.835 , 12.12 , -9999</text:p>
      <text:p text:style-name="P1">33.835 , 12.625 , -9999</text:p>
      <text:p text:style-name="P1">33.835 , 13.13 , -9999</text:p>
      <text:p text:style-name="P1">33.835 , 13.635 , -9999</text:p>
      <text:p text:style-name="P1">33.835 , 14.14 , -9999</text:p>
      <text:p text:style-name="P1">33.835 , 14.645 , -9999</text:p>
      <text:p text:style-name="P1">33.835 , 15.15 , -9999</text:p>
      <text:p text:style-name="P1">33.835 , 15.655 , -9999</text:p>
      <text:p text:style-name="P1">33.835 , 16.16 , -9999</text:p>
      <text:p text:style-name="P1">33.835 , 16.665 , -9999</text:p>
      <text:p text:style-name="P1">33.835 , 17.17 , -9999</text:p>
      <text:p text:style-name="P1">33.835 , 17.675 , -9999</text:p>
      <text:p text:style-name="P1">33.835 , 18.18 , -9999</text:p>
      <text:p text:style-name="P1">33.835 , 18.685 , -9999</text:p>
      <text:p text:style-name="P1">33.835 , 19.19 , -9999</text:p>
      <text:p text:style-name="P1">33.835 , 19.695 , -9999</text:p>
      <text:p text:style-name="P1">33.835 , 20.2 , -9999</text:p>
      <text:p text:style-name="P1">33.835 , 20.705 , 26.875</text:p>
      <text:p text:style-name="P1">33.835 , 21.21 , 26.75</text:p>
      <text:p text:style-name="P1">33.835 , 21.715 , 26.625</text:p>
      <text:p text:style-name="P1"><text:soft-page-break/>33.835 , 22.22 , 26.5</text:p>
      <text:p text:style-name="P1">33.835 , 22.725 , 26.375</text:p>
      <text:p text:style-name="P1">33.835 , 23.23 , 26.25</text:p>
      <text:p text:style-name="P1">33.835 , 23.735 , 26.125</text:p>
      <text:p text:style-name="P1">33.835 , 24.24 , 26</text:p>
      <text:p text:style-name="P1">33.835 , 24.745 , 25.875</text:p>
      <text:p text:style-name="P1">33.835 , 25.25 , 25.75</text:p>
      <text:p text:style-name="P1">33.835 , 25.755 , 25.625</text:p>
      <text:p text:style-name="P1">33.835 , 26.26 , 25.5</text:p>
      <text:p text:style-name="P1">33.835 , 26.765 , 25.375</text:p>
      <text:p text:style-name="P1">33.835 , 27.27 , 25.25</text:p>
      <text:p text:style-name="P1">33.835 , 27.775 , 25.125</text:p>
      <text:p text:style-name="P1">33.835 , 28.28 , 25</text:p>
      <text:p text:style-name="P1">33.835 , 28.785 , 24.875</text:p>
      <text:p text:style-name="P1">33.835 , 29.29 , 24.75</text:p>
      <text:p text:style-name="P1">33.835 , 29.795 , 24.625</text:p>
      <text:p text:style-name="P1">33.835 , 30.3 , 24.5</text:p>
      <text:p text:style-name="P1">33.835 , 30.805 , 24.375</text:p>
      <text:p text:style-name="P1">33.835 , 31.31 , 24.25</text:p>
      <text:p text:style-name="P1">33.835 , 31.815 , 24.125</text:p>
      <text:p text:style-name="P1">33.835 , 32.32 , 24</text:p>
      <text:p text:style-name="P1">33.835 , 32.825 , 24</text:p>
      <text:p text:style-name="P1">33.835 , 33.33 , 24</text:p>
      <text:p text:style-name="P1">33.835 , 33.835 , 24</text:p>
      <text:p text:style-name="P1">33.835 , 34.34 , 24</text:p>
      <text:p text:style-name="P1">33.835 , 34.845 , 24</text:p>
      <text:p text:style-name="P1">33.835 , 35.35 , 24</text:p>
      <text:p text:style-name="P1">33.835 , 35.855 , 24</text:p>
      <text:p text:style-name="P1">33.835 , 36.36 , 24</text:p>
      <text:p text:style-name="P1">33.835 , 36.865 , 24</text:p>
      <text:p text:style-name="P1">33.835 , 37.37 , 24</text:p>
      <text:p text:style-name="P1">33.835 , 37.875 , 24</text:p>
      <text:p text:style-name="P1">33.835 , 38.38 , 24</text:p>
      <text:p text:style-name="P1">33.835 , 38.885 , 24</text:p>
      <text:p text:style-name="P1">33.835 , 39.39 , 24</text:p>
      <text:p text:style-name="P1">33.835 , 39.895 , 24</text:p>
      <text:p text:style-name="P1">33.835 , 40.4 , 24</text:p>
      <text:p text:style-name="P1">33.835 , 40.905 , 24</text:p>
      <text:p text:style-name="P1">33.835 , 41.41 , 24</text:p>
      <text:p text:style-name="P1">33.835 , 41.915 , 24</text:p>
      <text:p text:style-name="P1">33.835 , 42.42 , 24</text:p>
      <text:p text:style-name="P1">33.835 , 42.925 , 24</text:p>
      <text:p text:style-name="P1">33.835 , 43.43 , 24</text:p>
      <text:p text:style-name="P1">33.835 , 43.935 , 24</text:p>
      <text:p text:style-name="P1">33.835 , 44.44 , 24</text:p>
      <text:p text:style-name="P1">33.835 , 44.945 , 24</text:p>
      <text:p text:style-name="P1">33.835 , 45.45 , 24</text:p>
      <text:p text:style-name="P1">33.835 , 45.955 , 24</text:p>
      <text:p text:style-name="P1">33.835 , 46.46 , 24</text:p>
      <text:p text:style-name="P1">33.835 , 46.965 , 24</text:p>
      <text:p text:style-name="P1">33.835 , 47.47 , 24</text:p>
      <text:p text:style-name="P1">33.835 , 47.975 , 24</text:p>
      <text:p text:style-name="P1"><text:soft-page-break/>33.835 , 48.48 , 24</text:p>
      <text:p text:style-name="P1">33.835 , 48.985 , 24</text:p>
      <text:p text:style-name="P1">33.835 , 49.49 , 24</text:p>
      <text:p text:style-name="P1">33.835 , 49.995 , 24</text:p>
      <text:p text:style-name="P1">33.835 , 50.5 , 24</text:p>
      <text:p text:style-name="P1">34.34 , 0.0 , -9999</text:p>
      <text:p text:style-name="P1">34.34 , 0.505 , -9999</text:p>
      <text:p text:style-name="P1">34.34 , 1.01 , -9999</text:p>
      <text:p text:style-name="P1">34.34 , 1.515 , -9999</text:p>
      <text:p text:style-name="P1">34.34 , 2.02 , -9999</text:p>
      <text:p text:style-name="P1">34.34 , 2.525 , -9999</text:p>
      <text:p text:style-name="P1">34.34 , 3.03 , -9999</text:p>
      <text:p text:style-name="P1">34.34 , 3.535 , -9999</text:p>
      <text:p text:style-name="P1">34.34 , 4.04 , -9999</text:p>
      <text:p text:style-name="P1">34.34 , 4.545 , -9999</text:p>
      <text:p text:style-name="P1">34.34 , 5.05 , -9999</text:p>
      <text:p text:style-name="P1">34.34 , 5.555 , -9999</text:p>
      <text:p text:style-name="P1">34.34 , 6.06 , -9999</text:p>
      <text:p text:style-name="P1">34.34 , 6.565 , -9999</text:p>
      <text:p text:style-name="P1">34.34 , 7.07 , -9999</text:p>
      <text:p text:style-name="P1">34.34 , 7.575 , -9999</text:p>
      <text:p text:style-name="P1">34.34 , 8.08 , -9999</text:p>
      <text:p text:style-name="P1">34.34 , 8.585 , -9999</text:p>
      <text:p text:style-name="P1">34.34 , 9.09 , -9999</text:p>
      <text:p text:style-name="P1">34.34 , 9.595 , -9999</text:p>
      <text:p text:style-name="P1">34.34 , 10.1 , -9999</text:p>
      <text:p text:style-name="P1">34.34 , 10.605 , -9999</text:p>
      <text:p text:style-name="P1">34.34 , 11.11 , -9999</text:p>
      <text:p text:style-name="P1">34.34 , 11.615 , -9999</text:p>
      <text:p text:style-name="P1">34.34 , 12.12 , -9999</text:p>
      <text:p text:style-name="P1">34.34 , 12.625 , -9999</text:p>
      <text:p text:style-name="P1">34.34 , 13.13 , -9999</text:p>
      <text:p text:style-name="P1">34.34 , 13.635 , -9999</text:p>
      <text:p text:style-name="P1">34.34 , 14.14 , -9999</text:p>
      <text:p text:style-name="P1">34.34 , 14.645 , -9999</text:p>
      <text:p text:style-name="P1">34.34 , 15.15 , -9999</text:p>
      <text:p text:style-name="P1">34.34 , 15.655 , -9999</text:p>
      <text:p text:style-name="P1">34.34 , 16.16 , -9999</text:p>
      <text:p text:style-name="P1">34.34 , 16.665 , -9999</text:p>
      <text:p text:style-name="P1">34.34 , 17.17 , -9999</text:p>
      <text:p text:style-name="P1">34.34 , 17.675 , -9999</text:p>
      <text:p text:style-name="P1">34.34 , 18.18 , -9999</text:p>
      <text:p text:style-name="P1">34.34 , 18.685 , -9999</text:p>
      <text:p text:style-name="P1">34.34 , 19.19 , -9999</text:p>
      <text:p text:style-name="P1">34.34 , 19.695 , -9999</text:p>
      <text:p text:style-name="P1">34.34 , 20.2 , -9999</text:p>
      <text:p text:style-name="P1">34.34 , 20.705 , 26.875</text:p>
      <text:p text:style-name="P1">34.34 , 21.21 , 26.75</text:p>
      <text:p text:style-name="P1">34.34 , 21.715 , 26.625</text:p>
      <text:p text:style-name="P1">34.34 , 22.22 , 26.5</text:p>
      <text:p text:style-name="P1">34.34 , 22.725 , 26.375</text:p>
      <text:p text:style-name="P1">34.34 , 23.23 , 26.25</text:p>
      <text:p text:style-name="P1"><text:soft-page-break/>34.34 , 23.735 , 26.125</text:p>
      <text:p text:style-name="P1">34.34 , 24.24 , 26</text:p>
      <text:p text:style-name="P1">34.34 , 24.745 , 25.875</text:p>
      <text:p text:style-name="P1">34.34 , 25.25 , 25.75</text:p>
      <text:p text:style-name="P1">34.34 , 25.755 , 25.625</text:p>
      <text:p text:style-name="P1">34.34 , 26.26 , 25.5</text:p>
      <text:p text:style-name="P1">34.34 , 26.765 , 25.375</text:p>
      <text:p text:style-name="P1">34.34 , 27.27 , 25.25</text:p>
      <text:p text:style-name="P1">34.34 , 27.775 , 25.125</text:p>
      <text:p text:style-name="P1">34.34 , 28.28 , 25</text:p>
      <text:p text:style-name="P1">34.34 , 28.785 , 24.875</text:p>
      <text:p text:style-name="P1">34.34 , 29.29 , 24.75</text:p>
      <text:p text:style-name="P1">34.34 , 29.795 , 24.625</text:p>
      <text:p text:style-name="P1">34.34 , 30.3 , 24.5</text:p>
      <text:p text:style-name="P1">34.34 , 30.805 , 24.375</text:p>
      <text:p text:style-name="P1">34.34 , 31.31 , 24.25</text:p>
      <text:p text:style-name="P1">34.34 , 31.815 , 24.125</text:p>
      <text:p text:style-name="P1">34.34 , 32.32 , 24</text:p>
      <text:p text:style-name="P1">34.34 , 32.825 , 24</text:p>
      <text:p text:style-name="P1">34.34 , 33.33 , 24</text:p>
      <text:p text:style-name="P1">34.34 , 33.835 , 24</text:p>
      <text:p text:style-name="P1">34.34 , 34.34 , 24</text:p>
      <text:p text:style-name="P1">34.34 , 34.845 , 24</text:p>
      <text:p text:style-name="P1">34.34 , 35.35 , 24</text:p>
      <text:p text:style-name="P1">34.34 , 35.855 , 24</text:p>
      <text:p text:style-name="P1">34.34 , 36.36 , 24</text:p>
      <text:p text:style-name="P1">34.34 , 36.865 , 24</text:p>
      <text:p text:style-name="P1">34.34 , 37.37 , 24</text:p>
      <text:p text:style-name="P1">34.34 , 37.875 , 24</text:p>
      <text:p text:style-name="P1">34.34 , 38.38 , 24</text:p>
      <text:p text:style-name="P1">34.34 , 38.885 , 24</text:p>
      <text:p text:style-name="P1">34.34 , 39.39 , 24</text:p>
      <text:p text:style-name="P1">34.34 , 39.895 , 24</text:p>
      <text:p text:style-name="P1">34.34 , 40.4 , 24</text:p>
      <text:p text:style-name="P1">34.34 , 40.905 , 24</text:p>
      <text:p text:style-name="P1">34.34 , 41.41 , 24</text:p>
      <text:p text:style-name="P1">34.34 , 41.915 , 24</text:p>
      <text:p text:style-name="P1">34.34 , 42.42 , 24</text:p>
      <text:p text:style-name="P1">34.34 , 42.925 , 24</text:p>
      <text:p text:style-name="P1">34.34 , 43.43 , 24</text:p>
      <text:p text:style-name="P1">34.34 , 43.935 , 24</text:p>
      <text:p text:style-name="P1">34.34 , 44.44 , 24</text:p>
      <text:p text:style-name="P1">34.34 , 44.945 , 24</text:p>
      <text:p text:style-name="P1">34.34 , 45.45 , 24</text:p>
      <text:p text:style-name="P1">34.34 , 45.955 , 24</text:p>
      <text:p text:style-name="P1">34.34 , 46.46 , 24</text:p>
      <text:p text:style-name="P1">34.34 , 46.965 , 24</text:p>
      <text:p text:style-name="P1">34.34 , 47.47 , 24</text:p>
      <text:p text:style-name="P1">34.34 , 47.975 , 24</text:p>
      <text:p text:style-name="P1">34.34 , 48.48 , 24</text:p>
      <text:p text:style-name="P1">34.34 , 48.985 , 24</text:p>
      <text:p text:style-name="P1">34.34 , 49.49 , 24</text:p>
      <text:p text:style-name="P1"><text:soft-page-break/>34.34 , 49.995 , 24</text:p>
      <text:p text:style-name="P1">34.34 , 50.5 , 24</text:p>
      <text:p text:style-name="P1">34.845 , 0.0 , -9999</text:p>
      <text:p text:style-name="P1">34.845 , 0.505 , -9999</text:p>
      <text:p text:style-name="P1">34.845 , 1.01 , -9999</text:p>
      <text:p text:style-name="P1">34.845 , 1.515 , -9999</text:p>
      <text:p text:style-name="P1">34.845 , 2.02 , -9999</text:p>
      <text:p text:style-name="P1">34.845 , 2.525 , -9999</text:p>
      <text:p text:style-name="P1">34.845 , 3.03 , -9999</text:p>
      <text:p text:style-name="P1">34.845 , 3.535 , -9999</text:p>
      <text:p text:style-name="P1">34.845 , 4.04 , -9999</text:p>
      <text:p text:style-name="P1">34.845 , 4.545 , -9999</text:p>
      <text:p text:style-name="P1">34.845 , 5.05 , -9999</text:p>
      <text:p text:style-name="P1">34.845 , 5.555 , -9999</text:p>
      <text:p text:style-name="P1">34.845 , 6.06 , -9999</text:p>
      <text:p text:style-name="P1">34.845 , 6.565 , -9999</text:p>
      <text:p text:style-name="P1">34.845 , 7.07 , -9999</text:p>
      <text:p text:style-name="P1">34.845 , 7.575 , -9999</text:p>
      <text:p text:style-name="P1">34.845 , 8.08 , -9999</text:p>
      <text:p text:style-name="P1">34.845 , 8.585 , -9999</text:p>
      <text:p text:style-name="P1">34.845 , 9.09 , -9999</text:p>
      <text:p text:style-name="P1">34.845 , 9.595 , -9999</text:p>
      <text:p text:style-name="P1">34.845 , 10.1 , -9999</text:p>
      <text:p text:style-name="P1">34.845 , 10.605 , -9999</text:p>
      <text:p text:style-name="P1">34.845 , 11.11 , -9999</text:p>
      <text:p text:style-name="P1">34.845 , 11.615 , -9999</text:p>
      <text:p text:style-name="P1">34.845 , 12.12 , -9999</text:p>
      <text:p text:style-name="P1">34.845 , 12.625 , -9999</text:p>
      <text:p text:style-name="P1">34.845 , 13.13 , -9999</text:p>
      <text:p text:style-name="P1">34.845 , 13.635 , -9999</text:p>
      <text:p text:style-name="P1">34.845 , 14.14 , -9999</text:p>
      <text:p text:style-name="P1">34.845 , 14.645 , -9999</text:p>
      <text:p text:style-name="P1">34.845 , 15.15 , -9999</text:p>
      <text:p text:style-name="P1">34.845 , 15.655 , -9999</text:p>
      <text:p text:style-name="P1">34.845 , 16.16 , -9999</text:p>
      <text:p text:style-name="P1">34.845 , 16.665 , -9999</text:p>
      <text:p text:style-name="P1">34.845 , 17.17 , -9999</text:p>
      <text:p text:style-name="P1">34.845 , 17.675 , -9999</text:p>
      <text:p text:style-name="P1">34.845 , 18.18 , -9999</text:p>
      <text:p text:style-name="P1">34.845 , 18.685 , -9999</text:p>
      <text:p text:style-name="P1">34.845 , 19.19 , -9999</text:p>
      <text:p text:style-name="P1">34.845 , 19.695 , -9999</text:p>
      <text:p text:style-name="P1">34.845 , 20.2 , -9999</text:p>
      <text:p text:style-name="P1">34.845 , 20.705 , 26.875</text:p>
      <text:p text:style-name="P1">34.845 , 21.21 , 26.75</text:p>
      <text:p text:style-name="P1">34.845 , 21.715 , 26.625</text:p>
      <text:p text:style-name="P1">34.845 , 22.22 , 26.5</text:p>
      <text:p text:style-name="P1">34.845 , 22.725 , 26.375</text:p>
      <text:p text:style-name="P1">34.845 , 23.23 , 26.25</text:p>
      <text:p text:style-name="P1">34.845 , 23.735 , 26.125</text:p>
      <text:p text:style-name="P1">34.845 , 24.24 , 26</text:p>
      <text:p text:style-name="P1">34.845 , 24.745 , 25.875</text:p>
      <text:p text:style-name="P1"><text:soft-page-break/>34.845 , 25.25 , 25.75</text:p>
      <text:p text:style-name="P1">34.845 , 25.755 , 25.625</text:p>
      <text:p text:style-name="P1">34.845 , 26.26 , 25.5</text:p>
      <text:p text:style-name="P1">34.845 , 26.765 , 25.375</text:p>
      <text:p text:style-name="P1">34.845 , 27.27 , 25.25</text:p>
      <text:p text:style-name="P1">34.845 , 27.775 , 25.125</text:p>
      <text:p text:style-name="P1">34.845 , 28.28 , 25</text:p>
      <text:p text:style-name="P1">34.845 , 28.785 , 24.875</text:p>
      <text:p text:style-name="P1">34.845 , 29.29 , 24.75</text:p>
      <text:p text:style-name="P1">34.845 , 29.795 , 24.625</text:p>
      <text:p text:style-name="P1">34.845 , 30.3 , 24.5</text:p>
      <text:p text:style-name="P1">34.845 , 30.805 , 24.375</text:p>
      <text:p text:style-name="P1">34.845 , 31.31 , 24.25</text:p>
      <text:p text:style-name="P1">34.845 , 31.815 , 24.125</text:p>
      <text:p text:style-name="P1">34.845 , 32.32 , 24</text:p>
      <text:p text:style-name="P1">34.845 , 32.825 , 24</text:p>
      <text:p text:style-name="P1">34.845 , 33.33 , 24</text:p>
      <text:p text:style-name="P1">34.845 , 33.835 , 24</text:p>
      <text:p text:style-name="P1">34.845 , 34.34 , 24</text:p>
      <text:p text:style-name="P1">34.845 , 34.845 , 24</text:p>
      <text:p text:style-name="P1">34.845 , 35.35 , 24</text:p>
      <text:p text:style-name="P1">34.845 , 35.855 , 24</text:p>
      <text:p text:style-name="P1">34.845 , 36.36 , 24</text:p>
      <text:p text:style-name="P1">34.845 , 36.865 , 24</text:p>
      <text:p text:style-name="P1">34.845 , 37.37 , 24</text:p>
      <text:p text:style-name="P1">34.845 , 37.875 , 24</text:p>
      <text:p text:style-name="P1">34.845 , 38.38 , 24</text:p>
      <text:p text:style-name="P1">34.845 , 38.885 , 24</text:p>
      <text:p text:style-name="P1">34.845 , 39.39 , 24</text:p>
      <text:p text:style-name="P1">34.845 , 39.895 , 24</text:p>
      <text:p text:style-name="P1">34.845 , 40.4 , 24</text:p>
      <text:p text:style-name="P1">34.845 , 40.905 , 24</text:p>
      <text:p text:style-name="P1">34.845 , 41.41 , 24</text:p>
      <text:p text:style-name="P1">34.845 , 41.915 , 24</text:p>
      <text:p text:style-name="P1">34.845 , 42.42 , 24</text:p>
      <text:p text:style-name="P1">34.845 , 42.925 , 24</text:p>
      <text:p text:style-name="P1">34.845 , 43.43 , 24</text:p>
      <text:p text:style-name="P1">34.845 , 43.935 , 24</text:p>
      <text:p text:style-name="P1">34.845 , 44.44 , 24</text:p>
      <text:p text:style-name="P1">34.845 , 44.945 , 24</text:p>
      <text:p text:style-name="P1">34.845 , 45.45 , 24</text:p>
      <text:p text:style-name="P1">34.845 , 45.955 , 24</text:p>
      <text:p text:style-name="P1">34.845 , 46.46 , 24</text:p>
      <text:p text:style-name="P1">34.845 , 46.965 , 24</text:p>
      <text:p text:style-name="P1">34.845 , 47.47 , 24</text:p>
      <text:p text:style-name="P1">34.845 , 47.975 , 24</text:p>
      <text:p text:style-name="P1">34.845 , 48.48 , 24</text:p>
      <text:p text:style-name="P1">34.845 , 48.985 , 24</text:p>
      <text:p text:style-name="P1">34.845 , 49.49 , 24</text:p>
      <text:p text:style-name="P1">34.845 , 49.995 , 24</text:p>
      <text:p text:style-name="P1">34.845 , 50.5 , 24</text:p>
      <text:p text:style-name="P1">35.35 , 0.0 , -9999</text:p>
      <text:p text:style-name="P1"><text:soft-page-break/>35.35 , 0.505 , -9999</text:p>
      <text:p text:style-name="P1">35.35 , 1.01 , -9999</text:p>
      <text:p text:style-name="P1">35.35 , 1.515 , -9999</text:p>
      <text:p text:style-name="P1">35.35 , 2.02 , -9999</text:p>
      <text:p text:style-name="P1">35.35 , 2.525 , -9999</text:p>
      <text:p text:style-name="P1">35.35 , 3.03 , -9999</text:p>
      <text:p text:style-name="P1">35.35 , 3.535 , -9999</text:p>
      <text:p text:style-name="P1">35.35 , 4.04 , -9999</text:p>
      <text:p text:style-name="P1">35.35 , 4.545 , -9999</text:p>
      <text:p text:style-name="P1">35.35 , 5.05 , -9999</text:p>
      <text:p text:style-name="P1">35.35 , 5.555 , -9999</text:p>
      <text:p text:style-name="P1">35.35 , 6.06 , -9999</text:p>
      <text:p text:style-name="P1">35.35 , 6.565 , -9999</text:p>
      <text:p text:style-name="P1">35.35 , 7.07 , -9999</text:p>
      <text:p text:style-name="P1">35.35 , 7.575 , -9999</text:p>
      <text:p text:style-name="P1">35.35 , 8.08 , -9999</text:p>
      <text:p text:style-name="P1">35.35 , 8.585 , -9999</text:p>
      <text:p text:style-name="P1">35.35 , 9.09 , -9999</text:p>
      <text:p text:style-name="P1">35.35 , 9.595 , -9999</text:p>
      <text:p text:style-name="P1">35.35 , 10.1 , -9999</text:p>
      <text:p text:style-name="P1">35.35 , 10.605 , -9999</text:p>
      <text:p text:style-name="P1">35.35 , 11.11 , -9999</text:p>
      <text:p text:style-name="P1">35.35 , 11.615 , -9999</text:p>
      <text:p text:style-name="P1">35.35 , 12.12 , -9999</text:p>
      <text:p text:style-name="P1">35.35 , 12.625 , -9999</text:p>
      <text:p text:style-name="P1">35.35 , 13.13 , -9999</text:p>
      <text:p text:style-name="P1">35.35 , 13.635 , -9999</text:p>
      <text:p text:style-name="P1">35.35 , 14.14 , -9999</text:p>
      <text:p text:style-name="P1">35.35 , 14.645 , -9999</text:p>
      <text:p text:style-name="P1">35.35 , 15.15 , -9999</text:p>
      <text:p text:style-name="P1">35.35 , 15.655 , -9999</text:p>
      <text:p text:style-name="P1">35.35 , 16.16 , -9999</text:p>
      <text:p text:style-name="P1">35.35 , 16.665 , -9999</text:p>
      <text:p text:style-name="P1">35.35 , 17.17 , -9999</text:p>
      <text:p text:style-name="P1">35.35 , 17.675 , -9999</text:p>
      <text:p text:style-name="P1">35.35 , 18.18 , -9999</text:p>
      <text:p text:style-name="P1">35.35 , 18.685 , -9999</text:p>
      <text:p text:style-name="P1">35.35 , 19.19 , -9999</text:p>
      <text:p text:style-name="P1">35.35 , 19.695 , -9999</text:p>
      <text:p text:style-name="P1">35.35 , 20.2 , -9999</text:p>
      <text:p text:style-name="P1">35.35 , 20.705 , 26.875</text:p>
      <text:p text:style-name="P1">35.35 , 21.21 , 26.75</text:p>
      <text:p text:style-name="P1">35.35 , 21.715 , 26.625</text:p>
      <text:p text:style-name="P1">35.35 , 22.22 , 26.5</text:p>
      <text:p text:style-name="P1">35.35 , 22.725 , 26.375</text:p>
      <text:p text:style-name="P1">35.35 , 23.23 , 26.25</text:p>
      <text:p text:style-name="P1">35.35 , 23.735 , 26.125</text:p>
      <text:p text:style-name="P1">35.35 , 24.24 , 26</text:p>
      <text:p text:style-name="P1">35.35 , 24.745 , 25.875</text:p>
      <text:p text:style-name="P1">35.35 , 25.25 , 25.75</text:p>
      <text:p text:style-name="P1">35.35 , 25.755 , 25.625</text:p>
      <text:p text:style-name="P1">35.35 , 26.26 , 25.5</text:p>
      <text:p text:style-name="P1"><text:soft-page-break/>35.35 , 26.765 , 25.375</text:p>
      <text:p text:style-name="P1">35.35 , 27.27 , 25.25</text:p>
      <text:p text:style-name="P1">35.35 , 27.775 , 25.125</text:p>
      <text:p text:style-name="P1">35.35 , 28.28 , 25</text:p>
      <text:p text:style-name="P1">35.35 , 28.785 , 24.875</text:p>
      <text:p text:style-name="P1">35.35 , 29.29 , 24.75</text:p>
      <text:p text:style-name="P1">35.35 , 29.795 , 24.625</text:p>
      <text:p text:style-name="P1">35.35 , 30.3 , 24.5</text:p>
      <text:p text:style-name="P1">35.35 , 30.805 , 24.375</text:p>
      <text:p text:style-name="P1">35.35 , 31.31 , 24.25</text:p>
      <text:p text:style-name="P1">35.35 , 31.815 , 24.125</text:p>
      <text:p text:style-name="P1">35.35 , 32.32 , 24</text:p>
      <text:p text:style-name="P1">35.35 , 32.825 , 24</text:p>
      <text:p text:style-name="P1">35.35 , 33.33 , 24</text:p>
      <text:p text:style-name="P1">35.35 , 33.835 , 24</text:p>
      <text:p text:style-name="P1">35.35 , 34.34 , 24</text:p>
      <text:p text:style-name="P1">35.35 , 34.845 , 24</text:p>
      <text:p text:style-name="P1">35.35 , 35.35 , 24</text:p>
      <text:p text:style-name="P1">35.35 , 35.855 , 24</text:p>
      <text:p text:style-name="P1">35.35 , 36.36 , 24</text:p>
      <text:p text:style-name="P1">35.35 , 36.865 , 24</text:p>
      <text:p text:style-name="P1">35.35 , 37.37 , 24</text:p>
      <text:p text:style-name="P1">35.35 , 37.875 , 24</text:p>
      <text:p text:style-name="P1">35.35 , 38.38 , 24</text:p>
      <text:p text:style-name="P1">35.35 , 38.885 , 24</text:p>
      <text:p text:style-name="P1">35.35 , 39.39 , 24</text:p>
      <text:p text:style-name="P1">35.35 , 39.895 , 24</text:p>
      <text:p text:style-name="P1">35.35 , 40.4 , 24</text:p>
      <text:p text:style-name="P1">35.35 , 40.905 , 24</text:p>
      <text:p text:style-name="P1">35.35 , 41.41 , 24</text:p>
      <text:p text:style-name="P1">35.35 , 41.915 , 24</text:p>
      <text:p text:style-name="P1">35.35 , 42.42 , 24</text:p>
      <text:p text:style-name="P1">35.35 , 42.925 , 24</text:p>
      <text:p text:style-name="P1">35.35 , 43.43 , 24</text:p>
      <text:p text:style-name="P1">35.35 , 43.935 , 24</text:p>
      <text:p text:style-name="P1">35.35 , 44.44 , 24</text:p>
      <text:p text:style-name="P1">35.35 , 44.945 , 24</text:p>
      <text:p text:style-name="P1">35.35 , 45.45 , 24</text:p>
      <text:p text:style-name="P1">35.35 , 45.955 , 24</text:p>
      <text:p text:style-name="P1">35.35 , 46.46 , 24</text:p>
      <text:p text:style-name="P1">35.35 , 46.965 , 24</text:p>
      <text:p text:style-name="P1">35.35 , 47.47 , 24</text:p>
      <text:p text:style-name="P1">35.35 , 47.975 , 24</text:p>
      <text:p text:style-name="P1">35.35 , 48.48 , 24</text:p>
      <text:p text:style-name="P1">35.35 , 48.985 , 24</text:p>
      <text:p text:style-name="P1">35.35 , 49.49 , 24</text:p>
      <text:p text:style-name="P1">35.35 , 49.995 , 24</text:p>
      <text:p text:style-name="P1">35.35 , 50.5 , 24</text:p>
      <text:p text:style-name="P1">35.855 , 0.0 , -9999</text:p>
      <text:p text:style-name="P1">35.855 , 0.505 , -9999</text:p>
      <text:p text:style-name="P1">35.855 , 1.01 , -9999</text:p>
      <text:p text:style-name="P1">35.855 , 1.515 , -9999</text:p>
      <text:p text:style-name="P1"><text:soft-page-break/>35.855 , 2.02 , -9999</text:p>
      <text:p text:style-name="P1">35.855 , 2.525 , -9999</text:p>
      <text:p text:style-name="P1">35.855 , 3.03 , -9999</text:p>
      <text:p text:style-name="P1">35.855 , 3.535 , -9999</text:p>
      <text:p text:style-name="P1">35.855 , 4.04 , -9999</text:p>
      <text:p text:style-name="P1">35.855 , 4.545 , -9999</text:p>
      <text:p text:style-name="P1">35.855 , 5.05 , -9999</text:p>
      <text:p text:style-name="P1">35.855 , 5.555 , -9999</text:p>
      <text:p text:style-name="P1">35.855 , 6.06 , -9999</text:p>
      <text:p text:style-name="P1">35.855 , 6.565 , -9999</text:p>
      <text:p text:style-name="P1">35.855 , 7.07 , -9999</text:p>
      <text:p text:style-name="P1">35.855 , 7.575 , -9999</text:p>
      <text:p text:style-name="P1">35.855 , 8.08 , -9999</text:p>
      <text:p text:style-name="P1">35.855 , 8.585 , -9999</text:p>
      <text:p text:style-name="P1">35.855 , 9.09 , -9999</text:p>
      <text:p text:style-name="P1">35.855 , 9.595 , -9999</text:p>
      <text:p text:style-name="P1">35.855 , 10.1 , -9999</text:p>
      <text:p text:style-name="P1">35.855 , 10.605 , -9999</text:p>
      <text:p text:style-name="P1">35.855 , 11.11 , -9999</text:p>
      <text:p text:style-name="P1">35.855 , 11.615 , -9999</text:p>
      <text:p text:style-name="P1">35.855 , 12.12 , -9999</text:p>
      <text:p text:style-name="P1">35.855 , 12.625 , -9999</text:p>
      <text:p text:style-name="P1">35.855 , 13.13 , -9999</text:p>
      <text:p text:style-name="P1">35.855 , 13.635 , -9999</text:p>
      <text:p text:style-name="P1">35.855 , 14.14 , -9999</text:p>
      <text:p text:style-name="P1">35.855 , 14.645 , -9999</text:p>
      <text:p text:style-name="P1">35.855 , 15.15 , -9999</text:p>
      <text:p text:style-name="P1">35.855 , 15.655 , -9999</text:p>
      <text:p text:style-name="P1">35.855 , 16.16 , -9999</text:p>
      <text:p text:style-name="P1">35.855 , 16.665 , -9999</text:p>
      <text:p text:style-name="P1">35.855 , 17.17 , -9999</text:p>
      <text:p text:style-name="P1">35.855 , 17.675 , -9999</text:p>
      <text:p text:style-name="P1">35.855 , 18.18 , -9999</text:p>
      <text:p text:style-name="P1">35.855 , 18.685 , -9999</text:p>
      <text:p text:style-name="P1">35.855 , 19.19 , -9999</text:p>
      <text:p text:style-name="P1">35.855 , 19.695 , -9999</text:p>
      <text:p text:style-name="P1">35.855 , 20.2 , -9999</text:p>
      <text:p text:style-name="P1">35.855 , 20.705 , 26.875</text:p>
      <text:p text:style-name="P1">35.855 , 21.21 , 26.75</text:p>
      <text:p text:style-name="P1">35.855 , 21.715 , 26.625</text:p>
      <text:p text:style-name="P1">35.855 , 22.22 , 26.5</text:p>
      <text:p text:style-name="P1">35.855 , 22.725 , 26.375</text:p>
      <text:p text:style-name="P1">35.855 , 23.23 , 26.25</text:p>
      <text:p text:style-name="P1">35.855 , 23.735 , 26.125</text:p>
      <text:p text:style-name="P1">35.855 , 24.24 , 26</text:p>
      <text:p text:style-name="P1">35.855 , 24.745 , 25.875</text:p>
      <text:p text:style-name="P1">35.855 , 25.25 , 25.75</text:p>
      <text:p text:style-name="P1">35.855 , 25.755 , 25.625</text:p>
      <text:p text:style-name="P1">35.855 , 26.26 , 25.5</text:p>
      <text:p text:style-name="P1">35.855 , 26.765 , 25.375</text:p>
      <text:p text:style-name="P1">35.855 , 27.27 , 25.25</text:p>
      <text:p text:style-name="P1">35.855 , 27.775 , 25.125</text:p>
      <text:p text:style-name="P1"><text:soft-page-break/>35.855 , 28.28 , 25</text:p>
      <text:p text:style-name="P1">35.855 , 28.785 , 24.875</text:p>
      <text:p text:style-name="P1">35.855 , 29.29 , 24.75</text:p>
      <text:p text:style-name="P1">35.855 , 29.795 , 24.625</text:p>
      <text:p text:style-name="P1">35.855 , 30.3 , 24.5</text:p>
      <text:p text:style-name="P1">35.855 , 30.805 , 24.375</text:p>
      <text:p text:style-name="P1">35.855 , 31.31 , 24.25</text:p>
      <text:p text:style-name="P1">35.855 , 31.815 , 24.125</text:p>
      <text:p text:style-name="P1">35.855 , 32.32 , 24</text:p>
      <text:p text:style-name="P1">35.855 , 32.825 , 24</text:p>
      <text:p text:style-name="P1">35.855 , 33.33 , 24</text:p>
      <text:p text:style-name="P1">35.855 , 33.835 , 24</text:p>
      <text:p text:style-name="P1">35.855 , 34.34 , 24</text:p>
      <text:p text:style-name="P1">35.855 , 34.845 , 24</text:p>
      <text:p text:style-name="P1">35.855 , 35.35 , 24</text:p>
      <text:p text:style-name="P1">35.855 , 35.855 , 24</text:p>
      <text:p text:style-name="P1">35.855 , 36.36 , 24</text:p>
      <text:p text:style-name="P1">35.855 , 36.865 , 24</text:p>
      <text:p text:style-name="P1">35.855 , 37.37 , 24</text:p>
      <text:p text:style-name="P1">35.855 , 37.875 , 24</text:p>
      <text:p text:style-name="P1">35.855 , 38.38 , 24</text:p>
      <text:p text:style-name="P1">35.855 , 38.885 , 24</text:p>
      <text:p text:style-name="P1">35.855 , 39.39 , 24</text:p>
      <text:p text:style-name="P1">35.855 , 39.895 , 24</text:p>
      <text:p text:style-name="P1">35.855 , 40.4 , 24</text:p>
      <text:p text:style-name="P1">35.855 , 40.905 , 24</text:p>
      <text:p text:style-name="P1">35.855 , 41.41 , 24</text:p>
      <text:p text:style-name="P1">35.855 , 41.915 , 24</text:p>
      <text:p text:style-name="P1">35.855 , 42.42 , 24</text:p>
      <text:p text:style-name="P1">35.855 , 42.925 , 24</text:p>
      <text:p text:style-name="P1">35.855 , 43.43 , 24</text:p>
      <text:p text:style-name="P1">35.855 , 43.935 , 24</text:p>
      <text:p text:style-name="P1">35.855 , 44.44 , 24</text:p>
      <text:p text:style-name="P1">35.855 , 44.945 , 24</text:p>
      <text:p text:style-name="P1">35.855 , 45.45 , 24</text:p>
      <text:p text:style-name="P1">35.855 , 45.955 , 24</text:p>
      <text:p text:style-name="P1">35.855 , 46.46 , 24</text:p>
      <text:p text:style-name="P1">35.855 , 46.965 , 24</text:p>
      <text:p text:style-name="P1">35.855 , 47.47 , 24</text:p>
      <text:p text:style-name="P1">35.855 , 47.975 , 24</text:p>
      <text:p text:style-name="P1">35.855 , 48.48 , 24</text:p>
      <text:p text:style-name="P1">35.855 , 48.985 , 24</text:p>
      <text:p text:style-name="P1">35.855 , 49.49 , 24</text:p>
      <text:p text:style-name="P1">35.855 , 49.995 , 24</text:p>
      <text:p text:style-name="P1">35.855 , 50.5 , 24</text:p>
      <text:p text:style-name="P1">36.36 , 0.0 , -9999</text:p>
      <text:p text:style-name="P1">36.36 , 0.505 , -9999</text:p>
      <text:p text:style-name="P1">36.36 , 1.01 , -9999</text:p>
      <text:p text:style-name="P1">36.36 , 1.515 , -9999</text:p>
      <text:p text:style-name="P1">36.36 , 2.02 , -9999</text:p>
      <text:p text:style-name="P1">36.36 , 2.525 , -9999</text:p>
      <text:p text:style-name="P1">36.36 , 3.03 , -9999</text:p>
      <text:p text:style-name="P1"><text:soft-page-break/>36.36 , 3.535 , -9999</text:p>
      <text:p text:style-name="P1">36.36 , 4.04 , -9999</text:p>
      <text:p text:style-name="P1">36.36 , 4.545 , -9999</text:p>
      <text:p text:style-name="P1">36.36 , 5.05 , -9999</text:p>
      <text:p text:style-name="P1">36.36 , 5.555 , -9999</text:p>
      <text:p text:style-name="P1">36.36 , 6.06 , -9999</text:p>
      <text:p text:style-name="P1">36.36 , 6.565 , -9999</text:p>
      <text:p text:style-name="P1">36.36 , 7.07 , -9999</text:p>
      <text:p text:style-name="P1">36.36 , 7.575 , -9999</text:p>
      <text:p text:style-name="P1">36.36 , 8.08 , -9999</text:p>
      <text:p text:style-name="P1">36.36 , 8.585 , -9999</text:p>
      <text:p text:style-name="P1">36.36 , 9.09 , -9999</text:p>
      <text:p text:style-name="P1">36.36 , 9.595 , -9999</text:p>
      <text:p text:style-name="P1">36.36 , 10.1 , -9999</text:p>
      <text:p text:style-name="P1">36.36 , 10.605 , -9999</text:p>
      <text:p text:style-name="P1">36.36 , 11.11 , -9999</text:p>
      <text:p text:style-name="P1">36.36 , 11.615 , -9999</text:p>
      <text:p text:style-name="P1">36.36 , 12.12 , -9999</text:p>
      <text:p text:style-name="P1">36.36 , 12.625 , -9999</text:p>
      <text:p text:style-name="P1">36.36 , 13.13 , -9999</text:p>
      <text:p text:style-name="P1">36.36 , 13.635 , -9999</text:p>
      <text:p text:style-name="P1">36.36 , 14.14 , -9999</text:p>
      <text:p text:style-name="P1">36.36 , 14.645 , -9999</text:p>
      <text:p text:style-name="P1">36.36 , 15.15 , -9999</text:p>
      <text:p text:style-name="P1">36.36 , 15.655 , -9999</text:p>
      <text:p text:style-name="P1">36.36 , 16.16 , -9999</text:p>
      <text:p text:style-name="P1">36.36 , 16.665 , -9999</text:p>
      <text:p text:style-name="P1">36.36 , 17.17 , -9999</text:p>
      <text:p text:style-name="P1">36.36 , 17.675 , -9999</text:p>
      <text:p text:style-name="P1">36.36 , 18.18 , -9999</text:p>
      <text:p text:style-name="P1">36.36 , 18.685 , -9999</text:p>
      <text:p text:style-name="P1">36.36 , 19.19 , -9999</text:p>
      <text:p text:style-name="P1">36.36 , 19.695 , -9999</text:p>
      <text:p text:style-name="P1">36.36 , 20.2 , -9999</text:p>
      <text:p text:style-name="P1">36.36 , 20.705 , 26.875</text:p>
      <text:p text:style-name="P1">36.36 , 21.21 , 26.75</text:p>
      <text:p text:style-name="P1">36.36 , 21.715 , 26.625</text:p>
      <text:p text:style-name="P1">36.36 , 22.22 , 26.5</text:p>
      <text:p text:style-name="P1">36.36 , 22.725 , 26.375</text:p>
      <text:p text:style-name="P1">36.36 , 23.23 , 26.25</text:p>
      <text:p text:style-name="P1">36.36 , 23.735 , 26.125</text:p>
      <text:p text:style-name="P1">36.36 , 24.24 , 26</text:p>
      <text:p text:style-name="P1">36.36 , 24.745 , 25.875</text:p>
      <text:p text:style-name="P1">36.36 , 25.25 , 25.75</text:p>
      <text:p text:style-name="P1">36.36 , 25.755 , 25.625</text:p>
      <text:p text:style-name="P1">36.36 , 26.26 , 25.5</text:p>
      <text:p text:style-name="P1">36.36 , 26.765 , 25.375</text:p>
      <text:p text:style-name="P1">36.36 , 27.27 , 25.25</text:p>
      <text:p text:style-name="P1">36.36 , 27.775 , 25.125</text:p>
      <text:p text:style-name="P1">36.36 , 28.28 , 25</text:p>
      <text:p text:style-name="P1">36.36 , 28.785 , 24.875</text:p>
      <text:p text:style-name="P1">36.36 , 29.29 , 24.75</text:p>
      <text:p text:style-name="P1"><text:soft-page-break/>36.36 , 29.795 , 24.625</text:p>
      <text:p text:style-name="P1">36.36 , 30.3 , 24.5</text:p>
      <text:p text:style-name="P1">36.36 , 30.805 , 24.375</text:p>
      <text:p text:style-name="P1">36.36 , 31.31 , 24.25</text:p>
      <text:p text:style-name="P1">36.36 , 31.815 , 24.125</text:p>
      <text:p text:style-name="P1">36.36 , 32.32 , 24</text:p>
      <text:p text:style-name="P1">36.36 , 32.825 , 24</text:p>
      <text:p text:style-name="P1">36.36 , 33.33 , 24</text:p>
      <text:p text:style-name="P1">36.36 , 33.835 , 24</text:p>
      <text:p text:style-name="P1">36.36 , 34.34 , 24</text:p>
      <text:p text:style-name="P1">36.36 , 34.845 , 24</text:p>
      <text:p text:style-name="P1">36.36 , 35.35 , 24</text:p>
      <text:p text:style-name="P1">36.36 , 35.855 , 24</text:p>
      <text:p text:style-name="P1">36.36 , 36.36 , 24</text:p>
      <text:p text:style-name="P1">36.36 , 36.865 , 24</text:p>
      <text:p text:style-name="P1">36.36 , 37.37 , 24</text:p>
      <text:p text:style-name="P1">36.36 , 37.875 , 24</text:p>
      <text:p text:style-name="P1">36.36 , 38.38 , 24</text:p>
      <text:p text:style-name="P1">36.36 , 38.885 , 24</text:p>
      <text:p text:style-name="P1">36.36 , 39.39 , 24</text:p>
      <text:p text:style-name="P1">36.36 , 39.895 , 24</text:p>
      <text:p text:style-name="P1">36.36 , 40.4 , 24</text:p>
      <text:p text:style-name="P1">36.36 , 40.905 , 24</text:p>
      <text:p text:style-name="P1">36.36 , 41.41 , 24</text:p>
      <text:p text:style-name="P1">36.36 , 41.915 , 24</text:p>
      <text:p text:style-name="P1">36.36 , 42.42 , 24</text:p>
      <text:p text:style-name="P1">36.36 , 42.925 , 24</text:p>
      <text:p text:style-name="P1">36.36 , 43.43 , 24</text:p>
      <text:p text:style-name="P1">36.36 , 43.935 , 24</text:p>
      <text:p text:style-name="P1">36.36 , 44.44 , 24</text:p>
      <text:p text:style-name="P1">36.36 , 44.945 , 24</text:p>
      <text:p text:style-name="P1">36.36 , 45.45 , 24</text:p>
      <text:p text:style-name="P1">36.36 , 45.955 , 24</text:p>
      <text:p text:style-name="P1">36.36 , 46.46 , 24</text:p>
      <text:p text:style-name="P1">36.36 , 46.965 , 24</text:p>
      <text:p text:style-name="P1">36.36 , 47.47 , 24</text:p>
      <text:p text:style-name="P1">36.36 , 47.975 , 24</text:p>
      <text:p text:style-name="P1">36.36 , 48.48 , 24</text:p>
      <text:p text:style-name="P1">36.36 , 48.985 , 24</text:p>
      <text:p text:style-name="P1">36.36 , 49.49 , 24</text:p>
      <text:p text:style-name="P1">36.36 , 49.995 , 24</text:p>
      <text:p text:style-name="P1">36.36 , 50.5 , 24</text:p>
      <text:p text:style-name="P1">36.865 , 0.0 , -9999</text:p>
      <text:p text:style-name="P1">36.865 , 0.505 , -9999</text:p>
      <text:p text:style-name="P1">36.865 , 1.01 , -9999</text:p>
      <text:p text:style-name="P1">36.865 , 1.515 , -9999</text:p>
      <text:p text:style-name="P1">36.865 , 2.02 , -9999</text:p>
      <text:p text:style-name="P1">36.865 , 2.525 , -9999</text:p>
      <text:p text:style-name="P1">36.865 , 3.03 , -9999</text:p>
      <text:p text:style-name="P1">36.865 , 3.535 , -9999</text:p>
      <text:p text:style-name="P1">36.865 , 4.04 , -9999</text:p>
      <text:p text:style-name="P1">36.865 , 4.545 , -9999</text:p>
      <text:p text:style-name="P1"><text:soft-page-break/>36.865 , 5.05 , -9999</text:p>
      <text:p text:style-name="P1">36.865 , 5.555 , -9999</text:p>
      <text:p text:style-name="P1">36.865 , 6.06 , -9999</text:p>
      <text:p text:style-name="P1">36.865 , 6.565 , -9999</text:p>
      <text:p text:style-name="P1">36.865 , 7.07 , -9999</text:p>
      <text:p text:style-name="P1">36.865 , 7.575 , -9999</text:p>
      <text:p text:style-name="P1">36.865 , 8.08 , -9999</text:p>
      <text:p text:style-name="P1">36.865 , 8.585 , -9999</text:p>
      <text:p text:style-name="P1">36.865 , 9.09 , -9999</text:p>
      <text:p text:style-name="P1">36.865 , 9.595 , -9999</text:p>
      <text:p text:style-name="P1">36.865 , 10.1 , -9999</text:p>
      <text:p text:style-name="P1">36.865 , 10.605 , -9999</text:p>
      <text:p text:style-name="P1">36.865 , 11.11 , -9999</text:p>
      <text:p text:style-name="P1">36.865 , 11.615 , -9999</text:p>
      <text:p text:style-name="P1">36.865 , 12.12 , -9999</text:p>
      <text:p text:style-name="P1">36.865 , 12.625 , -9999</text:p>
      <text:p text:style-name="P1">36.865 , 13.13 , -9999</text:p>
      <text:p text:style-name="P1">36.865 , 13.635 , -9999</text:p>
      <text:p text:style-name="P1">36.865 , 14.14 , -9999</text:p>
      <text:p text:style-name="P1">36.865 , 14.645 , -9999</text:p>
      <text:p text:style-name="P1">36.865 , 15.15 , -9999</text:p>
      <text:p text:style-name="P1">36.865 , 15.655 , -9999</text:p>
      <text:p text:style-name="P1">36.865 , 16.16 , -9999</text:p>
      <text:p text:style-name="P1">36.865 , 16.665 , -9999</text:p>
      <text:p text:style-name="P1">36.865 , 17.17 , -9999</text:p>
      <text:p text:style-name="P1">36.865 , 17.675 , -9999</text:p>
      <text:p text:style-name="P1">36.865 , 18.18 , -9999</text:p>
      <text:p text:style-name="P1">36.865 , 18.685 , -9999</text:p>
      <text:p text:style-name="P1">36.865 , 19.19 , -9999</text:p>
      <text:p text:style-name="P1">36.865 , 19.695 , -9999</text:p>
      <text:p text:style-name="P1">36.865 , 20.2 , -9999</text:p>
      <text:p text:style-name="P1">36.865 , 20.705 , 26.875</text:p>
      <text:p text:style-name="P1">36.865 , 21.21 , 26.75</text:p>
      <text:p text:style-name="P1">36.865 , 21.715 , 26.625</text:p>
      <text:p text:style-name="P1">36.865 , 22.22 , 26.5</text:p>
      <text:p text:style-name="P1">36.865 , 22.725 , 26.375</text:p>
      <text:p text:style-name="P1">36.865 , 23.23 , 26.25</text:p>
      <text:p text:style-name="P1">36.865 , 23.735 , 26.125</text:p>
      <text:p text:style-name="P1">36.865 , 24.24 , 26</text:p>
      <text:p text:style-name="P1">36.865 , 24.745 , 25.875</text:p>
      <text:p text:style-name="P1">36.865 , 25.25 , 25.75</text:p>
      <text:p text:style-name="P1">36.865 , 25.755 , 25.625</text:p>
      <text:p text:style-name="P1">36.865 , 26.26 , 25.5</text:p>
      <text:p text:style-name="P1">36.865 , 26.765 , 25.375</text:p>
      <text:p text:style-name="P1">36.865 , 27.27 , 25.25</text:p>
      <text:p text:style-name="P1">36.865 , 27.775 , 25.125</text:p>
      <text:p text:style-name="P1">36.865 , 28.28 , 25</text:p>
      <text:p text:style-name="P1">36.865 , 28.785 , 24.875</text:p>
      <text:p text:style-name="P1">36.865 , 29.29 , 24.75</text:p>
      <text:p text:style-name="P1">36.865 , 29.795 , 24.625</text:p>
      <text:p text:style-name="P1">36.865 , 30.3 , 24.5</text:p>
      <text:p text:style-name="P1">36.865 , 30.805 , 24.375</text:p>
      <text:p text:style-name="P1"><text:soft-page-break/>36.865 , 31.31 , 24.25</text:p>
      <text:p text:style-name="P1">36.865 , 31.815 , 24.125</text:p>
      <text:p text:style-name="P1">36.865 , 32.32 , 24</text:p>
      <text:p text:style-name="P1">36.865 , 32.825 , 24</text:p>
      <text:p text:style-name="P1">36.865 , 33.33 , 24</text:p>
      <text:p text:style-name="P1">36.865 , 33.835 , 24</text:p>
      <text:p text:style-name="P1">36.865 , 34.34 , 24</text:p>
      <text:p text:style-name="P1">36.865 , 34.845 , 24</text:p>
      <text:p text:style-name="P1">36.865 , 35.35 , 24</text:p>
      <text:p text:style-name="P1">36.865 , 35.855 , 24</text:p>
      <text:p text:style-name="P1">36.865 , 36.36 , 24</text:p>
      <text:p text:style-name="P1">36.865 , 36.865 , 24</text:p>
      <text:p text:style-name="P1">36.865 , 37.37 , 24</text:p>
      <text:p text:style-name="P1">36.865 , 37.875 , 24</text:p>
      <text:p text:style-name="P1">36.865 , 38.38 , 24</text:p>
      <text:p text:style-name="P1">36.865 , 38.885 , 24</text:p>
      <text:p text:style-name="P1">36.865 , 39.39 , 24</text:p>
      <text:p text:style-name="P1">36.865 , 39.895 , 24</text:p>
      <text:p text:style-name="P1">36.865 , 40.4 , 24</text:p>
      <text:p text:style-name="P1">36.865 , 40.905 , 24</text:p>
      <text:p text:style-name="P1">36.865 , 41.41 , 24</text:p>
      <text:p text:style-name="P1">36.865 , 41.915 , 24</text:p>
      <text:p text:style-name="P1">36.865 , 42.42 , 24</text:p>
      <text:p text:style-name="P1">36.865 , 42.925 , 24</text:p>
      <text:p text:style-name="P1">36.865 , 43.43 , 24</text:p>
      <text:p text:style-name="P1">36.865 , 43.935 , 24</text:p>
      <text:p text:style-name="P1">36.865 , 44.44 , 24</text:p>
      <text:p text:style-name="P1">36.865 , 44.945 , 24</text:p>
      <text:p text:style-name="P1">36.865 , 45.45 , 24</text:p>
      <text:p text:style-name="P1">36.865 , 45.955 , 24</text:p>
      <text:p text:style-name="P1">36.865 , 46.46 , 24</text:p>
      <text:p text:style-name="P1">36.865 , 46.965 , 24</text:p>
      <text:p text:style-name="P1">36.865 , 47.47 , 24</text:p>
      <text:p text:style-name="P1">36.865 , 47.975 , 24</text:p>
      <text:p text:style-name="P1">36.865 , 48.48 , 24</text:p>
      <text:p text:style-name="P1">36.865 , 48.985 , 24</text:p>
      <text:p text:style-name="P1">36.865 , 49.49 , 24</text:p>
      <text:p text:style-name="P1">36.865 , 49.995 , 24</text:p>
      <text:p text:style-name="P1">36.865 , 50.5 , 24</text:p>
      <text:p text:style-name="P1">37.37 , 0.0 , -9999</text:p>
      <text:p text:style-name="P1">37.37 , 0.505 , -9999</text:p>
      <text:p text:style-name="P1">37.37 , 1.01 , -9999</text:p>
      <text:p text:style-name="P1">37.37 , 1.515 , -9999</text:p>
      <text:p text:style-name="P1">37.37 , 2.02 , -9999</text:p>
      <text:p text:style-name="P1">37.37 , 2.525 , -9999</text:p>
      <text:p text:style-name="P1">37.37 , 3.03 , -9999</text:p>
      <text:p text:style-name="P1">37.37 , 3.535 , -9999</text:p>
      <text:p text:style-name="P1">37.37 , 4.04 , -9999</text:p>
      <text:p text:style-name="P1">37.37 , 4.545 , -9999</text:p>
      <text:p text:style-name="P1">37.37 , 5.05 , -9999</text:p>
      <text:p text:style-name="P1">37.37 , 5.555 , -9999</text:p>
      <text:p text:style-name="P1">37.37 , 6.06 , -9999</text:p>
      <text:p text:style-name="P1"><text:soft-page-break/>37.37 , 6.565 , -9999</text:p>
      <text:p text:style-name="P1">37.37 , 7.07 , -9999</text:p>
      <text:p text:style-name="P1">37.37 , 7.575 , -9999</text:p>
      <text:p text:style-name="P1">37.37 , 8.08 , -9999</text:p>
      <text:p text:style-name="P1">37.37 , 8.585 , -9999</text:p>
      <text:p text:style-name="P1">37.37 , 9.09 , -9999</text:p>
      <text:p text:style-name="P1">37.37 , 9.595 , -9999</text:p>
      <text:p text:style-name="P1">37.37 , 10.1 , -9999</text:p>
      <text:p text:style-name="P1">37.37 , 10.605 , -9999</text:p>
      <text:p text:style-name="P1">37.37 , 11.11 , -9999</text:p>
      <text:p text:style-name="P1">37.37 , 11.615 , -9999</text:p>
      <text:p text:style-name="P1">37.37 , 12.12 , -9999</text:p>
      <text:p text:style-name="P1">37.37 , 12.625 , -9999</text:p>
      <text:p text:style-name="P1">37.37 , 13.13 , -9999</text:p>
      <text:p text:style-name="P1">37.37 , 13.635 , -9999</text:p>
      <text:p text:style-name="P1">37.37 , 14.14 , -9999</text:p>
      <text:p text:style-name="P1">37.37 , 14.645 , -9999</text:p>
      <text:p text:style-name="P1">37.37 , 15.15 , -9999</text:p>
      <text:p text:style-name="P1">37.37 , 15.655 , -9999</text:p>
      <text:p text:style-name="P1">37.37 , 16.16 , -9999</text:p>
      <text:p text:style-name="P1">37.37 , 16.665 , -9999</text:p>
      <text:p text:style-name="P1">37.37 , 17.17 , -9999</text:p>
      <text:p text:style-name="P1">37.37 , 17.675 , -9999</text:p>
      <text:p text:style-name="P1">37.37 , 18.18 , -9999</text:p>
      <text:p text:style-name="P1">37.37 , 18.685 , -9999</text:p>
      <text:p text:style-name="P1">37.37 , 19.19 , -9999</text:p>
      <text:p text:style-name="P1">37.37 , 19.695 , -9999</text:p>
      <text:p text:style-name="P1">37.37 , 20.2 , -9999</text:p>
      <text:p text:style-name="P1">37.37 , 20.705 , 26.875</text:p>
      <text:p text:style-name="P1">37.37 , 21.21 , 26.75</text:p>
      <text:p text:style-name="P1">37.37 , 21.715 , 26.625</text:p>
      <text:p text:style-name="P1">37.37 , 22.22 , 26.5</text:p>
      <text:p text:style-name="P1">37.37 , 22.725 , 26.375</text:p>
      <text:p text:style-name="P1">37.37 , 23.23 , 26.25</text:p>
      <text:p text:style-name="P1">37.37 , 23.735 , 26.125</text:p>
      <text:p text:style-name="P1">37.37 , 24.24 , 26</text:p>
      <text:p text:style-name="P1">37.37 , 24.745 , 25.875</text:p>
      <text:p text:style-name="P1">37.37 , 25.25 , 25.75</text:p>
      <text:p text:style-name="P1">37.37 , 25.755 , 25.625</text:p>
      <text:p text:style-name="P1">37.37 , 26.26 , 25.5</text:p>
      <text:p text:style-name="P1">37.37 , 26.765 , 25.375</text:p>
      <text:p text:style-name="P1">37.37 , 27.27 , 25.25</text:p>
      <text:p text:style-name="P1">37.37 , 27.775 , 25.125</text:p>
      <text:p text:style-name="P1">37.37 , 28.28 , 25</text:p>
      <text:p text:style-name="P1">37.37 , 28.785 , 24.875</text:p>
      <text:p text:style-name="P1">37.37 , 29.29 , 24.75</text:p>
      <text:p text:style-name="P1">37.37 , 29.795 , 24.625</text:p>
      <text:p text:style-name="P1">37.37 , 30.3 , 24.5</text:p>
      <text:p text:style-name="P1">37.37 , 30.805 , 24.375</text:p>
      <text:p text:style-name="P1">37.37 , 31.31 , 24.25</text:p>
      <text:p text:style-name="P1">37.37 , 31.815 , 24.125</text:p>
      <text:p text:style-name="P1">37.37 , 32.32 , 24</text:p>
      <text:p text:style-name="P1"><text:soft-page-break/>37.37 , 32.825 , 24</text:p>
      <text:p text:style-name="P1">37.37 , 33.33 , 24</text:p>
      <text:p text:style-name="P1">37.37 , 33.835 , 24</text:p>
      <text:p text:style-name="P1">37.37 , 34.34 , 24</text:p>
      <text:p text:style-name="P1">37.37 , 34.845 , 24</text:p>
      <text:p text:style-name="P1">37.37 , 35.35 , 24</text:p>
      <text:p text:style-name="P1">37.37 , 35.855 , 24</text:p>
      <text:p text:style-name="P1">37.37 , 36.36 , 24</text:p>
      <text:p text:style-name="P1">37.37 , 36.865 , 24</text:p>
      <text:p text:style-name="P1">37.37 , 37.37 , 24</text:p>
      <text:p text:style-name="P1">37.37 , 37.875 , 24</text:p>
      <text:p text:style-name="P1">37.37 , 38.38 , 24</text:p>
      <text:p text:style-name="P1">37.37 , 38.885 , 24</text:p>
      <text:p text:style-name="P1">37.37 , 39.39 , 24</text:p>
      <text:p text:style-name="P1">37.37 , 39.895 , 24</text:p>
      <text:p text:style-name="P1">37.37 , 40.4 , 24</text:p>
      <text:p text:style-name="P1">37.37 , 40.905 , 24</text:p>
      <text:p text:style-name="P1">37.37 , 41.41 , 24</text:p>
      <text:p text:style-name="P1">37.37 , 41.915 , 24</text:p>
      <text:p text:style-name="P1">37.37 , 42.42 , 24</text:p>
      <text:p text:style-name="P1">37.37 , 42.925 , 24</text:p>
      <text:p text:style-name="P1">37.37 , 43.43 , 24</text:p>
      <text:p text:style-name="P1">37.37 , 43.935 , 24</text:p>
      <text:p text:style-name="P1">37.37 , 44.44 , 24</text:p>
      <text:p text:style-name="P1">37.37 , 44.945 , 24</text:p>
      <text:p text:style-name="P1">37.37 , 45.45 , 24</text:p>
      <text:p text:style-name="P1">37.37 , 45.955 , 24</text:p>
      <text:p text:style-name="P1">37.37 , 46.46 , 24</text:p>
      <text:p text:style-name="P1">37.37 , 46.965 , 24</text:p>
      <text:p text:style-name="P1">37.37 , 47.47 , 24</text:p>
      <text:p text:style-name="P1">37.37 , 47.975 , 24</text:p>
      <text:p text:style-name="P1">37.37 , 48.48 , 24</text:p>
      <text:p text:style-name="P1">37.37 , 48.985 , 24</text:p>
      <text:p text:style-name="P1">37.37 , 49.49 , 24</text:p>
      <text:p text:style-name="P1">37.37 , 49.995 , 24</text:p>
      <text:p text:style-name="P1">37.37 , 50.5 , 24</text:p>
      <text:p text:style-name="P1">37.875 , 0.0 , -9999</text:p>
      <text:p text:style-name="P1">37.875 , 0.505 , -9999</text:p>
      <text:p text:style-name="P1">37.875 , 1.01 , -9999</text:p>
      <text:p text:style-name="P1">37.875 , 1.515 , -9999</text:p>
      <text:p text:style-name="P1">37.875 , 2.02 , -9999</text:p>
      <text:p text:style-name="P1">37.875 , 2.525 , -9999</text:p>
      <text:p text:style-name="P1">37.875 , 3.03 , -9999</text:p>
      <text:p text:style-name="P1">37.875 , 3.535 , -9999</text:p>
      <text:p text:style-name="P1">37.875 , 4.04 , -9999</text:p>
      <text:p text:style-name="P1">37.875 , 4.545 , -9999</text:p>
      <text:p text:style-name="P1">37.875 , 5.05 , -9999</text:p>
      <text:p text:style-name="P1">37.875 , 5.555 , -9999</text:p>
      <text:p text:style-name="P1">37.875 , 6.06 , -9999</text:p>
      <text:p text:style-name="P1">37.875 , 6.565 , -9999</text:p>
      <text:p text:style-name="P1">37.875 , 7.07 , -9999</text:p>
      <text:p text:style-name="P1">37.875 , 7.575 , -9999</text:p>
      <text:p text:style-name="P1"><text:soft-page-break/>37.875 , 8.08 , -9999</text:p>
      <text:p text:style-name="P1">37.875 , 8.585 , -9999</text:p>
      <text:p text:style-name="P1">37.875 , 9.09 , -9999</text:p>
      <text:p text:style-name="P1">37.875 , 9.595 , -9999</text:p>
      <text:p text:style-name="P1">37.875 , 10.1 , -9999</text:p>
      <text:p text:style-name="P1">37.875 , 10.605 , -9999</text:p>
      <text:p text:style-name="P1">37.875 , 11.11 , -9999</text:p>
      <text:p text:style-name="P1">37.875 , 11.615 , -9999</text:p>
      <text:p text:style-name="P1">37.875 , 12.12 , -9999</text:p>
      <text:p text:style-name="P1">37.875 , 12.625 , -9999</text:p>
      <text:p text:style-name="P1">37.875 , 13.13 , -9999</text:p>
      <text:p text:style-name="P1">37.875 , 13.635 , -9999</text:p>
      <text:p text:style-name="P1">37.875 , 14.14 , -9999</text:p>
      <text:p text:style-name="P1">37.875 , 14.645 , -9999</text:p>
      <text:p text:style-name="P1">37.875 , 15.15 , -9999</text:p>
      <text:p text:style-name="P1">37.875 , 15.655 , -9999</text:p>
      <text:p text:style-name="P1">37.875 , 16.16 , -9999</text:p>
      <text:p text:style-name="P1">37.875 , 16.665 , -9999</text:p>
      <text:p text:style-name="P1">37.875 , 17.17 , -9999</text:p>
      <text:p text:style-name="P1">37.875 , 17.675 , -9999</text:p>
      <text:p text:style-name="P1">37.875 , 18.18 , -9999</text:p>
      <text:p text:style-name="P1">37.875 , 18.685 , -9999</text:p>
      <text:p text:style-name="P1">37.875 , 19.19 , -9999</text:p>
      <text:p text:style-name="P1">37.875 , 19.695 , -9999</text:p>
      <text:p text:style-name="P1">37.875 , 20.2 , -9999</text:p>
      <text:p text:style-name="P1">37.875 , 20.705 , 26.875</text:p>
      <text:p text:style-name="P1">37.875 , 21.21 , 26.75</text:p>
      <text:p text:style-name="P1">37.875 , 21.715 , 26.625</text:p>
      <text:p text:style-name="P1">37.875 , 22.22 , 26.5</text:p>
      <text:p text:style-name="P1">37.875 , 22.725 , 26.375</text:p>
      <text:p text:style-name="P1">37.875 , 23.23 , 26.25</text:p>
      <text:p text:style-name="P1">37.875 , 23.735 , 26.125</text:p>
      <text:p text:style-name="P1">37.875 , 24.24 , 26</text:p>
      <text:p text:style-name="P1">37.875 , 24.745 , 25.875</text:p>
      <text:p text:style-name="P1">37.875 , 25.25 , 25.75</text:p>
      <text:p text:style-name="P1">37.875 , 25.755 , 25.625</text:p>
      <text:p text:style-name="P1">37.875 , 26.26 , 25.5</text:p>
      <text:p text:style-name="P1">37.875 , 26.765 , 25.375</text:p>
      <text:p text:style-name="P1">37.875 , 27.27 , 25.25</text:p>
      <text:p text:style-name="P1">37.875 , 27.775 , 25.125</text:p>
      <text:p text:style-name="P1">37.875 , 28.28 , 25</text:p>
      <text:p text:style-name="P1">37.875 , 28.785 , 24.875</text:p>
      <text:p text:style-name="P1">37.875 , 29.29 , 24.75</text:p>
      <text:p text:style-name="P1">37.875 , 29.795 , 24.625</text:p>
      <text:p text:style-name="P1">37.875 , 30.3 , 24.5</text:p>
      <text:p text:style-name="P1">37.875 , 30.805 , 24.375</text:p>
      <text:p text:style-name="P1">37.875 , 31.31 , 24.25</text:p>
      <text:p text:style-name="P1">37.875 , 31.815 , 24.125</text:p>
      <text:p text:style-name="P1">37.875 , 32.32 , 24</text:p>
      <text:p text:style-name="P1">37.875 , 32.825 , 24</text:p>
      <text:p text:style-name="P1">37.875 , 33.33 , 24</text:p>
      <text:p text:style-name="P1">37.875 , 33.835 , 24</text:p>
      <text:p text:style-name="P1"><text:soft-page-break/>37.875 , 34.34 , 24</text:p>
      <text:p text:style-name="P1">37.875 , 34.845 , 24</text:p>
      <text:p text:style-name="P1">37.875 , 35.35 , 24</text:p>
      <text:p text:style-name="P1">37.875 , 35.855 , 24</text:p>
      <text:p text:style-name="P1">37.875 , 36.36 , 24</text:p>
      <text:p text:style-name="P1">37.875 , 36.865 , 24</text:p>
      <text:p text:style-name="P1">37.875 , 37.37 , 24</text:p>
      <text:p text:style-name="P1">37.875 , 37.875 , 24</text:p>
      <text:p text:style-name="P1">37.875 , 38.38 , 24</text:p>
      <text:p text:style-name="P1">37.875 , 38.885 , 24</text:p>
      <text:p text:style-name="P1">37.875 , 39.39 , 24</text:p>
      <text:p text:style-name="P1">37.875 , 39.895 , 24</text:p>
      <text:p text:style-name="P1">37.875 , 40.4 , 24</text:p>
      <text:p text:style-name="P1">37.875 , 40.905 , 24</text:p>
      <text:p text:style-name="P1">37.875 , 41.41 , 24</text:p>
      <text:p text:style-name="P1">37.875 , 41.915 , 24</text:p>
      <text:p text:style-name="P1">37.875 , 42.42 , 24</text:p>
      <text:p text:style-name="P1">37.875 , 42.925 , 24</text:p>
      <text:p text:style-name="P1">37.875 , 43.43 , 24</text:p>
      <text:p text:style-name="P1">37.875 , 43.935 , 24</text:p>
      <text:p text:style-name="P1">37.875 , 44.44 , 24</text:p>
      <text:p text:style-name="P1">37.875 , 44.945 , 24</text:p>
      <text:p text:style-name="P1">37.875 , 45.45 , 24</text:p>
      <text:p text:style-name="P1">37.875 , 45.955 , 24</text:p>
      <text:p text:style-name="P1">37.875 , 46.46 , 24</text:p>
      <text:p text:style-name="P1">37.875 , 46.965 , 24</text:p>
      <text:p text:style-name="P1">37.875 , 47.47 , 24</text:p>
      <text:p text:style-name="P1">37.875 , 47.975 , 24</text:p>
      <text:p text:style-name="P1">37.875 , 48.48 , 24</text:p>
      <text:p text:style-name="P1">37.875 , 48.985 , 24</text:p>
      <text:p text:style-name="P1">37.875 , 49.49 , 24</text:p>
      <text:p text:style-name="P1">37.875 , 49.995 , 24</text:p>
      <text:p text:style-name="P1">37.875 , 50.5 , 24</text:p>
      <text:p text:style-name="P1">38.38 , 0.0 , -9999</text:p>
      <text:p text:style-name="P1">38.38 , 0.505 , -9999</text:p>
      <text:p text:style-name="P1">38.38 , 1.01 , -9999</text:p>
      <text:p text:style-name="P1">38.38 , 1.515 , -9999</text:p>
      <text:p text:style-name="P1">38.38 , 2.02 , -9999</text:p>
      <text:p text:style-name="P1">38.38 , 2.525 , -9999</text:p>
      <text:p text:style-name="P1">38.38 , 3.03 , -9999</text:p>
      <text:p text:style-name="P1">38.38 , 3.535 , -9999</text:p>
      <text:p text:style-name="P1">38.38 , 4.04 , -9999</text:p>
      <text:p text:style-name="P1">38.38 , 4.545 , -9999</text:p>
      <text:p text:style-name="P1">38.38 , 5.05 , -9999</text:p>
      <text:p text:style-name="P1">38.38 , 5.555 , -9999</text:p>
      <text:p text:style-name="P1">38.38 , 6.06 , -9999</text:p>
      <text:p text:style-name="P1">38.38 , 6.565 , -9999</text:p>
      <text:p text:style-name="P1">38.38 , 7.07 , -9999</text:p>
      <text:p text:style-name="P1">38.38 , 7.575 , -9999</text:p>
      <text:p text:style-name="P1">38.38 , 8.08 , -9999</text:p>
      <text:p text:style-name="P1">38.38 , 8.585 , -9999</text:p>
      <text:p text:style-name="P1">38.38 , 9.09 , -9999</text:p>
      <text:p text:style-name="P1"><text:soft-page-break/>38.38 , 9.595 , -9999</text:p>
      <text:p text:style-name="P1">38.38 , 10.1 , -9999</text:p>
      <text:p text:style-name="P1">38.38 , 10.605 , -9999</text:p>
      <text:p text:style-name="P1">38.38 , 11.11 , -9999</text:p>
      <text:p text:style-name="P1">38.38 , 11.615 , -9999</text:p>
      <text:p text:style-name="P1">38.38 , 12.12 , -9999</text:p>
      <text:p text:style-name="P1">38.38 , 12.625 , -9999</text:p>
      <text:p text:style-name="P1">38.38 , 13.13 , -9999</text:p>
      <text:p text:style-name="P1">38.38 , 13.635 , -9999</text:p>
      <text:p text:style-name="P1">38.38 , 14.14 , -9999</text:p>
      <text:p text:style-name="P1">38.38 , 14.645 , -9999</text:p>
      <text:p text:style-name="P1">38.38 , 15.15 , -9999</text:p>
      <text:p text:style-name="P1">38.38 , 15.655 , -9999</text:p>
      <text:p text:style-name="P1">38.38 , 16.16 , -9999</text:p>
      <text:p text:style-name="P1">38.38 , 16.665 , -9999</text:p>
      <text:p text:style-name="P1">38.38 , 17.17 , -9999</text:p>
      <text:p text:style-name="P1">38.38 , 17.675 , -9999</text:p>
      <text:p text:style-name="P1">38.38 , 18.18 , -9999</text:p>
      <text:p text:style-name="P1">38.38 , 18.685 , -9999</text:p>
      <text:p text:style-name="P1">38.38 , 19.19 , -9999</text:p>
      <text:p text:style-name="P1">38.38 , 19.695 , -9999</text:p>
      <text:p text:style-name="P1">38.38 , 20.2 , -9999</text:p>
      <text:p text:style-name="P1">38.38 , 20.705 , 26.875</text:p>
      <text:p text:style-name="P1">38.38 , 21.21 , 26.75</text:p>
      <text:p text:style-name="P1">38.38 , 21.715 , 26.625</text:p>
      <text:p text:style-name="P1">38.38 , 22.22 , 26.5</text:p>
      <text:p text:style-name="P1">38.38 , 22.725 , 26.375</text:p>
      <text:p text:style-name="P1">38.38 , 23.23 , 26.25</text:p>
      <text:p text:style-name="P1">38.38 , 23.735 , 26.125</text:p>
      <text:p text:style-name="P1">38.38 , 24.24 , 26</text:p>
      <text:p text:style-name="P1">38.38 , 24.745 , 25.875</text:p>
      <text:p text:style-name="P1">38.38 , 25.25 , 25.75</text:p>
      <text:p text:style-name="P1">38.38 , 25.755 , 25.625</text:p>
      <text:p text:style-name="P1">38.38 , 26.26 , 25.5</text:p>
      <text:p text:style-name="P1">38.38 , 26.765 , 25.375</text:p>
      <text:p text:style-name="P1">38.38 , 27.27 , 25.25</text:p>
      <text:p text:style-name="P1">38.38 , 27.775 , 25.125</text:p>
      <text:p text:style-name="P1">38.38 , 28.28 , 25</text:p>
      <text:p text:style-name="P1">38.38 , 28.785 , 24.875</text:p>
      <text:p text:style-name="P1">38.38 , 29.29 , 24.75</text:p>
      <text:p text:style-name="P1">38.38 , 29.795 , 24.625</text:p>
      <text:p text:style-name="P1">38.38 , 30.3 , 24.5</text:p>
      <text:p text:style-name="P1">38.38 , 30.805 , 24.375</text:p>
      <text:p text:style-name="P1">38.38 , 31.31 , 24.25</text:p>
      <text:p text:style-name="P1">38.38 , 31.815 , 24.125</text:p>
      <text:p text:style-name="P1">38.38 , 32.32 , 24</text:p>
      <text:p text:style-name="P1">38.38 , 32.825 , 24</text:p>
      <text:p text:style-name="P1">38.38 , 33.33 , 24</text:p>
      <text:p text:style-name="P1">38.38 , 33.835 , 24</text:p>
      <text:p text:style-name="P1">38.38 , 34.34 , 24</text:p>
      <text:p text:style-name="P1">38.38 , 34.845 , 24</text:p>
      <text:p text:style-name="P1">38.38 , 35.35 , 24</text:p>
      <text:p text:style-name="P1"><text:soft-page-break/>38.38 , 35.855 , 24</text:p>
      <text:p text:style-name="P1">38.38 , 36.36 , 24</text:p>
      <text:p text:style-name="P1">38.38 , 36.865 , 24</text:p>
      <text:p text:style-name="P1">38.38 , 37.37 , 24</text:p>
      <text:p text:style-name="P1">38.38 , 37.875 , 24</text:p>
      <text:p text:style-name="P1">38.38 , 38.38 , 24</text:p>
      <text:p text:style-name="P1">38.38 , 38.885 , 24</text:p>
      <text:p text:style-name="P1">38.38 , 39.39 , 24</text:p>
      <text:p text:style-name="P1">38.38 , 39.895 , 24</text:p>
      <text:p text:style-name="P1">38.38 , 40.4 , 24</text:p>
      <text:p text:style-name="P1">38.38 , 40.905 , 24</text:p>
      <text:p text:style-name="P1">38.38 , 41.41 , 24</text:p>
      <text:p text:style-name="P1">38.38 , 41.915 , 24</text:p>
      <text:p text:style-name="P1">38.38 , 42.42 , 24</text:p>
      <text:p text:style-name="P1">38.38 , 42.925 , 24</text:p>
      <text:p text:style-name="P1">38.38 , 43.43 , 24</text:p>
      <text:p text:style-name="P1">38.38 , 43.935 , 24</text:p>
      <text:p text:style-name="P1">38.38 , 44.44 , 24</text:p>
      <text:p text:style-name="P1">38.38 , 44.945 , 24</text:p>
      <text:p text:style-name="P1">38.38 , 45.45 , 24</text:p>
      <text:p text:style-name="P1">38.38 , 45.955 , 24</text:p>
      <text:p text:style-name="P1">38.38 , 46.46 , 24</text:p>
      <text:p text:style-name="P1">38.38 , 46.965 , 24</text:p>
      <text:p text:style-name="P1">38.38 , 47.47 , 24</text:p>
      <text:p text:style-name="P1">38.38 , 47.975 , 24</text:p>
      <text:p text:style-name="P1">38.38 , 48.48 , 24</text:p>
      <text:p text:style-name="P1">38.38 , 48.985 , 24</text:p>
      <text:p text:style-name="P1">38.38 , 49.49 , 24</text:p>
      <text:p text:style-name="P1">38.38 , 49.995 , 24</text:p>
      <text:p text:style-name="P1">38.38 , 50.5 , 24</text:p>
      <text:p text:style-name="P1">38.885 , 0.0 , -9999</text:p>
      <text:p text:style-name="P1">38.885 , 0.505 , -9999</text:p>
      <text:p text:style-name="P1">38.885 , 1.01 , -9999</text:p>
      <text:p text:style-name="P1">38.885 , 1.515 , -9999</text:p>
      <text:p text:style-name="P1">38.885 , 2.02 , -9999</text:p>
      <text:p text:style-name="P1">38.885 , 2.525 , -9999</text:p>
      <text:p text:style-name="P1">38.885 , 3.03 , -9999</text:p>
      <text:p text:style-name="P1">38.885 , 3.535 , -9999</text:p>
      <text:p text:style-name="P1">38.885 , 4.04 , -9999</text:p>
      <text:p text:style-name="P1">38.885 , 4.545 , -9999</text:p>
      <text:p text:style-name="P1">38.885 , 5.05 , -9999</text:p>
      <text:p text:style-name="P1">38.885 , 5.555 , -9999</text:p>
      <text:p text:style-name="P1">38.885 , 6.06 , -9999</text:p>
      <text:p text:style-name="P1">38.885 , 6.565 , -9999</text:p>
      <text:p text:style-name="P1">38.885 , 7.07 , -9999</text:p>
      <text:p text:style-name="P1">38.885 , 7.575 , -9999</text:p>
      <text:p text:style-name="P1">38.885 , 8.08 , -9999</text:p>
      <text:p text:style-name="P1">38.885 , 8.585 , -9999</text:p>
      <text:p text:style-name="P1">38.885 , 9.09 , -9999</text:p>
      <text:p text:style-name="P1">38.885 , 9.595 , -9999</text:p>
      <text:p text:style-name="P1">38.885 , 10.1 , -9999</text:p>
      <text:p text:style-name="P1">38.885 , 10.605 , -9999</text:p>
      <text:p text:style-name="P1"><text:soft-page-break/>38.885 , 11.11 , -9999</text:p>
      <text:p text:style-name="P1">38.885 , 11.615 , -9999</text:p>
      <text:p text:style-name="P1">38.885 , 12.12 , -9999</text:p>
      <text:p text:style-name="P1">38.885 , 12.625 , -9999</text:p>
      <text:p text:style-name="P1">38.885 , 13.13 , -9999</text:p>
      <text:p text:style-name="P1">38.885 , 13.635 , -9999</text:p>
      <text:p text:style-name="P1">38.885 , 14.14 , -9999</text:p>
      <text:p text:style-name="P1">38.885 , 14.645 , -9999</text:p>
      <text:p text:style-name="P1">38.885 , 15.15 , -9999</text:p>
      <text:p text:style-name="P1">38.885 , 15.655 , -9999</text:p>
      <text:p text:style-name="P1">38.885 , 16.16 , -9999</text:p>
      <text:p text:style-name="P1">38.885 , 16.665 , -9999</text:p>
      <text:p text:style-name="P1">38.885 , 17.17 , -9999</text:p>
      <text:p text:style-name="P1">38.885 , 17.675 , -9999</text:p>
      <text:p text:style-name="P1">38.885 , 18.18 , -9999</text:p>
      <text:p text:style-name="P1">38.885 , 18.685 , -9999</text:p>
      <text:p text:style-name="P1">38.885 , 19.19 , -9999</text:p>
      <text:p text:style-name="P1">38.885 , 19.695 , -9999</text:p>
      <text:p text:style-name="P1">38.885 , 20.2 , -9999</text:p>
      <text:p text:style-name="P1">38.885 , 20.705 , 26.875</text:p>
      <text:p text:style-name="P1">38.885 , 21.21 , 26.75</text:p>
      <text:p text:style-name="P1">38.885 , 21.715 , 26.625</text:p>
      <text:p text:style-name="P1">38.885 , 22.22 , 26.5</text:p>
      <text:p text:style-name="P1">38.885 , 22.725 , 26.375</text:p>
      <text:p text:style-name="P1">38.885 , 23.23 , 26.25</text:p>
      <text:p text:style-name="P1">38.885 , 23.735 , 26.125</text:p>
      <text:p text:style-name="P1">38.885 , 24.24 , 26</text:p>
      <text:p text:style-name="P1">38.885 , 24.745 , 25.875</text:p>
      <text:p text:style-name="P1">38.885 , 25.25 , 25.75</text:p>
      <text:p text:style-name="P1">38.885 , 25.755 , 25.625</text:p>
      <text:p text:style-name="P1">38.885 , 26.26 , 25.5</text:p>
      <text:p text:style-name="P1">38.885 , 26.765 , 25.375</text:p>
      <text:p text:style-name="P1">38.885 , 27.27 , 25.25</text:p>
      <text:p text:style-name="P1">38.885 , 27.775 , 25.125</text:p>
      <text:p text:style-name="P1">38.885 , 28.28 , 25</text:p>
      <text:p text:style-name="P1">38.885 , 28.785 , 24.875</text:p>
      <text:p text:style-name="P1">38.885 , 29.29 , 24.75</text:p>
      <text:p text:style-name="P1">38.885 , 29.795 , 24.625</text:p>
      <text:p text:style-name="P1">38.885 , 30.3 , 24.5</text:p>
      <text:p text:style-name="P1">38.885 , 30.805 , 24.375</text:p>
      <text:p text:style-name="P1">38.885 , 31.31 , 24.25</text:p>
      <text:p text:style-name="P1">38.885 , 31.815 , 24.125</text:p>
      <text:p text:style-name="P1">38.885 , 32.32 , 24</text:p>
      <text:p text:style-name="P1">38.885 , 32.825 , 24</text:p>
      <text:p text:style-name="P1">38.885 , 33.33 , 24</text:p>
      <text:p text:style-name="P1">38.885 , 33.835 , 24</text:p>
      <text:p text:style-name="P1">38.885 , 34.34 , 24</text:p>
      <text:p text:style-name="P1">38.885 , 34.845 , 24</text:p>
      <text:p text:style-name="P1">38.885 , 35.35 , 24</text:p>
      <text:p text:style-name="P1">38.885 , 35.855 , 24</text:p>
      <text:p text:style-name="P1">38.885 , 36.36 , 24</text:p>
      <text:p text:style-name="P1">38.885 , 36.865 , 24</text:p>
      <text:p text:style-name="P1"><text:soft-page-break/>38.885 , 37.37 , 24</text:p>
      <text:p text:style-name="P1">38.885 , 37.875 , 24</text:p>
      <text:p text:style-name="P1">38.885 , 38.38 , 24</text:p>
      <text:p text:style-name="P1">38.885 , 38.885 , 24</text:p>
      <text:p text:style-name="P1">38.885 , 39.39 , 24</text:p>
      <text:p text:style-name="P1">38.885 , 39.895 , 24</text:p>
      <text:p text:style-name="P1">38.885 , 40.4 , 24</text:p>
      <text:p text:style-name="P1">38.885 , 40.905 , 24</text:p>
      <text:p text:style-name="P1">38.885 , 41.41 , 24</text:p>
      <text:p text:style-name="P1">38.885 , 41.915 , 24</text:p>
      <text:p text:style-name="P1">38.885 , 42.42 , 24</text:p>
      <text:p text:style-name="P1">38.885 , 42.925 , 24</text:p>
      <text:p text:style-name="P1">38.885 , 43.43 , 24</text:p>
      <text:p text:style-name="P1">38.885 , 43.935 , 24</text:p>
      <text:p text:style-name="P1">38.885 , 44.44 , 24</text:p>
      <text:p text:style-name="P1">38.885 , 44.945 , 24</text:p>
      <text:p text:style-name="P1">38.885 , 45.45 , 24</text:p>
      <text:p text:style-name="P1">38.885 , 45.955 , 24</text:p>
      <text:p text:style-name="P1">38.885 , 46.46 , 24</text:p>
      <text:p text:style-name="P1">38.885 , 46.965 , 24</text:p>
      <text:p text:style-name="P1">38.885 , 47.47 , 24</text:p>
      <text:p text:style-name="P1">38.885 , 47.975 , 24</text:p>
      <text:p text:style-name="P1">38.885 , 48.48 , 24</text:p>
      <text:p text:style-name="P1">38.885 , 48.985 , 24</text:p>
      <text:p text:style-name="P1">38.885 , 49.49 , 24</text:p>
      <text:p text:style-name="P1">38.885 , 49.995 , 24</text:p>
      <text:p text:style-name="P1">38.885 , 50.5 , 24</text:p>
      <text:p text:style-name="P1">39.39 , 0.0 , -9999</text:p>
      <text:p text:style-name="P1">39.39 , 0.505 , -9999</text:p>
      <text:p text:style-name="P1">39.39 , 1.01 , -9999</text:p>
      <text:p text:style-name="P1">39.39 , 1.515 , -9999</text:p>
      <text:p text:style-name="P1">39.39 , 2.02 , -9999</text:p>
      <text:p text:style-name="P1">39.39 , 2.525 , -9999</text:p>
      <text:p text:style-name="P1">39.39 , 3.03 , -9999</text:p>
      <text:p text:style-name="P1">39.39 , 3.535 , -9999</text:p>
      <text:p text:style-name="P1">39.39 , 4.04 , -9999</text:p>
      <text:p text:style-name="P1">39.39 , 4.545 , -9999</text:p>
      <text:p text:style-name="P1">39.39 , 5.05 , -9999</text:p>
      <text:p text:style-name="P1">39.39 , 5.555 , -9999</text:p>
      <text:p text:style-name="P1">39.39 , 6.06 , -9999</text:p>
      <text:p text:style-name="P1">39.39 , 6.565 , -9999</text:p>
      <text:p text:style-name="P1">39.39 , 7.07 , -9999</text:p>
      <text:p text:style-name="P1">39.39 , 7.575 , -9999</text:p>
      <text:p text:style-name="P1">39.39 , 8.08 , -9999</text:p>
      <text:p text:style-name="P1">39.39 , 8.585 , -9999</text:p>
      <text:p text:style-name="P1">39.39 , 9.09 , -9999</text:p>
      <text:p text:style-name="P1">39.39 , 9.595 , -9999</text:p>
      <text:p text:style-name="P1">39.39 , 10.1 , -9999</text:p>
      <text:p text:style-name="P1">39.39 , 10.605 , -9999</text:p>
      <text:p text:style-name="P1">39.39 , 11.11 , -9999</text:p>
      <text:p text:style-name="P1">39.39 , 11.615 , -9999</text:p>
      <text:p text:style-name="P1">39.39 , 12.12 , -9999</text:p>
      <text:p text:style-name="P1"><text:soft-page-break/>39.39 , 12.625 , -9999</text:p>
      <text:p text:style-name="P1">39.39 , 13.13 , -9999</text:p>
      <text:p text:style-name="P1">39.39 , 13.635 , -9999</text:p>
      <text:p text:style-name="P1">39.39 , 14.14 , -9999</text:p>
      <text:p text:style-name="P1">39.39 , 14.645 , -9999</text:p>
      <text:p text:style-name="P1">39.39 , 15.15 , -9999</text:p>
      <text:p text:style-name="P1">39.39 , 15.655 , -9999</text:p>
      <text:p text:style-name="P1">39.39 , 16.16 , -9999</text:p>
      <text:p text:style-name="P1">39.39 , 16.665 , -9999</text:p>
      <text:p text:style-name="P1">39.39 , 17.17 , -9999</text:p>
      <text:p text:style-name="P1">39.39 , 17.675 , -9999</text:p>
      <text:p text:style-name="P1">39.39 , 18.18 , -9999</text:p>
      <text:p text:style-name="P1">39.39 , 18.685 , -9999</text:p>
      <text:p text:style-name="P1">39.39 , 19.19 , -9999</text:p>
      <text:p text:style-name="P1">39.39 , 19.695 , -9999</text:p>
      <text:p text:style-name="P1">39.39 , 20.2 , -9999</text:p>
      <text:p text:style-name="P1">39.39 , 20.705 , 26.875</text:p>
      <text:p text:style-name="P1">39.39 , 21.21 , 26.75</text:p>
      <text:p text:style-name="P1">39.39 , 21.715 , 26.625</text:p>
      <text:p text:style-name="P1">39.39 , 22.22 , 26.5</text:p>
      <text:p text:style-name="P1">39.39 , 22.725 , 26.375</text:p>
      <text:p text:style-name="P1">39.39 , 23.23 , 26.25</text:p>
      <text:p text:style-name="P1">39.39 , 23.735 , 26.125</text:p>
      <text:p text:style-name="P1">39.39 , 24.24 , 26</text:p>
      <text:p text:style-name="P1">39.39 , 24.745 , 25.875</text:p>
      <text:p text:style-name="P1">39.39 , 25.25 , 25.75</text:p>
      <text:p text:style-name="P1">39.39 , 25.755 , 25.625</text:p>
      <text:p text:style-name="P1">39.39 , 26.26 , 25.5</text:p>
      <text:p text:style-name="P1">39.39 , 26.765 , 25.375</text:p>
      <text:p text:style-name="P1">39.39 , 27.27 , 25.25</text:p>
      <text:p text:style-name="P1">39.39 , 27.775 , 25.125</text:p>
      <text:p text:style-name="P1">39.39 , 28.28 , 25</text:p>
      <text:p text:style-name="P1">39.39 , 28.785 , 24.875</text:p>
      <text:p text:style-name="P1">39.39 , 29.29 , 24.75</text:p>
      <text:p text:style-name="P1">39.39 , 29.795 , 24.625</text:p>
      <text:p text:style-name="P1">39.39 , 30.3 , 24.5</text:p>
      <text:p text:style-name="P1">39.39 , 30.805 , 24.375</text:p>
      <text:p text:style-name="P1">39.39 , 31.31 , 24.25</text:p>
      <text:p text:style-name="P1">39.39 , 31.815 , 24.125</text:p>
      <text:p text:style-name="P1">39.39 , 32.32 , 24</text:p>
      <text:p text:style-name="P1">39.39 , 32.825 , 24</text:p>
      <text:p text:style-name="P1">39.39 , 33.33 , 24</text:p>
      <text:p text:style-name="P1">39.39 , 33.835 , 24</text:p>
      <text:p text:style-name="P1">39.39 , 34.34 , 24</text:p>
      <text:p text:style-name="P1">39.39 , 34.845 , 24</text:p>
      <text:p text:style-name="P1">39.39 , 35.35 , 24</text:p>
      <text:p text:style-name="P1">39.39 , 35.855 , 24</text:p>
      <text:p text:style-name="P1">39.39 , 36.36 , 24</text:p>
      <text:p text:style-name="P1">39.39 , 36.865 , 24</text:p>
      <text:p text:style-name="P1">39.39 , 37.37 , 24</text:p>
      <text:p text:style-name="P1">39.39 , 37.875 , 24</text:p>
      <text:p text:style-name="P1">39.39 , 38.38 , 24</text:p>
      <text:p text:style-name="P1"><text:soft-page-break/>39.39 , 38.885 , 24</text:p>
      <text:p text:style-name="P1">39.39 , 39.39 , 24</text:p>
      <text:p text:style-name="P1">39.39 , 39.895 , 24</text:p>
      <text:p text:style-name="P1">39.39 , 40.4 , 24</text:p>
      <text:p text:style-name="P1">39.39 , 40.905 , 24</text:p>
      <text:p text:style-name="P1">39.39 , 41.41 , 24</text:p>
      <text:p text:style-name="P1">39.39 , 41.915 , 24</text:p>
      <text:p text:style-name="P1">39.39 , 42.42 , 24</text:p>
      <text:p text:style-name="P1">39.39 , 42.925 , 24</text:p>
      <text:p text:style-name="P1">39.39 , 43.43 , 24</text:p>
      <text:p text:style-name="P1">39.39 , 43.935 , 24</text:p>
      <text:p text:style-name="P1">39.39 , 44.44 , 24</text:p>
      <text:p text:style-name="P1">39.39 , 44.945 , 24</text:p>
      <text:p text:style-name="P1">39.39 , 45.45 , 24</text:p>
      <text:p text:style-name="P1">39.39 , 45.955 , 24</text:p>
      <text:p text:style-name="P1">39.39 , 46.46 , 24</text:p>
      <text:p text:style-name="P1">39.39 , 46.965 , 24</text:p>
      <text:p text:style-name="P1">39.39 , 47.47 , 24</text:p>
      <text:p text:style-name="P1">39.39 , 47.975 , 24</text:p>
      <text:p text:style-name="P1">39.39 , 48.48 , 24</text:p>
      <text:p text:style-name="P1">39.39 , 48.985 , 24</text:p>
      <text:p text:style-name="P1">39.39 , 49.49 , 24</text:p>
      <text:p text:style-name="P1">39.39 , 49.995 , 24</text:p>
      <text:p text:style-name="P1">39.39 , 50.5 , 24</text:p>
      <text:p text:style-name="P1">39.895 , 0.0 , -9999</text:p>
      <text:p text:style-name="P1">39.895 , 0.505 , -9999</text:p>
      <text:p text:style-name="P1">39.895 , 1.01 , -9999</text:p>
      <text:p text:style-name="P1">39.895 , 1.515 , -9999</text:p>
      <text:p text:style-name="P1">39.895 , 2.02 , -9999</text:p>
      <text:p text:style-name="P1">39.895 , 2.525 , -9999</text:p>
      <text:p text:style-name="P1">39.895 , 3.03 , -9999</text:p>
      <text:p text:style-name="P1">39.895 , 3.535 , -9999</text:p>
      <text:p text:style-name="P1">39.895 , 4.04 , -9999</text:p>
      <text:p text:style-name="P1">39.895 , 4.545 , -9999</text:p>
      <text:p text:style-name="P1">39.895 , 5.05 , -9999</text:p>
      <text:p text:style-name="P1">39.895 , 5.555 , -9999</text:p>
      <text:p text:style-name="P1">39.895 , 6.06 , -9999</text:p>
      <text:p text:style-name="P1">39.895 , 6.565 , -9999</text:p>
      <text:p text:style-name="P1">39.895 , 7.07 , -9999</text:p>
      <text:p text:style-name="P1">39.895 , 7.575 , -9999</text:p>
      <text:p text:style-name="P1">39.895 , 8.08 , -9999</text:p>
      <text:p text:style-name="P1">39.895 , 8.585 , -9999</text:p>
      <text:p text:style-name="P1">39.895 , 9.09 , -9999</text:p>
      <text:p text:style-name="P1">39.895 , 9.595 , -9999</text:p>
      <text:p text:style-name="P1">39.895 , 10.1 , -9999</text:p>
      <text:p text:style-name="P1">39.895 , 10.605 , -9999</text:p>
      <text:p text:style-name="P1">39.895 , 11.11 , -9999</text:p>
      <text:p text:style-name="P1">39.895 , 11.615 , -9999</text:p>
      <text:p text:style-name="P1">39.895 , 12.12 , -9999</text:p>
      <text:p text:style-name="P1">39.895 , 12.625 , -9999</text:p>
      <text:p text:style-name="P1">39.895 , 13.13 , -9999</text:p>
      <text:p text:style-name="P1">39.895 , 13.635 , -9999</text:p>
      <text:p text:style-name="P1"><text:soft-page-break/>39.895 , 14.14 , -9999</text:p>
      <text:p text:style-name="P1">39.895 , 14.645 , -9999</text:p>
      <text:p text:style-name="P1">39.895 , 15.15 , -9999</text:p>
      <text:p text:style-name="P1">39.895 , 15.655 , -9999</text:p>
      <text:p text:style-name="P1">39.895 , 16.16 , -9999</text:p>
      <text:p text:style-name="P1">39.895 , 16.665 , -9999</text:p>
      <text:p text:style-name="P1">39.895 , 17.17 , -9999</text:p>
      <text:p text:style-name="P1">39.895 , 17.675 , -9999</text:p>
      <text:p text:style-name="P1">39.895 , 18.18 , -9999</text:p>
      <text:p text:style-name="P1">39.895 , 18.685 , -9999</text:p>
      <text:p text:style-name="P1">39.895 , 19.19 , -9999</text:p>
      <text:p text:style-name="P1">39.895 , 19.695 , -9999</text:p>
      <text:p text:style-name="P1">39.895 , 20.2 , -9999</text:p>
      <text:p text:style-name="P1">39.895 , 20.705 , 26.875</text:p>
      <text:p text:style-name="P1">39.895 , 21.21 , 26.75</text:p>
      <text:p text:style-name="P1">39.895 , 21.715 , 26.625</text:p>
      <text:p text:style-name="P1">39.895 , 22.22 , 26.5</text:p>
      <text:p text:style-name="P1">39.895 , 22.725 , 26.375</text:p>
      <text:p text:style-name="P1">39.895 , 23.23 , 26.25</text:p>
      <text:p text:style-name="P1">39.895 , 23.735 , 26.125</text:p>
      <text:p text:style-name="P1">39.895 , 24.24 , 26</text:p>
      <text:p text:style-name="P1">39.895 , 24.745 , 25.875</text:p>
      <text:p text:style-name="P1">39.895 , 25.25 , 25.75</text:p>
      <text:p text:style-name="P1">39.895 , 25.755 , 25.625</text:p>
      <text:p text:style-name="P1">39.895 , 26.26 , 25.5</text:p>
      <text:p text:style-name="P1">39.895 , 26.765 , 25.375</text:p>
      <text:p text:style-name="P1">39.895 , 27.27 , 25.25</text:p>
      <text:p text:style-name="P1">39.895 , 27.775 , 25.125</text:p>
      <text:p text:style-name="P1">39.895 , 28.28 , 25</text:p>
      <text:p text:style-name="P1">39.895 , 28.785 , 24.875</text:p>
      <text:p text:style-name="P1">39.895 , 29.29 , 24.75</text:p>
      <text:p text:style-name="P1">39.895 , 29.795 , 24.625</text:p>
      <text:p text:style-name="P1">39.895 , 30.3 , 24.5</text:p>
      <text:p text:style-name="P1">39.895 , 30.805 , 24.375</text:p>
      <text:p text:style-name="P1">39.895 , 31.31 , 24.25</text:p>
      <text:p text:style-name="P1">39.895 , 31.815 , 24.125</text:p>
      <text:p text:style-name="P1">39.895 , 32.32 , 24</text:p>
      <text:p text:style-name="P1">39.895 , 32.825 , 24</text:p>
      <text:p text:style-name="P1">39.895 , 33.33 , 24</text:p>
      <text:p text:style-name="P1">39.895 , 33.835 , 24</text:p>
      <text:p text:style-name="P1">39.895 , 34.34 , 24</text:p>
      <text:p text:style-name="P1">39.895 , 34.845 , 24</text:p>
      <text:p text:style-name="P1">39.895 , 35.35 , 24</text:p>
      <text:p text:style-name="P1">39.895 , 35.855 , 24</text:p>
      <text:p text:style-name="P1">39.895 , 36.36 , 24</text:p>
      <text:p text:style-name="P1">39.895 , 36.865 , 24</text:p>
      <text:p text:style-name="P1">39.895 , 37.37 , 24</text:p>
      <text:p text:style-name="P1">39.895 , 37.875 , 24</text:p>
      <text:p text:style-name="P1">39.895 , 38.38 , 24</text:p>
      <text:p text:style-name="P1">39.895 , 38.885 , 24</text:p>
      <text:p text:style-name="P1">39.895 , 39.39 , 24</text:p>
      <text:p text:style-name="P1">39.895 , 39.895 , 24</text:p>
      <text:p text:style-name="P1"><text:soft-page-break/>39.895 , 40.4 , 24</text:p>
      <text:p text:style-name="P1">39.895 , 40.905 , 24</text:p>
      <text:p text:style-name="P1">39.895 , 41.41 , 24</text:p>
      <text:p text:style-name="P1">39.895 , 41.915 , 24</text:p>
      <text:p text:style-name="P1">39.895 , 42.42 , 24</text:p>
      <text:p text:style-name="P1">39.895 , 42.925 , 24</text:p>
      <text:p text:style-name="P1">39.895 , 43.43 , 24</text:p>
      <text:p text:style-name="P1">39.895 , 43.935 , 24</text:p>
      <text:p text:style-name="P1">39.895 , 44.44 , 24</text:p>
      <text:p text:style-name="P1">39.895 , 44.945 , 24</text:p>
      <text:p text:style-name="P1">39.895 , 45.45 , 24</text:p>
      <text:p text:style-name="P1">39.895 , 45.955 , 24</text:p>
      <text:p text:style-name="P1">39.895 , 46.46 , 24</text:p>
      <text:p text:style-name="P1">39.895 , 46.965 , 24</text:p>
      <text:p text:style-name="P1">39.895 , 47.47 , 24</text:p>
      <text:p text:style-name="P1">39.895 , 47.975 , 24</text:p>
      <text:p text:style-name="P1">39.895 , 48.48 , 24</text:p>
      <text:p text:style-name="P1">39.895 , 48.985 , 24</text:p>
      <text:p text:style-name="P1">39.895 , 49.49 , 24</text:p>
      <text:p text:style-name="P1">39.895 , 49.995 , 24</text:p>
      <text:p text:style-name="P1">39.895 , 50.5 , 24</text:p>
      <text:p text:style-name="P1">40.4 , 0.0 , -9999</text:p>
      <text:p text:style-name="P1">40.4 , 0.505 , -9999</text:p>
      <text:p text:style-name="P1">40.4 , 1.01 , -9999</text:p>
      <text:p text:style-name="P1">40.4 , 1.515 , -9999</text:p>
      <text:p text:style-name="P1">40.4 , 2.02 , -9999</text:p>
      <text:p text:style-name="P1">40.4 , 2.525 , -9999</text:p>
      <text:p text:style-name="P1">40.4 , 3.03 , -9999</text:p>
      <text:p text:style-name="P1">40.4 , 3.535 , -9999</text:p>
      <text:p text:style-name="P1">40.4 , 4.04 , -9999</text:p>
      <text:p text:style-name="P1">40.4 , 4.545 , -9999</text:p>
      <text:p text:style-name="P1">40.4 , 5.05 , -9999</text:p>
      <text:p text:style-name="P1">40.4 , 5.555 , -9999</text:p>
      <text:p text:style-name="P1">40.4 , 6.06 , -9999</text:p>
      <text:p text:style-name="P1">40.4 , 6.565 , -9999</text:p>
      <text:p text:style-name="P1">40.4 , 7.07 , -9999</text:p>
      <text:p text:style-name="P1">40.4 , 7.575 , -9999</text:p>
      <text:p text:style-name="P1">40.4 , 8.08 , -9999</text:p>
      <text:p text:style-name="P1">40.4 , 8.585 , -9999</text:p>
      <text:p text:style-name="P1">40.4 , 9.09 , -9999</text:p>
      <text:p text:style-name="P1">40.4 , 9.595 , -9999</text:p>
      <text:p text:style-name="P1">40.4 , 10.1 , -9999</text:p>
      <text:p text:style-name="P1">40.4 , 10.605 , -9999</text:p>
      <text:p text:style-name="P1">40.4 , 11.11 , -9999</text:p>
      <text:p text:style-name="P1">40.4 , 11.615 , -9999</text:p>
      <text:p text:style-name="P1">40.4 , 12.12 , -9999</text:p>
      <text:p text:style-name="P1">40.4 , 12.625 , -9999</text:p>
      <text:p text:style-name="P1">40.4 , 13.13 , -9999</text:p>
      <text:p text:style-name="P1">40.4 , 13.635 , -9999</text:p>
      <text:p text:style-name="P1">40.4 , 14.14 , -9999</text:p>
      <text:p text:style-name="P1">40.4 , 14.645 , -9999</text:p>
      <text:p text:style-name="P1">40.4 , 15.15 , -9999</text:p>
      <text:p text:style-name="P1"><text:soft-page-break/>40.4 , 15.655 , -9999</text:p>
      <text:p text:style-name="P1">40.4 , 16.16 , -9999</text:p>
      <text:p text:style-name="P1">40.4 , 16.665 , -9999</text:p>
      <text:p text:style-name="P1">40.4 , 17.17 , -9999</text:p>
      <text:p text:style-name="P1">40.4 , 17.675 , -9999</text:p>
      <text:p text:style-name="P1">40.4 , 18.18 , -9999</text:p>
      <text:p text:style-name="P1">40.4 , 18.685 , -9999</text:p>
      <text:p text:style-name="P1">40.4 , 19.19 , -9999</text:p>
      <text:p text:style-name="P1">40.4 , 19.695 , -9999</text:p>
      <text:p text:style-name="P1">40.4 , 20.2 , -9999</text:p>
      <text:p text:style-name="P1">40.4 , 20.705 , 26.875</text:p>
      <text:p text:style-name="P1">40.4 , 21.21 , 26.75</text:p>
      <text:p text:style-name="P1">40.4 , 21.715 , 26.625</text:p>
      <text:p text:style-name="P1">40.4 , 22.22 , 26.5</text:p>
      <text:p text:style-name="P1">40.4 , 22.725 , 26.375</text:p>
      <text:p text:style-name="P1">40.4 , 23.23 , 26.25</text:p>
      <text:p text:style-name="P1">40.4 , 23.735 , 26.125</text:p>
      <text:p text:style-name="P1">40.4 , 24.24 , 26</text:p>
      <text:p text:style-name="P1">40.4 , 24.745 , 25.875</text:p>
      <text:p text:style-name="P1">40.4 , 25.25 , 25.75</text:p>
      <text:p text:style-name="P1">40.4 , 25.755 , 25.625</text:p>
      <text:p text:style-name="P1">40.4 , 26.26 , 25.5</text:p>
      <text:p text:style-name="P1">40.4 , 26.765 , 25.375</text:p>
      <text:p text:style-name="P1">40.4 , 27.27 , 25.25</text:p>
      <text:p text:style-name="P1">40.4 , 27.775 , 25.125</text:p>
      <text:p text:style-name="P1">40.4 , 28.28 , 25</text:p>
      <text:p text:style-name="P1">40.4 , 28.785 , 24.875</text:p>
      <text:p text:style-name="P1">40.4 , 29.29 , 24.75</text:p>
      <text:p text:style-name="P1">40.4 , 29.795 , 24.625</text:p>
      <text:p text:style-name="P1">40.4 , 30.3 , 24.5</text:p>
      <text:p text:style-name="P1">40.4 , 30.805 , 24.375</text:p>
      <text:p text:style-name="P1">40.4 , 31.31 , 24.25</text:p>
      <text:p text:style-name="P1">40.4 , 31.815 , 24.125</text:p>
      <text:p text:style-name="P1">40.4 , 32.32 , 24</text:p>
      <text:p text:style-name="P1">40.4 , 32.825 , 24</text:p>
      <text:p text:style-name="P1">40.4 , 33.33 , 24</text:p>
      <text:p text:style-name="P1">40.4 , 33.835 , 24</text:p>
      <text:p text:style-name="P1">40.4 , 34.34 , 24</text:p>
      <text:p text:style-name="P1">40.4 , 34.845 , 24</text:p>
      <text:p text:style-name="P1">40.4 , 35.35 , 24</text:p>
      <text:p text:style-name="P1">40.4 , 35.855 , 24</text:p>
      <text:p text:style-name="P1">40.4 , 36.36 , 24</text:p>
      <text:p text:style-name="P1">40.4 , 36.865 , 24</text:p>
      <text:p text:style-name="P1">40.4 , 37.37 , 24</text:p>
      <text:p text:style-name="P1">40.4 , 37.875 , 24</text:p>
      <text:p text:style-name="P1">40.4 , 38.38 , 24</text:p>
      <text:p text:style-name="P1">40.4 , 38.885 , 24</text:p>
      <text:p text:style-name="P1">40.4 , 39.39 , 24</text:p>
      <text:p text:style-name="P1">40.4 , 39.895 , 24</text:p>
      <text:p text:style-name="P1">40.4 , 40.4 , 24</text:p>
      <text:p text:style-name="P1">40.4 , 40.905 , 24</text:p>
      <text:p text:style-name="P1">40.4 , 41.41 , 24</text:p>
      <text:p text:style-name="P1"><text:soft-page-break/>40.4 , 41.915 , 24</text:p>
      <text:p text:style-name="P1">40.4 , 42.42 , 24</text:p>
      <text:p text:style-name="P1">40.4 , 42.925 , 24</text:p>
      <text:p text:style-name="P1">40.4 , 43.43 , 24</text:p>
      <text:p text:style-name="P1">40.4 , 43.935 , 24</text:p>
      <text:p text:style-name="P1">40.4 , 44.44 , 24</text:p>
      <text:p text:style-name="P1">40.4 , 44.945 , 24</text:p>
      <text:p text:style-name="P1">40.4 , 45.45 , 24</text:p>
      <text:p text:style-name="P1">40.4 , 45.955 , 24</text:p>
      <text:p text:style-name="P1">40.4 , 46.46 , 24</text:p>
      <text:p text:style-name="P1">40.4 , 46.965 , 24</text:p>
      <text:p text:style-name="P1">40.4 , 47.47 , 24</text:p>
      <text:p text:style-name="P1">40.4 , 47.975 , 24</text:p>
      <text:p text:style-name="P1">40.4 , 48.48 , 24</text:p>
      <text:p text:style-name="P1">40.4 , 48.985 , 24</text:p>
      <text:p text:style-name="P1">40.4 , 49.49 , 24</text:p>
      <text:p text:style-name="P1">40.4 , 49.995 , 24</text:p>
      <text:p text:style-name="P1">40.4 , 50.5 , 24</text:p>
      <text:p text:style-name="P1">40.905 , 0.0 , -9999</text:p>
      <text:p text:style-name="P1">40.905 , 0.505 , -9999</text:p>
      <text:p text:style-name="P1">40.905 , 1.01 , -9999</text:p>
      <text:p text:style-name="P1">40.905 , 1.515 , -9999</text:p>
      <text:p text:style-name="P1">40.905 , 2.02 , -9999</text:p>
      <text:p text:style-name="P1">40.905 , 2.525 , -9999</text:p>
      <text:p text:style-name="P1">40.905 , 3.03 , -9999</text:p>
      <text:p text:style-name="P1">40.905 , 3.535 , -9999</text:p>
      <text:p text:style-name="P1">40.905 , 4.04 , -9999</text:p>
      <text:p text:style-name="P1">40.905 , 4.545 , -9999</text:p>
      <text:p text:style-name="P1">40.905 , 5.05 , -9999</text:p>
      <text:p text:style-name="P1">40.905 , 5.555 , -9999</text:p>
      <text:p text:style-name="P1">40.905 , 6.06 , -9999</text:p>
      <text:p text:style-name="P1">40.905 , 6.565 , -9999</text:p>
      <text:p text:style-name="P1">40.905 , 7.07 , -9999</text:p>
      <text:p text:style-name="P1">40.905 , 7.575 , -9999</text:p>
      <text:p text:style-name="P1">40.905 , 8.08 , -9999</text:p>
      <text:p text:style-name="P1">40.905 , 8.585 , -9999</text:p>
      <text:p text:style-name="P1">40.905 , 9.09 , -9999</text:p>
      <text:p text:style-name="P1">40.905 , 9.595 , -9999</text:p>
      <text:p text:style-name="P1">40.905 , 10.1 , -9999</text:p>
      <text:p text:style-name="P1">40.905 , 10.605 , -9999</text:p>
      <text:p text:style-name="P1">40.905 , 11.11 , -9999</text:p>
      <text:p text:style-name="P1">40.905 , 11.615 , -9999</text:p>
      <text:p text:style-name="P1">40.905 , 12.12 , -9999</text:p>
      <text:p text:style-name="P1">40.905 , 12.625 , -9999</text:p>
      <text:p text:style-name="P1">40.905 , 13.13 , -9999</text:p>
      <text:p text:style-name="P1">40.905 , 13.635 , -9999</text:p>
      <text:p text:style-name="P1">40.905 , 14.14 , -9999</text:p>
      <text:p text:style-name="P1">40.905 , 14.645 , -9999</text:p>
      <text:p text:style-name="P1">40.905 , 15.15 , -9999</text:p>
      <text:p text:style-name="P1">40.905 , 15.655 , -9999</text:p>
      <text:p text:style-name="P1">40.905 , 16.16 , -9999</text:p>
      <text:p text:style-name="P1">40.905 , 16.665 , -9999</text:p>
      <text:p text:style-name="P1"><text:soft-page-break/>40.905 , 17.17 , -9999</text:p>
      <text:p text:style-name="P1">40.905 , 17.675 , -9999</text:p>
      <text:p text:style-name="P1">40.905 , 18.18 , -9999</text:p>
      <text:p text:style-name="P1">40.905 , 18.685 , -9999</text:p>
      <text:p text:style-name="P1">40.905 , 19.19 , -9999</text:p>
      <text:p text:style-name="P1">40.905 , 19.695 , -9999</text:p>
      <text:p text:style-name="P1">40.905 , 20.2 , -9999</text:p>
      <text:p text:style-name="P1">40.905 , 20.705 , 26.875</text:p>
      <text:p text:style-name="P1">40.905 , 21.21 , 26.75</text:p>
      <text:p text:style-name="P1">40.905 , 21.715 , 26.625</text:p>
      <text:p text:style-name="P1">40.905 , 22.22 , 26.5</text:p>
      <text:p text:style-name="P1">40.905 , 22.725 , 26.375</text:p>
      <text:p text:style-name="P1">40.905 , 23.23 , 26.25</text:p>
      <text:p text:style-name="P1">40.905 , 23.735 , 26.125</text:p>
      <text:p text:style-name="P1">40.905 , 24.24 , 26</text:p>
      <text:p text:style-name="P1">40.905 , 24.745 , 25.875</text:p>
      <text:p text:style-name="P1">40.905 , 25.25 , 25.75</text:p>
      <text:p text:style-name="P1">40.905 , 25.755 , 25.625</text:p>
      <text:p text:style-name="P1">40.905 , 26.26 , 25.5</text:p>
      <text:p text:style-name="P1">40.905 , 26.765 , 25.375</text:p>
      <text:p text:style-name="P1">40.905 , 27.27 , 25.25</text:p>
      <text:p text:style-name="P1">40.905 , 27.775 , 25.125</text:p>
      <text:p text:style-name="P1">40.905 , 28.28 , 25</text:p>
      <text:p text:style-name="P1">40.905 , 28.785 , 24.875</text:p>
      <text:p text:style-name="P1">40.905 , 29.29 , 24.75</text:p>
      <text:p text:style-name="P1">40.905 , 29.795 , 24.625</text:p>
      <text:p text:style-name="P1">40.905 , 30.3 , 24.5</text:p>
      <text:p text:style-name="P1">40.905 , 30.805 , 24.375</text:p>
      <text:p text:style-name="P1">40.905 , 31.31 , 24.25</text:p>
      <text:p text:style-name="P1">40.905 , 31.815 , 24.125</text:p>
      <text:p text:style-name="P1">40.905 , 32.32 , 24</text:p>
      <text:p text:style-name="P1">40.905 , 32.825 , 24</text:p>
      <text:p text:style-name="P1">40.905 , 33.33 , 24</text:p>
      <text:p text:style-name="P1">40.905 , 33.835 , 24</text:p>
      <text:p text:style-name="P1">40.905 , 34.34 , 24</text:p>
      <text:p text:style-name="P1">40.905 , 34.845 , 24</text:p>
      <text:p text:style-name="P1">40.905 , 35.35 , 24</text:p>
      <text:p text:style-name="P1">40.905 , 35.855 , 24</text:p>
      <text:p text:style-name="P1">40.905 , 36.36 , 24</text:p>
      <text:p text:style-name="P1">40.905 , 36.865 , 24</text:p>
      <text:p text:style-name="P1">40.905 , 37.37 , 24</text:p>
      <text:p text:style-name="P1">40.905 , 37.875 , 24</text:p>
      <text:p text:style-name="P1">40.905 , 38.38 , 24</text:p>
      <text:p text:style-name="P1">40.905 , 38.885 , 24</text:p>
      <text:p text:style-name="P1">40.905 , 39.39 , 24</text:p>
      <text:p text:style-name="P1">40.905 , 39.895 , 24</text:p>
      <text:p text:style-name="P1">40.905 , 40.4 , 24</text:p>
      <text:p text:style-name="P1">40.905 , 40.905 , 24</text:p>
      <text:p text:style-name="P1">40.905 , 41.41 , 24</text:p>
      <text:p text:style-name="P1">40.905 , 41.915 , 24</text:p>
      <text:p text:style-name="P1">40.905 , 42.42 , 24</text:p>
      <text:p text:style-name="P1">40.905 , 42.925 , 24</text:p>
      <text:p text:style-name="P1"><text:soft-page-break/>40.905 , 43.43 , 24</text:p>
      <text:p text:style-name="P1">40.905 , 43.935 , 24</text:p>
      <text:p text:style-name="P1">40.905 , 44.44 , 24</text:p>
      <text:p text:style-name="P1">40.905 , 44.945 , 24</text:p>
      <text:p text:style-name="P1">40.905 , 45.45 , 24</text:p>
      <text:p text:style-name="P1">40.905 , 45.955 , 24</text:p>
      <text:p text:style-name="P1">40.905 , 46.46 , 24</text:p>
      <text:p text:style-name="P1">40.905 , 46.965 , 24</text:p>
      <text:p text:style-name="P1">40.905 , 47.47 , 24</text:p>
      <text:p text:style-name="P1">40.905 , 47.975 , 24</text:p>
      <text:p text:style-name="P1">40.905 , 48.48 , 24</text:p>
      <text:p text:style-name="P1">40.905 , 48.985 , 24</text:p>
      <text:p text:style-name="P1">40.905 , 49.49 , 24</text:p>
      <text:p text:style-name="P1">40.905 , 49.995 , 24</text:p>
      <text:p text:style-name="P1">40.905 , 50.5 , 24</text:p>
      <text:p text:style-name="P1">41.41 , 0.0 , -9999</text:p>
      <text:p text:style-name="P1">41.41 , 0.505 , -9999</text:p>
      <text:p text:style-name="P1">41.41 , 1.01 , -9999</text:p>
      <text:p text:style-name="P1">41.41 , 1.515 , -9999</text:p>
      <text:p text:style-name="P1">41.41 , 2.02 , -9999</text:p>
      <text:p text:style-name="P1">41.41 , 2.525 , -9999</text:p>
      <text:p text:style-name="P1">41.41 , 3.03 , -9999</text:p>
      <text:p text:style-name="P1">41.41 , 3.535 , -9999</text:p>
      <text:p text:style-name="P1">41.41 , 4.04 , -9999</text:p>
      <text:p text:style-name="P1">41.41 , 4.545 , -9999</text:p>
      <text:p text:style-name="P1">41.41 , 5.05 , -9999</text:p>
      <text:p text:style-name="P1">41.41 , 5.555 , -9999</text:p>
      <text:p text:style-name="P1">41.41 , 6.06 , -9999</text:p>
      <text:p text:style-name="P1">41.41 , 6.565 , -9999</text:p>
      <text:p text:style-name="P1">41.41 , 7.07 , -9999</text:p>
      <text:p text:style-name="P1">41.41 , 7.575 , -9999</text:p>
      <text:p text:style-name="P1">41.41 , 8.08 , -9999</text:p>
      <text:p text:style-name="P1">41.41 , 8.585 , -9999</text:p>
      <text:p text:style-name="P1">41.41 , 9.09 , -9999</text:p>
      <text:p text:style-name="P1">41.41 , 9.595 , -9999</text:p>
      <text:p text:style-name="P1">41.41 , 10.1 , -9999</text:p>
      <text:p text:style-name="P1">41.41 , 10.605 , -9999</text:p>
      <text:p text:style-name="P1">41.41 , 11.11 , -9999</text:p>
      <text:p text:style-name="P1">41.41 , 11.615 , -9999</text:p>
      <text:p text:style-name="P1">41.41 , 12.12 , -9999</text:p>
      <text:p text:style-name="P1">41.41 , 12.625 , -9999</text:p>
      <text:p text:style-name="P1">41.41 , 13.13 , -9999</text:p>
      <text:p text:style-name="P1">41.41 , 13.635 , -9999</text:p>
      <text:p text:style-name="P1">41.41 , 14.14 , -9999</text:p>
      <text:p text:style-name="P1">41.41 , 14.645 , -9999</text:p>
      <text:p text:style-name="P1">41.41 , 15.15 , -9999</text:p>
      <text:p text:style-name="P1">41.41 , 15.655 , -9999</text:p>
      <text:p text:style-name="P1">41.41 , 16.16 , -9999</text:p>
      <text:p text:style-name="P1">41.41 , 16.665 , -9999</text:p>
      <text:p text:style-name="P1">41.41 , 17.17 , -9999</text:p>
      <text:p text:style-name="P1">41.41 , 17.675 , -9999</text:p>
      <text:p text:style-name="P1">41.41 , 18.18 , -9999</text:p>
      <text:p text:style-name="P1"><text:soft-page-break/>41.41 , 18.685 , -9999</text:p>
      <text:p text:style-name="P1">41.41 , 19.19 , -9999</text:p>
      <text:p text:style-name="P1">41.41 , 19.695 , -9999</text:p>
      <text:p text:style-name="P1">41.41 , 20.2 , -9999</text:p>
      <text:p text:style-name="P1">41.41 , 20.705 , 26.875</text:p>
      <text:p text:style-name="P1">41.41 , 21.21 , 26.75</text:p>
      <text:p text:style-name="P1">41.41 , 21.715 , 26.625</text:p>
      <text:p text:style-name="P1">41.41 , 22.22 , 26.5</text:p>
      <text:p text:style-name="P1">41.41 , 22.725 , 26.375</text:p>
      <text:p text:style-name="P1">41.41 , 23.23 , 26.25</text:p>
      <text:p text:style-name="P1">41.41 , 23.735 , 26.125</text:p>
      <text:p text:style-name="P1">41.41 , 24.24 , 26</text:p>
      <text:p text:style-name="P1">41.41 , 24.745 , 25.875</text:p>
      <text:p text:style-name="P1">41.41 , 25.25 , 25.75</text:p>
      <text:p text:style-name="P1">41.41 , 25.755 , 25.625</text:p>
      <text:p text:style-name="P1">41.41 , 26.26 , 25.5</text:p>
      <text:p text:style-name="P1">41.41 , 26.765 , 25.375</text:p>
      <text:p text:style-name="P1">41.41 , 27.27 , 25.25</text:p>
      <text:p text:style-name="P1">41.41 , 27.775 , 25.125</text:p>
      <text:p text:style-name="P1">41.41 , 28.28 , 25</text:p>
      <text:p text:style-name="P1">41.41 , 28.785 , 24.875</text:p>
      <text:p text:style-name="P1">41.41 , 29.29 , 24.75</text:p>
      <text:p text:style-name="P1">41.41 , 29.795 , 24.625</text:p>
      <text:p text:style-name="P1">41.41 , 30.3 , 24.5</text:p>
      <text:p text:style-name="P1">41.41 , 30.805 , 24.375</text:p>
      <text:p text:style-name="P1">41.41 , 31.31 , 24.25</text:p>
      <text:p text:style-name="P1">41.41 , 31.815 , 24.125</text:p>
      <text:p text:style-name="P1">41.41 , 32.32 , 24</text:p>
      <text:p text:style-name="P1">41.41 , 32.825 , 24</text:p>
      <text:p text:style-name="P1">41.41 , 33.33 , 24</text:p>
      <text:p text:style-name="P1">41.41 , 33.835 , 24</text:p>
      <text:p text:style-name="P1">41.41 , 34.34 , 24</text:p>
      <text:p text:style-name="P1">41.41 , 34.845 , 24</text:p>
      <text:p text:style-name="P1">41.41 , 35.35 , 24</text:p>
      <text:p text:style-name="P1">41.41 , 35.855 , 24</text:p>
      <text:p text:style-name="P1">41.41 , 36.36 , 24</text:p>
      <text:p text:style-name="P1">41.41 , 36.865 , 24</text:p>
      <text:p text:style-name="P1">41.41 , 37.37 , 24</text:p>
      <text:p text:style-name="P1">41.41 , 37.875 , 24</text:p>
      <text:p text:style-name="P1">41.41 , 38.38 , 24</text:p>
      <text:p text:style-name="P1">41.41 , 38.885 , 24</text:p>
      <text:p text:style-name="P1">41.41 , 39.39 , 24</text:p>
      <text:p text:style-name="P1">41.41 , 39.895 , 24</text:p>
      <text:p text:style-name="P1">41.41 , 40.4 , 24</text:p>
      <text:p text:style-name="P1">41.41 , 40.905 , 24</text:p>
      <text:p text:style-name="P1">41.41 , 41.41 , 24</text:p>
      <text:p text:style-name="P1">41.41 , 41.915 , 24</text:p>
      <text:p text:style-name="P1">41.41 , 42.42 , 24</text:p>
      <text:p text:style-name="P1">41.41 , 42.925 , 24</text:p>
      <text:p text:style-name="P1">41.41 , 43.43 , 24</text:p>
      <text:p text:style-name="P1">41.41 , 43.935 , 24</text:p>
      <text:p text:style-name="P1">41.41 , 44.44 , 24</text:p>
      <text:p text:style-name="P1"><text:soft-page-break/>41.41 , 44.945 , 24</text:p>
      <text:p text:style-name="P1">41.41 , 45.45 , 24</text:p>
      <text:p text:style-name="P1">41.41 , 45.955 , 24</text:p>
      <text:p text:style-name="P1">41.41 , 46.46 , 24</text:p>
      <text:p text:style-name="P1">41.41 , 46.965 , 24</text:p>
      <text:p text:style-name="P1">41.41 , 47.47 , 24</text:p>
      <text:p text:style-name="P1">41.41 , 47.975 , 24</text:p>
      <text:p text:style-name="P1">41.41 , 48.48 , 24</text:p>
      <text:p text:style-name="P1">41.41 , 48.985 , 24</text:p>
      <text:p text:style-name="P1">41.41 , 49.49 , 24</text:p>
      <text:p text:style-name="P1">41.41 , 49.995 , 24</text:p>
      <text:p text:style-name="P1">41.41 , 50.5 , 24</text:p>
      <text:p text:style-name="P1">41.915 , 0.0 , -9999</text:p>
      <text:p text:style-name="P1">41.915 , 0.505 , -9999</text:p>
      <text:p text:style-name="P1">41.915 , 1.01 , -9999</text:p>
      <text:p text:style-name="P1">41.915 , 1.515 , -9999</text:p>
      <text:p text:style-name="P1">41.915 , 2.02 , -9999</text:p>
      <text:p text:style-name="P1">41.915 , 2.525 , -9999</text:p>
      <text:p text:style-name="P1">41.915 , 3.03 , -9999</text:p>
      <text:p text:style-name="P1">41.915 , 3.535 , -9999</text:p>
      <text:p text:style-name="P1">41.915 , 4.04 , -9999</text:p>
      <text:p text:style-name="P1">41.915 , 4.545 , -9999</text:p>
      <text:p text:style-name="P1">41.915 , 5.05 , -9999</text:p>
      <text:p text:style-name="P1">41.915 , 5.555 , -9999</text:p>
      <text:p text:style-name="P1">41.915 , 6.06 , -9999</text:p>
      <text:p text:style-name="P1">41.915 , 6.565 , -9999</text:p>
      <text:p text:style-name="P1">41.915 , 7.07 , -9999</text:p>
      <text:p text:style-name="P1">41.915 , 7.575 , -9999</text:p>
      <text:p text:style-name="P1">41.915 , 8.08 , -9999</text:p>
      <text:p text:style-name="P1">41.915 , 8.585 , -9999</text:p>
      <text:p text:style-name="P1">41.915 , 9.09 , -9999</text:p>
      <text:p text:style-name="P1">41.915 , 9.595 , -9999</text:p>
      <text:p text:style-name="P1">41.915 , 10.1 , -9999</text:p>
      <text:p text:style-name="P1">41.915 , 10.605 , -9999</text:p>
      <text:p text:style-name="P1">41.915 , 11.11 , -9999</text:p>
      <text:p text:style-name="P1">41.915 , 11.615 , -9999</text:p>
      <text:p text:style-name="P1">41.915 , 12.12 , -9999</text:p>
      <text:p text:style-name="P1">41.915 , 12.625 , -9999</text:p>
      <text:p text:style-name="P1">41.915 , 13.13 , -9999</text:p>
      <text:p text:style-name="P1">41.915 , 13.635 , -9999</text:p>
      <text:p text:style-name="P1">41.915 , 14.14 , -9999</text:p>
      <text:p text:style-name="P1">41.915 , 14.645 , -9999</text:p>
      <text:p text:style-name="P1">41.915 , 15.15 , -9999</text:p>
      <text:p text:style-name="P1">41.915 , 15.655 , -9999</text:p>
      <text:p text:style-name="P1">41.915 , 16.16 , -9999</text:p>
      <text:p text:style-name="P1">41.915 , 16.665 , -9999</text:p>
      <text:p text:style-name="P1">41.915 , 17.17 , -9999</text:p>
      <text:p text:style-name="P1">41.915 , 17.675 , -9999</text:p>
      <text:p text:style-name="P1">41.915 , 18.18 , -9999</text:p>
      <text:p text:style-name="P1">41.915 , 18.685 , -9999</text:p>
      <text:p text:style-name="P1">41.915 , 19.19 , -9999</text:p>
      <text:p text:style-name="P1">41.915 , 19.695 , -9999</text:p>
      <text:p text:style-name="P1"><text:soft-page-break/>41.915 , 20.2 , -9999</text:p>
      <text:p text:style-name="P1">41.915 , 20.705 , 26.875</text:p>
      <text:p text:style-name="P1">41.915 , 21.21 , 26.75</text:p>
      <text:p text:style-name="P1">41.915 , 21.715 , 26.625</text:p>
      <text:p text:style-name="P1">41.915 , 22.22 , 26.5</text:p>
      <text:p text:style-name="P1">41.915 , 22.725 , 26.375</text:p>
      <text:p text:style-name="P1">41.915 , 23.23 , 26.25</text:p>
      <text:p text:style-name="P1">41.915 , 23.735 , 26.125</text:p>
      <text:p text:style-name="P1">41.915 , 24.24 , 26</text:p>
      <text:p text:style-name="P1">41.915 , 24.745 , 25.875</text:p>
      <text:p text:style-name="P1">41.915 , 25.25 , 25.75</text:p>
      <text:p text:style-name="P1">41.915 , 25.755 , 25.625</text:p>
      <text:p text:style-name="P1">41.915 , 26.26 , 25.5</text:p>
      <text:p text:style-name="P1">41.915 , 26.765 , 25.375</text:p>
      <text:p text:style-name="P1">41.915 , 27.27 , 25.25</text:p>
      <text:p text:style-name="P1">41.915 , 27.775 , 25.125</text:p>
      <text:p text:style-name="P1">41.915 , 28.28 , 25</text:p>
      <text:p text:style-name="P1">41.915 , 28.785 , 24.875</text:p>
      <text:p text:style-name="P1">41.915 , 29.29 , 24.75</text:p>
      <text:p text:style-name="P1">41.915 , 29.795 , 24.625</text:p>
      <text:p text:style-name="P1">41.915 , 30.3 , 24.5</text:p>
      <text:p text:style-name="P1">41.915 , 30.805 , 24.375</text:p>
      <text:p text:style-name="P1">41.915 , 31.31 , 24.25</text:p>
      <text:p text:style-name="P1">41.915 , 31.815 , 24.125</text:p>
      <text:p text:style-name="P1">41.915 , 32.32 , 24</text:p>
      <text:p text:style-name="P1">41.915 , 32.825 , 24</text:p>
      <text:p text:style-name="P1">41.915 , 33.33 , 24</text:p>
      <text:p text:style-name="P1">41.915 , 33.835 , 24</text:p>
      <text:p text:style-name="P1">41.915 , 34.34 , 24</text:p>
      <text:p text:style-name="P1">41.915 , 34.845 , 24</text:p>
      <text:p text:style-name="P1">41.915 , 35.35 , 24</text:p>
      <text:p text:style-name="P1">41.915 , 35.855 , 24</text:p>
      <text:p text:style-name="P1">41.915 , 36.36 , 24</text:p>
      <text:p text:style-name="P1">41.915 , 36.865 , 24</text:p>
      <text:p text:style-name="P1">41.915 , 37.37 , 24</text:p>
      <text:p text:style-name="P1">41.915 , 37.875 , 24</text:p>
      <text:p text:style-name="P1">41.915 , 38.38 , 24</text:p>
      <text:p text:style-name="P1">41.915 , 38.885 , 24</text:p>
      <text:p text:style-name="P1">41.915 , 39.39 , 24</text:p>
      <text:p text:style-name="P1">41.915 , 39.895 , 24</text:p>
      <text:p text:style-name="P1">41.915 , 40.4 , 24</text:p>
      <text:p text:style-name="P1">41.915 , 40.905 , 24</text:p>
      <text:p text:style-name="P1">41.915 , 41.41 , 24</text:p>
      <text:p text:style-name="P1">41.915 , 41.915 , 24</text:p>
      <text:p text:style-name="P1">41.915 , 42.42 , 24</text:p>
      <text:p text:style-name="P1">41.915 , 42.925 , 24</text:p>
      <text:p text:style-name="P1">41.915 , 43.43 , 24</text:p>
      <text:p text:style-name="P1">41.915 , 43.935 , 24</text:p>
      <text:p text:style-name="P1">41.915 , 44.44 , 24</text:p>
      <text:p text:style-name="P1">41.915 , 44.945 , 24</text:p>
      <text:p text:style-name="P1">41.915 , 45.45 , 24</text:p>
      <text:p text:style-name="P1">41.915 , 45.955 , 24</text:p>
      <text:p text:style-name="P1"><text:soft-page-break/>41.915 , 46.46 , 24</text:p>
      <text:p text:style-name="P1">41.915 , 46.965 , 24</text:p>
      <text:p text:style-name="P1">41.915 , 47.47 , 24</text:p>
      <text:p text:style-name="P1">41.915 , 47.975 , 24</text:p>
      <text:p text:style-name="P1">41.915 , 48.48 , 24</text:p>
      <text:p text:style-name="P1">41.915 , 48.985 , 24</text:p>
      <text:p text:style-name="P1">41.915 , 49.49 , 24</text:p>
      <text:p text:style-name="P1">41.915 , 49.995 , 24</text:p>
      <text:p text:style-name="P1">41.915 , 50.5 , 24</text:p>
      <text:p text:style-name="P1">42.42 , 0.0 , -9999</text:p>
      <text:p text:style-name="P1">42.42 , 0.505 , -9999</text:p>
      <text:p text:style-name="P1">42.42 , 1.01 , -9999</text:p>
      <text:p text:style-name="P1">42.42 , 1.515 , -9999</text:p>
      <text:p text:style-name="P1">42.42 , 2.02 , -9999</text:p>
      <text:p text:style-name="P1">42.42 , 2.525 , -9999</text:p>
      <text:p text:style-name="P1">42.42 , 3.03 , -9999</text:p>
      <text:p text:style-name="P1">42.42 , 3.535 , -9999</text:p>
      <text:p text:style-name="P1">42.42 , 4.04 , -9999</text:p>
      <text:p text:style-name="P1">42.42 , 4.545 , -9999</text:p>
      <text:p text:style-name="P1">42.42 , 5.05 , -9999</text:p>
      <text:p text:style-name="P1">42.42 , 5.555 , -9999</text:p>
      <text:p text:style-name="P1">42.42 , 6.06 , -9999</text:p>
      <text:p text:style-name="P1">42.42 , 6.565 , -9999</text:p>
      <text:p text:style-name="P1">42.42 , 7.07 , -9999</text:p>
      <text:p text:style-name="P1">42.42 , 7.575 , -9999</text:p>
      <text:p text:style-name="P1">42.42 , 8.08 , -9999</text:p>
      <text:p text:style-name="P1">42.42 , 8.585 , -9999</text:p>
      <text:p text:style-name="P1">42.42 , 9.09 , -9999</text:p>
      <text:p text:style-name="P1">42.42 , 9.595 , -9999</text:p>
      <text:p text:style-name="P1">42.42 , 10.1 , -9999</text:p>
      <text:p text:style-name="P1">42.42 , 10.605 , -9999</text:p>
      <text:p text:style-name="P1">42.42 , 11.11 , -9999</text:p>
      <text:p text:style-name="P1">42.42 , 11.615 , -9999</text:p>
      <text:p text:style-name="P1">42.42 , 12.12 , -9999</text:p>
      <text:p text:style-name="P1">42.42 , 12.625 , -9999</text:p>
      <text:p text:style-name="P1">42.42 , 13.13 , -9999</text:p>
      <text:p text:style-name="P1">42.42 , 13.635 , -9999</text:p>
      <text:p text:style-name="P1">42.42 , 14.14 , -9999</text:p>
      <text:p text:style-name="P1">42.42 , 14.645 , -9999</text:p>
      <text:p text:style-name="P1">42.42 , 15.15 , -9999</text:p>
      <text:p text:style-name="P1">42.42 , 15.655 , -9999</text:p>
      <text:p text:style-name="P1">42.42 , 16.16 , -9999</text:p>
      <text:p text:style-name="P1">42.42 , 16.665 , -9999</text:p>
      <text:p text:style-name="P1">42.42 , 17.17 , -9999</text:p>
      <text:p text:style-name="P1">42.42 , 17.675 , -9999</text:p>
      <text:p text:style-name="P1">42.42 , 18.18 , -9999</text:p>
      <text:p text:style-name="P1">42.42 , 18.685 , -9999</text:p>
      <text:p text:style-name="P1">42.42 , 19.19 , -9999</text:p>
      <text:p text:style-name="P1">42.42 , 19.695 , -9999</text:p>
      <text:p text:style-name="P1">42.42 , 20.2 , -9999</text:p>
      <text:p text:style-name="P1">42.42 , 20.705 , 26.875</text:p>
      <text:p text:style-name="P1">42.42 , 21.21 , 26.75</text:p>
      <text:p text:style-name="P1"><text:soft-page-break/>42.42 , 21.715 , 26.625</text:p>
      <text:p text:style-name="P1">42.42 , 22.22 , 26.5</text:p>
      <text:p text:style-name="P1">42.42 , 22.725 , 26.375</text:p>
      <text:p text:style-name="P1">42.42 , 23.23 , 26.25</text:p>
      <text:p text:style-name="P1">42.42 , 23.735 , 26.125</text:p>
      <text:p text:style-name="P1">42.42 , 24.24 , 26</text:p>
      <text:p text:style-name="P1">42.42 , 24.745 , 25.875</text:p>
      <text:p text:style-name="P1">42.42 , 25.25 , 25.75</text:p>
      <text:p text:style-name="P1">42.42 , 25.755 , 25.625</text:p>
      <text:p text:style-name="P1">42.42 , 26.26 , 25.5</text:p>
      <text:p text:style-name="P1">42.42 , 26.765 , 25.375</text:p>
      <text:p text:style-name="P1">42.42 , 27.27 , 25.25</text:p>
      <text:p text:style-name="P1">42.42 , 27.775 , 25.125</text:p>
      <text:p text:style-name="P1">42.42 , 28.28 , 25</text:p>
      <text:p text:style-name="P1">42.42 , 28.785 , 24.875</text:p>
      <text:p text:style-name="P1">42.42 , 29.29 , 24.75</text:p>
      <text:p text:style-name="P1">42.42 , 29.795 , 24.625</text:p>
      <text:p text:style-name="P1">42.42 , 30.3 , 24.5</text:p>
      <text:p text:style-name="P1">42.42 , 30.805 , 24.375</text:p>
      <text:p text:style-name="P1">42.42 , 31.31 , 24.25</text:p>
      <text:p text:style-name="P1">42.42 , 31.815 , 24.125</text:p>
      <text:p text:style-name="P1">42.42 , 32.32 , 24</text:p>
      <text:p text:style-name="P1">42.42 , 32.825 , 24</text:p>
      <text:p text:style-name="P1">42.42 , 33.33 , 24</text:p>
      <text:p text:style-name="P1">42.42 , 33.835 , 24</text:p>
      <text:p text:style-name="P1">42.42 , 34.34 , 24</text:p>
      <text:p text:style-name="P1">42.42 , 34.845 , 24</text:p>
      <text:p text:style-name="P1">42.42 , 35.35 , 24</text:p>
      <text:p text:style-name="P1">42.42 , 35.855 , 24</text:p>
      <text:p text:style-name="P1">42.42 , 36.36 , 24</text:p>
      <text:p text:style-name="P1">42.42 , 36.865 , 24</text:p>
      <text:p text:style-name="P1">42.42 , 37.37 , 24</text:p>
      <text:p text:style-name="P1">42.42 , 37.875 , 24</text:p>
      <text:p text:style-name="P1">42.42 , 38.38 , 24</text:p>
      <text:p text:style-name="P1">42.42 , 38.885 , 24</text:p>
      <text:p text:style-name="P1">42.42 , 39.39 , 24</text:p>
      <text:p text:style-name="P1">42.42 , 39.895 , 24</text:p>
      <text:p text:style-name="P1">42.42 , 40.4 , 24</text:p>
      <text:p text:style-name="P1">42.42 , 40.905 , 24</text:p>
      <text:p text:style-name="P1">42.42 , 41.41 , 24</text:p>
      <text:p text:style-name="P1">42.42 , 41.915 , 24</text:p>
      <text:p text:style-name="P1">42.42 , 42.42 , 24</text:p>
      <text:p text:style-name="P1">42.42 , 42.925 , 24</text:p>
      <text:p text:style-name="P1">42.42 , 43.43 , 24</text:p>
      <text:p text:style-name="P1">42.42 , 43.935 , 24</text:p>
      <text:p text:style-name="P1">42.42 , 44.44 , 24</text:p>
      <text:p text:style-name="P1">42.42 , 44.945 , 24</text:p>
      <text:p text:style-name="P1">42.42 , 45.45 , 24</text:p>
      <text:p text:style-name="P1">42.42 , 45.955 , 24</text:p>
      <text:p text:style-name="P1">42.42 , 46.46 , 24</text:p>
      <text:p text:style-name="P1">42.42 , 46.965 , 24</text:p>
      <text:p text:style-name="P1">42.42 , 47.47 , 24</text:p>
      <text:p text:style-name="P1"><text:soft-page-break/>42.42 , 47.975 , 24</text:p>
      <text:p text:style-name="P1">42.42 , 48.48 , 24</text:p>
      <text:p text:style-name="P1">42.42 , 48.985 , 24</text:p>
      <text:p text:style-name="P1">42.42 , 49.49 , 24</text:p>
      <text:p text:style-name="P1">42.42 , 49.995 , 24</text:p>
      <text:p text:style-name="P1">42.42 , 50.5 , 24</text:p>
      <text:p text:style-name="P1">42.925 , 0.0 , -9999</text:p>
      <text:p text:style-name="P1">42.925 , 0.505 , -9999</text:p>
      <text:p text:style-name="P1">42.925 , 1.01 , -9999</text:p>
      <text:p text:style-name="P1">42.925 , 1.515 , -9999</text:p>
      <text:p text:style-name="P1">42.925 , 2.02 , -9999</text:p>
      <text:p text:style-name="P1">42.925 , 2.525 , -9999</text:p>
      <text:p text:style-name="P1">42.925 , 3.03 , -9999</text:p>
      <text:p text:style-name="P1">42.925 , 3.535 , -9999</text:p>
      <text:p text:style-name="P1">42.925 , 4.04 , -9999</text:p>
      <text:p text:style-name="P1">42.925 , 4.545 , -9999</text:p>
      <text:p text:style-name="P1">42.925 , 5.05 , -9999</text:p>
      <text:p text:style-name="P1">42.925 , 5.555 , -9999</text:p>
      <text:p text:style-name="P1">42.925 , 6.06 , -9999</text:p>
      <text:p text:style-name="P1">42.925 , 6.565 , -9999</text:p>
      <text:p text:style-name="P1">42.925 , 7.07 , -9999</text:p>
      <text:p text:style-name="P1">42.925 , 7.575 , -9999</text:p>
      <text:p text:style-name="P1">42.925 , 8.08 , -9999</text:p>
      <text:p text:style-name="P1">42.925 , 8.585 , -9999</text:p>
      <text:p text:style-name="P1">42.925 , 9.09 , -9999</text:p>
      <text:p text:style-name="P1">42.925 , 9.595 , -9999</text:p>
      <text:p text:style-name="P1">42.925 , 10.1 , -9999</text:p>
      <text:p text:style-name="P1">42.925 , 10.605 , -9999</text:p>
      <text:p text:style-name="P1">42.925 , 11.11 , -9999</text:p>
      <text:p text:style-name="P1">42.925 , 11.615 , -9999</text:p>
      <text:p text:style-name="P1">42.925 , 12.12 , -9999</text:p>
      <text:p text:style-name="P1">42.925 , 12.625 , -9999</text:p>
      <text:p text:style-name="P1">42.925 , 13.13 , -9999</text:p>
      <text:p text:style-name="P1">42.925 , 13.635 , -9999</text:p>
      <text:p text:style-name="P1">42.925 , 14.14 , -9999</text:p>
      <text:p text:style-name="P1">42.925 , 14.645 , -9999</text:p>
      <text:p text:style-name="P1">42.925 , 15.15 , -9999</text:p>
      <text:p text:style-name="P1">42.925 , 15.655 , -9999</text:p>
      <text:p text:style-name="P1">42.925 , 16.16 , -9999</text:p>
      <text:p text:style-name="P1">42.925 , 16.665 , -9999</text:p>
      <text:p text:style-name="P1">42.925 , 17.17 , -9999</text:p>
      <text:p text:style-name="P1">42.925 , 17.675 , -9999</text:p>
      <text:p text:style-name="P1">42.925 , 18.18 , -9999</text:p>
      <text:p text:style-name="P1">42.925 , 18.685 , -9999</text:p>
      <text:p text:style-name="P1">42.925 , 19.19 , -9999</text:p>
      <text:p text:style-name="P1">42.925 , 19.695 , -9999</text:p>
      <text:p text:style-name="P1">42.925 , 20.2 , -9999</text:p>
      <text:p text:style-name="P1">42.925 , 20.705 , 26.875</text:p>
      <text:p text:style-name="P1">42.925 , 21.21 , 26.75</text:p>
      <text:p text:style-name="P1">42.925 , 21.715 , 26.625</text:p>
      <text:p text:style-name="P1">42.925 , 22.22 , 26.5</text:p>
      <text:p text:style-name="P1">42.925 , 22.725 , 26.375</text:p>
      <text:p text:style-name="P1"><text:soft-page-break/>42.925 , 23.23 , 26.25</text:p>
      <text:p text:style-name="P1">42.925 , 23.735 , 26.125</text:p>
      <text:p text:style-name="P1">42.925 , 24.24 , 26</text:p>
      <text:p text:style-name="P1">42.925 , 24.745 , 25.875</text:p>
      <text:p text:style-name="P1">42.925 , 25.25 , 25.75</text:p>
      <text:p text:style-name="P1">42.925 , 25.755 , 25.625</text:p>
      <text:p text:style-name="P1">42.925 , 26.26 , 25.5</text:p>
      <text:p text:style-name="P1">42.925 , 26.765 , 25.375</text:p>
      <text:p text:style-name="P1">42.925 , 27.27 , 25.25</text:p>
      <text:p text:style-name="P1">42.925 , 27.775 , 25.125</text:p>
      <text:p text:style-name="P1">42.925 , 28.28 , 25</text:p>
      <text:p text:style-name="P1">42.925 , 28.785 , 24.875</text:p>
      <text:p text:style-name="P1">42.925 , 29.29 , 24.75</text:p>
      <text:p text:style-name="P1">42.925 , 29.795 , 24.625</text:p>
      <text:p text:style-name="P1">42.925 , 30.3 , 24.5</text:p>
      <text:p text:style-name="P1">42.925 , 30.805 , 24.375</text:p>
      <text:p text:style-name="P1">42.925 , 31.31 , 24.25</text:p>
      <text:p text:style-name="P1">42.925 , 31.815 , 24.125</text:p>
      <text:p text:style-name="P1">42.925 , 32.32 , 24</text:p>
      <text:p text:style-name="P1">42.925 , 32.825 , 24</text:p>
      <text:p text:style-name="P1">42.925 , 33.33 , 24</text:p>
      <text:p text:style-name="P1">42.925 , 33.835 , 24</text:p>
      <text:p text:style-name="P1">42.925 , 34.34 , 24</text:p>
      <text:p text:style-name="P1">42.925 , 34.845 , 24</text:p>
      <text:p text:style-name="P1">42.925 , 35.35 , 24</text:p>
      <text:p text:style-name="P1">42.925 , 35.855 , 24</text:p>
      <text:p text:style-name="P1">42.925 , 36.36 , 24</text:p>
      <text:p text:style-name="P1">42.925 , 36.865 , 24</text:p>
      <text:p text:style-name="P1">42.925 , 37.37 , 24</text:p>
      <text:p text:style-name="P1">42.925 , 37.875 , 24</text:p>
      <text:p text:style-name="P1">42.925 , 38.38 , 24</text:p>
      <text:p text:style-name="P1">42.925 , 38.885 , 24</text:p>
      <text:p text:style-name="P1">42.925 , 39.39 , 24</text:p>
      <text:p text:style-name="P1">42.925 , 39.895 , 24</text:p>
      <text:p text:style-name="P1">42.925 , 40.4 , 24</text:p>
      <text:p text:style-name="P1">42.925 , 40.905 , 24</text:p>
      <text:p text:style-name="P1">42.925 , 41.41 , 24</text:p>
      <text:p text:style-name="P1">42.925 , 41.915 , 24</text:p>
      <text:p text:style-name="P1">42.925 , 42.42 , 24</text:p>
      <text:p text:style-name="P1">42.925 , 42.925 , 24</text:p>
      <text:p text:style-name="P1">42.925 , 43.43 , 24</text:p>
      <text:p text:style-name="P1">42.925 , 43.935 , 24</text:p>
      <text:p text:style-name="P1">42.925 , 44.44 , 24</text:p>
      <text:p text:style-name="P1">42.925 , 44.945 , 24</text:p>
      <text:p text:style-name="P1">42.925 , 45.45 , 24</text:p>
      <text:p text:style-name="P1">42.925 , 45.955 , 24</text:p>
      <text:p text:style-name="P1">42.925 , 46.46 , 24</text:p>
      <text:p text:style-name="P1">42.925 , 46.965 , 24</text:p>
      <text:p text:style-name="P1">42.925 , 47.47 , 24</text:p>
      <text:p text:style-name="P1">42.925 , 47.975 , 24</text:p>
      <text:p text:style-name="P1">42.925 , 48.48 , 24</text:p>
      <text:p text:style-name="P1">42.925 , 48.985 , 24</text:p>
      <text:p text:style-name="P1"><text:soft-page-break/>42.925 , 49.49 , 24</text:p>
      <text:p text:style-name="P1">42.925 , 49.995 , 24</text:p>
      <text:p text:style-name="P1">42.925 , 50.5 , 24</text:p>
      <text:p text:style-name="P1">43.43 , 0.0 , -9999</text:p>
      <text:p text:style-name="P1">43.43 , 0.505 , -9999</text:p>
      <text:p text:style-name="P1">43.43 , 1.01 , -9999</text:p>
      <text:p text:style-name="P1">43.43 , 1.515 , -9999</text:p>
      <text:p text:style-name="P1">43.43 , 2.02 , -9999</text:p>
      <text:p text:style-name="P1">43.43 , 2.525 , -9999</text:p>
      <text:p text:style-name="P1">43.43 , 3.03 , -9999</text:p>
      <text:p text:style-name="P1">43.43 , 3.535 , -9999</text:p>
      <text:p text:style-name="P1">43.43 , 4.04 , -9999</text:p>
      <text:p text:style-name="P1">43.43 , 4.545 , -9999</text:p>
      <text:p text:style-name="P1">43.43 , 5.05 , -9999</text:p>
      <text:p text:style-name="P1">43.43 , 5.555 , -9999</text:p>
      <text:p text:style-name="P1">43.43 , 6.06 , -9999</text:p>
      <text:p text:style-name="P1">43.43 , 6.565 , -9999</text:p>
      <text:p text:style-name="P1">43.43 , 7.07 , -9999</text:p>
      <text:p text:style-name="P1">43.43 , 7.575 , -9999</text:p>
      <text:p text:style-name="P1">43.43 , 8.08 , -9999</text:p>
      <text:p text:style-name="P1">43.43 , 8.585 , -9999</text:p>
      <text:p text:style-name="P1">43.43 , 9.09 , -9999</text:p>
      <text:p text:style-name="P1">43.43 , 9.595 , -9999</text:p>
      <text:p text:style-name="P1">43.43 , 10.1 , -9999</text:p>
      <text:p text:style-name="P1">43.43 , 10.605 , -9999</text:p>
      <text:p text:style-name="P1">43.43 , 11.11 , -9999</text:p>
      <text:p text:style-name="P1">43.43 , 11.615 , -9999</text:p>
      <text:p text:style-name="P1">43.43 , 12.12 , -9999</text:p>
      <text:p text:style-name="P1">43.43 , 12.625 , -9999</text:p>
      <text:p text:style-name="P1">43.43 , 13.13 , -9999</text:p>
      <text:p text:style-name="P1">43.43 , 13.635 , -9999</text:p>
      <text:p text:style-name="P1">43.43 , 14.14 , -9999</text:p>
      <text:p text:style-name="P1">43.43 , 14.645 , -9999</text:p>
      <text:p text:style-name="P1">43.43 , 15.15 , -9999</text:p>
      <text:p text:style-name="P1">43.43 , 15.655 , -9999</text:p>
      <text:p text:style-name="P1">43.43 , 16.16 , -9999</text:p>
      <text:p text:style-name="P1">43.43 , 16.665 , -9999</text:p>
      <text:p text:style-name="P1">43.43 , 17.17 , -9999</text:p>
      <text:p text:style-name="P1">43.43 , 17.675 , -9999</text:p>
      <text:p text:style-name="P1">43.43 , 18.18 , -9999</text:p>
      <text:p text:style-name="P1">43.43 , 18.685 , -9999</text:p>
      <text:p text:style-name="P1">43.43 , 19.19 , -9999</text:p>
      <text:p text:style-name="P1">43.43 , 19.695 , -9999</text:p>
      <text:p text:style-name="P1">43.43 , 20.2 , -9999</text:p>
      <text:p text:style-name="P1">43.43 , 20.705 , 26.875</text:p>
      <text:p text:style-name="P1">43.43 , 21.21 , 26.75</text:p>
      <text:p text:style-name="P1">43.43 , 21.715 , 26.625</text:p>
      <text:p text:style-name="P1">43.43 , 22.22 , 26.5</text:p>
      <text:p text:style-name="P1">43.43 , 22.725 , 26.375</text:p>
      <text:p text:style-name="P1">43.43 , 23.23 , 26.25</text:p>
      <text:p text:style-name="P1">43.43 , 23.735 , 26.125</text:p>
      <text:p text:style-name="P1">43.43 , 24.24 , 26</text:p>
      <text:p text:style-name="P1"><text:soft-page-break/>43.43 , 24.745 , 25.875</text:p>
      <text:p text:style-name="P1">43.43 , 25.25 , 25.75</text:p>
      <text:p text:style-name="P1">43.43 , 25.755 , 25.625</text:p>
      <text:p text:style-name="P1">43.43 , 26.26 , 25.5</text:p>
      <text:p text:style-name="P1">43.43 , 26.765 , 25.375</text:p>
      <text:p text:style-name="P1">43.43 , 27.27 , 25.25</text:p>
      <text:p text:style-name="P1">43.43 , 27.775 , 25.125</text:p>
      <text:p text:style-name="P1">43.43 , 28.28 , 25</text:p>
      <text:p text:style-name="P1">43.43 , 28.785 , 24.875</text:p>
      <text:p text:style-name="P1">43.43 , 29.29 , 24.75</text:p>
      <text:p text:style-name="P1">43.43 , 29.795 , 24.625</text:p>
      <text:p text:style-name="P1">43.43 , 30.3 , 24.5</text:p>
      <text:p text:style-name="P1">43.43 , 30.805 , 24.375</text:p>
      <text:p text:style-name="P1">43.43 , 31.31 , 24.25</text:p>
      <text:p text:style-name="P1">43.43 , 31.815 , 24.125</text:p>
      <text:p text:style-name="P1">43.43 , 32.32 , 24</text:p>
      <text:p text:style-name="P1">43.43 , 32.825 , 24</text:p>
      <text:p text:style-name="P1">43.43 , 33.33 , 24</text:p>
      <text:p text:style-name="P1">43.43 , 33.835 , 24</text:p>
      <text:p text:style-name="P1">43.43 , 34.34 , 24</text:p>
      <text:p text:style-name="P1">43.43 , 34.845 , 24</text:p>
      <text:p text:style-name="P1">43.43 , 35.35 , 24</text:p>
      <text:p text:style-name="P1">43.43 , 35.855 , 24</text:p>
      <text:p text:style-name="P1">43.43 , 36.36 , 24</text:p>
      <text:p text:style-name="P1">43.43 , 36.865 , 24</text:p>
      <text:p text:style-name="P1">43.43 , 37.37 , 24</text:p>
      <text:p text:style-name="P1">43.43 , 37.875 , 24</text:p>
      <text:p text:style-name="P1">43.43 , 38.38 , 24</text:p>
      <text:p text:style-name="P1">43.43 , 38.885 , 24</text:p>
      <text:p text:style-name="P1">43.43 , 39.39 , 24</text:p>
      <text:p text:style-name="P1">43.43 , 39.895 , 24</text:p>
      <text:p text:style-name="P1">43.43 , 40.4 , 24</text:p>
      <text:p text:style-name="P1">43.43 , 40.905 , 24</text:p>
      <text:p text:style-name="P1">43.43 , 41.41 , 24</text:p>
      <text:p text:style-name="P1">43.43 , 41.915 , 24</text:p>
      <text:p text:style-name="P1">43.43 , 42.42 , 24</text:p>
      <text:p text:style-name="P1">43.43 , 42.925 , 24</text:p>
      <text:p text:style-name="P1">43.43 , 43.43 , 24</text:p>
      <text:p text:style-name="P1">43.43 , 43.935 , 24</text:p>
      <text:p text:style-name="P1">43.43 , 44.44 , 24</text:p>
      <text:p text:style-name="P1">43.43 , 44.945 , 24</text:p>
      <text:p text:style-name="P1">43.43 , 45.45 , 24</text:p>
      <text:p text:style-name="P1">43.43 , 45.955 , 24</text:p>
      <text:p text:style-name="P1">43.43 , 46.46 , 24</text:p>
      <text:p text:style-name="P1">43.43 , 46.965 , 24</text:p>
      <text:p text:style-name="P1">43.43 , 47.47 , 24</text:p>
      <text:p text:style-name="P1">43.43 , 47.975 , 24</text:p>
      <text:p text:style-name="P1">43.43 , 48.48 , 24</text:p>
      <text:p text:style-name="P1">43.43 , 48.985 , 24</text:p>
      <text:p text:style-name="P1">43.43 , 49.49 , 24</text:p>
      <text:p text:style-name="P1">43.43 , 49.995 , 24</text:p>
      <text:p text:style-name="P1">43.43 , 50.5 , 24</text:p>
      <text:p text:style-name="P1"><text:soft-page-break/>43.935 , 0.0 , -9999</text:p>
      <text:p text:style-name="P1">43.935 , 0.505 , -9999</text:p>
      <text:p text:style-name="P1">43.935 , 1.01 , -9999</text:p>
      <text:p text:style-name="P1">43.935 , 1.515 , -9999</text:p>
      <text:p text:style-name="P1">43.935 , 2.02 , -9999</text:p>
      <text:p text:style-name="P1">43.935 , 2.525 , -9999</text:p>
      <text:p text:style-name="P1">43.935 , 3.03 , -9999</text:p>
      <text:p text:style-name="P1">43.935 , 3.535 , -9999</text:p>
      <text:p text:style-name="P1">43.935 , 4.04 , -9999</text:p>
      <text:p text:style-name="P1">43.935 , 4.545 , -9999</text:p>
      <text:p text:style-name="P1">43.935 , 5.05 , -9999</text:p>
      <text:p text:style-name="P1">43.935 , 5.555 , -9999</text:p>
      <text:p text:style-name="P1">43.935 , 6.06 , -9999</text:p>
      <text:p text:style-name="P1">43.935 , 6.565 , -9999</text:p>
      <text:p text:style-name="P1">43.935 , 7.07 , -9999</text:p>
      <text:p text:style-name="P1">43.935 , 7.575 , -9999</text:p>
      <text:p text:style-name="P1">43.935 , 8.08 , -9999</text:p>
      <text:p text:style-name="P1">43.935 , 8.585 , -9999</text:p>
      <text:p text:style-name="P1">43.935 , 9.09 , -9999</text:p>
      <text:p text:style-name="P1">43.935 , 9.595 , -9999</text:p>
      <text:p text:style-name="P1">43.935 , 10.1 , -9999</text:p>
      <text:p text:style-name="P1">43.935 , 10.605 , -9999</text:p>
      <text:p text:style-name="P1">43.935 , 11.11 , -9999</text:p>
      <text:p text:style-name="P1">43.935 , 11.615 , -9999</text:p>
      <text:p text:style-name="P1">43.935 , 12.12 , -9999</text:p>
      <text:p text:style-name="P1">43.935 , 12.625 , -9999</text:p>
      <text:p text:style-name="P1">43.935 , 13.13 , -9999</text:p>
      <text:p text:style-name="P1">43.935 , 13.635 , -9999</text:p>
      <text:p text:style-name="P1">43.935 , 14.14 , -9999</text:p>
      <text:p text:style-name="P1">43.935 , 14.645 , -9999</text:p>
      <text:p text:style-name="P1">43.935 , 15.15 , -9999</text:p>
      <text:p text:style-name="P1">43.935 , 15.655 , -9999</text:p>
      <text:p text:style-name="P1">43.935 , 16.16 , -9999</text:p>
      <text:p text:style-name="P1">43.935 , 16.665 , -9999</text:p>
      <text:p text:style-name="P1">43.935 , 17.17 , -9999</text:p>
      <text:p text:style-name="P1">43.935 , 17.675 , -9999</text:p>
      <text:p text:style-name="P1">43.935 , 18.18 , -9999</text:p>
      <text:p text:style-name="P1">43.935 , 18.685 , -9999</text:p>
      <text:p text:style-name="P1">43.935 , 19.19 , -9999</text:p>
      <text:p text:style-name="P1">43.935 , 19.695 , -9999</text:p>
      <text:p text:style-name="P1">43.935 , 20.2 , -9999</text:p>
      <text:p text:style-name="P1">43.935 , 20.705 , 26.875</text:p>
      <text:p text:style-name="P1">43.935 , 21.21 , 26.75</text:p>
      <text:p text:style-name="P1">43.935 , 21.715 , 26.625</text:p>
      <text:p text:style-name="P1">43.935 , 22.22 , 26.5</text:p>
      <text:p text:style-name="P1">43.935 , 22.725 , 26.375</text:p>
      <text:p text:style-name="P1">43.935 , 23.23 , 26.25</text:p>
      <text:p text:style-name="P1">43.935 , 23.735 , 26.125</text:p>
      <text:p text:style-name="P1">43.935 , 24.24 , 26</text:p>
      <text:p text:style-name="P1">43.935 , 24.745 , 25.875</text:p>
      <text:p text:style-name="P1">43.935 , 25.25 , 25.75</text:p>
      <text:p text:style-name="P1">43.935 , 25.755 , 25.625</text:p>
      <text:p text:style-name="P1"><text:soft-page-break/>43.935 , 26.26 , 25.5</text:p>
      <text:p text:style-name="P1">43.935 , 26.765 , 25.375</text:p>
      <text:p text:style-name="P1">43.935 , 27.27 , 25.25</text:p>
      <text:p text:style-name="P1">43.935 , 27.775 , 25.125</text:p>
      <text:p text:style-name="P1">43.935 , 28.28 , 25</text:p>
      <text:p text:style-name="P1">43.935 , 28.785 , 24.875</text:p>
      <text:p text:style-name="P1">43.935 , 29.29 , 24.75</text:p>
      <text:p text:style-name="P1">43.935 , 29.795 , 24.625</text:p>
      <text:p text:style-name="P1">43.935 , 30.3 , 24.5</text:p>
      <text:p text:style-name="P1">43.935 , 30.805 , 24.375</text:p>
      <text:p text:style-name="P1">43.935 , 31.31 , 24.25</text:p>
      <text:p text:style-name="P1">43.935 , 31.815 , 24.125</text:p>
      <text:p text:style-name="P1">43.935 , 32.32 , 24</text:p>
      <text:p text:style-name="P1">43.935 , 32.825 , 24</text:p>
      <text:p text:style-name="P1">43.935 , 33.33 , 24</text:p>
      <text:p text:style-name="P1">43.935 , 33.835 , 24</text:p>
      <text:p text:style-name="P1">43.935 , 34.34 , 24</text:p>
      <text:p text:style-name="P1">43.935 , 34.845 , 24</text:p>
      <text:p text:style-name="P1">43.935 , 35.35 , 24</text:p>
      <text:p text:style-name="P1">43.935 , 35.855 , 24</text:p>
      <text:p text:style-name="P1">43.935 , 36.36 , 24</text:p>
      <text:p text:style-name="P1">43.935 , 36.865 , 24</text:p>
      <text:p text:style-name="P1">43.935 , 37.37 , 24</text:p>
      <text:p text:style-name="P1">43.935 , 37.875 , 24</text:p>
      <text:p text:style-name="P1">43.935 , 38.38 , 24</text:p>
      <text:p text:style-name="P1">43.935 , 38.885 , 24</text:p>
      <text:p text:style-name="P1">43.935 , 39.39 , 24</text:p>
      <text:p text:style-name="P1">43.935 , 39.895 , 24</text:p>
      <text:p text:style-name="P1">43.935 , 40.4 , 24</text:p>
      <text:p text:style-name="P1">43.935 , 40.905 , 24</text:p>
      <text:p text:style-name="P1">43.935 , 41.41 , 24</text:p>
      <text:p text:style-name="P1">43.935 , 41.915 , 24</text:p>
      <text:p text:style-name="P1">43.935 , 42.42 , 24</text:p>
      <text:p text:style-name="P1">43.935 , 42.925 , 24</text:p>
      <text:p text:style-name="P1">43.935 , 43.43 , 24</text:p>
      <text:p text:style-name="P1">43.935 , 43.935 , 24</text:p>
      <text:p text:style-name="P1">43.935 , 44.44 , 24</text:p>
      <text:p text:style-name="P1">43.935 , 44.945 , 24</text:p>
      <text:p text:style-name="P1">43.935 , 45.45 , 24</text:p>
      <text:p text:style-name="P1">43.935 , 45.955 , 24</text:p>
      <text:p text:style-name="P1">43.935 , 46.46 , 24</text:p>
      <text:p text:style-name="P1">43.935 , 46.965 , 24</text:p>
      <text:p text:style-name="P1">43.935 , 47.47 , 24</text:p>
      <text:p text:style-name="P1">43.935 , 47.975 , 24</text:p>
      <text:p text:style-name="P1">43.935 , 48.48 , 24</text:p>
      <text:p text:style-name="P1">43.935 , 48.985 , 24</text:p>
      <text:p text:style-name="P1">43.935 , 49.49 , 24</text:p>
      <text:p text:style-name="P1">43.935 , 49.995 , 24</text:p>
      <text:p text:style-name="P1">43.935 , 50.5 , 24</text:p>
      <text:p text:style-name="P1">44.44 , 0.0 , -9999</text:p>
      <text:p text:style-name="P1">44.44 , 0.505 , -9999</text:p>
      <text:p text:style-name="P1">44.44 , 1.01 , -9999</text:p>
      <text:p text:style-name="P1"><text:soft-page-break/>44.44 , 1.515 , -9999</text:p>
      <text:p text:style-name="P1">44.44 , 2.02 , -9999</text:p>
      <text:p text:style-name="P1">44.44 , 2.525 , -9999</text:p>
      <text:p text:style-name="P1">44.44 , 3.03 , -9999</text:p>
      <text:p text:style-name="P1">44.44 , 3.535 , -9999</text:p>
      <text:p text:style-name="P1">44.44 , 4.04 , -9999</text:p>
      <text:p text:style-name="P1">44.44 , 4.545 , -9999</text:p>
      <text:p text:style-name="P1">44.44 , 5.05 , -9999</text:p>
      <text:p text:style-name="P1">44.44 , 5.555 , -9999</text:p>
      <text:p text:style-name="P1">44.44 , 6.06 , -9999</text:p>
      <text:p text:style-name="P1">44.44 , 6.565 , -9999</text:p>
      <text:p text:style-name="P1">44.44 , 7.07 , -9999</text:p>
      <text:p text:style-name="P1">44.44 , 7.575 , -9999</text:p>
      <text:p text:style-name="P1">44.44 , 8.08 , -9999</text:p>
      <text:p text:style-name="P1">44.44 , 8.585 , -9999</text:p>
      <text:p text:style-name="P1">44.44 , 9.09 , -9999</text:p>
      <text:p text:style-name="P1">44.44 , 9.595 , -9999</text:p>
      <text:p text:style-name="P1">44.44 , 10.1 , -9999</text:p>
      <text:p text:style-name="P1">44.44 , 10.605 , -9999</text:p>
      <text:p text:style-name="P1">44.44 , 11.11 , -9999</text:p>
      <text:p text:style-name="P1">44.44 , 11.615 , -9999</text:p>
      <text:p text:style-name="P1">44.44 , 12.12 , -9999</text:p>
      <text:p text:style-name="P1">44.44 , 12.625 , -9999</text:p>
      <text:p text:style-name="P1">44.44 , 13.13 , -9999</text:p>
      <text:p text:style-name="P1">44.44 , 13.635 , -9999</text:p>
      <text:p text:style-name="P1">44.44 , 14.14 , -9999</text:p>
      <text:p text:style-name="P1">44.44 , 14.645 , -9999</text:p>
      <text:p text:style-name="P1">44.44 , 15.15 , -9999</text:p>
      <text:p text:style-name="P1">44.44 , 15.655 , -9999</text:p>
      <text:p text:style-name="P1">44.44 , 16.16 , -9999</text:p>
      <text:p text:style-name="P1">44.44 , 16.665 , -9999</text:p>
      <text:p text:style-name="P1">44.44 , 17.17 , -9999</text:p>
      <text:p text:style-name="P1">44.44 , 17.675 , -9999</text:p>
      <text:p text:style-name="P1">44.44 , 18.18 , -9999</text:p>
      <text:p text:style-name="P1">44.44 , 18.685 , -9999</text:p>
      <text:p text:style-name="P1">44.44 , 19.19 , -9999</text:p>
      <text:p text:style-name="P1">44.44 , 19.695 , -9999</text:p>
      <text:p text:style-name="P1">44.44 , 20.2 , -9999</text:p>
      <text:p text:style-name="P1">44.44 , 20.705 , 26.875</text:p>
      <text:p text:style-name="P1">44.44 , 21.21 , 26.75</text:p>
      <text:p text:style-name="P1">44.44 , 21.715 , 26.625</text:p>
      <text:p text:style-name="P1">44.44 , 22.22 , 26.5</text:p>
      <text:p text:style-name="P1">44.44 , 22.725 , 26.375</text:p>
      <text:p text:style-name="P1">44.44 , 23.23 , 26.25</text:p>
      <text:p text:style-name="P1">44.44 , 23.735 , 26.125</text:p>
      <text:p text:style-name="P1">44.44 , 24.24 , 26</text:p>
      <text:p text:style-name="P1">44.44 , 24.745 , 25.875</text:p>
      <text:p text:style-name="P1">44.44 , 25.25 , 25.75</text:p>
      <text:p text:style-name="P1">44.44 , 25.755 , 25.625</text:p>
      <text:p text:style-name="P1">44.44 , 26.26 , 25.5</text:p>
      <text:p text:style-name="P1">44.44 , 26.765 , 25.375</text:p>
      <text:p text:style-name="P1">44.44 , 27.27 , 25.25</text:p>
      <text:p text:style-name="P1"><text:soft-page-break/>44.44 , 27.775 , 25.125</text:p>
      <text:p text:style-name="P1">44.44 , 28.28 , 25</text:p>
      <text:p text:style-name="P1">44.44 , 28.785 , 24.875</text:p>
      <text:p text:style-name="P1">44.44 , 29.29 , 24.75</text:p>
      <text:p text:style-name="P1">44.44 , 29.795 , 24.625</text:p>
      <text:p text:style-name="P1">44.44 , 30.3 , 24.5</text:p>
      <text:p text:style-name="P1">44.44 , 30.805 , 24.375</text:p>
      <text:p text:style-name="P1">44.44 , 31.31 , 24.25</text:p>
      <text:p text:style-name="P1">44.44 , 31.815 , 24.125</text:p>
      <text:p text:style-name="P1">44.44 , 32.32 , 24</text:p>
      <text:p text:style-name="P1">44.44 , 32.825 , 24</text:p>
      <text:p text:style-name="P1">44.44 , 33.33 , 24</text:p>
      <text:p text:style-name="P1">44.44 , 33.835 , 24</text:p>
      <text:p text:style-name="P1">44.44 , 34.34 , 24</text:p>
      <text:p text:style-name="P1">44.44 , 34.845 , 24</text:p>
      <text:p text:style-name="P1">44.44 , 35.35 , 24</text:p>
      <text:p text:style-name="P1">44.44 , 35.855 , 24</text:p>
      <text:p text:style-name="P1">44.44 , 36.36 , 24</text:p>
      <text:p text:style-name="P1">44.44 , 36.865 , 24</text:p>
      <text:p text:style-name="P1">44.44 , 37.37 , 24</text:p>
      <text:p text:style-name="P1">44.44 , 37.875 , 24</text:p>
      <text:p text:style-name="P1">44.44 , 38.38 , 24</text:p>
      <text:p text:style-name="P1">44.44 , 38.885 , 24</text:p>
      <text:p text:style-name="P1">44.44 , 39.39 , 24</text:p>
      <text:p text:style-name="P1">44.44 , 39.895 , 24</text:p>
      <text:p text:style-name="P1">44.44 , 40.4 , 24</text:p>
      <text:p text:style-name="P1">44.44 , 40.905 , 24</text:p>
      <text:p text:style-name="P1">44.44 , 41.41 , 24</text:p>
      <text:p text:style-name="P1">44.44 , 41.915 , 24</text:p>
      <text:p text:style-name="P1">44.44 , 42.42 , 24</text:p>
      <text:p text:style-name="P1">44.44 , 42.925 , 24</text:p>
      <text:p text:style-name="P1">44.44 , 43.43 , 24</text:p>
      <text:p text:style-name="P1">44.44 , 43.935 , 24</text:p>
      <text:p text:style-name="P1">44.44 , 44.44 , 24</text:p>
      <text:p text:style-name="P1">44.44 , 44.945 , 24</text:p>
      <text:p text:style-name="P1">44.44 , 45.45 , 24</text:p>
      <text:p text:style-name="P1">44.44 , 45.955 , 24</text:p>
      <text:p text:style-name="P1">44.44 , 46.46 , 24</text:p>
      <text:p text:style-name="P1">44.44 , 46.965 , 24</text:p>
      <text:p text:style-name="P1">44.44 , 47.47 , 24</text:p>
      <text:p text:style-name="P1">44.44 , 47.975 , 24</text:p>
      <text:p text:style-name="P1">44.44 , 48.48 , 24</text:p>
      <text:p text:style-name="P1">44.44 , 48.985 , 24</text:p>
      <text:p text:style-name="P1">44.44 , 49.49 , 24</text:p>
      <text:p text:style-name="P1">44.44 , 49.995 , 24</text:p>
      <text:p text:style-name="P1">44.44 , 50.5 , 24</text:p>
      <text:p text:style-name="P1">44.945 , 0.0 , -9999</text:p>
      <text:p text:style-name="P1">44.945 , 0.505 , -9999</text:p>
      <text:p text:style-name="P1">44.945 , 1.01 , -9999</text:p>
      <text:p text:style-name="P1">44.945 , 1.515 , -9999</text:p>
      <text:p text:style-name="P1">44.945 , 2.02 , -9999</text:p>
      <text:p text:style-name="P1">44.945 , 2.525 , -9999</text:p>
      <text:p text:style-name="P1"><text:soft-page-break/>44.945 , 3.03 , -9999</text:p>
      <text:p text:style-name="P1">44.945 , 3.535 , -9999</text:p>
      <text:p text:style-name="P1">44.945 , 4.04 , -9999</text:p>
      <text:p text:style-name="P1">44.945 , 4.545 , -9999</text:p>
      <text:p text:style-name="P1">44.945 , 5.05 , -9999</text:p>
      <text:p text:style-name="P1">44.945 , 5.555 , -9999</text:p>
      <text:p text:style-name="P1">44.945 , 6.06 , -9999</text:p>
      <text:p text:style-name="P1">44.945 , 6.565 , -9999</text:p>
      <text:p text:style-name="P1">44.945 , 7.07 , -9999</text:p>
      <text:p text:style-name="P1">44.945 , 7.575 , -9999</text:p>
      <text:p text:style-name="P1">44.945 , 8.08 , -9999</text:p>
      <text:p text:style-name="P1">44.945 , 8.585 , -9999</text:p>
      <text:p text:style-name="P1">44.945 , 9.09 , -9999</text:p>
      <text:p text:style-name="P1">44.945 , 9.595 , -9999</text:p>
      <text:p text:style-name="P1">44.945 , 10.1 , -9999</text:p>
      <text:p text:style-name="P1">44.945 , 10.605 , -9999</text:p>
      <text:p text:style-name="P1">44.945 , 11.11 , -9999</text:p>
      <text:p text:style-name="P1">44.945 , 11.615 , -9999</text:p>
      <text:p text:style-name="P1">44.945 , 12.12 , -9999</text:p>
      <text:p text:style-name="P1">44.945 , 12.625 , -9999</text:p>
      <text:p text:style-name="P1">44.945 , 13.13 , -9999</text:p>
      <text:p text:style-name="P1">44.945 , 13.635 , -9999</text:p>
      <text:p text:style-name="P1">44.945 , 14.14 , -9999</text:p>
      <text:p text:style-name="P1">44.945 , 14.645 , -9999</text:p>
      <text:p text:style-name="P1">44.945 , 15.15 , -9999</text:p>
      <text:p text:style-name="P1">44.945 , 15.655 , -9999</text:p>
      <text:p text:style-name="P1">44.945 , 16.16 , -9999</text:p>
      <text:p text:style-name="P1">44.945 , 16.665 , -9999</text:p>
      <text:p text:style-name="P1">44.945 , 17.17 , -9999</text:p>
      <text:p text:style-name="P1">44.945 , 17.675 , -9999</text:p>
      <text:p text:style-name="P1">44.945 , 18.18 , -9999</text:p>
      <text:p text:style-name="P1">44.945 , 18.685 , -9999</text:p>
      <text:p text:style-name="P1">44.945 , 19.19 , -9999</text:p>
      <text:p text:style-name="P1">44.945 , 19.695 , -9999</text:p>
      <text:p text:style-name="P1">44.945 , 20.2 , -9999</text:p>
      <text:p text:style-name="P1">44.945 , 20.705 , 26.875</text:p>
      <text:p text:style-name="P1">44.945 , 21.21 , 26.75</text:p>
      <text:p text:style-name="P1">44.945 , 21.715 , 26.625</text:p>
      <text:p text:style-name="P1">44.945 , 22.22 , 26.5</text:p>
      <text:p text:style-name="P1">44.945 , 22.725 , 26.375</text:p>
      <text:p text:style-name="P1">44.945 , 23.23 , 26.25</text:p>
      <text:p text:style-name="P1">44.945 , 23.735 , 26.125</text:p>
      <text:p text:style-name="P1">44.945 , 24.24 , 26</text:p>
      <text:p text:style-name="P1">44.945 , 24.745 , 25.875</text:p>
      <text:p text:style-name="P1">44.945 , 25.25 , 25.75</text:p>
      <text:p text:style-name="P1">44.945 , 25.755 , 25.625</text:p>
      <text:p text:style-name="P1">44.945 , 26.26 , 25.5</text:p>
      <text:p text:style-name="P1">44.945 , 26.765 , 25.375</text:p>
      <text:p text:style-name="P1">44.945 , 27.27 , 25.25</text:p>
      <text:p text:style-name="P1">44.945 , 27.775 , 25.125</text:p>
      <text:p text:style-name="P1">44.945 , 28.28 , 25</text:p>
      <text:p text:style-name="P1">44.945 , 28.785 , 24.875</text:p>
      <text:p text:style-name="P1"><text:soft-page-break/>44.945 , 29.29 , 24.75</text:p>
      <text:p text:style-name="P1">44.945 , 29.795 , 24.625</text:p>
      <text:p text:style-name="P1">44.945 , 30.3 , 24.5</text:p>
      <text:p text:style-name="P1">44.945 , 30.805 , 24.375</text:p>
      <text:p text:style-name="P1">44.945 , 31.31 , 24.25</text:p>
      <text:p text:style-name="P1">44.945 , 31.815 , 24.125</text:p>
      <text:p text:style-name="P1">44.945 , 32.32 , 24</text:p>
      <text:p text:style-name="P1">44.945 , 32.825 , 24</text:p>
      <text:p text:style-name="P1">44.945 , 33.33 , 24</text:p>
      <text:p text:style-name="P1">44.945 , 33.835 , 24</text:p>
      <text:p text:style-name="P1">44.945 , 34.34 , 24</text:p>
      <text:p text:style-name="P1">44.945 , 34.845 , 24</text:p>
      <text:p text:style-name="P1">44.945 , 35.35 , 24</text:p>
      <text:p text:style-name="P1">44.945 , 35.855 , 24</text:p>
      <text:p text:style-name="P1">44.945 , 36.36 , 24</text:p>
      <text:p text:style-name="P1">44.945 , 36.865 , 24</text:p>
      <text:p text:style-name="P1">44.945 , 37.37 , 24</text:p>
      <text:p text:style-name="P1">44.945 , 37.875 , 24</text:p>
      <text:p text:style-name="P1">44.945 , 38.38 , 24</text:p>
      <text:p text:style-name="P1">44.945 , 38.885 , 24</text:p>
      <text:p text:style-name="P1">44.945 , 39.39 , 24</text:p>
      <text:p text:style-name="P1">44.945 , 39.895 , 24</text:p>
      <text:p text:style-name="P1">44.945 , 40.4 , 24</text:p>
      <text:p text:style-name="P1">44.945 , 40.905 , 24</text:p>
      <text:p text:style-name="P1">44.945 , 41.41 , 24</text:p>
      <text:p text:style-name="P1">44.945 , 41.915 , 24</text:p>
      <text:p text:style-name="P1">44.945 , 42.42 , 24</text:p>
      <text:p text:style-name="P1">44.945 , 42.925 , 24</text:p>
      <text:p text:style-name="P1">44.945 , 43.43 , 24</text:p>
      <text:p text:style-name="P1">44.945 , 43.935 , 24</text:p>
      <text:p text:style-name="P1">44.945 , 44.44 , 24</text:p>
      <text:p text:style-name="P1">44.945 , 44.945 , 24</text:p>
      <text:p text:style-name="P1">44.945 , 45.45 , 24</text:p>
      <text:p text:style-name="P1">44.945 , 45.955 , 24</text:p>
      <text:p text:style-name="P1">44.945 , 46.46 , 24</text:p>
      <text:p text:style-name="P1">44.945 , 46.965 , 24</text:p>
      <text:p text:style-name="P1">44.945 , 47.47 , 24</text:p>
      <text:p text:style-name="P1">44.945 , 47.975 , 24</text:p>
      <text:p text:style-name="P1">44.945 , 48.48 , 24</text:p>
      <text:p text:style-name="P1">44.945 , 48.985 , 24</text:p>
      <text:p text:style-name="P1">44.945 , 49.49 , 24</text:p>
      <text:p text:style-name="P1">44.945 , 49.995 , 24</text:p>
      <text:p text:style-name="P1">44.945 , 50.5 , 24</text:p>
      <text:p text:style-name="P1">45.45 , 0.0 , -9999</text:p>
      <text:p text:style-name="P1">45.45 , 0.505 , -9999</text:p>
      <text:p text:style-name="P1">45.45 , 1.01 , -9999</text:p>
      <text:p text:style-name="P1">45.45 , 1.515 , -9999</text:p>
      <text:p text:style-name="P1">45.45 , 2.02 , -9999</text:p>
      <text:p text:style-name="P1">45.45 , 2.525 , -9999</text:p>
      <text:p text:style-name="P1">45.45 , 3.03 , -9999</text:p>
      <text:p text:style-name="P1">45.45 , 3.535 , -9999</text:p>
      <text:p text:style-name="P1">45.45 , 4.04 , -9999</text:p>
      <text:p text:style-name="P1"><text:soft-page-break/>45.45 , 4.545 , -9999</text:p>
      <text:p text:style-name="P1">45.45 , 5.05 , -9999</text:p>
      <text:p text:style-name="P1">45.45 , 5.555 , -9999</text:p>
      <text:p text:style-name="P1">45.45 , 6.06 , -9999</text:p>
      <text:p text:style-name="P1">45.45 , 6.565 , -9999</text:p>
      <text:p text:style-name="P1">45.45 , 7.07 , -9999</text:p>
      <text:p text:style-name="P1">45.45 , 7.575 , -9999</text:p>
      <text:p text:style-name="P1">45.45 , 8.08 , -9999</text:p>
      <text:p text:style-name="P1">45.45 , 8.585 , -9999</text:p>
      <text:p text:style-name="P1">45.45 , 9.09 , -9999</text:p>
      <text:p text:style-name="P1">45.45 , 9.595 , -9999</text:p>
      <text:p text:style-name="P1">45.45 , 10.1 , -9999</text:p>
      <text:p text:style-name="P1">45.45 , 10.605 , -9999</text:p>
      <text:p text:style-name="P1">45.45 , 11.11 , -9999</text:p>
      <text:p text:style-name="P1">45.45 , 11.615 , -9999</text:p>
      <text:p text:style-name="P1">45.45 , 12.12 , -9999</text:p>
      <text:p text:style-name="P1">45.45 , 12.625 , -9999</text:p>
      <text:p text:style-name="P1">45.45 , 13.13 , -9999</text:p>
      <text:p text:style-name="P1">45.45 , 13.635 , -9999</text:p>
      <text:p text:style-name="P1">45.45 , 14.14 , -9999</text:p>
      <text:p text:style-name="P1">45.45 , 14.645 , -9999</text:p>
      <text:p text:style-name="P1">45.45 , 15.15 , -9999</text:p>
      <text:p text:style-name="P1">45.45 , 15.655 , -9999</text:p>
      <text:p text:style-name="P1">45.45 , 16.16 , -9999</text:p>
      <text:p text:style-name="P1">45.45 , 16.665 , -9999</text:p>
      <text:p text:style-name="P1">45.45 , 17.17 , -9999</text:p>
      <text:p text:style-name="P1">45.45 , 17.675 , -9999</text:p>
      <text:p text:style-name="P1">45.45 , 18.18 , -9999</text:p>
      <text:p text:style-name="P1">45.45 , 18.685 , -9999</text:p>
      <text:p text:style-name="P1">45.45 , 19.19 , -9999</text:p>
      <text:p text:style-name="P1">45.45 , 19.695 , -9999</text:p>
      <text:p text:style-name="P1">45.45 , 20.2 , -9999</text:p>
      <text:p text:style-name="P1">45.45 , 20.705 , 26.875</text:p>
      <text:p text:style-name="P1">45.45 , 21.21 , 26.75</text:p>
      <text:p text:style-name="P1">45.45 , 21.715 , 26.625</text:p>
      <text:p text:style-name="P1">45.45 , 22.22 , 26.5</text:p>
      <text:p text:style-name="P1">45.45 , 22.725 , 26.375</text:p>
      <text:p text:style-name="P1">45.45 , 23.23 , 26.25</text:p>
      <text:p text:style-name="P1">45.45 , 23.735 , 26.125</text:p>
      <text:p text:style-name="P1">45.45 , 24.24 , 26</text:p>
      <text:p text:style-name="P1">45.45 , 24.745 , 25.875</text:p>
      <text:p text:style-name="P1">45.45 , 25.25 , 25.75</text:p>
      <text:p text:style-name="P1">45.45 , 25.755 , 25.625</text:p>
      <text:p text:style-name="P1">45.45 , 26.26 , 25.5</text:p>
      <text:p text:style-name="P1">45.45 , 26.765 , 25.375</text:p>
      <text:p text:style-name="P1">45.45 , 27.27 , 25.25</text:p>
      <text:p text:style-name="P1">45.45 , 27.775 , 25.125</text:p>
      <text:p text:style-name="P1">45.45 , 28.28 , 25</text:p>
      <text:p text:style-name="P1">45.45 , 28.785 , 24.875</text:p>
      <text:p text:style-name="P1">45.45 , 29.29 , 24.75</text:p>
      <text:p text:style-name="P1">45.45 , 29.795 , 24.625</text:p>
      <text:p text:style-name="P1">45.45 , 30.3 , 24.5</text:p>
      <text:p text:style-name="P1"><text:soft-page-break/>45.45 , 30.805 , 24.375</text:p>
      <text:p text:style-name="P1">45.45 , 31.31 , 24.25</text:p>
      <text:p text:style-name="P1">45.45 , 31.815 , 24.125</text:p>
      <text:p text:style-name="P1">45.45 , 32.32 , 24</text:p>
      <text:p text:style-name="P1">45.45 , 32.825 , 24</text:p>
      <text:p text:style-name="P1">45.45 , 33.33 , 24</text:p>
      <text:p text:style-name="P1">45.45 , 33.835 , 24</text:p>
      <text:p text:style-name="P1">45.45 , 34.34 , 24</text:p>
      <text:p text:style-name="P1">45.45 , 34.845 , 24</text:p>
      <text:p text:style-name="P1">45.45 , 35.35 , 24</text:p>
      <text:p text:style-name="P1">45.45 , 35.855 , 24</text:p>
      <text:p text:style-name="P1">45.45 , 36.36 , 24</text:p>
      <text:p text:style-name="P1">45.45 , 36.865 , 24</text:p>
      <text:p text:style-name="P1">45.45 , 37.37 , 24</text:p>
      <text:p text:style-name="P1">45.45 , 37.875 , 24</text:p>
      <text:p text:style-name="P1">45.45 , 38.38 , 24</text:p>
      <text:p text:style-name="P1">45.45 , 38.885 , 24</text:p>
      <text:p text:style-name="P1">45.45 , 39.39 , 24</text:p>
      <text:p text:style-name="P1">45.45 , 39.895 , 24</text:p>
      <text:p text:style-name="P1">45.45 , 40.4 , 24</text:p>
      <text:p text:style-name="P1">45.45 , 40.905 , 24</text:p>
      <text:p text:style-name="P1">45.45 , 41.41 , 24</text:p>
      <text:p text:style-name="P1">45.45 , 41.915 , 24</text:p>
      <text:p text:style-name="P1">45.45 , 42.42 , 24</text:p>
      <text:p text:style-name="P1">45.45 , 42.925 , 24</text:p>
      <text:p text:style-name="P1">45.45 , 43.43 , 24</text:p>
      <text:p text:style-name="P1">45.45 , 43.935 , 24</text:p>
      <text:p text:style-name="P1">45.45 , 44.44 , 24</text:p>
      <text:p text:style-name="P1">45.45 , 44.945 , 24</text:p>
      <text:p text:style-name="P1">45.45 , 45.45 , 24</text:p>
      <text:p text:style-name="P1">45.45 , 45.955 , 24</text:p>
      <text:p text:style-name="P1">45.45 , 46.46 , 24</text:p>
      <text:p text:style-name="P1">45.45 , 46.965 , 24</text:p>
      <text:p text:style-name="P1">45.45 , 47.47 , 24</text:p>
      <text:p text:style-name="P1">45.45 , 47.975 , 24</text:p>
      <text:p text:style-name="P1">45.45 , 48.48 , 24</text:p>
      <text:p text:style-name="P1">45.45 , 48.985 , 24</text:p>
      <text:p text:style-name="P1">45.45 , 49.49 , 24</text:p>
      <text:p text:style-name="P1">45.45 , 49.995 , 24</text:p>
      <text:p text:style-name="P1">45.45 , 50.5 , 24</text:p>
      <text:p text:style-name="P1">45.955 , 0.0 , -9999</text:p>
      <text:p text:style-name="P1">45.955 , 0.505 , -9999</text:p>
      <text:p text:style-name="P1">45.955 , 1.01 , -9999</text:p>
      <text:p text:style-name="P1">45.955 , 1.515 , -9999</text:p>
      <text:p text:style-name="P1">45.955 , 2.02 , -9999</text:p>
      <text:p text:style-name="P1">45.955 , 2.525 , -9999</text:p>
      <text:p text:style-name="P1">45.955 , 3.03 , -9999</text:p>
      <text:p text:style-name="P1">45.955 , 3.535 , -9999</text:p>
      <text:p text:style-name="P1">45.955 , 4.04 , -9999</text:p>
      <text:p text:style-name="P1">45.955 , 4.545 , -9999</text:p>
      <text:p text:style-name="P1">45.955 , 5.05 , -9999</text:p>
      <text:p text:style-name="P1">45.955 , 5.555 , -9999</text:p>
      <text:p text:style-name="P1"><text:soft-page-break/>45.955 , 6.06 , -9999</text:p>
      <text:p text:style-name="P1">45.955 , 6.565 , -9999</text:p>
      <text:p text:style-name="P1">45.955 , 7.07 , -9999</text:p>
      <text:p text:style-name="P1">45.955 , 7.575 , -9999</text:p>
      <text:p text:style-name="P1">45.955 , 8.08 , -9999</text:p>
      <text:p text:style-name="P1">45.955 , 8.585 , -9999</text:p>
      <text:p text:style-name="P1">45.955 , 9.09 , -9999</text:p>
      <text:p text:style-name="P1">45.955 , 9.595 , -9999</text:p>
      <text:p text:style-name="P1">45.955 , 10.1 , -9999</text:p>
      <text:p text:style-name="P1">45.955 , 10.605 , -9999</text:p>
      <text:p text:style-name="P1">45.955 , 11.11 , -9999</text:p>
      <text:p text:style-name="P1">45.955 , 11.615 , -9999</text:p>
      <text:p text:style-name="P1">45.955 , 12.12 , -9999</text:p>
      <text:p text:style-name="P1">45.955 , 12.625 , -9999</text:p>
      <text:p text:style-name="P1">45.955 , 13.13 , -9999</text:p>
      <text:p text:style-name="P1">45.955 , 13.635 , -9999</text:p>
      <text:p text:style-name="P1">45.955 , 14.14 , -9999</text:p>
      <text:p text:style-name="P1">45.955 , 14.645 , -9999</text:p>
      <text:p text:style-name="P1">45.955 , 15.15 , -9999</text:p>
      <text:p text:style-name="P1">45.955 , 15.655 , -9999</text:p>
      <text:p text:style-name="P1">45.955 , 16.16 , -9999</text:p>
      <text:p text:style-name="P1">45.955 , 16.665 , -9999</text:p>
      <text:p text:style-name="P1">45.955 , 17.17 , -9999</text:p>
      <text:p text:style-name="P1">45.955 , 17.675 , -9999</text:p>
      <text:p text:style-name="P1">45.955 , 18.18 , -9999</text:p>
      <text:p text:style-name="P1">45.955 , 18.685 , -9999</text:p>
      <text:p text:style-name="P1">45.955 , 19.19 , -9999</text:p>
      <text:p text:style-name="P1">45.955 , 19.695 , -9999</text:p>
      <text:p text:style-name="P1">45.955 , 20.2 , -9999</text:p>
      <text:p text:style-name="P1">45.955 , 20.705 , 26.875</text:p>
      <text:p text:style-name="P1">45.955 , 21.21 , 26.75</text:p>
      <text:p text:style-name="P1">45.955 , 21.715 , 26.625</text:p>
      <text:p text:style-name="P1">45.955 , 22.22 , 26.5</text:p>
      <text:p text:style-name="P1">45.955 , 22.725 , 26.375</text:p>
      <text:p text:style-name="P1">45.955 , 23.23 , 26.25</text:p>
      <text:p text:style-name="P1">45.955 , 23.735 , 26.125</text:p>
      <text:p text:style-name="P1">45.955 , 24.24 , 26</text:p>
      <text:p text:style-name="P1">45.955 , 24.745 , 25.875</text:p>
      <text:p text:style-name="P1">45.955 , 25.25 , 25.75</text:p>
      <text:p text:style-name="P1">45.955 , 25.755 , 25.625</text:p>
      <text:p text:style-name="P1">45.955 , 26.26 , 25.5</text:p>
      <text:p text:style-name="P1">45.955 , 26.765 , 25.375</text:p>
      <text:p text:style-name="P1">45.955 , 27.27 , 25.25</text:p>
      <text:p text:style-name="P1">45.955 , 27.775 , 25.125</text:p>
      <text:p text:style-name="P1">45.955 , 28.28 , 25</text:p>
      <text:p text:style-name="P1">45.955 , 28.785 , 24.875</text:p>
      <text:p text:style-name="P1">45.955 , 29.29 , 24.75</text:p>
      <text:p text:style-name="P1">45.955 , 29.795 , 24.625</text:p>
      <text:p text:style-name="P1">45.955 , 30.3 , 24.5</text:p>
      <text:p text:style-name="P1">45.955 , 30.805 , 24.375</text:p>
      <text:p text:style-name="P1">45.955 , 31.31 , 24.25</text:p>
      <text:p text:style-name="P1">45.955 , 31.815 , 24.125</text:p>
      <text:p text:style-name="P1"><text:soft-page-break/>45.955 , 32.32 , 24</text:p>
      <text:p text:style-name="P1">45.955 , 32.825 , 24</text:p>
      <text:p text:style-name="P1">45.955 , 33.33 , 24</text:p>
      <text:p text:style-name="P1">45.955 , 33.835 , 24</text:p>
      <text:p text:style-name="P1">45.955 , 34.34 , 24</text:p>
      <text:p text:style-name="P1">45.955 , 34.845 , 24</text:p>
      <text:p text:style-name="P1">45.955 , 35.35 , 24</text:p>
      <text:p text:style-name="P1">45.955 , 35.855 , 24</text:p>
      <text:p text:style-name="P1">45.955 , 36.36 , 24</text:p>
      <text:p text:style-name="P1">45.955 , 36.865 , 24</text:p>
      <text:p text:style-name="P1">45.955 , 37.37 , 24</text:p>
      <text:p text:style-name="P1">45.955 , 37.875 , 24</text:p>
      <text:p text:style-name="P1">45.955 , 38.38 , 24</text:p>
      <text:p text:style-name="P1">45.955 , 38.885 , 24</text:p>
      <text:p text:style-name="P1">45.955 , 39.39 , 24</text:p>
      <text:p text:style-name="P1">45.955 , 39.895 , 24</text:p>
      <text:p text:style-name="P1">45.955 , 40.4 , 24</text:p>
      <text:p text:style-name="P1">45.955 , 40.905 , 24</text:p>
      <text:p text:style-name="P1">45.955 , 41.41 , 24</text:p>
      <text:p text:style-name="P1">45.955 , 41.915 , 24</text:p>
      <text:p text:style-name="P1">45.955 , 42.42 , 24</text:p>
      <text:p text:style-name="P1">45.955 , 42.925 , 24</text:p>
      <text:p text:style-name="P1">45.955 , 43.43 , 24</text:p>
      <text:p text:style-name="P1">45.955 , 43.935 , 24</text:p>
      <text:p text:style-name="P1">45.955 , 44.44 , 24</text:p>
      <text:p text:style-name="P1">45.955 , 44.945 , 24</text:p>
      <text:p text:style-name="P1">45.955 , 45.45 , 24</text:p>
      <text:p text:style-name="P1">45.955 , 45.955 , 24</text:p>
      <text:p text:style-name="P1">45.955 , 46.46 , 24</text:p>
      <text:p text:style-name="P1">45.955 , 46.965 , 24</text:p>
      <text:p text:style-name="P1">45.955 , 47.47 , 24</text:p>
      <text:p text:style-name="P1">45.955 , 47.975 , 24</text:p>
      <text:p text:style-name="P1">45.955 , 48.48 , 24</text:p>
      <text:p text:style-name="P1">45.955 , 48.985 , 24</text:p>
      <text:p text:style-name="P1">45.955 , 49.49 , 24</text:p>
      <text:p text:style-name="P1">45.955 , 49.995 , 24</text:p>
      <text:p text:style-name="P1">45.955 , 50.5 , 24</text:p>
      <text:p text:style-name="P1">46.46 , 0.0 , -9999</text:p>
      <text:p text:style-name="P1">46.46 , 0.505 , -9999</text:p>
      <text:p text:style-name="P1">46.46 , 1.01 , -9999</text:p>
      <text:p text:style-name="P1">46.46 , 1.515 , -9999</text:p>
      <text:p text:style-name="P1">46.46 , 2.02 , -9999</text:p>
      <text:p text:style-name="P1">46.46 , 2.525 , -9999</text:p>
      <text:p text:style-name="P1">46.46 , 3.03 , -9999</text:p>
      <text:p text:style-name="P1">46.46 , 3.535 , -9999</text:p>
      <text:p text:style-name="P1">46.46 , 4.04 , -9999</text:p>
      <text:p text:style-name="P1">46.46 , 4.545 , -9999</text:p>
      <text:p text:style-name="P1">46.46 , 5.05 , -9999</text:p>
      <text:p text:style-name="P1">46.46 , 5.555 , -9999</text:p>
      <text:p text:style-name="P1">46.46 , 6.06 , -9999</text:p>
      <text:p text:style-name="P1">46.46 , 6.565 , -9999</text:p>
      <text:p text:style-name="P1">46.46 , 7.07 , -9999</text:p>
      <text:p text:style-name="P1"><text:soft-page-break/>46.46 , 7.575 , -9999</text:p>
      <text:p text:style-name="P1">46.46 , 8.08 , -9999</text:p>
      <text:p text:style-name="P1">46.46 , 8.585 , -9999</text:p>
      <text:p text:style-name="P1">46.46 , 9.09 , -9999</text:p>
      <text:p text:style-name="P1">46.46 , 9.595 , -9999</text:p>
      <text:p text:style-name="P1">46.46 , 10.1 , -9999</text:p>
      <text:p text:style-name="P1">46.46 , 10.605 , -9999</text:p>
      <text:p text:style-name="P1">46.46 , 11.11 , -9999</text:p>
      <text:p text:style-name="P1">46.46 , 11.615 , -9999</text:p>
      <text:p text:style-name="P1">46.46 , 12.12 , -9999</text:p>
      <text:p text:style-name="P1">46.46 , 12.625 , -9999</text:p>
      <text:p text:style-name="P1">46.46 , 13.13 , -9999</text:p>
      <text:p text:style-name="P1">46.46 , 13.635 , -9999</text:p>
      <text:p text:style-name="P1">46.46 , 14.14 , -9999</text:p>
      <text:p text:style-name="P1">46.46 , 14.645 , -9999</text:p>
      <text:p text:style-name="P1">46.46 , 15.15 , -9999</text:p>
      <text:p text:style-name="P1">46.46 , 15.655 , -9999</text:p>
      <text:p text:style-name="P1">46.46 , 16.16 , -9999</text:p>
      <text:p text:style-name="P1">46.46 , 16.665 , -9999</text:p>
      <text:p text:style-name="P1">46.46 , 17.17 , -9999</text:p>
      <text:p text:style-name="P1">46.46 , 17.675 , -9999</text:p>
      <text:p text:style-name="P1">46.46 , 18.18 , -9999</text:p>
      <text:p text:style-name="P1">46.46 , 18.685 , -9999</text:p>
      <text:p text:style-name="P1">46.46 , 19.19 , -9999</text:p>
      <text:p text:style-name="P1">46.46 , 19.695 , -9999</text:p>
      <text:p text:style-name="P1">46.46 , 20.2 , -9999</text:p>
      <text:p text:style-name="P1">46.46 , 20.705 , 26.875</text:p>
      <text:p text:style-name="P1">46.46 , 21.21 , 26.75</text:p>
      <text:p text:style-name="P1">46.46 , 21.715 , 26.625</text:p>
      <text:p text:style-name="P1">46.46 , 22.22 , 26.5</text:p>
      <text:p text:style-name="P1">46.46 , 22.725 , 26.375</text:p>
      <text:p text:style-name="P1">46.46 , 23.23 , 26.25</text:p>
      <text:p text:style-name="P1">46.46 , 23.735 , 26.125</text:p>
      <text:p text:style-name="P1">46.46 , 24.24 , 26</text:p>
      <text:p text:style-name="P1">46.46 , 24.745 , 25.875</text:p>
      <text:p text:style-name="P1">46.46 , 25.25 , 25.75</text:p>
      <text:p text:style-name="P1">46.46 , 25.755 , 25.625</text:p>
      <text:p text:style-name="P1">46.46 , 26.26 , 25.5</text:p>
      <text:p text:style-name="P1">46.46 , 26.765 , 25.375</text:p>
      <text:p text:style-name="P1">46.46 , 27.27 , 25.25</text:p>
      <text:p text:style-name="P1">46.46 , 27.775 , 25.125</text:p>
      <text:p text:style-name="P1">46.46 , 28.28 , 25</text:p>
      <text:p text:style-name="P1">46.46 , 28.785 , 24.875</text:p>
      <text:p text:style-name="P1">46.46 , 29.29 , 24.75</text:p>
      <text:p text:style-name="P1">46.46 , 29.795 , 24.625</text:p>
      <text:p text:style-name="P1">46.46 , 30.3 , 24.5</text:p>
      <text:p text:style-name="P1">46.46 , 30.805 , 24.375</text:p>
      <text:p text:style-name="P1">46.46 , 31.31 , 24.25</text:p>
      <text:p text:style-name="P1">46.46 , 31.815 , 24.125</text:p>
      <text:p text:style-name="P1">46.46 , 32.32 , 24</text:p>
      <text:p text:style-name="P1">46.46 , 32.825 , 24</text:p>
      <text:p text:style-name="P1">46.46 , 33.33 , 24</text:p>
      <text:p text:style-name="P1"><text:soft-page-break/>46.46 , 33.835 , 24</text:p>
      <text:p text:style-name="P1">46.46 , 34.34 , 24</text:p>
      <text:p text:style-name="P1">46.46 , 34.845 , 24</text:p>
      <text:p text:style-name="P1">46.46 , 35.35 , 24</text:p>
      <text:p text:style-name="P1">46.46 , 35.855 , 24</text:p>
      <text:p text:style-name="P1">46.46 , 36.36 , 24</text:p>
      <text:p text:style-name="P1">46.46 , 36.865 , 24</text:p>
      <text:p text:style-name="P1">46.46 , 37.37 , 24</text:p>
      <text:p text:style-name="P1">46.46 , 37.875 , 24</text:p>
      <text:p text:style-name="P1">46.46 , 38.38 , 24</text:p>
      <text:p text:style-name="P1">46.46 , 38.885 , 24</text:p>
      <text:p text:style-name="P1">46.46 , 39.39 , 24</text:p>
      <text:p text:style-name="P1">46.46 , 39.895 , 24</text:p>
      <text:p text:style-name="P1">46.46 , 40.4 , 24</text:p>
      <text:p text:style-name="P1">46.46 , 40.905 , 24</text:p>
      <text:p text:style-name="P1">46.46 , 41.41 , 24</text:p>
      <text:p text:style-name="P1">46.46 , 41.915 , 24</text:p>
      <text:p text:style-name="P1">46.46 , 42.42 , 24</text:p>
      <text:p text:style-name="P1">46.46 , 42.925 , 24</text:p>
      <text:p text:style-name="P1">46.46 , 43.43 , 24</text:p>
      <text:p text:style-name="P1">46.46 , 43.935 , 24</text:p>
      <text:p text:style-name="P1">46.46 , 44.44 , 24</text:p>
      <text:p text:style-name="P1">46.46 , 44.945 , 24</text:p>
      <text:p text:style-name="P1">46.46 , 45.45 , 24</text:p>
      <text:p text:style-name="P1">46.46 , 45.955 , 24</text:p>
      <text:p text:style-name="P1">46.46 , 46.46 , 24</text:p>
      <text:p text:style-name="P1">46.46 , 46.965 , 24</text:p>
      <text:p text:style-name="P1">46.46 , 47.47 , 24</text:p>
      <text:p text:style-name="P1">46.46 , 47.975 , 24</text:p>
      <text:p text:style-name="P1">46.46 , 48.48 , 24</text:p>
      <text:p text:style-name="P1">46.46 , 48.985 , 24</text:p>
      <text:p text:style-name="P1">46.46 , 49.49 , 24</text:p>
      <text:p text:style-name="P1">46.46 , 49.995 , 24</text:p>
      <text:p text:style-name="P1">46.46 , 50.5 , 24</text:p>
      <text:p text:style-name="P1">46.965 , 0.0 , -9999</text:p>
      <text:p text:style-name="P1">46.965 , 0.505 , -9999</text:p>
      <text:p text:style-name="P1">46.965 , 1.01 , -9999</text:p>
      <text:p text:style-name="P1">46.965 , 1.515 , -9999</text:p>
      <text:p text:style-name="P1">46.965 , 2.02 , -9999</text:p>
      <text:p text:style-name="P1">46.965 , 2.525 , -9999</text:p>
      <text:p text:style-name="P1">46.965 , 3.03 , -9999</text:p>
      <text:p text:style-name="P1">46.965 , 3.535 , -9999</text:p>
      <text:p text:style-name="P1">46.965 , 4.04 , -9999</text:p>
      <text:p text:style-name="P1">46.965 , 4.545 , -9999</text:p>
      <text:p text:style-name="P1">46.965 , 5.05 , -9999</text:p>
      <text:p text:style-name="P1">46.965 , 5.555 , -9999</text:p>
      <text:p text:style-name="P1">46.965 , 6.06 , -9999</text:p>
      <text:p text:style-name="P1">46.965 , 6.565 , -9999</text:p>
      <text:p text:style-name="P1">46.965 , 7.07 , -9999</text:p>
      <text:p text:style-name="P1">46.965 , 7.575 , -9999</text:p>
      <text:p text:style-name="P1">46.965 , 8.08 , -9999</text:p>
      <text:p text:style-name="P1">46.965 , 8.585 , -9999</text:p>
      <text:p text:style-name="P1"><text:soft-page-break/>46.965 , 9.09 , -9999</text:p>
      <text:p text:style-name="P1">46.965 , 9.595 , -9999</text:p>
      <text:p text:style-name="P1">46.965 , 10.1 , -9999</text:p>
      <text:p text:style-name="P1">46.965 , 10.605 , -9999</text:p>
      <text:p text:style-name="P1">46.965 , 11.11 , -9999</text:p>
      <text:p text:style-name="P1">46.965 , 11.615 , -9999</text:p>
      <text:p text:style-name="P1">46.965 , 12.12 , -9999</text:p>
      <text:p text:style-name="P1">46.965 , 12.625 , -9999</text:p>
      <text:p text:style-name="P1">46.965 , 13.13 , -9999</text:p>
      <text:p text:style-name="P1">46.965 , 13.635 , -9999</text:p>
      <text:p text:style-name="P1">46.965 , 14.14 , -9999</text:p>
      <text:p text:style-name="P1">46.965 , 14.645 , -9999</text:p>
      <text:p text:style-name="P1">46.965 , 15.15 , -9999</text:p>
      <text:p text:style-name="P1">46.965 , 15.655 , -9999</text:p>
      <text:p text:style-name="P1">46.965 , 16.16 , -9999</text:p>
      <text:p text:style-name="P1">46.965 , 16.665 , -9999</text:p>
      <text:p text:style-name="P1">46.965 , 17.17 , -9999</text:p>
      <text:p text:style-name="P1">46.965 , 17.675 , -9999</text:p>
      <text:p text:style-name="P1">46.965 , 18.18 , -9999</text:p>
      <text:p text:style-name="P1">46.965 , 18.685 , -9999</text:p>
      <text:p text:style-name="P1">46.965 , 19.19 , -9999</text:p>
      <text:p text:style-name="P1">46.965 , 19.695 , -9999</text:p>
      <text:p text:style-name="P1">46.965 , 20.2 , -9999</text:p>
      <text:p text:style-name="P1">46.965 , 20.705 , 26.875</text:p>
      <text:p text:style-name="P1">46.965 , 21.21 , 26.75</text:p>
      <text:p text:style-name="P1">46.965 , 21.715 , 26.625</text:p>
      <text:p text:style-name="P1">46.965 , 22.22 , 26.5</text:p>
      <text:p text:style-name="P1">46.965 , 22.725 , 26.375</text:p>
      <text:p text:style-name="P1">46.965 , 23.23 , 26.25</text:p>
      <text:p text:style-name="P1">46.965 , 23.735 , 26.125</text:p>
      <text:p text:style-name="P1">46.965 , 24.24 , 26</text:p>
      <text:p text:style-name="P1">46.965 , 24.745 , 25.875</text:p>
      <text:p text:style-name="P1">46.965 , 25.25 , 25.75</text:p>
      <text:p text:style-name="P1">46.965 , 25.755 , 25.625</text:p>
      <text:p text:style-name="P1">46.965 , 26.26 , 25.5</text:p>
      <text:p text:style-name="P1">46.965 , 26.765 , 25.375</text:p>
      <text:p text:style-name="P1">46.965 , 27.27 , 25.25</text:p>
      <text:p text:style-name="P1">46.965 , 27.775 , 25.125</text:p>
      <text:p text:style-name="P1">46.965 , 28.28 , 25</text:p>
      <text:p text:style-name="P1">46.965 , 28.785 , 24.875</text:p>
      <text:p text:style-name="P1">46.965 , 29.29 , 24.75</text:p>
      <text:p text:style-name="P1">46.965 , 29.795 , 24.625</text:p>
      <text:p text:style-name="P1">46.965 , 30.3 , 24.5</text:p>
      <text:p text:style-name="P1">46.965 , 30.805 , 24.375</text:p>
      <text:p text:style-name="P1">46.965 , 31.31 , 24.25</text:p>
      <text:p text:style-name="P1">46.965 , 31.815 , 24.125</text:p>
      <text:p text:style-name="P1">46.965 , 32.32 , 24</text:p>
      <text:p text:style-name="P1">46.965 , 32.825 , 24</text:p>
      <text:p text:style-name="P1">46.965 , 33.33 , 24</text:p>
      <text:p text:style-name="P1">46.965 , 33.835 , 24</text:p>
      <text:p text:style-name="P1">46.965 , 34.34 , 24</text:p>
      <text:p text:style-name="P1">46.965 , 34.845 , 24</text:p>
      <text:p text:style-name="P1"><text:soft-page-break/>46.965 , 35.35 , 24</text:p>
      <text:p text:style-name="P1">46.965 , 35.855 , 24</text:p>
      <text:p text:style-name="P1">46.965 , 36.36 , 24</text:p>
      <text:p text:style-name="P1">46.965 , 36.865 , 24</text:p>
      <text:p text:style-name="P1">46.965 , 37.37 , 24</text:p>
      <text:p text:style-name="P1">46.965 , 37.875 , 24</text:p>
      <text:p text:style-name="P1">46.965 , 38.38 , 24</text:p>
      <text:p text:style-name="P1">46.965 , 38.885 , 24</text:p>
      <text:p text:style-name="P1">46.965 , 39.39 , 24</text:p>
      <text:p text:style-name="P1">46.965 , 39.895 , 24</text:p>
      <text:p text:style-name="P1">46.965 , 40.4 , 24</text:p>
      <text:p text:style-name="P1">46.965 , 40.905 , 24</text:p>
      <text:p text:style-name="P1">46.965 , 41.41 , 24</text:p>
      <text:p text:style-name="P1">46.965 , 41.915 , 24</text:p>
      <text:p text:style-name="P1">46.965 , 42.42 , 24</text:p>
      <text:p text:style-name="P1">46.965 , 42.925 , 24</text:p>
      <text:p text:style-name="P1">46.965 , 43.43 , 24</text:p>
      <text:p text:style-name="P1">46.965 , 43.935 , 24</text:p>
      <text:p text:style-name="P1">46.965 , 44.44 , 24</text:p>
      <text:p text:style-name="P1">46.965 , 44.945 , 24</text:p>
      <text:p text:style-name="P1">46.965 , 45.45 , 24</text:p>
      <text:p text:style-name="P1">46.965 , 45.955 , 24</text:p>
      <text:p text:style-name="P1">46.965 , 46.46 , 24</text:p>
      <text:p text:style-name="P1">46.965 , 46.965 , 24</text:p>
      <text:p text:style-name="P1">46.965 , 47.47 , 24</text:p>
      <text:p text:style-name="P1">46.965 , 47.975 , 24</text:p>
      <text:p text:style-name="P1">46.965 , 48.48 , 24</text:p>
      <text:p text:style-name="P1">46.965 , 48.985 , 24</text:p>
      <text:p text:style-name="P1">46.965 , 49.49 , 24</text:p>
      <text:p text:style-name="P1">46.965 , 49.995 , 24</text:p>
      <text:p text:style-name="P1">46.965 , 50.5 , 24</text:p>
      <text:p text:style-name="P1">47.47 , 0.0 , -9999</text:p>
      <text:p text:style-name="P1">47.47 , 0.505 , -9999</text:p>
      <text:p text:style-name="P1">47.47 , 1.01 , -9999</text:p>
      <text:p text:style-name="P1">47.47 , 1.515 , -9999</text:p>
      <text:p text:style-name="P1">47.47 , 2.02 , -9999</text:p>
      <text:p text:style-name="P1">47.47 , 2.525 , -9999</text:p>
      <text:p text:style-name="P1">47.47 , 3.03 , -9999</text:p>
      <text:p text:style-name="P1">47.47 , 3.535 , -9999</text:p>
      <text:p text:style-name="P1">47.47 , 4.04 , -9999</text:p>
      <text:p text:style-name="P1">47.47 , 4.545 , -9999</text:p>
      <text:p text:style-name="P1">47.47 , 5.05 , -9999</text:p>
      <text:p text:style-name="P1">47.47 , 5.555 , -9999</text:p>
      <text:p text:style-name="P1">47.47 , 6.06 , -9999</text:p>
      <text:p text:style-name="P1">47.47 , 6.565 , -9999</text:p>
      <text:p text:style-name="P1">47.47 , 7.07 , -9999</text:p>
      <text:p text:style-name="P1">47.47 , 7.575 , -9999</text:p>
      <text:p text:style-name="P1">47.47 , 8.08 , -9999</text:p>
      <text:p text:style-name="P1">47.47 , 8.585 , -9999</text:p>
      <text:p text:style-name="P1">47.47 , 9.09 , -9999</text:p>
      <text:p text:style-name="P1">47.47 , 9.595 , -9999</text:p>
      <text:p text:style-name="P1">47.47 , 10.1 , -9999</text:p>
      <text:p text:style-name="P1"><text:soft-page-break/>47.47 , 10.605 , -9999</text:p>
      <text:p text:style-name="P1">47.47 , 11.11 , -9999</text:p>
      <text:p text:style-name="P1">47.47 , 11.615 , -9999</text:p>
      <text:p text:style-name="P1">47.47 , 12.12 , -9999</text:p>
      <text:p text:style-name="P1">47.47 , 12.625 , -9999</text:p>
      <text:p text:style-name="P1">47.47 , 13.13 , -9999</text:p>
      <text:p text:style-name="P1">47.47 , 13.635 , -9999</text:p>
      <text:p text:style-name="P1">47.47 , 14.14 , -9999</text:p>
      <text:p text:style-name="P1">47.47 , 14.645 , -9999</text:p>
      <text:p text:style-name="P1">47.47 , 15.15 , -9999</text:p>
      <text:p text:style-name="P1">47.47 , 15.655 , -9999</text:p>
      <text:p text:style-name="P1">47.47 , 16.16 , -9999</text:p>
      <text:p text:style-name="P1">47.47 , 16.665 , -9999</text:p>
      <text:p text:style-name="P1">47.47 , 17.17 , -9999</text:p>
      <text:p text:style-name="P1">47.47 , 17.675 , -9999</text:p>
      <text:p text:style-name="P1">47.47 , 18.18 , -9999</text:p>
      <text:p text:style-name="P1">47.47 , 18.685 , -9999</text:p>
      <text:p text:style-name="P1">47.47 , 19.19 , -9999</text:p>
      <text:p text:style-name="P1">47.47 , 19.695 , -9999</text:p>
      <text:p text:style-name="P1">47.47 , 20.2 , -9999</text:p>
      <text:p text:style-name="P1">47.47 , 20.705 , 26.875</text:p>
      <text:p text:style-name="P1">47.47 , 21.21 , 26.75</text:p>
      <text:p text:style-name="P1">47.47 , 21.715 , 26.625</text:p>
      <text:p text:style-name="P1">47.47 , 22.22 , 26.5</text:p>
      <text:p text:style-name="P1">47.47 , 22.725 , 26.375</text:p>
      <text:p text:style-name="P1">47.47 , 23.23 , 26.25</text:p>
      <text:p text:style-name="P1">47.47 , 23.735 , 26.125</text:p>
      <text:p text:style-name="P1">47.47 , 24.24 , 26</text:p>
      <text:p text:style-name="P1">47.47 , 24.745 , 25.875</text:p>
      <text:p text:style-name="P1">47.47 , 25.25 , 25.75</text:p>
      <text:p text:style-name="P1">47.47 , 25.755 , 25.625</text:p>
      <text:p text:style-name="P1">47.47 , 26.26 , 25.5</text:p>
      <text:p text:style-name="P1">47.47 , 26.765 , 25.375</text:p>
      <text:p text:style-name="P1">47.47 , 27.27 , 25.25</text:p>
      <text:p text:style-name="P1">47.47 , 27.775 , 25.125</text:p>
      <text:p text:style-name="P1">47.47 , 28.28 , 25</text:p>
      <text:p text:style-name="P1">47.47 , 28.785 , 24.875</text:p>
      <text:p text:style-name="P1">47.47 , 29.29 , 24.75</text:p>
      <text:p text:style-name="P1">47.47 , 29.795 , 24.625</text:p>
      <text:p text:style-name="P1">47.47 , 30.3 , 24.5</text:p>
      <text:p text:style-name="P1">47.47 , 30.805 , 24.375</text:p>
      <text:p text:style-name="P1">47.47 , 31.31 , 24.25</text:p>
      <text:p text:style-name="P1">47.47 , 31.815 , 24.125</text:p>
      <text:p text:style-name="P1">47.47 , 32.32 , 24</text:p>
      <text:p text:style-name="P1">47.47 , 32.825 , 24</text:p>
      <text:p text:style-name="P1">47.47 , 33.33 , 24</text:p>
      <text:p text:style-name="P1">47.47 , 33.835 , 24</text:p>
      <text:p text:style-name="P1">47.47 , 34.34 , 24</text:p>
      <text:p text:style-name="P1">47.47 , 34.845 , 24</text:p>
      <text:p text:style-name="P1">47.47 , 35.35 , 24</text:p>
      <text:p text:style-name="P1">47.47 , 35.855 , 24</text:p>
      <text:p text:style-name="P1">47.47 , 36.36 , 24</text:p>
      <text:p text:style-name="P1"><text:soft-page-break/>47.47 , 36.865 , 24</text:p>
      <text:p text:style-name="P1">47.47 , 37.37 , 24</text:p>
      <text:p text:style-name="P1">47.47 , 37.875 , 24</text:p>
      <text:p text:style-name="P1">47.47 , 38.38 , 24</text:p>
      <text:p text:style-name="P1">47.47 , 38.885 , 24</text:p>
      <text:p text:style-name="P1">47.47 , 39.39 , 24</text:p>
      <text:p text:style-name="P1">47.47 , 39.895 , 24</text:p>
      <text:p text:style-name="P1">47.47 , 40.4 , 24</text:p>
      <text:p text:style-name="P1">47.47 , 40.905 , 24</text:p>
      <text:p text:style-name="P1">47.47 , 41.41 , 24</text:p>
      <text:p text:style-name="P1">47.47 , 41.915 , 24</text:p>
      <text:p text:style-name="P1">47.47 , 42.42 , 24</text:p>
      <text:p text:style-name="P1">47.47 , 42.925 , 24</text:p>
      <text:p text:style-name="P1">47.47 , 43.43 , 24</text:p>
      <text:p text:style-name="P1">47.47 , 43.935 , 24</text:p>
      <text:p text:style-name="P1">47.47 , 44.44 , 24</text:p>
      <text:p text:style-name="P1">47.47 , 44.945 , 24</text:p>
      <text:p text:style-name="P1">47.47 , 45.45 , 24</text:p>
      <text:p text:style-name="P1">47.47 , 45.955 , 24</text:p>
      <text:p text:style-name="P1">47.47 , 46.46 , 24</text:p>
      <text:p text:style-name="P1">47.47 , 46.965 , 24</text:p>
      <text:p text:style-name="P1">47.47 , 47.47 , 24</text:p>
      <text:p text:style-name="P1">47.47 , 47.975 , 24</text:p>
      <text:p text:style-name="P1">47.47 , 48.48 , 24</text:p>
      <text:p text:style-name="P1">47.47 , 48.985 , 24</text:p>
      <text:p text:style-name="P1">47.47 , 49.49 , 24</text:p>
      <text:p text:style-name="P1">47.47 , 49.995 , 24</text:p>
      <text:p text:style-name="P1">47.47 , 50.5 , 24</text:p>
      <text:p text:style-name="P1">47.975 , 0.0 , -9999</text:p>
      <text:p text:style-name="P1">47.975 , 0.505 , -9999</text:p>
      <text:p text:style-name="P1">47.975 , 1.01 , -9999</text:p>
      <text:p text:style-name="P1">47.975 , 1.515 , -9999</text:p>
      <text:p text:style-name="P1">47.975 , 2.02 , -9999</text:p>
      <text:p text:style-name="P1">47.975 , 2.525 , -9999</text:p>
      <text:p text:style-name="P1">47.975 , 3.03 , -9999</text:p>
      <text:p text:style-name="P1">47.975 , 3.535 , -9999</text:p>
      <text:p text:style-name="P1">47.975 , 4.04 , -9999</text:p>
      <text:p text:style-name="P1">47.975 , 4.545 , -9999</text:p>
      <text:p text:style-name="P1">47.975 , 5.05 , -9999</text:p>
      <text:p text:style-name="P1">47.975 , 5.555 , -9999</text:p>
      <text:p text:style-name="P1">47.975 , 6.06 , -9999</text:p>
      <text:p text:style-name="P1">47.975 , 6.565 , -9999</text:p>
      <text:p text:style-name="P1">47.975 , 7.07 , -9999</text:p>
      <text:p text:style-name="P1">47.975 , 7.575 , -9999</text:p>
      <text:p text:style-name="P1">47.975 , 8.08 , -9999</text:p>
      <text:p text:style-name="P1">47.975 , 8.585 , -9999</text:p>
      <text:p text:style-name="P1">47.975 , 9.09 , -9999</text:p>
      <text:p text:style-name="P1">47.975 , 9.595 , -9999</text:p>
      <text:p text:style-name="P1">47.975 , 10.1 , -9999</text:p>
      <text:p text:style-name="P1">47.975 , 10.605 , -9999</text:p>
      <text:p text:style-name="P1">47.975 , 11.11 , -9999</text:p>
      <text:p text:style-name="P1">47.975 , 11.615 , -9999</text:p>
      <text:p text:style-name="P1"><text:soft-page-break/>47.975 , 12.12 , -9999</text:p>
      <text:p text:style-name="P1">47.975 , 12.625 , -9999</text:p>
      <text:p text:style-name="P1">47.975 , 13.13 , -9999</text:p>
      <text:p text:style-name="P1">47.975 , 13.635 , -9999</text:p>
      <text:p text:style-name="P1">47.975 , 14.14 , -9999</text:p>
      <text:p text:style-name="P1">47.975 , 14.645 , -9999</text:p>
      <text:p text:style-name="P1">47.975 , 15.15 , -9999</text:p>
      <text:p text:style-name="P1">47.975 , 15.655 , -9999</text:p>
      <text:p text:style-name="P1">47.975 , 16.16 , -9999</text:p>
      <text:p text:style-name="P1">47.975 , 16.665 , -9999</text:p>
      <text:p text:style-name="P1">47.975 , 17.17 , -9999</text:p>
      <text:p text:style-name="P1">47.975 , 17.675 , -9999</text:p>
      <text:p text:style-name="P1">47.975 , 18.18 , -9999</text:p>
      <text:p text:style-name="P1">47.975 , 18.685 , -9999</text:p>
      <text:p text:style-name="P1">47.975 , 19.19 , -9999</text:p>
      <text:p text:style-name="P1">47.975 , 19.695 , -9999</text:p>
      <text:p text:style-name="P1">47.975 , 20.2 , -9999</text:p>
      <text:p text:style-name="P1">47.975 , 20.705 , 26.875</text:p>
      <text:p text:style-name="P1">47.975 , 21.21 , 26.75</text:p>
      <text:p text:style-name="P1">47.975 , 21.715 , 26.625</text:p>
      <text:p text:style-name="P1">47.975 , 22.22 , 26.5</text:p>
      <text:p text:style-name="P1">47.975 , 22.725 , 26.375</text:p>
      <text:p text:style-name="P1">47.975 , 23.23 , 26.25</text:p>
      <text:p text:style-name="P1">47.975 , 23.735 , 26.125</text:p>
      <text:p text:style-name="P1">47.975 , 24.24 , 26</text:p>
      <text:p text:style-name="P1">47.975 , 24.745 , 25.875</text:p>
      <text:p text:style-name="P1">47.975 , 25.25 , 25.75</text:p>
      <text:p text:style-name="P1">47.975 , 25.755 , 25.625</text:p>
      <text:p text:style-name="P1">47.975 , 26.26 , 25.5</text:p>
      <text:p text:style-name="P1">47.975 , 26.765 , 25.375</text:p>
      <text:p text:style-name="P1">47.975 , 27.27 , 25.25</text:p>
      <text:p text:style-name="P1">47.975 , 27.775 , 25.125</text:p>
      <text:p text:style-name="P1">47.975 , 28.28 , 25</text:p>
      <text:p text:style-name="P1">47.975 , 28.785 , 24.875</text:p>
      <text:p text:style-name="P1">47.975 , 29.29 , 24.75</text:p>
      <text:p text:style-name="P1">47.975 , 29.795 , 24.625</text:p>
      <text:p text:style-name="P1">47.975 , 30.3 , 24.5</text:p>
      <text:p text:style-name="P1">47.975 , 30.805 , 24.375</text:p>
      <text:p text:style-name="P1">47.975 , 31.31 , 24.25</text:p>
      <text:p text:style-name="P1">47.975 , 31.815 , 24.125</text:p>
      <text:p text:style-name="P1">47.975 , 32.32 , 24</text:p>
      <text:p text:style-name="P1">47.975 , 32.825 , 24</text:p>
      <text:p text:style-name="P1">47.975 , 33.33 , 24</text:p>
      <text:p text:style-name="P1">47.975 , 33.835 , 24</text:p>
      <text:p text:style-name="P1">47.975 , 34.34 , 24</text:p>
      <text:p text:style-name="P1">47.975 , 34.845 , 24</text:p>
      <text:p text:style-name="P1">47.975 , 35.35 , 24</text:p>
      <text:p text:style-name="P1">47.975 , 35.855 , 24</text:p>
      <text:p text:style-name="P1">47.975 , 36.36 , 24</text:p>
      <text:p text:style-name="P1">47.975 , 36.865 , 24</text:p>
      <text:p text:style-name="P1">47.975 , 37.37 , 24</text:p>
      <text:p text:style-name="P1">47.975 , 37.875 , 24</text:p>
      <text:p text:style-name="P1"><text:soft-page-break/>47.975 , 38.38 , 24</text:p>
      <text:p text:style-name="P1">47.975 , 38.885 , 24</text:p>
      <text:p text:style-name="P1">47.975 , 39.39 , 24</text:p>
      <text:p text:style-name="P1">47.975 , 39.895 , 24</text:p>
      <text:p text:style-name="P1">47.975 , 40.4 , 24</text:p>
      <text:p text:style-name="P1">47.975 , 40.905 , 24</text:p>
      <text:p text:style-name="P1">47.975 , 41.41 , 24</text:p>
      <text:p text:style-name="P1">47.975 , 41.915 , 24</text:p>
      <text:p text:style-name="P1">47.975 , 42.42 , 24</text:p>
      <text:p text:style-name="P1">47.975 , 42.925 , 24</text:p>
      <text:p text:style-name="P1">47.975 , 43.43 , 24</text:p>
      <text:p text:style-name="P1">47.975 , 43.935 , 24</text:p>
      <text:p text:style-name="P1">47.975 , 44.44 , 24</text:p>
      <text:p text:style-name="P1">47.975 , 44.945 , 24</text:p>
      <text:p text:style-name="P1">47.975 , 45.45 , 24</text:p>
      <text:p text:style-name="P1">47.975 , 45.955 , 24</text:p>
      <text:p text:style-name="P1">47.975 , 46.46 , 24</text:p>
      <text:p text:style-name="P1">47.975 , 46.965 , 24</text:p>
      <text:p text:style-name="P1">47.975 , 47.47 , 24</text:p>
      <text:p text:style-name="P1">47.975 , 47.975 , 24</text:p>
      <text:p text:style-name="P1">47.975 , 48.48 , 24</text:p>
      <text:p text:style-name="P1">47.975 , 48.985 , 24</text:p>
      <text:p text:style-name="P1">47.975 , 49.49 , 24</text:p>
      <text:p text:style-name="P1">47.975 , 49.995 , 24</text:p>
      <text:p text:style-name="P1">47.975 , 50.5 , 24</text:p>
      <text:p text:style-name="P1">48.48 , 0.0 , -9999</text:p>
      <text:p text:style-name="P1">48.48 , 0.505 , -9999</text:p>
      <text:p text:style-name="P1">48.48 , 1.01 , -9999</text:p>
      <text:p text:style-name="P1">48.48 , 1.515 , -9999</text:p>
      <text:p text:style-name="P1">48.48 , 2.02 , -9999</text:p>
      <text:p text:style-name="P1">48.48 , 2.525 , -9999</text:p>
      <text:p text:style-name="P1">48.48 , 3.03 , -9999</text:p>
      <text:p text:style-name="P1">48.48 , 3.535 , -9999</text:p>
      <text:p text:style-name="P1">48.48 , 4.04 , -9999</text:p>
      <text:p text:style-name="P1">48.48 , 4.545 , -9999</text:p>
      <text:p text:style-name="P1">48.48 , 5.05 , -9999</text:p>
      <text:p text:style-name="P1">48.48 , 5.555 , -9999</text:p>
      <text:p text:style-name="P1">48.48 , 6.06 , -9999</text:p>
      <text:p text:style-name="P1">48.48 , 6.565 , -9999</text:p>
      <text:p text:style-name="P1">48.48 , 7.07 , -9999</text:p>
      <text:p text:style-name="P1">48.48 , 7.575 , -9999</text:p>
      <text:p text:style-name="P1">48.48 , 8.08 , -9999</text:p>
      <text:p text:style-name="P1">48.48 , 8.585 , -9999</text:p>
      <text:p text:style-name="P1">48.48 , 9.09 , -9999</text:p>
      <text:p text:style-name="P1">48.48 , 9.595 , -9999</text:p>
      <text:p text:style-name="P1">48.48 , 10.1 , -9999</text:p>
      <text:p text:style-name="P1">48.48 , 10.605 , -9999</text:p>
      <text:p text:style-name="P1">48.48 , 11.11 , -9999</text:p>
      <text:p text:style-name="P1">48.48 , 11.615 , -9999</text:p>
      <text:p text:style-name="P1">48.48 , 12.12 , -9999</text:p>
      <text:p text:style-name="P1">48.48 , 12.625 , -9999</text:p>
      <text:p text:style-name="P1">48.48 , 13.13 , -9999</text:p>
      <text:p text:style-name="P1"><text:soft-page-break/>48.48 , 13.635 , -9999</text:p>
      <text:p text:style-name="P1">48.48 , 14.14 , -9999</text:p>
      <text:p text:style-name="P1">48.48 , 14.645 , -9999</text:p>
      <text:p text:style-name="P1">48.48 , 15.15 , -9999</text:p>
      <text:p text:style-name="P1">48.48 , 15.655 , -9999</text:p>
      <text:p text:style-name="P1">48.48 , 16.16 , -9999</text:p>
      <text:p text:style-name="P1">48.48 , 16.665 , -9999</text:p>
      <text:p text:style-name="P1">48.48 , 17.17 , -9999</text:p>
      <text:p text:style-name="P1">48.48 , 17.675 , -9999</text:p>
      <text:p text:style-name="P1">48.48 , 18.18 , -9999</text:p>
      <text:p text:style-name="P1">48.48 , 18.685 , -9999</text:p>
      <text:p text:style-name="P1">48.48 , 19.19 , -9999</text:p>
      <text:p text:style-name="P1">48.48 , 19.695 , -9999</text:p>
      <text:p text:style-name="P1">48.48 , 20.2 , -9999</text:p>
      <text:p text:style-name="P1">48.48 , 20.705 , 26.875</text:p>
      <text:p text:style-name="P1">48.48 , 21.21 , 26.75</text:p>
      <text:p text:style-name="P1">48.48 , 21.715 , 26.625</text:p>
      <text:p text:style-name="P1">48.48 , 22.22 , 26.5</text:p>
      <text:p text:style-name="P1">48.48 , 22.725 , 26.375</text:p>
      <text:p text:style-name="P1">48.48 , 23.23 , 26.25</text:p>
      <text:p text:style-name="P1">48.48 , 23.735 , 26.125</text:p>
      <text:p text:style-name="P1">48.48 , 24.24 , 26</text:p>
      <text:p text:style-name="P1">48.48 , 24.745 , 25.875</text:p>
      <text:p text:style-name="P1">48.48 , 25.25 , 25.75</text:p>
      <text:p text:style-name="P1">48.48 , 25.755 , 25.625</text:p>
      <text:p text:style-name="P1">48.48 , 26.26 , 25.5</text:p>
      <text:p text:style-name="P1">48.48 , 26.765 , 25.375</text:p>
      <text:p text:style-name="P1">48.48 , 27.27 , 25.25</text:p>
      <text:p text:style-name="P1">48.48 , 27.775 , 25.125</text:p>
      <text:p text:style-name="P1">48.48 , 28.28 , 25</text:p>
      <text:p text:style-name="P1">48.48 , 28.785 , 24.875</text:p>
      <text:p text:style-name="P1">48.48 , 29.29 , 24.75</text:p>
      <text:p text:style-name="P1">48.48 , 29.795 , 24.625</text:p>
      <text:p text:style-name="P1">48.48 , 30.3 , 24.5</text:p>
      <text:p text:style-name="P1">48.48 , 30.805 , 24.375</text:p>
      <text:p text:style-name="P1">48.48 , 31.31 , 24.25</text:p>
      <text:p text:style-name="P1">48.48 , 31.815 , 24.125</text:p>
      <text:p text:style-name="P1">48.48 , 32.32 , 24</text:p>
      <text:p text:style-name="P1">48.48 , 32.825 , 24</text:p>
      <text:p text:style-name="P1">48.48 , 33.33 , 24</text:p>
      <text:p text:style-name="P1">48.48 , 33.835 , 24</text:p>
      <text:p text:style-name="P1">48.48 , 34.34 , 24</text:p>
      <text:p text:style-name="P1">48.48 , 34.845 , 24</text:p>
      <text:p text:style-name="P1">48.48 , 35.35 , 24</text:p>
      <text:p text:style-name="P1">48.48 , 35.855 , 24</text:p>
      <text:p text:style-name="P1">48.48 , 36.36 , 24</text:p>
      <text:p text:style-name="P1">48.48 , 36.865 , 24</text:p>
      <text:p text:style-name="P1">48.48 , 37.37 , 24</text:p>
      <text:p text:style-name="P1">48.48 , 37.875 , 24</text:p>
      <text:p text:style-name="P1">48.48 , 38.38 , 24</text:p>
      <text:p text:style-name="P1">48.48 , 38.885 , 24</text:p>
      <text:p text:style-name="P1">48.48 , 39.39 , 24</text:p>
      <text:p text:style-name="P1"><text:soft-page-break/>48.48 , 39.895 , 24</text:p>
      <text:p text:style-name="P1">48.48 , 40.4 , 24</text:p>
      <text:p text:style-name="P1">48.48 , 40.905 , 24</text:p>
      <text:p text:style-name="P1">48.48 , 41.41 , 24</text:p>
      <text:p text:style-name="P1">48.48 , 41.915 , 24</text:p>
      <text:p text:style-name="P1">48.48 , 42.42 , 24</text:p>
      <text:p text:style-name="P1">48.48 , 42.925 , 24</text:p>
      <text:p text:style-name="P1">48.48 , 43.43 , 24</text:p>
      <text:p text:style-name="P1">48.48 , 43.935 , 24</text:p>
      <text:p text:style-name="P1">48.48 , 44.44 , 24</text:p>
      <text:p text:style-name="P1">48.48 , 44.945 , 24</text:p>
      <text:p text:style-name="P1">48.48 , 45.45 , 24</text:p>
      <text:p text:style-name="P1">48.48 , 45.955 , 24</text:p>
      <text:p text:style-name="P1">48.48 , 46.46 , 24</text:p>
      <text:p text:style-name="P1">48.48 , 46.965 , 24</text:p>
      <text:p text:style-name="P1">48.48 , 47.47 , 24</text:p>
      <text:p text:style-name="P1">48.48 , 47.975 , 24</text:p>
      <text:p text:style-name="P1">48.48 , 48.48 , 24</text:p>
      <text:p text:style-name="P1">48.48 , 48.985 , 24</text:p>
      <text:p text:style-name="P1">48.48 , 49.49 , 24</text:p>
      <text:p text:style-name="P1">48.48 , 49.995 , 24</text:p>
      <text:p text:style-name="P1">48.48 , 50.5 , 24</text:p>
      <text:p text:style-name="P1">48.985 , 0.0 , -9999</text:p>
      <text:p text:style-name="P1">48.985 , 0.505 , -9999</text:p>
      <text:p text:style-name="P1">48.985 , 1.01 , -9999</text:p>
      <text:p text:style-name="P1">48.985 , 1.515 , -9999</text:p>
      <text:p text:style-name="P1">48.985 , 2.02 , -9999</text:p>
      <text:p text:style-name="P1">48.985 , 2.525 , -9999</text:p>
      <text:p text:style-name="P1">48.985 , 3.03 , -9999</text:p>
      <text:p text:style-name="P1">48.985 , 3.535 , -9999</text:p>
      <text:p text:style-name="P1">48.985 , 4.04 , -9999</text:p>
      <text:p text:style-name="P1">48.985 , 4.545 , -9999</text:p>
      <text:p text:style-name="P1">48.985 , 5.05 , -9999</text:p>
      <text:p text:style-name="P1">48.985 , 5.555 , -9999</text:p>
      <text:p text:style-name="P1">48.985 , 6.06 , -9999</text:p>
      <text:p text:style-name="P1">48.985 , 6.565 , -9999</text:p>
      <text:p text:style-name="P1">48.985 , 7.07 , -9999</text:p>
      <text:p text:style-name="P1">48.985 , 7.575 , -9999</text:p>
      <text:p text:style-name="P1">48.985 , 8.08 , -9999</text:p>
      <text:p text:style-name="P1">48.985 , 8.585 , -9999</text:p>
      <text:p text:style-name="P1">48.985 , 9.09 , -9999</text:p>
      <text:p text:style-name="P1">48.985 , 9.595 , -9999</text:p>
      <text:p text:style-name="P1">48.985 , 10.1 , -9999</text:p>
      <text:p text:style-name="P1">48.985 , 10.605 , -9999</text:p>
      <text:p text:style-name="P1">48.985 , 11.11 , -9999</text:p>
      <text:p text:style-name="P1">48.985 , 11.615 , -9999</text:p>
      <text:p text:style-name="P1">48.985 , 12.12 , -9999</text:p>
      <text:p text:style-name="P1">48.985 , 12.625 , -9999</text:p>
      <text:p text:style-name="P1">48.985 , 13.13 , -9999</text:p>
      <text:p text:style-name="P1">48.985 , 13.635 , -9999</text:p>
      <text:p text:style-name="P1">48.985 , 14.14 , -9999</text:p>
      <text:p text:style-name="P1">48.985 , 14.645 , -9999</text:p>
      <text:p text:style-name="P1"><text:soft-page-break/>48.985 , 15.15 , -9999</text:p>
      <text:p text:style-name="P1">48.985 , 15.655 , -9999</text:p>
      <text:p text:style-name="P1">48.985 , 16.16 , -9999</text:p>
      <text:p text:style-name="P1">48.985 , 16.665 , -9999</text:p>
      <text:p text:style-name="P1">48.985 , 17.17 , -9999</text:p>
      <text:p text:style-name="P1">48.985 , 17.675 , -9999</text:p>
      <text:p text:style-name="P1">48.985 , 18.18 , -9999</text:p>
      <text:p text:style-name="P1">48.985 , 18.685 , -9999</text:p>
      <text:p text:style-name="P1">48.985 , 19.19 , -9999</text:p>
      <text:p text:style-name="P1">48.985 , 19.695 , -9999</text:p>
      <text:p text:style-name="P1">48.985 , 20.2 , -9999</text:p>
      <text:p text:style-name="P1">48.985 , 20.705 , 26.875</text:p>
      <text:p text:style-name="P1">48.985 , 21.21 , 26.75</text:p>
      <text:p text:style-name="P1">48.985 , 21.715 , 26.625</text:p>
      <text:p text:style-name="P1">48.985 , 22.22 , 26.5</text:p>
      <text:p text:style-name="P1">48.985 , 22.725 , 26.375</text:p>
      <text:p text:style-name="P1">48.985 , 23.23 , 26.25</text:p>
      <text:p text:style-name="P1">48.985 , 23.735 , 26.125</text:p>
      <text:p text:style-name="P1">48.985 , 24.24 , 26</text:p>
      <text:p text:style-name="P1">48.985 , 24.745 , 25.875</text:p>
      <text:p text:style-name="P1">48.985 , 25.25 , 25.75</text:p>
      <text:p text:style-name="P1">48.985 , 25.755 , 25.625</text:p>
      <text:p text:style-name="P1">48.985 , 26.26 , 25.5</text:p>
      <text:p text:style-name="P1">48.985 , 26.765 , 25.375</text:p>
      <text:p text:style-name="P1">48.985 , 27.27 , 25.25</text:p>
      <text:p text:style-name="P1">48.985 , 27.775 , 25.125</text:p>
      <text:p text:style-name="P1">48.985 , 28.28 , 25</text:p>
      <text:p text:style-name="P1">48.985 , 28.785 , 24.875</text:p>
      <text:p text:style-name="P1">48.985 , 29.29 , 24.75</text:p>
      <text:p text:style-name="P1">48.985 , 29.795 , 24.625</text:p>
      <text:p text:style-name="P1">48.985 , 30.3 , 24.5</text:p>
      <text:p text:style-name="P1">48.985 , 30.805 , 24.375</text:p>
      <text:p text:style-name="P1">48.985 , 31.31 , 24.25</text:p>
      <text:p text:style-name="P1">48.985 , 31.815 , 24.125</text:p>
      <text:p text:style-name="P1">48.985 , 32.32 , 24</text:p>
      <text:p text:style-name="P1">48.985 , 32.825 , 24</text:p>
      <text:p text:style-name="P1">48.985 , 33.33 , 24</text:p>
      <text:p text:style-name="P1">48.985 , 33.835 , 24</text:p>
      <text:p text:style-name="P1">48.985 , 34.34 , 24</text:p>
      <text:p text:style-name="P1">48.985 , 34.845 , 24</text:p>
      <text:p text:style-name="P1">48.985 , 35.35 , 24</text:p>
      <text:p text:style-name="P1">48.985 , 35.855 , 24</text:p>
      <text:p text:style-name="P1">48.985 , 36.36 , 24</text:p>
      <text:p text:style-name="P1">48.985 , 36.865 , 24</text:p>
      <text:p text:style-name="P1">48.985 , 37.37 , 24</text:p>
      <text:p text:style-name="P1">48.985 , 37.875 , 24</text:p>
      <text:p text:style-name="P1">48.985 , 38.38 , 24</text:p>
      <text:p text:style-name="P1">48.985 , 38.885 , 24</text:p>
      <text:p text:style-name="P1">48.985 , 39.39 , 24</text:p>
      <text:p text:style-name="P1">48.985 , 39.895 , 24</text:p>
      <text:p text:style-name="P1">48.985 , 40.4 , 24</text:p>
      <text:p text:style-name="P1">48.985 , 40.905 , 24</text:p>
      <text:p text:style-name="P1"><text:soft-page-break/>48.985 , 41.41 , 24</text:p>
      <text:p text:style-name="P1">48.985 , 41.915 , 24</text:p>
      <text:p text:style-name="P1">48.985 , 42.42 , 24</text:p>
      <text:p text:style-name="P1">48.985 , 42.925 , 24</text:p>
      <text:p text:style-name="P1">48.985 , 43.43 , 24</text:p>
      <text:p text:style-name="P1">48.985 , 43.935 , 24</text:p>
      <text:p text:style-name="P1">48.985 , 44.44 , 24</text:p>
      <text:p text:style-name="P1">48.985 , 44.945 , 24</text:p>
      <text:p text:style-name="P1">48.985 , 45.45 , 24</text:p>
      <text:p text:style-name="P1">48.985 , 45.955 , 24</text:p>
      <text:p text:style-name="P1">48.985 , 46.46 , 24</text:p>
      <text:p text:style-name="P1">48.985 , 46.965 , 24</text:p>
      <text:p text:style-name="P1">48.985 , 47.47 , 24</text:p>
      <text:p text:style-name="P1">48.985 , 47.975 , 24</text:p>
      <text:p text:style-name="P1">48.985 , 48.48 , 24</text:p>
      <text:p text:style-name="P1">48.985 , 48.985 , 24</text:p>
      <text:p text:style-name="P1">48.985 , 49.49 , 24</text:p>
      <text:p text:style-name="P1">48.985 , 49.995 , 24</text:p>
      <text:p text:style-name="P1">48.985 , 50.5 , 24</text:p>
      <text:p text:style-name="P1">49.49 , 0.0 , -9999</text:p>
      <text:p text:style-name="P1">49.49 , 0.505 , -9999</text:p>
      <text:p text:style-name="P1">49.49 , 1.01 , -9999</text:p>
      <text:p text:style-name="P1">49.49 , 1.515 , -9999</text:p>
      <text:p text:style-name="P1">49.49 , 2.02 , -9999</text:p>
      <text:p text:style-name="P1">49.49 , 2.525 , -9999</text:p>
      <text:p text:style-name="P1">49.49 , 3.03 , -9999</text:p>
      <text:p text:style-name="P1">49.49 , 3.535 , -9999</text:p>
      <text:p text:style-name="P1">49.49 , 4.04 , -9999</text:p>
      <text:p text:style-name="P1">49.49 , 4.545 , -9999</text:p>
      <text:p text:style-name="P1">49.49 , 5.05 , -9999</text:p>
      <text:p text:style-name="P1">49.49 , 5.555 , -9999</text:p>
      <text:p text:style-name="P1">49.49 , 6.06 , -9999</text:p>
      <text:p text:style-name="P1">49.49 , 6.565 , -9999</text:p>
      <text:p text:style-name="P1">49.49 , 7.07 , -9999</text:p>
      <text:p text:style-name="P1">49.49 , 7.575 , -9999</text:p>
      <text:p text:style-name="P1">49.49 , 8.08 , -9999</text:p>
      <text:p text:style-name="P1">49.49 , 8.585 , -9999</text:p>
      <text:p text:style-name="P1">49.49 , 9.09 , -9999</text:p>
      <text:p text:style-name="P1">49.49 , 9.595 , -9999</text:p>
      <text:p text:style-name="P1">49.49 , 10.1 , -9999</text:p>
      <text:p text:style-name="P1">49.49 , 10.605 , -9999</text:p>
      <text:p text:style-name="P1">49.49 , 11.11 , -9999</text:p>
      <text:p text:style-name="P1">49.49 , 11.615 , -9999</text:p>
      <text:p text:style-name="P1">49.49 , 12.12 , -9999</text:p>
      <text:p text:style-name="P1">49.49 , 12.625 , -9999</text:p>
      <text:p text:style-name="P1">49.49 , 13.13 , -9999</text:p>
      <text:p text:style-name="P1">49.49 , 13.635 , -9999</text:p>
      <text:p text:style-name="P1">49.49 , 14.14 , -9999</text:p>
      <text:p text:style-name="P1">49.49 , 14.645 , -9999</text:p>
      <text:p text:style-name="P1">49.49 , 15.15 , -9999</text:p>
      <text:p text:style-name="P1">49.49 , 15.655 , -9999</text:p>
      <text:p text:style-name="P1">49.49 , 16.16 , -9999</text:p>
      <text:p text:style-name="P1"><text:soft-page-break/>49.49 , 16.665 , -9999</text:p>
      <text:p text:style-name="P1">49.49 , 17.17 , -9999</text:p>
      <text:p text:style-name="P1">49.49 , 17.675 , -9999</text:p>
      <text:p text:style-name="P1">49.49 , 18.18 , -9999</text:p>
      <text:p text:style-name="P1">49.49 , 18.685 , -9999</text:p>
      <text:p text:style-name="P1">49.49 , 19.19 , -9999</text:p>
      <text:p text:style-name="P1">49.49 , 19.695 , -9999</text:p>
      <text:p text:style-name="P1">49.49 , 20.2 , -9999</text:p>
      <text:p text:style-name="P1">49.49 , 20.705 , 26.875</text:p>
      <text:p text:style-name="P1">49.49 , 21.21 , 26.75</text:p>
      <text:p text:style-name="P1">49.49 , 21.715 , 26.625</text:p>
      <text:p text:style-name="P1">49.49 , 22.22 , 26.5</text:p>
      <text:p text:style-name="P1">49.49 , 22.725 , 26.375</text:p>
      <text:p text:style-name="P1">49.49 , 23.23 , 26.25</text:p>
      <text:p text:style-name="P1">49.49 , 23.735 , 26.125</text:p>
      <text:p text:style-name="P1">49.49 , 24.24 , 26</text:p>
      <text:p text:style-name="P1">49.49 , 24.745 , 25.875</text:p>
      <text:p text:style-name="P1">49.49 , 25.25 , 25.75</text:p>
      <text:p text:style-name="P1">49.49 , 25.755 , 25.625</text:p>
      <text:p text:style-name="P1">49.49 , 26.26 , 25.5</text:p>
      <text:p text:style-name="P1">49.49 , 26.765 , 25.375</text:p>
      <text:p text:style-name="P1">49.49 , 27.27 , 25.25</text:p>
      <text:p text:style-name="P1">49.49 , 27.775 , 25.125</text:p>
      <text:p text:style-name="P1">49.49 , 28.28 , 25</text:p>
      <text:p text:style-name="P1">49.49 , 28.785 , 24.875</text:p>
      <text:p text:style-name="P1">49.49 , 29.29 , 24.75</text:p>
      <text:p text:style-name="P1">49.49 , 29.795 , 24.625</text:p>
      <text:p text:style-name="P1">49.49 , 30.3 , 24.5</text:p>
      <text:p text:style-name="P1">49.49 , 30.805 , 24.375</text:p>
      <text:p text:style-name="P1">49.49 , 31.31 , 24.25</text:p>
      <text:p text:style-name="P1">49.49 , 31.815 , 24.125</text:p>
      <text:p text:style-name="P1">49.49 , 32.32 , 24</text:p>
      <text:p text:style-name="P1">49.49 , 32.825 , 24</text:p>
      <text:p text:style-name="P1">49.49 , 33.33 , 24</text:p>
      <text:p text:style-name="P1">49.49 , 33.835 , 24</text:p>
      <text:p text:style-name="P1">49.49 , 34.34 , 24</text:p>
      <text:p text:style-name="P1">49.49 , 34.845 , 24</text:p>
      <text:p text:style-name="P1">49.49 , 35.35 , 24</text:p>
      <text:p text:style-name="P1">49.49 , 35.855 , 24</text:p>
      <text:p text:style-name="P1">49.49 , 36.36 , 24</text:p>
      <text:p text:style-name="P1">49.49 , 36.865 , 24</text:p>
      <text:p text:style-name="P1">49.49 , 37.37 , 24</text:p>
      <text:p text:style-name="P1">49.49 , 37.875 , 24</text:p>
      <text:p text:style-name="P1">49.49 , 38.38 , 24</text:p>
      <text:p text:style-name="P1">49.49 , 38.885 , 24</text:p>
      <text:p text:style-name="P1">49.49 , 39.39 , 24</text:p>
      <text:p text:style-name="P1">49.49 , 39.895 , 24</text:p>
      <text:p text:style-name="P1">49.49 , 40.4 , 24</text:p>
      <text:p text:style-name="P1">49.49 , 40.905 , 24</text:p>
      <text:p text:style-name="P1">49.49 , 41.41 , 24</text:p>
      <text:p text:style-name="P1">49.49 , 41.915 , 24</text:p>
      <text:p text:style-name="P1">49.49 , 42.42 , 24</text:p>
      <text:p text:style-name="P1"><text:soft-page-break/>49.49 , 42.925 , 24</text:p>
      <text:p text:style-name="P1">49.49 , 43.43 , 24</text:p>
      <text:p text:style-name="P1">49.49 , 43.935 , 24</text:p>
      <text:p text:style-name="P1">49.49 , 44.44 , 24</text:p>
      <text:p text:style-name="P1">49.49 , 44.945 , 24</text:p>
      <text:p text:style-name="P1">49.49 , 45.45 , 24</text:p>
      <text:p text:style-name="P1">49.49 , 45.955 , 24</text:p>
      <text:p text:style-name="P1">49.49 , 46.46 , 24</text:p>
      <text:p text:style-name="P1">49.49 , 46.965 , 24</text:p>
      <text:p text:style-name="P1">49.49 , 47.47 , 24</text:p>
      <text:p text:style-name="P1">49.49 , 47.975 , 24</text:p>
      <text:p text:style-name="P1">49.49 , 48.48 , 24</text:p>
      <text:p text:style-name="P1">49.49 , 48.985 , 24</text:p>
      <text:p text:style-name="P1">49.49 , 49.49 , 24</text:p>
      <text:p text:style-name="P1">49.49 , 49.995 , 24</text:p>
      <text:p text:style-name="P1">49.49 , 50.5 , 24</text:p>
      <text:p text:style-name="P1">49.995 , 0.0 , -9999</text:p>
      <text:p text:style-name="P1">49.995 , 0.505 , -9999</text:p>
      <text:p text:style-name="P1">49.995 , 1.01 , -9999</text:p>
      <text:p text:style-name="P1">49.995 , 1.515 , -9999</text:p>
      <text:p text:style-name="P1">49.995 , 2.02 , -9999</text:p>
      <text:p text:style-name="P1">49.995 , 2.525 , -9999</text:p>
      <text:p text:style-name="P1">49.995 , 3.03 , -9999</text:p>
      <text:p text:style-name="P1">49.995 , 3.535 , -9999</text:p>
      <text:p text:style-name="P1">49.995 , 4.04 , -9999</text:p>
      <text:p text:style-name="P1">49.995 , 4.545 , -9999</text:p>
      <text:p text:style-name="P1">49.995 , 5.05 , -9999</text:p>
      <text:p text:style-name="P1">49.995 , 5.555 , -9999</text:p>
      <text:p text:style-name="P1">49.995 , 6.06 , -9999</text:p>
      <text:p text:style-name="P1">49.995 , 6.565 , -9999</text:p>
      <text:p text:style-name="P1">49.995 , 7.07 , -9999</text:p>
      <text:p text:style-name="P1">49.995 , 7.575 , -9999</text:p>
      <text:p text:style-name="P1">49.995 , 8.08 , -9999</text:p>
      <text:p text:style-name="P1">49.995 , 8.585 , -9999</text:p>
      <text:p text:style-name="P1">49.995 , 9.09 , -9999</text:p>
      <text:p text:style-name="P1">49.995 , 9.595 , -9999</text:p>
      <text:p text:style-name="P1">49.995 , 10.1 , -9999</text:p>
      <text:p text:style-name="P1">49.995 , 10.605 , -9999</text:p>
      <text:p text:style-name="P1">49.995 , 11.11 , -9999</text:p>
      <text:p text:style-name="P1">49.995 , 11.615 , -9999</text:p>
      <text:p text:style-name="P1">49.995 , 12.12 , -9999</text:p>
      <text:p text:style-name="P1">49.995 , 12.625 , -9999</text:p>
      <text:p text:style-name="P1">49.995 , 13.13 , -9999</text:p>
      <text:p text:style-name="P1">49.995 , 13.635 , -9999</text:p>
      <text:p text:style-name="P1">49.995 , 14.14 , -9999</text:p>
      <text:p text:style-name="P1">49.995 , 14.645 , -9999</text:p>
      <text:p text:style-name="P1">49.995 , 15.15 , -9999</text:p>
      <text:p text:style-name="P1">49.995 , 15.655 , -9999</text:p>
      <text:p text:style-name="P1">49.995 , 16.16 , -9999</text:p>
      <text:p text:style-name="P1">49.995 , 16.665 , -9999</text:p>
      <text:p text:style-name="P1">49.995 , 17.17 , -9999</text:p>
      <text:p text:style-name="P1">49.995 , 17.675 , -9999</text:p>
      <text:p text:style-name="P1"><text:soft-page-break/>49.995 , 18.18 , -9999</text:p>
      <text:p text:style-name="P1">49.995 , 18.685 , -9999</text:p>
      <text:p text:style-name="P1">49.995 , 19.19 , -9999</text:p>
      <text:p text:style-name="P1">49.995 , 19.695 , -9999</text:p>
      <text:p text:style-name="P1">49.995 , 20.2 , -9999</text:p>
      <text:p text:style-name="P1">49.995 , 20.705 , 26.875</text:p>
      <text:p text:style-name="P1">49.995 , 21.21 , 26.75</text:p>
      <text:p text:style-name="P1">49.995 , 21.715 , 26.625</text:p>
      <text:p text:style-name="P1">49.995 , 22.22 , 26.5</text:p>
      <text:p text:style-name="P1">49.995 , 22.725 , 26.375</text:p>
      <text:p text:style-name="P1">49.995 , 23.23 , 26.25</text:p>
      <text:p text:style-name="P1">49.995 , 23.735 , 26.125</text:p>
      <text:p text:style-name="P1">49.995 , 24.24 , 26</text:p>
      <text:p text:style-name="P1">49.995 , 24.745 , 25.875</text:p>
      <text:p text:style-name="P1">49.995 , 25.25 , 25.75</text:p>
      <text:p text:style-name="P1">49.995 , 25.755 , 25.625</text:p>
      <text:p text:style-name="P1">49.995 , 26.26 , 25.5</text:p>
      <text:p text:style-name="P1">49.995 , 26.765 , 25.375</text:p>
      <text:p text:style-name="P1">49.995 , 27.27 , 25.25</text:p>
      <text:p text:style-name="P1">49.995 , 27.775 , 25.125</text:p>
      <text:p text:style-name="P1">49.995 , 28.28 , 25</text:p>
      <text:p text:style-name="P1">49.995 , 28.785 , 24.875</text:p>
      <text:p text:style-name="P1">49.995 , 29.29 , 24.75</text:p>
      <text:p text:style-name="P1">49.995 , 29.795 , 24.625</text:p>
      <text:p text:style-name="P1">49.995 , 30.3 , 24.5</text:p>
      <text:p text:style-name="P1">49.995 , 30.805 , 24.375</text:p>
      <text:p text:style-name="P1">49.995 , 31.31 , 24.25</text:p>
      <text:p text:style-name="P1">49.995 , 31.815 , 24.125</text:p>
      <text:p text:style-name="P1">49.995 , 32.32 , 24</text:p>
      <text:p text:style-name="P1">49.995 , 32.825 , 24</text:p>
      <text:p text:style-name="P1">49.995 , 33.33 , 24</text:p>
      <text:p text:style-name="P1">49.995 , 33.835 , 24</text:p>
      <text:p text:style-name="P1">49.995 , 34.34 , 24</text:p>
      <text:p text:style-name="P1">49.995 , 34.845 , 24</text:p>
      <text:p text:style-name="P1">49.995 , 35.35 , 24</text:p>
      <text:p text:style-name="P1">49.995 , 35.855 , 24</text:p>
      <text:p text:style-name="P1">49.995 , 36.36 , 24</text:p>
      <text:p text:style-name="P1">49.995 , 36.865 , 24</text:p>
      <text:p text:style-name="P1">49.995 , 37.37 , 24</text:p>
      <text:p text:style-name="P1">49.995 , 37.875 , 24</text:p>
      <text:p text:style-name="P1">49.995 , 38.38 , 24</text:p>
      <text:p text:style-name="P1">49.995 , 38.885 , 24</text:p>
      <text:p text:style-name="P1">49.995 , 39.39 , 24</text:p>
      <text:p text:style-name="P1">49.995 , 39.895 , 24</text:p>
      <text:p text:style-name="P1">49.995 , 40.4 , 24</text:p>
      <text:p text:style-name="P1">49.995 , 40.905 , 24</text:p>
      <text:p text:style-name="P1">49.995 , 41.41 , 24</text:p>
      <text:p text:style-name="P1">49.995 , 41.915 , 24</text:p>
      <text:p text:style-name="P1">49.995 , 42.42 , 24</text:p>
      <text:p text:style-name="P1">49.995 , 42.925 , 24</text:p>
      <text:p text:style-name="P1">49.995 , 43.43 , 24</text:p>
      <text:p text:style-name="P1">49.995 , 43.935 , 24</text:p>
      <text:p text:style-name="P1"><text:soft-page-break/>49.995 , 44.44 , 24</text:p>
      <text:p text:style-name="P1">49.995 , 44.945 , 24</text:p>
      <text:p text:style-name="P1">49.995 , 45.45 , 24</text:p>
      <text:p text:style-name="P1">49.995 , 45.955 , 24</text:p>
      <text:p text:style-name="P1">49.995 , 46.46 , 24</text:p>
      <text:p text:style-name="P1">49.995 , 46.965 , 24</text:p>
      <text:p text:style-name="P1">49.995 , 47.47 , 24</text:p>
      <text:p text:style-name="P1">49.995 , 47.975 , 24</text:p>
      <text:p text:style-name="P1">49.995 , 48.48 , 24</text:p>
      <text:p text:style-name="P1">49.995 , 48.985 , 24</text:p>
      <text:p text:style-name="P1">49.995 , 49.49 , 24</text:p>
      <text:p text:style-name="P1">49.995 , 49.995 , 24</text:p>
      <text:p text:style-name="P1">49.995 , 50.5 , 24</text:p>
      <text:p text:style-name="P1">50.5 , 0.0 , -9999</text:p>
      <text:p text:style-name="P1">50.5 , 0.505 , -9999</text:p>
      <text:p text:style-name="P1">50.5 , 1.01 , -9999</text:p>
      <text:p text:style-name="P1">50.5 , 1.515 , -9999</text:p>
      <text:p text:style-name="P1">50.5 , 2.02 , -9999</text:p>
      <text:p text:style-name="P1">50.5 , 2.525 , -9999</text:p>
      <text:p text:style-name="P1">50.5 , 3.03 , -9999</text:p>
      <text:p text:style-name="P1">50.5 , 3.535 , -9999</text:p>
      <text:p text:style-name="P1">50.5 , 4.04 , -9999</text:p>
      <text:p text:style-name="P1">50.5 , 4.545 , -9999</text:p>
      <text:p text:style-name="P1">50.5 , 5.05 , -9999</text:p>
      <text:p text:style-name="P1">50.5 , 5.555 , -9999</text:p>
      <text:p text:style-name="P1">50.5 , 6.06 , -9999</text:p>
      <text:p text:style-name="P1">50.5 , 6.565 , -9999</text:p>
      <text:p text:style-name="P1">50.5 , 7.07 , -9999</text:p>
      <text:p text:style-name="P1">50.5 , 7.575 , -9999</text:p>
      <text:p text:style-name="P1">50.5 , 8.08 , -9999</text:p>
      <text:p text:style-name="P1">50.5 , 8.585 , -9999</text:p>
      <text:p text:style-name="P1">50.5 , 9.09 , -9999</text:p>
      <text:p text:style-name="P1">50.5 , 9.595 , -9999</text:p>
      <text:p text:style-name="P1">50.5 , 10.1 , -9999</text:p>
      <text:p text:style-name="P1">50.5 , 10.605 , -9999</text:p>
      <text:p text:style-name="P1">50.5 , 11.11 , -9999</text:p>
      <text:p text:style-name="P1">50.5 , 11.615 , -9999</text:p>
      <text:p text:style-name="P1">50.5 , 12.12 , -9999</text:p>
      <text:p text:style-name="P1">50.5 , 12.625 , -9999</text:p>
      <text:p text:style-name="P1">50.5 , 13.13 , -9999</text:p>
      <text:p text:style-name="P1">50.5 , 13.635 , -9999</text:p>
      <text:p text:style-name="P1">50.5 , 14.14 , -9999</text:p>
      <text:p text:style-name="P1">50.5 , 14.645 , -9999</text:p>
      <text:p text:style-name="P1">50.5 , 15.15 , -9999</text:p>
      <text:p text:style-name="P1">50.5 , 15.655 , -9999</text:p>
      <text:p text:style-name="P1">50.5 , 16.16 , -9999</text:p>
      <text:p text:style-name="P1">50.5 , 16.665 , -9999</text:p>
      <text:p text:style-name="P1">50.5 , 17.17 , -9999</text:p>
      <text:p text:style-name="P1">50.5 , 17.675 , -9999</text:p>
      <text:p text:style-name="P1">50.5 , 18.18 , -9999</text:p>
      <text:p text:style-name="P1">50.5 , 18.685 , -9999</text:p>
      <text:p text:style-name="P1">50.5 , 19.19 , -9999</text:p>
      <text:p text:style-name="P1"><text:soft-page-break/>50.5 , 19.695 , -9999</text:p>
      <text:p text:style-name="P1">50.5 , 20.2 , -9999</text:p>
      <text:p text:style-name="P1">50.5 , 20.705 , 26.875</text:p>
      <text:p text:style-name="P1">50.5 , 21.21 , 26.75</text:p>
      <text:p text:style-name="P1">50.5 , 21.715 , 26.625</text:p>
      <text:p text:style-name="P1">50.5 , 22.22 , 26.5</text:p>
      <text:p text:style-name="P1">50.5 , 22.725 , 26.375</text:p>
      <text:p text:style-name="P1">50.5 , 23.23 , 26.25</text:p>
      <text:p text:style-name="P1">50.5 , 23.735 , 26.125</text:p>
      <text:p text:style-name="P1">50.5 , 24.24 , 26</text:p>
      <text:p text:style-name="P1">50.5 , 24.745 , 25.875</text:p>
      <text:p text:style-name="P1">50.5 , 25.25 , 25.75</text:p>
      <text:p text:style-name="P1">50.5 , 25.755 , 25.625</text:p>
      <text:p text:style-name="P1">50.5 , 26.26 , 25.5</text:p>
      <text:p text:style-name="P1">50.5 , 26.765 , 25.375</text:p>
      <text:p text:style-name="P1">50.5 , 27.27 , 25.25</text:p>
      <text:p text:style-name="P1">50.5 , 27.775 , 25.125</text:p>
      <text:p text:style-name="P1">50.5 , 28.28 , 25</text:p>
      <text:p text:style-name="P1">50.5 , 28.785 , 24.875</text:p>
      <text:p text:style-name="P1">50.5 , 29.29 , 24.75</text:p>
      <text:p text:style-name="P1">50.5 , 29.795 , 24.625</text:p>
      <text:p text:style-name="P1">50.5 , 30.3 , 24.5</text:p>
      <text:p text:style-name="P1">50.5 , 30.805 , 24.375</text:p>
      <text:p text:style-name="P1">50.5 , 31.31 , 24.25</text:p>
      <text:p text:style-name="P1">50.5 , 31.815 , 24.125</text:p>
      <text:p text:style-name="P1">50.5 , 32.32 , 24</text:p>
      <text:p text:style-name="P1">50.5 , 32.825 , 24</text:p>
      <text:p text:style-name="P1">50.5 , 33.33 , 24</text:p>
      <text:p text:style-name="P1">50.5 , 33.835 , 24</text:p>
      <text:p text:style-name="P1">50.5 , 34.34 , 24</text:p>
      <text:p text:style-name="P1">50.5 , 34.845 , 24</text:p>
      <text:p text:style-name="P1">50.5 , 35.35 , 24</text:p>
      <text:p text:style-name="P1">50.5 , 35.855 , 24</text:p>
      <text:p text:style-name="P1">50.5 , 36.36 , 24</text:p>
      <text:p text:style-name="P1">50.5 , 36.865 , 24</text:p>
      <text:p text:style-name="P1">50.5 , 37.37 , 24</text:p>
      <text:p text:style-name="P1">50.5 , 37.875 , 24</text:p>
      <text:p text:style-name="P1">50.5 , 38.38 , 24</text:p>
      <text:p text:style-name="P1">50.5 , 38.885 , 24</text:p>
      <text:p text:style-name="P1">50.5 , 39.39 , 24</text:p>
      <text:p text:style-name="P1">50.5 , 39.895 , 24</text:p>
      <text:p text:style-name="P1">50.5 , 40.4 , 24</text:p>
      <text:p text:style-name="P1">50.5 , 40.905 , 24</text:p>
      <text:p text:style-name="P1">50.5 , 41.41 , 24</text:p>
      <text:p text:style-name="P1">50.5 , 41.915 , 24</text:p>
      <text:p text:style-name="P1">50.5 , 42.42 , 24</text:p>
      <text:p text:style-name="P1">50.5 , 42.925 , 24</text:p>
      <text:p text:style-name="P1">50.5 , 43.43 , 24</text:p>
      <text:p text:style-name="P1">50.5 , 43.935 , 24</text:p>
      <text:p text:style-name="P1">50.5 , 44.44 , 24</text:p>
      <text:p text:style-name="P1">50.5 , 44.945 , 24</text:p>
      <text:p text:style-name="P1">50.5 , 45.45 , 24</text:p>
      <text:p text:style-name="P1"><text:soft-page-break/>50.5 , 45.955 , 24</text:p>
      <text:p text:style-name="P1">50.5 , 46.46 , 24</text:p>
      <text:p text:style-name="P1">50.5 , 46.965 , 24</text:p>
      <text:p text:style-name="P1">50.5 , 47.47 , 24</text:p>
      <text:p text:style-name="P1">50.5 , 47.975 , 24</text:p>
      <text:p text:style-name="P1">50.5 , 48.48 , 24</text:p>
      <text:p text:style-name="P1">50.5 , 48.985 , 24</text:p>
      <text:p text:style-name="P1">50.5 , 49.49 , 24</text:p>
      <text:p text:style-name="P1">50.5 , 49.995 , 24</text:p>
      <text:p text:style-name="P1">50.5 , 50.5 , 24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40:15.250637789</meta:creation-date>
    <dc:date>2016-02-23T11:40:44.291368838</dc:date>
    <meta:editing-duration>P0D</meta:editing-duration>
    <meta:editing-cycles>1</meta:editing-cycles>
    <meta:document-statistic meta:table-count="0" meta:image-count="0" meta:object-count="0" meta:page-count="197" meta:paragraph-count="10202" meta:word-count="51006" meta:character-count="208166" meta:non-whitespace-character-count="167362"/>
    <meta:generator>LibreOffice/4.2.8.2$Linux_X86_64 LibreOffice_project/420m0$Build-2</meta:generator>
  </office:meta>
</office:document-meta>
</file>